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250">
            <text:p>2250</text:p>
          </table:table-cell>
          <table:table-cell table:formula="of:=[.A5]*[.B5]" office:value-type="float" office:value="11250">
            <text:p>1125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250">
            <text:p>2250</text:p>
          </table:table-cell>
          <table:table-cell table:formula="of:=[.A6]*[.B6]" office:value-type="float" office:value="13500">
            <text:p>1350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250">
            <text:p>2250</text:p>
          </table:table-cell>
          <table:table-cell table:formula="of:=[.A7]*[.B7]" office:value-type="float" office:value="15750">
            <text:p>1575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250">
            <text:p>2250</text:p>
          </table:table-cell>
          <table:table-cell table:formula="of:=[.A8]*[.B8]" office:value-type="float" office:value="18000">
            <text:p>1800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250">
            <text:p>2250</text:p>
          </table:table-cell>
          <table:table-cell table:formula="of:=[.A9]*[.B9]" office:value-type="float" office:value="20250">
            <text:p>2025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250">
            <text:p>2250</text:p>
          </table:table-cell>
          <table:table-cell table:formula="of:=[.A10]*[.B10]" office:value-type="float" office:value="22500">
            <text:p>2250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250">
            <text:p>2250</text:p>
          </table:table-cell>
          <table:table-cell table:formula="of:=[.A11]*[.B11]" office:value-type="float" office:value="24750">
            <text:p>2475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250">
            <text:p>2250</text:p>
          </table:table-cell>
          <table:table-cell table:formula="of:=[.A12]*[.B12]" office:value-type="float" office:value="27000">
            <text:p>2700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250">
            <text:p>2250</text:p>
          </table:table-cell>
          <table:table-cell table:formula="of:=[.A13]*[.B13]" office:value-type="float" office:value="29250">
            <text:p>2925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250">
            <text:p>2250</text:p>
          </table:table-cell>
          <table:table-cell table:formula="of:=[.A14]*[.B14]" office:value-type="float" office:value="31500">
            <text:p>3150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250">
            <text:p>2250</text:p>
          </table:table-cell>
          <table:table-cell table:formula="of:=[.A15]*[.B15]" office:value-type="float" office:value="33750">
            <text:p>3375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250">
            <text:p>2250</text:p>
          </table:table-cell>
          <table:table-cell table:formula="of:=[.A16]*[.B16]" office:value-type="float" office:value="36000">
            <text:p>3600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250">
            <text:p>2250</text:p>
          </table:table-cell>
          <table:table-cell table:formula="of:=[.A17]*[.B17]" office:value-type="float" office:value="38250">
            <text:p>3825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250">
            <text:p>2250</text:p>
          </table:table-cell>
          <table:table-cell table:formula="of:=[.A18]*[.B18]" office:value-type="float" office:value="40500">
            <text:p>4050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250">
            <text:p>2250</text:p>
          </table:table-cell>
          <table:table-cell table:formula="of:=[.A19]*[.B19]" office:value-type="float" office:value="42750">
            <text:p>4275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250">
            <text:p>2250</text:p>
          </table:table-cell>
          <table:table-cell table:formula="of:=[.A20]*[.B20]" office:value-type="float" office:value="45000">
            <text:p>450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250">
            <text:p>2250</text:p>
          </table:table-cell>
          <table:table-cell table:formula="of:=[.A21]*[.B21]" office:value-type="float" office:value="47250">
            <text:p>4725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250">
            <text:p>2250</text:p>
          </table:table-cell>
          <table:table-cell table:formula="of:=[.A22]*[.B22]" office:value-type="float" office:value="49500">
            <text:p>4950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250">
            <text:p>2250</text:p>
          </table:table-cell>
          <table:table-cell table:formula="of:=[.A23]*[.B23]" office:value-type="float" office:value="51750">
            <text:p>5175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250">
            <text:p>2250</text:p>
          </table:table-cell>
          <table:table-cell table:formula="of:=[.A24]*[.B24]" office:value-type="float" office:value="54000">
            <text:p>5400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250">
            <text:p>2250</text:p>
          </table:table-cell>
          <table:table-cell table:formula="of:=[.A25]*[.B25]" office:value-type="float" office:value="56250">
            <text:p>5625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250">
            <text:p>2250</text:p>
          </table:table-cell>
          <table:table-cell table:formula="of:=[.A26]*[.B26]" office:value-type="float" office:value="58500">
            <text:p>5850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250">
            <text:p>2250</text:p>
          </table:table-cell>
          <table:table-cell table:formula="of:=[.A27]*[.B27]" office:value-type="float" office:value="60750">
            <text:p>6075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250">
            <text:p>2250</text:p>
          </table:table-cell>
          <table:table-cell table:formula="of:=[.A28]*[.B28]" office:value-type="float" office:value="63000">
            <text:p>6300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250">
            <text:p>2250</text:p>
          </table:table-cell>
          <table:table-cell table:formula="of:=[.A29]*[.B29]" office:value-type="float" office:value="65250">
            <text:p>6525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250">
            <text:p>2250</text:p>
          </table:table-cell>
          <table:table-cell table:formula="of:=[.A30]*[.B30]" office:value-type="float" office:value="67500">
            <text:p>675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250">
            <text:p>2250</text:p>
          </table:table-cell>
          <table:table-cell table:formula="of:=[.A31]*[.B31]" office:value-type="float" office:value="69750">
            <text:p>6975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250">
            <text:p>2250</text:p>
          </table:table-cell>
          <table:table-cell table:formula="of:=[.A32]*[.B32]" office:value-type="float" office:value="72000">
            <text:p>7200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250">
            <text:p>2250</text:p>
          </table:table-cell>
          <table:table-cell table:formula="of:=[.A33]*[.B33]" office:value-type="float" office:value="74250">
            <text:p>7425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250">
            <text:p>2250</text:p>
          </table:table-cell>
          <table:table-cell table:formula="of:=[.A34]*[.B34]" office:value-type="float" office:value="76500">
            <text:p>7650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250">
            <text:p>2250</text:p>
          </table:table-cell>
          <table:table-cell table:formula="of:=[.A35]*[.B35]" office:value-type="float" office:value="78750">
            <text:p>7875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250">
            <text:p>2250</text:p>
          </table:table-cell>
          <table:table-cell table:formula="of:=[.A36]*[.B36]" office:value-type="float" office:value="81000">
            <text:p>8100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250">
            <text:p>2250</text:p>
          </table:table-cell>
          <table:table-cell table:formula="of:=[.A37]*[.B37]" office:value-type="float" office:value="83250">
            <text:p>8325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250">
            <text:p>2250</text:p>
          </table:table-cell>
          <table:table-cell table:formula="of:=[.A38]*[.B38]" office:value-type="float" office:value="85500">
            <text:p>8550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250">
            <text:p>2250</text:p>
          </table:table-cell>
          <table:table-cell table:formula="of:=[.A39]*[.B39]" office:value-type="float" office:value="87750">
            <text:p>8775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250">
            <text:p>2250</text:p>
          </table:table-cell>
          <table:table-cell table:formula="of:=[.A40]*[.B40]"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250">
            <text:p>2250</text:p>
          </table:table-cell>
          <table:table-cell table:formula="of:=[.A41]*[.B41]" office:value-type="float" office:value="92250">
            <text:p>9225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250">
            <text:p>2250</text:p>
          </table:table-cell>
          <table:table-cell table:formula="of:=[.A42]*[.B42]" office:value-type="float" office:value="94500">
            <text:p>9450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250">
            <text:p>2250</text:p>
          </table:table-cell>
          <table:table-cell table:formula="of:=[.A43]*[.B43]" office:value-type="float" office:value="96750">
            <text:p>9675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250">
            <text:p>2250</text:p>
          </table:table-cell>
          <table:table-cell table:formula="of:=[.A44]*[.B44]" office:value-type="float" office:value="99000">
            <text:p>9900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250">
            <text:p>2250</text:p>
          </table:table-cell>
          <table:table-cell table:formula="of:=[.A45]*[.B45]" office:value-type="float" office:value="101250">
            <text:p>10125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250">
            <text:p>2250</text:p>
          </table:table-cell>
          <table:table-cell table:formula="of:=[.A46]*[.B46]" office:value-type="float" office:value="103500">
            <text:p>10350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250">
            <text:p>2250</text:p>
          </table:table-cell>
          <table:table-cell table:formula="of:=[.A47]*[.B47]" office:value-type="float" office:value="105750">
            <text:p>10575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250">
            <text:p>2250</text:p>
          </table:table-cell>
          <table:table-cell table:formula="of:=[.A48]*[.B48]" office:value-type="float" office:value="108000">
            <text:p>10800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250">
            <text:p>2250</text:p>
          </table:table-cell>
          <table:table-cell table:formula="of:=[.A49]*[.B49]" office:value-type="float" office:value="110250">
            <text:p>11025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250">
            <text:p>2250</text:p>
          </table:table-cell>
          <table:table-cell table:formula="of:=[.A50]*[.B50]" office:value-type="float" office:value="112500">
            <text:p>11250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250">
            <text:p>2250</text:p>
          </table:table-cell>
          <table:table-cell table:formula="of:=[.A51]*[.B51]" office:value-type="float" office:value="114750">
            <text:p>114750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250">
            <text:p>2250</text:p>
          </table:table-cell>
          <table:table-cell table:formula="of:=[.A52]*[.B52]" office:value-type="float" office:value="117000">
            <text:p>117000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250">
            <text:p>2250</text:p>
          </table:table-cell>
          <table:table-cell table:formula="of:=[.A53]*[.B53]" office:value-type="float" office:value="119250">
            <text:p>119250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250">
            <text:p>2250</text:p>
          </table:table-cell>
          <table:table-cell table:formula="of:=[.A54]*[.B54]" office:value-type="float" office:value="121500">
            <text:p>121500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250">
            <text:p>2250</text:p>
          </table:table-cell>
          <table:table-cell table:formula="of:=[.A55]*[.B55]" office:value-type="float" office:value="123750">
            <text:p>123750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250">
            <text:p>2250</text:p>
          </table:table-cell>
          <table:table-cell table:formula="of:=[.A56]*[.B56]" office:value-type="float" office:value="126000">
            <text:p>12600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250">
            <text:p>2250</text:p>
          </table:table-cell>
          <table:table-cell table:formula="of:=[.A57]*[.B57]" office:value-type="float" office:value="128250">
            <text:p>12825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250">
            <text:p>2250</text:p>
          </table:table-cell>
          <table:table-cell table:formula="of:=[.A58]*[.B58]" office:value-type="float" office:value="130500">
            <text:p>13050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250">
            <text:p>2250</text:p>
          </table:table-cell>
          <table:table-cell table:formula="of:=[.A59]*[.B59]" office:value-type="float" office:value="132750">
            <text:p>13275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250">
            <text:p>2250</text:p>
          </table:table-cell>
          <table:table-cell table:formula="of:=[.A60]*[.B60]" office:value-type="float" office:value="135000">
            <text:p>13500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250">
            <text:p>2250</text:p>
          </table:table-cell>
          <table:table-cell table:formula="of:=[.A61]*[.B61]" office:value-type="float" office:value="137250">
            <text:p>13725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250">
            <text:p>2250</text:p>
          </table:table-cell>
          <table:table-cell table:formula="of:=[.A62]*[.B62]" office:value-type="float" office:value="139500">
            <text:p>13950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250">
            <text:p>2250</text:p>
          </table:table-cell>
          <table:table-cell table:formula="of:=[.A63]*[.B63]" office:value-type="float" office:value="141750">
            <text:p>14175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250">
            <text:p>2250</text:p>
          </table:table-cell>
          <table:table-cell table:formula="of:=[.A64]*[.B64]" office:value-type="float" office:value="144000">
            <text:p>14400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250">
            <text:p>2250</text:p>
          </table:table-cell>
          <table:table-cell table:formula="of:=[.A65]*[.B65]" office:value-type="float" office:value="146250">
            <text:p>14625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250">
            <text:p>2250</text:p>
          </table:table-cell>
          <table:table-cell table:formula="of:=[.A66]*[.B66]" office:value-type="float" office:value="148500">
            <text:p>14850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250">
            <text:p>2250</text:p>
          </table:table-cell>
          <table:table-cell table:formula="of:=[.A67]*[.B67]" office:value-type="float" office:value="150750">
            <text:p>15075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250">
            <text:p>2250</text:p>
          </table:table-cell>
          <table:table-cell table:formula="of:=[.A68]*[.B68]" office:value-type="float" office:value="153000">
            <text:p>15300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250">
            <text:p>2250</text:p>
          </table:table-cell>
          <table:table-cell table:formula="of:=[.A69]*[.B69]" office:value-type="float" office:value="155250">
            <text:p>15525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250">
            <text:p>2250</text:p>
          </table:table-cell>
          <table:table-cell table:formula="of:=[.A70]*[.B70]" office:value-type="float" office:value="157500">
            <text:p>15750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250">
            <text:p>2250</text:p>
          </table:table-cell>
          <table:table-cell table:formula="of:=[.A71]*[.B71]" office:value-type="float" office:value="159750">
            <text:p>15975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250">
            <text:p>2250</text:p>
          </table:table-cell>
          <table:table-cell table:formula="of:=[.A72]*[.B72]" office:value-type="float" office:value="162000">
            <text:p>16200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250">
            <text:p>2250</text:p>
          </table:table-cell>
          <table:table-cell table:formula="of:=[.A73]*[.B73]" office:value-type="float" office:value="164250">
            <text:p>16425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250">
            <text:p>2250</text:p>
          </table:table-cell>
          <table:table-cell table:formula="of:=[.A74]*[.B74]" office:value-type="float" office:value="166500">
            <text:p>16650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250">
            <text:p>2250</text:p>
          </table:table-cell>
          <table:table-cell table:formula="of:=[.A75]*[.B75]" office:value-type="float" office:value="168750">
            <text:p>16875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250">
            <text:p>2250</text:p>
          </table:table-cell>
          <table:table-cell table:formula="of:=[.A76]*[.B76]" office:value-type="float" office:value="171000">
            <text:p>17100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250">
            <text:p>2250</text:p>
          </table:table-cell>
          <table:table-cell table:formula="of:=[.A77]*[.B77]" office:value-type="float" office:value="173250">
            <text:p>17325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250">
            <text:p>2250</text:p>
          </table:table-cell>
          <table:table-cell table:formula="of:=[.A78]*[.B78]" office:value-type="float" office:value="175500">
            <text:p>17550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250">
            <text:p>2250</text:p>
          </table:table-cell>
          <table:table-cell table:formula="of:=[.A79]*[.B79]" office:value-type="float" office:value="177750">
            <text:p>17775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250">
            <text:p>2250</text:p>
          </table:table-cell>
          <table:table-cell table:formula="of:=[.A80]*[.B80]" office:value-type="float" office:value="180000">
            <text:p>1800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250">
            <text:p>2250</text:p>
          </table:table-cell>
          <table:table-cell table:formula="of:=[.A81]*[.B81]" office:value-type="float" office:value="182250">
            <text:p>18225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250">
            <text:p>2250</text:p>
          </table:table-cell>
          <table:table-cell table:formula="of:=[.A82]*[.B82]" office:value-type="float" office:value="184500">
            <text:p>18450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250">
            <text:p>2250</text:p>
          </table:table-cell>
          <table:table-cell table:formula="of:=[.A83]*[.B83]" office:value-type="float" office:value="186750">
            <text:p>18675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250">
            <text:p>2250</text:p>
          </table:table-cell>
          <table:table-cell table:formula="of:=[.A84]*[.B84]" office:value-type="float" office:value="189000">
            <text:p>18900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250">
            <text:p>2250</text:p>
          </table:table-cell>
          <table:table-cell table:formula="of:=[.A85]*[.B85]" office:value-type="float" office:value="191250">
            <text:p>19125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250">
            <text:p>2250</text:p>
          </table:table-cell>
          <table:table-cell table:formula="of:=[.A86]*[.B86]" office:value-type="float" office:value="193500">
            <text:p>19350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250">
            <text:p>2250</text:p>
          </table:table-cell>
          <table:table-cell table:formula="of:=[.A87]*[.B87]" office:value-type="float" office:value="195750">
            <text:p>19575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250">
            <text:p>2250</text:p>
          </table:table-cell>
          <table:table-cell table:formula="of:=[.A88]*[.B88]" office:value-type="float" office:value="198000">
            <text:p>19800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250">
            <text:p>2250</text:p>
          </table:table-cell>
          <table:table-cell table:formula="of:=[.A89]*[.B89]" office:value-type="float" office:value="200250">
            <text:p>20025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250">
            <text:p>2250</text:p>
          </table:table-cell>
          <table:table-cell table:formula="of:=[.A90]*[.B90]" office:value-type="float" office:value="202500">
            <text:p>2025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250">
            <text:p>2250</text:p>
          </table:table-cell>
          <table:table-cell table:formula="of:=[.A91]*[.B91]" office:value-type="float" office:value="204750">
            <text:p>20475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250">
            <text:p>2250</text:p>
          </table:table-cell>
          <table:table-cell table:formula="of:=[.A92]*[.B92]" office:value-type="float" office:value="207000">
            <text:p>20700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250">
            <text:p>2250</text:p>
          </table:table-cell>
          <table:table-cell table:formula="of:=[.A93]*[.B93]" office:value-type="float" office:value="209250">
            <text:p>20925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250">
            <text:p>2250</text:p>
          </table:table-cell>
          <table:table-cell table:formula="of:=[.A94]*[.B94]" office:value-type="float" office:value="211500">
            <text:p>21150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250">
            <text:p>2250</text:p>
          </table:table-cell>
          <table:table-cell table:formula="of:=[.A95]*[.B95]" office:value-type="float" office:value="213750">
            <text:p>21375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250">
            <text:p>2250</text:p>
          </table:table-cell>
          <table:table-cell table:formula="of:=[.A96]*[.B96]" office:value-type="float" office:value="216000">
            <text:p>21600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250">
            <text:p>2250</text:p>
          </table:table-cell>
          <table:table-cell table:formula="of:=[.A97]*[.B97]" office:value-type="float" office:value="218250">
            <text:p>21825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250">
            <text:p>2250</text:p>
          </table:table-cell>
          <table:table-cell table:formula="of:=[.A98]*[.B98]" office:value-type="float" office:value="220500">
            <text:p>22050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250">
            <text:p>2250</text:p>
          </table:table-cell>
          <table:table-cell table:formula="of:=[.A99]*[.B99]" office:value-type="float" office:value="222750">
            <text:p>22275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250">
            <text:p>2250</text:p>
          </table:table-cell>
          <table:table-cell table:formula="of:=[.A100]*[.B100]" office:value-type="float" office:value="225000">
            <text:p>2250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250">
            <text:p>2250</text:p>
          </table:table-cell>
          <table:table-cell table:formula="of:=[.A101]*[.B101]" office:value-type="float" office:value="227250">
            <text:p>22725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250">
            <text:p>2250</text:p>
          </table:table-cell>
          <table:table-cell table:formula="of:=[.A102]*[.B102]" office:value-type="float" office:value="229500">
            <text:p>22950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250">
            <text:p>2250</text:p>
          </table:table-cell>
          <table:table-cell table:formula="of:=[.A103]*[.B103]" office:value-type="float" office:value="231750">
            <text:p>23175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250">
            <text:p>2250</text:p>
          </table:table-cell>
          <table:table-cell table:formula="of:=[.A104]*[.B104]" office:value-type="float" office:value="234000">
            <text:p>23400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250">
            <text:p>2250</text:p>
          </table:table-cell>
          <table:table-cell table:formula="of:=[.A105]*[.B105]" office:value-type="float" office:value="236250">
            <text:p>23625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250">
            <text:p>2250</text:p>
          </table:table-cell>
          <table:table-cell table:formula="of:=[.A106]*[.B106]" office:value-type="float" office:value="238500">
            <text:p>23850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250">
            <text:p>2250</text:p>
          </table:table-cell>
          <table:table-cell table:formula="of:=[.A107]*[.B107]" office:value-type="float" office:value="240750">
            <text:p>24075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250">
            <text:p>2250</text:p>
          </table:table-cell>
          <table:table-cell table:formula="of:=[.A108]*[.B108]" office:value-type="float" office:value="243000">
            <text:p>24300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250">
            <text:p>2250</text:p>
          </table:table-cell>
          <table:table-cell table:formula="of:=[.A109]*[.B109]" office:value-type="float" office:value="245250">
            <text:p>24525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250">
            <text:p>2250</text:p>
          </table:table-cell>
          <table:table-cell table:formula="of:=[.A110]*[.B110]" office:value-type="float" office:value="247500">
            <text:p>24750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250">
            <text:p>2250</text:p>
          </table:table-cell>
          <table:table-cell table:formula="of:=[.A111]*[.B111]" office:value-type="float" office:value="249750">
            <text:p>24975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250">
            <text:p>2250</text:p>
          </table:table-cell>
          <table:table-cell table:formula="of:=[.A112]*[.B112]" office:value-type="float" office:value="252000">
            <text:p>25200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250">
            <text:p>2250</text:p>
          </table:table-cell>
          <table:table-cell table:formula="of:=[.A113]*[.B113]" office:value-type="float" office:value="254250">
            <text:p>25425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250">
            <text:p>2250</text:p>
          </table:table-cell>
          <table:table-cell table:formula="of:=[.A114]*[.B114]" office:value-type="float" office:value="256500">
            <text:p>25650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250">
            <text:p>2250</text:p>
          </table:table-cell>
          <table:table-cell table:formula="of:=[.A115]*[.B115]" office:value-type="float" office:value="258750">
            <text:p>25875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250">
            <text:p>2250</text:p>
          </table:table-cell>
          <table:table-cell table:formula="of:=[.A116]*[.B116]" office:value-type="float" office:value="261000">
            <text:p>261000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250">
            <text:p>2250</text:p>
          </table:table-cell>
          <table:table-cell table:formula="of:=[.A117]*[.B117]" office:value-type="float" office:value="263250">
            <text:p>263250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250">
            <text:p>2250</text:p>
          </table:table-cell>
          <table:table-cell table:formula="of:=[.A118]*[.B118]" office:value-type="float" office:value="265500">
            <text:p>265500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250">
            <text:p>2250</text:p>
          </table:table-cell>
          <table:table-cell table:formula="of:=[.A119]*[.B119]" office:value-type="float" office:value="267750">
            <text:p>26775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250">
            <text:p>2250</text:p>
          </table:table-cell>
          <table:table-cell table:formula="of:=[.A120]*[.B120]" office:value-type="float" office:value="270000">
            <text:p>27000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250">
            <text:p>2250</text:p>
          </table:table-cell>
          <table:table-cell table:formula="of:=[.A121]*[.B121]" office:value-type="float" office:value="272250">
            <text:p>272250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250">
            <text:p>2250</text:p>
          </table:table-cell>
          <table:table-cell table:formula="of:=[.A122]*[.B122]" office:value-type="float" office:value="274500">
            <text:p>274500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250">
            <text:p>2250</text:p>
          </table:table-cell>
          <table:table-cell table:formula="of:=[.A123]*[.B123]" office:value-type="float" office:value="276750">
            <text:p>276750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250">
            <text:p>2250</text:p>
          </table:table-cell>
          <table:table-cell table:formula="of:=[.A124]*[.B124]" office:value-type="float" office:value="279000">
            <text:p>279000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250">
            <text:p>2250</text:p>
          </table:table-cell>
          <table:table-cell table:formula="of:=[.A125]*[.B125]" office:value-type="float" office:value="281250">
            <text:p>28125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250">
            <text:p>2250</text:p>
          </table:table-cell>
          <table:table-cell table:formula="of:=[.A126]*[.B126]" office:value-type="float" office:value="283500">
            <text:p>283500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250">
            <text:p>2250</text:p>
          </table:table-cell>
          <table:table-cell table:formula="of:=[.A127]*[.B127]" office:value-type="float" office:value="285750">
            <text:p>285750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250">
            <text:p>2250</text:p>
          </table:table-cell>
          <table:table-cell table:formula="of:=[.A128]*[.B128]" office:value-type="float" office:value="288000">
            <text:p>28800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250">
            <text:p>2250</text:p>
          </table:table-cell>
          <table:table-cell table:formula="of:=[.A129]*[.B129]" office:value-type="float" office:value="290250">
            <text:p>29025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250">
            <text:p>2250</text:p>
          </table:table-cell>
          <table:table-cell table:formula="of:=[.A130]*[.B130]" office:value-type="float" office:value="292500">
            <text:p>29250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250">
            <text:p>2250</text:p>
          </table:table-cell>
          <table:table-cell table:formula="of:=[.A131]*[.B131]" office:value-type="float" office:value="294750">
            <text:p>294750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250">
            <text:p>2250</text:p>
          </table:table-cell>
          <table:table-cell table:formula="of:=[.A132]*[.B132]" office:value-type="float" office:value="297000">
            <text:p>29700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250">
            <text:p>2250</text:p>
          </table:table-cell>
          <table:table-cell table:formula="of:=[.A133]*[.B133]" office:value-type="float" office:value="299250">
            <text:p>299250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250">
            <text:p>2250</text:p>
          </table:table-cell>
          <table:table-cell table:formula="of:=[.A134]*[.B134]" office:value-type="float" office:value="301500">
            <text:p>30150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250">
            <text:p>2250</text:p>
          </table:table-cell>
          <table:table-cell table:formula="of:=[.A135]*[.B135]" office:value-type="float" office:value="303750">
            <text:p>303750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250">
            <text:p>2250</text:p>
          </table:table-cell>
          <table:table-cell table:formula="of:=[.A136]*[.B136]" office:value-type="float" office:value="306000">
            <text:p>306000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250">
            <text:p>2250</text:p>
          </table:table-cell>
          <table:table-cell table:formula="of:=[.A137]*[.B137]" office:value-type="float" office:value="308250">
            <text:p>308250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250">
            <text:p>2250</text:p>
          </table:table-cell>
          <table:table-cell table:formula="of:=[.A138]*[.B138]" office:value-type="float" office:value="310500">
            <text:p>310500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250">
            <text:p>2250</text:p>
          </table:table-cell>
          <table:table-cell table:formula="of:=[.A139]*[.B139]" office:value-type="float" office:value="312750">
            <text:p>31275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250">
            <text:p>2250</text:p>
          </table:table-cell>
          <table:table-cell table:formula="of:=[.A140]*[.B140]" office:value-type="float" office:value="315000">
            <text:p>31500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250">
            <text:p>2250</text:p>
          </table:table-cell>
          <table:table-cell table:formula="of:=[.A141]*[.B141]" office:value-type="float" office:value="317250">
            <text:p>31725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250">
            <text:p>2250</text:p>
          </table:table-cell>
          <table:table-cell table:formula="of:=[.A142]*[.B142]" office:value-type="float" office:value="319500">
            <text:p>319500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250">
            <text:p>2250</text:p>
          </table:table-cell>
          <table:table-cell table:formula="of:=[.A143]*[.B143]" office:value-type="float" office:value="321750">
            <text:p>321750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250">
            <text:p>2250</text:p>
          </table:table-cell>
          <table:table-cell table:formula="of:=[.A144]*[.B144]" office:value-type="float" office:value="324000">
            <text:p>324000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250">
            <text:p>2250</text:p>
          </table:table-cell>
          <table:table-cell table:formula="of:=[.A145]*[.B145]" office:value-type="float" office:value="326250">
            <text:p>32625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250">
            <text:p>2250</text:p>
          </table:table-cell>
          <table:table-cell table:formula="of:=[.A146]*[.B146]" office:value-type="float" office:value="328500">
            <text:p>32850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250">
            <text:p>2250</text:p>
          </table:table-cell>
          <table:table-cell table:formula="of:=[.A147]*[.B147]" office:value-type="float" office:value="330750">
            <text:p>33075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250">
            <text:p>2250</text:p>
          </table:table-cell>
          <table:table-cell table:formula="of:=[.A148]*[.B148]" office:value-type="float" office:value="333000">
            <text:p>33300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250">
            <text:p>2250</text:p>
          </table:table-cell>
          <table:table-cell table:formula="of:=[.A149]*[.B149]" office:value-type="float" office:value="335250">
            <text:p>33525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250">
            <text:p>2250</text:p>
          </table:table-cell>
          <table:table-cell table:formula="of:=[.A150]*[.B150]" office:value-type="float" office:value="337500">
            <text:p>33750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250">
            <text:p>2250</text:p>
          </table:table-cell>
          <table:table-cell table:formula="of:=[.A151]*[.B151]" office:value-type="float" office:value="339750">
            <text:p>339750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250">
            <text:p>2250</text:p>
          </table:table-cell>
          <table:table-cell table:formula="of:=[.A152]*[.B152]" office:value-type="float" office:value="342000">
            <text:p>342000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250">
            <text:p>2250</text:p>
          </table:table-cell>
          <table:table-cell table:formula="of:=[.A153]*[.B153]" office:value-type="float" office:value="344250">
            <text:p>344250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250">
            <text:p>2250</text:p>
          </table:table-cell>
          <table:table-cell table:formula="of:=[.A154]*[.B154]" office:value-type="float" office:value="346500">
            <text:p>346500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250">
            <text:p>2250</text:p>
          </table:table-cell>
          <table:table-cell table:formula="of:=[.A155]*[.B155]" office:value-type="float" office:value="348750">
            <text:p>348750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250">
            <text:p>2250</text:p>
          </table:table-cell>
          <table:table-cell table:formula="of:=[.A156]*[.B156]" office:value-type="float" office:value="351000">
            <text:p>351000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250">
            <text:p>2250</text:p>
          </table:table-cell>
          <table:table-cell table:formula="of:=[.A157]*[.B157]" office:value-type="float" office:value="353250">
            <text:p>353250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250">
            <text:p>2250</text:p>
          </table:table-cell>
          <table:table-cell table:formula="of:=[.A158]*[.B158]" office:value-type="float" office:value="355500">
            <text:p>35550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250">
            <text:p>2250</text:p>
          </table:table-cell>
          <table:table-cell table:formula="of:=[.A159]*[.B159]" office:value-type="float" office:value="357750">
            <text:p>357750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250">
            <text:p>2250</text:p>
          </table:table-cell>
          <table:table-cell table:formula="of:=[.A160]*[.B160]" office:value-type="float" office:value="360000">
            <text:p>36000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250">
            <text:p>2250</text:p>
          </table:table-cell>
          <table:table-cell table:formula="of:=[.A161]*[.B161]" office:value-type="float" office:value="362250">
            <text:p>362250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250">
            <text:p>2250</text:p>
          </table:table-cell>
          <table:table-cell table:formula="of:=[.A162]*[.B162]" office:value-type="float" office:value="364500">
            <text:p>364500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250">
            <text:p>2250</text:p>
          </table:table-cell>
          <table:table-cell table:formula="of:=[.A163]*[.B163]" office:value-type="float" office:value="366750">
            <text:p>366750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250">
            <text:p>2250</text:p>
          </table:table-cell>
          <table:table-cell table:formula="of:=[.A164]*[.B164]" office:value-type="float" office:value="369000">
            <text:p>36900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250">
            <text:p>2250</text:p>
          </table:table-cell>
          <table:table-cell table:formula="of:=[.A165]*[.B165]" office:value-type="float" office:value="371250">
            <text:p>371250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250">
            <text:p>2250</text:p>
          </table:table-cell>
          <table:table-cell table:formula="of:=[.A166]*[.B166]" office:value-type="float" office:value="373500">
            <text:p>373500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250">
            <text:p>2250</text:p>
          </table:table-cell>
          <table:table-cell table:formula="of:=[.A167]*[.B167]" office:value-type="float" office:value="375750">
            <text:p>375750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250">
            <text:p>2250</text:p>
          </table:table-cell>
          <table:table-cell table:formula="of:=[.A168]*[.B168]" office:value-type="float" office:value="378000">
            <text:p>378000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250">
            <text:p>2250</text:p>
          </table:table-cell>
          <table:table-cell table:formula="of:=[.A169]*[.B169]" office:value-type="float" office:value="380250">
            <text:p>38025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250">
            <text:p>2250</text:p>
          </table:table-cell>
          <table:table-cell table:formula="of:=[.A170]*[.B170]" office:value-type="float" office:value="382500">
            <text:p>38250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250">
            <text:p>2250</text:p>
          </table:table-cell>
          <table:table-cell table:formula="of:=[.A171]*[.B171]" office:value-type="float" office:value="384750">
            <text:p>384750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250">
            <text:p>2250</text:p>
          </table:table-cell>
          <table:table-cell table:formula="of:=[.A172]*[.B172]" office:value-type="float" office:value="387000">
            <text:p>387000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250">
            <text:p>2250</text:p>
          </table:table-cell>
          <table:table-cell table:formula="of:=[.A173]*[.B173]" office:value-type="float" office:value="389250">
            <text:p>389250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250">
            <text:p>2250</text:p>
          </table:table-cell>
          <table:table-cell table:formula="of:=[.A174]*[.B174]" office:value-type="float" office:value="391500">
            <text:p>391500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250">
            <text:p>2250</text:p>
          </table:table-cell>
          <table:table-cell table:formula="of:=[.A175]*[.B175]" office:value-type="float" office:value="393750">
            <text:p>39375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250">
            <text:p>2250</text:p>
          </table:table-cell>
          <table:table-cell table:formula="of:=[.A176]*[.B176]" office:value-type="float" office:value="396000">
            <text:p>396000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250">
            <text:p>2250</text:p>
          </table:table-cell>
          <table:table-cell table:formula="of:=[.A177]*[.B177]" office:value-type="float" office:value="398250">
            <text:p>398250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250">
            <text:p>2250</text:p>
          </table:table-cell>
          <table:table-cell table:formula="of:=[.A178]*[.B178]" office:value-type="float" office:value="400500">
            <text:p>400500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250">
            <text:p>2250</text:p>
          </table:table-cell>
          <table:table-cell table:formula="of:=[.A179]*[.B179]" office:value-type="float" office:value="402750">
            <text:p>402750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250">
            <text:p>2250</text:p>
          </table:table-cell>
          <table:table-cell table:formula="of:=[.A180]*[.B180]" office:value-type="float" office:value="405000">
            <text:p>40500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250">
            <text:p>2250</text:p>
          </table:table-cell>
          <table:table-cell table:formula="of:=[.A181]*[.B181]" office:value-type="float" office:value="407250">
            <text:p>40725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250">
            <text:p>2250</text:p>
          </table:table-cell>
          <table:table-cell table:formula="of:=[.A182]*[.B182]" office:value-type="float" office:value="409500">
            <text:p>409500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250">
            <text:p>2250</text:p>
          </table:table-cell>
          <table:table-cell table:formula="of:=[.A183]*[.B183]" office:value-type="float" office:value="411750">
            <text:p>411750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250">
            <text:p>2250</text:p>
          </table:table-cell>
          <table:table-cell table:formula="of:=[.A184]*[.B184]" office:value-type="float" office:value="414000">
            <text:p>414000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250">
            <text:p>2250</text:p>
          </table:table-cell>
          <table:table-cell table:formula="of:=[.A185]*[.B185]" office:value-type="float" office:value="416250">
            <text:p>416250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250">
            <text:p>2250</text:p>
          </table:table-cell>
          <table:table-cell table:formula="of:=[.A186]*[.B186]" office:value-type="float" office:value="418500">
            <text:p>41850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250">
            <text:p>2250</text:p>
          </table:table-cell>
          <table:table-cell table:formula="of:=[.A187]*[.B187]" office:value-type="float" office:value="420750">
            <text:p>42075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250">
            <text:p>2250</text:p>
          </table:table-cell>
          <table:table-cell table:formula="of:=[.A188]*[.B188]" office:value-type="float" office:value="423000">
            <text:p>423000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250">
            <text:p>2250</text:p>
          </table:table-cell>
          <table:table-cell table:formula="of:=[.A189]*[.B189]" office:value-type="float" office:value="425250">
            <text:p>425250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250">
            <text:p>2250</text:p>
          </table:table-cell>
          <table:table-cell table:formula="of:=[.A190]*[.B190]" office:value-type="float" office:value="427500">
            <text:p>42750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250">
            <text:p>2250</text:p>
          </table:table-cell>
          <table:table-cell table:formula="of:=[.A191]*[.B191]" office:value-type="float" office:value="429750">
            <text:p>429750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250">
            <text:p>2250</text:p>
          </table:table-cell>
          <table:table-cell table:formula="of:=[.A192]*[.B192]" office:value-type="float" office:value="432000">
            <text:p>432000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250">
            <text:p>2250</text:p>
          </table:table-cell>
          <table:table-cell table:formula="of:=[.A193]*[.B193]" office:value-type="float" office:value="434250">
            <text:p>434250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250">
            <text:p>2250</text:p>
          </table:table-cell>
          <table:table-cell table:formula="of:=[.A194]*[.B194]" office:value-type="float" office:value="436500">
            <text:p>436500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250">
            <text:p>2250</text:p>
          </table:table-cell>
          <table:table-cell table:formula="of:=[.A195]*[.B195]" office:value-type="float" office:value="438750">
            <text:p>438750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250">
            <text:p>2250</text:p>
          </table:table-cell>
          <table:table-cell table:formula="of:=[.A196]*[.B196]" office:value-type="float" office:value="441000">
            <text:p>441000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250">
            <text:p>2250</text:p>
          </table:table-cell>
          <table:table-cell table:formula="of:=[.A197]*[.B197]" office:value-type="float" office:value="443250">
            <text:p>443250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250">
            <text:p>2250</text:p>
          </table:table-cell>
          <table:table-cell table:formula="of:=[.A198]*[.B198]" office:value-type="float" office:value="445500">
            <text:p>445500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250">
            <text:p>2250</text:p>
          </table:table-cell>
          <table:table-cell table:formula="of:=[.A199]*[.B199]" office:value-type="float" office:value="447750">
            <text:p>447750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250">
            <text:p>2250</text:p>
          </table:table-cell>
          <table:table-cell table:formula="of:=[.A200]*[.B200]" office:value-type="float" office:value="450000">
            <text:p>45000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250">
            <text:p>2250</text:p>
          </table:table-cell>
          <table:table-cell table:formula="of:=[.A201]*[.B201]" office:value-type="float" office:value="452250">
            <text:p>452250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250">
            <text:p>2250</text:p>
          </table:table-cell>
          <table:table-cell table:formula="of:=[.A202]*[.B202]" office:value-type="float" office:value="454500">
            <text:p>454500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250">
            <text:p>2250</text:p>
          </table:table-cell>
          <table:table-cell table:formula="of:=[.A203]*[.B203]" office:value-type="float" office:value="456750">
            <text:p>456750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250">
            <text:p>2250</text:p>
          </table:table-cell>
          <table:table-cell table:formula="of:=[.A204]*[.B204]" office:value-type="float" office:value="459000">
            <text:p>459000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250">
            <text:p>2250</text:p>
          </table:table-cell>
          <table:table-cell table:formula="of:=[.A205]*[.B205]" office:value-type="float" office:value="461250">
            <text:p>461250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250">
            <text:p>2250</text:p>
          </table:table-cell>
          <table:table-cell table:formula="of:=[.A206]*[.B206]" office:value-type="float" office:value="463500">
            <text:p>463500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250">
            <text:p>2250</text:p>
          </table:table-cell>
          <table:table-cell table:formula="of:=[.A207]*[.B207]" office:value-type="float" office:value="465750">
            <text:p>465750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250">
            <text:p>2250</text:p>
          </table:table-cell>
          <table:table-cell table:formula="of:=[.A208]*[.B208]" office:value-type="float" office:value="468000">
            <text:p>468000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250">
            <text:p>2250</text:p>
          </table:table-cell>
          <table:table-cell table:formula="of:=[.A209]*[.B209]" office:value-type="float" office:value="470250">
            <text:p>470250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250">
            <text:p>2250</text:p>
          </table:table-cell>
          <table:table-cell table:formula="of:=[.A210]*[.B210]" office:value-type="float" office:value="472500">
            <text:p>47250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250">
            <text:p>2250</text:p>
          </table:table-cell>
          <table:table-cell table:formula="of:=[.A211]*[.B211]" office:value-type="float" office:value="474750">
            <text:p>474750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250">
            <text:p>2250</text:p>
          </table:table-cell>
          <table:table-cell table:formula="of:=[.A212]*[.B212]" office:value-type="float" office:value="477000">
            <text:p>477000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250">
            <text:p>2250</text:p>
          </table:table-cell>
          <table:table-cell table:formula="of:=[.A213]*[.B213]" office:value-type="float" office:value="479250">
            <text:p>479250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250">
            <text:p>2250</text:p>
          </table:table-cell>
          <table:table-cell table:formula="of:=[.A214]*[.B214]" office:value-type="float" office:value="481500">
            <text:p>481500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250">
            <text:p>2250</text:p>
          </table:table-cell>
          <table:table-cell table:formula="of:=[.A215]*[.B215]" office:value-type="float" office:value="483750">
            <text:p>483750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250">
            <text:p>2250</text:p>
          </table:table-cell>
          <table:table-cell table:formula="of:=[.A216]*[.B216]" office:value-type="float" office:value="486000">
            <text:p>486000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250">
            <text:p>2250</text:p>
          </table:table-cell>
          <table:table-cell table:formula="of:=[.A217]*[.B217]" office:value-type="float" office:value="488250">
            <text:p>488250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250">
            <text:p>2250</text:p>
          </table:table-cell>
          <table:table-cell table:formula="of:=[.A218]*[.B218]" office:value-type="float" office:value="490500">
            <text:p>490500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250">
            <text:p>2250</text:p>
          </table:table-cell>
          <table:table-cell table:formula="of:=[.A219]*[.B219]" office:value-type="float" office:value="492750">
            <text:p>492750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250">
            <text:p>2250</text:p>
          </table:table-cell>
          <table:table-cell table:formula="of:=[.A220]*[.B220]" office:value-type="float" office:value="495000">
            <text:p>49500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250">
            <text:p>2250</text:p>
          </table:table-cell>
          <table:table-cell table:formula="of:=[.A221]*[.B221]" office:value-type="float" office:value="497250">
            <text:p>497250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250">
            <text:p>2250</text:p>
          </table:table-cell>
          <table:table-cell table:formula="of:=[.A222]*[.B222]" office:value-type="float" office:value="499500">
            <text:p>499500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250">
            <text:p>2250</text:p>
          </table:table-cell>
          <table:table-cell table:formula="of:=[.A223]*[.B223]" office:value-type="float" office:value="501750">
            <text:p>501750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250">
            <text:p>2250</text:p>
          </table:table-cell>
          <table:table-cell table:formula="of:=[.A224]*[.B224]" office:value-type="float" office:value="504000">
            <text:p>504000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250">
            <text:p>2250</text:p>
          </table:table-cell>
          <table:table-cell table:formula="of:=[.A225]*[.B225]" office:value-type="float" office:value="506250">
            <text:p>50625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250">
            <text:p>2250</text:p>
          </table:table-cell>
          <table:table-cell table:formula="of:=[.A226]*[.B226]" office:value-type="float" office:value="508500">
            <text:p>508500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250">
            <text:p>2250</text:p>
          </table:table-cell>
          <table:table-cell table:formula="of:=[.A227]*[.B227]" office:value-type="float" office:value="510750">
            <text:p>510750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250">
            <text:p>2250</text:p>
          </table:table-cell>
          <table:table-cell table:formula="of:=[.A228]*[.B228]" office:value-type="float" office:value="513000">
            <text:p>513000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250">
            <text:p>2250</text:p>
          </table:table-cell>
          <table:table-cell table:formula="of:=[.A229]*[.B229]" office:value-type="float" office:value="515250">
            <text:p>515250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250">
            <text:p>2250</text:p>
          </table:table-cell>
          <table:table-cell table:formula="of:=[.A230]*[.B230]" office:value-type="float" office:value="517500">
            <text:p>51750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250">
            <text:p>2250</text:p>
          </table:table-cell>
          <table:table-cell table:formula="of:=[.A231]*[.B231]" office:value-type="float" office:value="519750">
            <text:p>519750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250">
            <text:p>2250</text:p>
          </table:table-cell>
          <table:table-cell table:formula="of:=[.A232]*[.B232]" office:value-type="float" office:value="522000">
            <text:p>522000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250">
            <text:p>2250</text:p>
          </table:table-cell>
          <table:table-cell table:formula="of:=[.A233]*[.B233]" office:value-type="float" office:value="524250">
            <text:p>524250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250">
            <text:p>2250</text:p>
          </table:table-cell>
          <table:table-cell table:formula="of:=[.A234]*[.B234]" office:value-type="float" office:value="526500">
            <text:p>526500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250">
            <text:p>2250</text:p>
          </table:table-cell>
          <table:table-cell table:formula="of:=[.A235]*[.B235]" office:value-type="float" office:value="528750">
            <text:p>528750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250">
            <text:p>2250</text:p>
          </table:table-cell>
          <table:table-cell table:formula="of:=[.A236]*[.B236]" office:value-type="float" office:value="531000">
            <text:p>53100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250">
            <text:p>2250</text:p>
          </table:table-cell>
          <table:table-cell table:formula="of:=[.A237]*[.B237]" office:value-type="float" office:value="533250">
            <text:p>533250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250">
            <text:p>2250</text:p>
          </table:table-cell>
          <table:table-cell table:formula="of:=[.A238]*[.B238]" office:value-type="float" office:value="535500">
            <text:p>535500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250">
            <text:p>2250</text:p>
          </table:table-cell>
          <table:table-cell table:formula="of:=[.A239]*[.B239]" office:value-type="float" office:value="537750">
            <text:p>537750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250">
            <text:p>2250</text:p>
          </table:table-cell>
          <table:table-cell table:formula="of:=[.A240]*[.B240]" office:value-type="float" office:value="540000">
            <text:p>54000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250">
            <text:p>2250</text:p>
          </table:table-cell>
          <table:table-cell table:formula="of:=[.A241]*[.B241]" office:value-type="float" office:value="542250">
            <text:p>542250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250">
            <text:p>2250</text:p>
          </table:table-cell>
          <table:table-cell table:formula="of:=[.A242]*[.B242]" office:value-type="float" office:value="544500">
            <text:p>544500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250">
            <text:p>2250</text:p>
          </table:table-cell>
          <table:table-cell table:formula="of:=[.A243]*[.B243]" office:value-type="float" office:value="546750">
            <text:p>546750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250">
            <text:p>2250</text:p>
          </table:table-cell>
          <table:table-cell table:formula="of:=[.A244]*[.B244]" office:value-type="float" office:value="549000">
            <text:p>549000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250">
            <text:p>2250</text:p>
          </table:table-cell>
          <table:table-cell table:formula="of:=[.A245]*[.B245]" office:value-type="float" office:value="551250">
            <text:p>551250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250">
            <text:p>2250</text:p>
          </table:table-cell>
          <table:table-cell table:formula="of:=[.A246]*[.B246]" office:value-type="float" office:value="553500">
            <text:p>553500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250">
            <text:p>2250</text:p>
          </table:table-cell>
          <table:table-cell table:formula="of:=[.A247]*[.B247]" office:value-type="float" office:value="555750">
            <text:p>555750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250">
            <text:p>2250</text:p>
          </table:table-cell>
          <table:table-cell table:formula="of:=[.A248]*[.B248]" office:value-type="float" office:value="558000">
            <text:p>55800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250">
            <text:p>2250</text:p>
          </table:table-cell>
          <table:table-cell table:formula="of:=[.A249]*[.B249]" office:value-type="float" office:value="560250">
            <text:p>560250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250">
            <text:p>2250</text:p>
          </table:table-cell>
          <table:table-cell table:formula="of:=[.A250]*[.B250]" office:value-type="float" office:value="562500">
            <text:p>5625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250">
            <text:p>2250</text:p>
          </table:table-cell>
          <table:table-cell table:formula="of:=[.A251]*[.B251]" office:value-type="float" office:value="564750">
            <text:p>564750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250">
            <text:p>2250</text:p>
          </table:table-cell>
          <table:table-cell table:formula="of:=[.A252]*[.B252]" office:value-type="float" office:value="567000">
            <text:p>567000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250">
            <text:p>2250</text:p>
          </table:table-cell>
          <table:table-cell table:formula="of:=[.A253]*[.B253]" office:value-type="float" office:value="569250">
            <text:p>569250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250">
            <text:p>2250</text:p>
          </table:table-cell>
          <table:table-cell table:formula="of:=[.A254]*[.B254]" office:value-type="float" office:value="571500">
            <text:p>571500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250">
            <text:p>2250</text:p>
          </table:table-cell>
          <table:table-cell table:formula="of:=[.A255]*[.B255]" office:value-type="float" office:value="573750">
            <text:p>573750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250">
            <text:p>2250</text:p>
          </table:table-cell>
          <table:table-cell table:formula="of:=[.A256]*[.B256]" office:value-type="float" office:value="576000">
            <text:p>576000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250">
            <text:p>2250</text:p>
          </table:table-cell>
          <table:table-cell table:formula="of:=[.A257]*[.B257]" office:value-type="float" office:value="578250">
            <text:p>578250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250">
            <text:p>2250</text:p>
          </table:table-cell>
          <table:table-cell table:formula="of:=[.A258]*[.B258]" office:value-type="float" office:value="580500">
            <text:p>580500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250">
            <text:p>2250</text:p>
          </table:table-cell>
          <table:table-cell table:formula="of:=[.A259]*[.B259]" office:value-type="float" office:value="582750">
            <text:p>582750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250">
            <text:p>2250</text:p>
          </table:table-cell>
          <table:table-cell table:formula="of:=[.A260]*[.B260]" office:value-type="float" office:value="585000">
            <text:p>58500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250">
            <text:p>2250</text:p>
          </table:table-cell>
          <table:table-cell table:formula="of:=[.A261]*[.B261]" office:value-type="float" office:value="587250">
            <text:p>587250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250">
            <text:p>2250</text:p>
          </table:table-cell>
          <table:table-cell table:formula="of:=[.A262]*[.B262]" office:value-type="float" office:value="589500">
            <text:p>589500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250">
            <text:p>2250</text:p>
          </table:table-cell>
          <table:table-cell table:formula="of:=[.A263]*[.B263]" office:value-type="float" office:value="591750">
            <text:p>591750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250">
            <text:p>2250</text:p>
          </table:table-cell>
          <table:table-cell table:formula="of:=[.A264]*[.B264]" office:value-type="float" office:value="594000">
            <text:p>594000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250">
            <text:p>2250</text:p>
          </table:table-cell>
          <table:table-cell table:formula="of:=[.A265]*[.B265]" office:value-type="float" office:value="596250">
            <text:p>596250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250">
            <text:p>2250</text:p>
          </table:table-cell>
          <table:table-cell table:formula="of:=[.A266]*[.B266]" office:value-type="float" office:value="598500">
            <text:p>598500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250">
            <text:p>2250</text:p>
          </table:table-cell>
          <table:table-cell table:formula="of:=[.A267]*[.B267]" office:value-type="float" office:value="600750">
            <text:p>600750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250">
            <text:p>2250</text:p>
          </table:table-cell>
          <table:table-cell table:formula="of:=[.A268]*[.B268]" office:value-type="float" office:value="603000">
            <text:p>603000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250">
            <text:p>2250</text:p>
          </table:table-cell>
          <table:table-cell table:formula="of:=[.A269]*[.B269]" office:value-type="float" office:value="605250">
            <text:p>605250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250">
            <text:p>2250</text:p>
          </table:table-cell>
          <table:table-cell table:formula="of:=[.A270]*[.B270]" office:value-type="float" office:value="607500">
            <text:p>60750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250">
            <text:p>2250</text:p>
          </table:table-cell>
          <table:table-cell table:formula="of:=[.A271]*[.B271]" office:value-type="float" office:value="609750">
            <text:p>609750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250">
            <text:p>2250</text:p>
          </table:table-cell>
          <table:table-cell table:formula="of:=[.A272]*[.B272]" office:value-type="float" office:value="612000">
            <text:p>612000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250">
            <text:p>2250</text:p>
          </table:table-cell>
          <table:table-cell table:formula="of:=[.A273]*[.B273]" office:value-type="float" office:value="614250">
            <text:p>614250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250">
            <text:p>2250</text:p>
          </table:table-cell>
          <table:table-cell table:formula="of:=[.A274]*[.B274]" office:value-type="float" office:value="616500">
            <text:p>616500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250">
            <text:p>2250</text:p>
          </table:table-cell>
          <table:table-cell table:formula="of:=[.A275]*[.B275]" office:value-type="float" office:value="618750">
            <text:p>61875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250">
            <text:p>2250</text:p>
          </table:table-cell>
          <table:table-cell table:formula="of:=[.A276]*[.B276]" office:value-type="float" office:value="621000">
            <text:p>621000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250">
            <text:p>2250</text:p>
          </table:table-cell>
          <table:table-cell table:formula="of:=[.A277]*[.B277]" office:value-type="float" office:value="623250">
            <text:p>623250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250">
            <text:p>2250</text:p>
          </table:table-cell>
          <table:table-cell table:formula="of:=[.A278]*[.B278]" office:value-type="float" office:value="625500">
            <text:p>625500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250">
            <text:p>2250</text:p>
          </table:table-cell>
          <table:table-cell table:formula="of:=[.A279]*[.B279]" office:value-type="float" office:value="627750">
            <text:p>627750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250">
            <text:p>2250</text:p>
          </table:table-cell>
          <table:table-cell table:formula="of:=[.A280]*[.B280]" office:value-type="float" office:value="630000">
            <text:p>63000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250">
            <text:p>2250</text:p>
          </table:table-cell>
          <table:table-cell table:formula="of:=[.A281]*[.B281]" office:value-type="float" office:value="632250">
            <text:p>632250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250">
            <text:p>2250</text:p>
          </table:table-cell>
          <table:table-cell table:formula="of:=[.A282]*[.B282]" office:value-type="float" office:value="634500">
            <text:p>634500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250">
            <text:p>2250</text:p>
          </table:table-cell>
          <table:table-cell table:formula="of:=[.A283]*[.B283]" office:value-type="float" office:value="636750">
            <text:p>636750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250">
            <text:p>2250</text:p>
          </table:table-cell>
          <table:table-cell table:formula="of:=[.A284]*[.B284]" office:value-type="float" office:value="639000">
            <text:p>639000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250">
            <text:p>2250</text:p>
          </table:table-cell>
          <table:table-cell table:formula="of:=[.A285]*[.B285]" office:value-type="float" office:value="641250">
            <text:p>641250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250">
            <text:p>2250</text:p>
          </table:table-cell>
          <table:table-cell table:formula="of:=[.A286]*[.B286]" office:value-type="float" office:value="643500">
            <text:p>643500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250">
            <text:p>2250</text:p>
          </table:table-cell>
          <table:table-cell table:formula="of:=[.A287]*[.B287]" office:value-type="float" office:value="645750">
            <text:p>645750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250">
            <text:p>2250</text:p>
          </table:table-cell>
          <table:table-cell table:formula="of:=[.A288]*[.B288]" office:value-type="float" office:value="648000">
            <text:p>648000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250">
            <text:p>2250</text:p>
          </table:table-cell>
          <table:table-cell table:formula="of:=[.A289]*[.B289]" office:value-type="float" office:value="650250">
            <text:p>650250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250">
            <text:p>2250</text:p>
          </table:table-cell>
          <table:table-cell table:formula="of:=[.A290]*[.B290]" office:value-type="float" office:value="652500">
            <text:p>65250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250">
            <text:p>2250</text:p>
          </table:table-cell>
          <table:table-cell table:formula="of:=[.A291]*[.B291]" office:value-type="float" office:value="654750">
            <text:p>654750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250">
            <text:p>2250</text:p>
          </table:table-cell>
          <table:table-cell table:formula="of:=[.A292]*[.B292]" office:value-type="float" office:value="657000">
            <text:p>657000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250">
            <text:p>2250</text:p>
          </table:table-cell>
          <table:table-cell table:formula="of:=[.A293]*[.B293]" office:value-type="float" office:value="659250">
            <text:p>659250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250">
            <text:p>2250</text:p>
          </table:table-cell>
          <table:table-cell table:formula="of:=[.A294]*[.B294]" office:value-type="float" office:value="661500">
            <text:p>661500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250">
            <text:p>2250</text:p>
          </table:table-cell>
          <table:table-cell table:formula="of:=[.A295]*[.B295]" office:value-type="float" office:value="663750">
            <text:p>663750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250">
            <text:p>2250</text:p>
          </table:table-cell>
          <table:table-cell table:formula="of:=[.A296]*[.B296]" office:value-type="float" office:value="666000">
            <text:p>666000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250">
            <text:p>2250</text:p>
          </table:table-cell>
          <table:table-cell table:formula="of:=[.A297]*[.B297]" office:value-type="float" office:value="668250">
            <text:p>668250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250">
            <text:p>2250</text:p>
          </table:table-cell>
          <table:table-cell table:formula="of:=[.A298]*[.B298]" office:value-type="float" office:value="670500">
            <text:p>670500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250">
            <text:p>2250</text:p>
          </table:table-cell>
          <table:table-cell table:formula="of:=[.A299]*[.B299]" office:value-type="float" office:value="672750">
            <text:p>672750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250">
            <text:p>2250</text:p>
          </table:table-cell>
          <table:table-cell table:formula="of:=[.A300]*[.B300]" office:value-type="float" office:value="675000">
            <text:p>67500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250">
            <text:p>2250</text:p>
          </table:table-cell>
          <table:table-cell table:formula="of:=[.A301]*[.B301]" office:value-type="float" office:value="677250">
            <text:p>677250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250">
            <text:p>2250</text:p>
          </table:table-cell>
          <table:table-cell table:formula="of:=[.A302]*[.B302]" office:value-type="float" office:value="679500">
            <text:p>679500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250">
            <text:p>2250</text:p>
          </table:table-cell>
          <table:table-cell table:formula="of:=[.A303]*[.B303]" office:value-type="float" office:value="681750">
            <text:p>681750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250">
            <text:p>2250</text:p>
          </table:table-cell>
          <table:table-cell table:formula="of:=[.A304]*[.B304]" office:value-type="float" office:value="684000">
            <text:p>684000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250">
            <text:p>2250</text:p>
          </table:table-cell>
          <table:table-cell table:formula="of:=[.A305]*[.B305]" office:value-type="float" office:value="686250">
            <text:p>686250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250">
            <text:p>2250</text:p>
          </table:table-cell>
          <table:table-cell table:formula="of:=[.A306]*[.B306]" office:value-type="float" office:value="688500">
            <text:p>688500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250">
            <text:p>2250</text:p>
          </table:table-cell>
          <table:table-cell table:formula="of:=[.A307]*[.B307]" office:value-type="float" office:value="690750">
            <text:p>690750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250">
            <text:p>2250</text:p>
          </table:table-cell>
          <table:table-cell table:formula="of:=[.A308]*[.B308]" office:value-type="float" office:value="693000">
            <text:p>693000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250">
            <text:p>2250</text:p>
          </table:table-cell>
          <table:table-cell table:formula="of:=[.A309]*[.B309]" office:value-type="float" office:value="695250">
            <text:p>695250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250">
            <text:p>2250</text:p>
          </table:table-cell>
          <table:table-cell table:formula="of:=[.A310]*[.B310]" office:value-type="float" office:value="697500">
            <text:p>69750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250">
            <text:p>2250</text:p>
          </table:table-cell>
          <table:table-cell table:formula="of:=[.A311]*[.B311]" office:value-type="float" office:value="699750">
            <text:p>699750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250">
            <text:p>2250</text:p>
          </table:table-cell>
          <table:table-cell table:formula="of:=[.A312]*[.B312]" office:value-type="float" office:value="702000">
            <text:p>702000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250">
            <text:p>2250</text:p>
          </table:table-cell>
          <table:table-cell table:formula="of:=[.A313]*[.B313]" office:value-type="float" office:value="704250">
            <text:p>704250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250">
            <text:p>2250</text:p>
          </table:table-cell>
          <table:table-cell table:formula="of:=[.A314]*[.B314]" office:value-type="float" office:value="706500">
            <text:p>706500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250">
            <text:p>2250</text:p>
          </table:table-cell>
          <table:table-cell table:formula="of:=[.A315]*[.B315]" office:value-type="float" office:value="708750">
            <text:p>708750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250">
            <text:p>2250</text:p>
          </table:table-cell>
          <table:table-cell table:formula="of:=[.A316]*[.B316]" office:value-type="float" office:value="711000">
            <text:p>711000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250">
            <text:p>2250</text:p>
          </table:table-cell>
          <table:table-cell table:formula="of:=[.A317]*[.B317]" office:value-type="float" office:value="713250">
            <text:p>713250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250">
            <text:p>2250</text:p>
          </table:table-cell>
          <table:table-cell table:formula="of:=[.A318]*[.B318]" office:value-type="float" office:value="715500">
            <text:p>715500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250">
            <text:p>2250</text:p>
          </table:table-cell>
          <table:table-cell table:formula="of:=[.A319]*[.B319]" office:value-type="float" office:value="717750">
            <text:p>717750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250">
            <text:p>2250</text:p>
          </table:table-cell>
          <table:table-cell table:formula="of:=[.A320]*[.B320]" office:value-type="float" office:value="720000">
            <text:p>72000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250">
            <text:p>2250</text:p>
          </table:table-cell>
          <table:table-cell table:formula="of:=[.A321]*[.B321]" office:value-type="float" office:value="722250">
            <text:p>722250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250">
            <text:p>2250</text:p>
          </table:table-cell>
          <table:table-cell table:formula="of:=[.A322]*[.B322]" office:value-type="float" office:value="724500">
            <text:p>724500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250">
            <text:p>2250</text:p>
          </table:table-cell>
          <table:table-cell table:formula="of:=[.A323]*[.B323]" office:value-type="float" office:value="726750">
            <text:p>726750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250">
            <text:p>2250</text:p>
          </table:table-cell>
          <table:table-cell table:formula="of:=[.A324]*[.B324]" office:value-type="float" office:value="729000">
            <text:p>729000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250">
            <text:p>2250</text:p>
          </table:table-cell>
          <table:table-cell table:formula="of:=[.A325]*[.B325]" office:value-type="float" office:value="731250">
            <text:p>73125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250">
            <text:p>2250</text:p>
          </table:table-cell>
          <table:table-cell table:formula="of:=[.A326]*[.B326]" office:value-type="float" office:value="733500">
            <text:p>73350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250">
            <text:p>2250</text:p>
          </table:table-cell>
          <table:table-cell table:formula="of:=[.A327]*[.B327]" office:value-type="float" office:value="735750">
            <text:p>73575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250">
            <text:p>2250</text:p>
          </table:table-cell>
          <table:table-cell table:formula="of:=[.A328]*[.B328]" office:value-type="float" office:value="738000">
            <text:p>73800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250">
            <text:p>2250</text:p>
          </table:table-cell>
          <table:table-cell table:formula="of:=[.A329]*[.B329]" office:value-type="float" office:value="740250">
            <text:p>740250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250">
            <text:p>2250</text:p>
          </table:table-cell>
          <table:table-cell table:formula="of:=[.A330]*[.B330]" office:value-type="float" office:value="742500">
            <text:p>74250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250">
            <text:p>2250</text:p>
          </table:table-cell>
          <table:table-cell table:formula="of:=[.A331]*[.B331]" office:value-type="float" office:value="744750">
            <text:p>74475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250">
            <text:p>2250</text:p>
          </table:table-cell>
          <table:table-cell table:formula="of:=[.A332]*[.B332]" office:value-type="float" office:value="747000">
            <text:p>74700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250">
            <text:p>2250</text:p>
          </table:table-cell>
          <table:table-cell table:formula="of:=[.A333]*[.B333]" office:value-type="float" office:value="749250">
            <text:p>74925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250">
            <text:p>2250</text:p>
          </table:table-cell>
          <table:table-cell table:formula="of:=[.A334]*[.B334]" office:value-type="float" office:value="751500">
            <text:p>75150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250">
            <text:p>2250</text:p>
          </table:table-cell>
          <table:table-cell table:formula="of:=[.A335]*[.B335]" office:value-type="float" office:value="753750">
            <text:p>75375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250">
            <text:p>2250</text:p>
          </table:table-cell>
          <table:table-cell table:formula="of:=[.A336]*[.B336]" office:value-type="float" office:value="756000">
            <text:p>75600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250">
            <text:p>2250</text:p>
          </table:table-cell>
          <table:table-cell table:formula="of:=[.A337]*[.B337]" office:value-type="float" office:value="758250">
            <text:p>758250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250">
            <text:p>2250</text:p>
          </table:table-cell>
          <table:table-cell table:formula="of:=[.A338]*[.B338]" office:value-type="float" office:value="760500">
            <text:p>760500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250">
            <text:p>2250</text:p>
          </table:table-cell>
          <table:table-cell table:formula="of:=[.A339]*[.B339]" office:value-type="float" office:value="762750">
            <text:p>762750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250">
            <text:p>2250</text:p>
          </table:table-cell>
          <table:table-cell table:formula="of:=[.A340]*[.B340]" office:value-type="float" office:value="765000">
            <text:p>76500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250">
            <text:p>2250</text:p>
          </table:table-cell>
          <table:table-cell table:formula="of:=[.A341]*[.B341]" office:value-type="float" office:value="767250">
            <text:p>767250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250">
            <text:p>2250</text:p>
          </table:table-cell>
          <table:table-cell table:formula="of:=[.A342]*[.B342]" office:value-type="float" office:value="769500">
            <text:p>769500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250">
            <text:p>2250</text:p>
          </table:table-cell>
          <table:table-cell table:formula="of:=[.A343]*[.B343]" office:value-type="float" office:value="771750">
            <text:p>771750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250">
            <text:p>2250</text:p>
          </table:table-cell>
          <table:table-cell table:formula="of:=[.A344]*[.B344]" office:value-type="float" office:value="774000">
            <text:p>77400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250">
            <text:p>2250</text:p>
          </table:table-cell>
          <table:table-cell table:formula="of:=[.A345]*[.B345]" office:value-type="float" office:value="776250">
            <text:p>776250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250">
            <text:p>2250</text:p>
          </table:table-cell>
          <table:table-cell table:formula="of:=[.A346]*[.B346]" office:value-type="float" office:value="778500">
            <text:p>77850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250">
            <text:p>2250</text:p>
          </table:table-cell>
          <table:table-cell table:formula="of:=[.A347]*[.B347]" office:value-type="float" office:value="780750">
            <text:p>780750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250">
            <text:p>2250</text:p>
          </table:table-cell>
          <table:table-cell table:formula="of:=[.A348]*[.B348]" office:value-type="float" office:value="783000">
            <text:p>78300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250">
            <text:p>2250</text:p>
          </table:table-cell>
          <table:table-cell table:formula="of:=[.A349]*[.B349]" office:value-type="float" office:value="785250">
            <text:p>785250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250">
            <text:p>2250</text:p>
          </table:table-cell>
          <table:table-cell table:formula="of:=[.A350]*[.B350]" office:value-type="float" office:value="787500">
            <text:p>78750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250">
            <text:p>2250</text:p>
          </table:table-cell>
          <table:table-cell table:formula="of:=[.A351]*[.B351]" office:value-type="float" office:value="789750">
            <text:p>789750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250">
            <text:p>2250</text:p>
          </table:table-cell>
          <table:table-cell table:formula="of:=[.A352]*[.B352]" office:value-type="float" office:value="792000">
            <text:p>792000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250">
            <text:p>2250</text:p>
          </table:table-cell>
          <table:table-cell table:formula="of:=[.A353]*[.B353]" office:value-type="float" office:value="794250">
            <text:p>794250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250">
            <text:p>2250</text:p>
          </table:table-cell>
          <table:table-cell table:formula="of:=[.A354]*[.B354]" office:value-type="float" office:value="796500">
            <text:p>79650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250">
            <text:p>2250</text:p>
          </table:table-cell>
          <table:table-cell table:formula="of:=[.A355]*[.B355]" office:value-type="float" office:value="798750">
            <text:p>79875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250">
            <text:p>2250</text:p>
          </table:table-cell>
          <table:table-cell table:formula="of:=[.A356]*[.B356]" office:value-type="float" office:value="801000">
            <text:p>801000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250">
            <text:p>2250</text:p>
          </table:table-cell>
          <table:table-cell table:formula="of:=[.A357]*[.B357]" office:value-type="float" office:value="803250">
            <text:p>803250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250">
            <text:p>2250</text:p>
          </table:table-cell>
          <table:table-cell table:formula="of:=[.A358]*[.B358]" office:value-type="float" office:value="805500">
            <text:p>805500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250">
            <text:p>2250</text:p>
          </table:table-cell>
          <table:table-cell table:formula="of:=[.A359]*[.B359]" office:value-type="float" office:value="807750">
            <text:p>80775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250">
            <text:p>2250</text:p>
          </table:table-cell>
          <table:table-cell table:formula="of:=[.A360]*[.B360]" office:value-type="float" office:value="810000">
            <text:p>81000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250">
            <text:p>2250</text:p>
          </table:table-cell>
          <table:table-cell table:formula="of:=[.A361]*[.B361]" office:value-type="float" office:value="812250">
            <text:p>812250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250">
            <text:p>2250</text:p>
          </table:table-cell>
          <table:table-cell table:formula="of:=[.A362]*[.B362]" office:value-type="float" office:value="814500">
            <text:p>814500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250">
            <text:p>2250</text:p>
          </table:table-cell>
          <table:table-cell table:formula="of:=[.A363]*[.B363]" office:value-type="float" office:value="816750">
            <text:p>816750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250">
            <text:p>2250</text:p>
          </table:table-cell>
          <table:table-cell table:formula="of:=[.A364]*[.B364]" office:value-type="float" office:value="819000">
            <text:p>81900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250">
            <text:p>2250</text:p>
          </table:table-cell>
          <table:table-cell table:formula="of:=[.A365]*[.B365]" office:value-type="float" office:value="821250">
            <text:p>821250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250">
            <text:p>2250</text:p>
          </table:table-cell>
          <table:table-cell table:formula="of:=[.A366]*[.B366]" office:value-type="float" office:value="823500">
            <text:p>823500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250">
            <text:p>2250</text:p>
          </table:table-cell>
          <table:table-cell table:formula="of:=[.A367]*[.B367]" office:value-type="float" office:value="825750">
            <text:p>825750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250">
            <text:p>2250</text:p>
          </table:table-cell>
          <table:table-cell table:formula="of:=[.A368]*[.B368]" office:value-type="float" office:value="828000">
            <text:p>828000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250">
            <text:p>2250</text:p>
          </table:table-cell>
          <table:table-cell table:formula="of:=[.A369]*[.B369]" office:value-type="float" office:value="830250">
            <text:p>830250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250">
            <text:p>2250</text:p>
          </table:table-cell>
          <table:table-cell table:formula="of:=[.A370]*[.B370]" office:value-type="float" office:value="832500">
            <text:p>83250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250">
            <text:p>2250</text:p>
          </table:table-cell>
          <table:table-cell table:formula="of:=[.A371]*[.B371]" office:value-type="float" office:value="834750">
            <text:p>834750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250">
            <text:p>2250</text:p>
          </table:table-cell>
          <table:table-cell table:formula="of:=[.A372]*[.B372]" office:value-type="float" office:value="837000">
            <text:p>837000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250">
            <text:p>2250</text:p>
          </table:table-cell>
          <table:table-cell table:formula="of:=[.A373]*[.B373]" office:value-type="float" office:value="839250">
            <text:p>839250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250">
            <text:p>2250</text:p>
          </table:table-cell>
          <table:table-cell table:formula="of:=[.A374]*[.B374]" office:value-type="float" office:value="841500">
            <text:p>841500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250">
            <text:p>2250</text:p>
          </table:table-cell>
          <table:table-cell table:formula="of:=[.A375]*[.B375]" office:value-type="float" office:value="843750">
            <text:p>84375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250">
            <text:p>2250</text:p>
          </table:table-cell>
          <table:table-cell table:formula="of:=[.A376]*[.B376]" office:value-type="float" office:value="846000">
            <text:p>846000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250">
            <text:p>2250</text:p>
          </table:table-cell>
          <table:table-cell table:formula="of:=[.A377]*[.B377]" office:value-type="float" office:value="848250">
            <text:p>848250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250">
            <text:p>2250</text:p>
          </table:table-cell>
          <table:table-cell table:formula="of:=[.A378]*[.B378]" office:value-type="float" office:value="850500">
            <text:p>850500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250">
            <text:p>2250</text:p>
          </table:table-cell>
          <table:table-cell table:formula="of:=[.A379]*[.B379]" office:value-type="float" office:value="852750">
            <text:p>852750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250">
            <text:p>2250</text:p>
          </table:table-cell>
          <table:table-cell table:formula="of:=[.A380]*[.B380]" office:value-type="float" office:value="855000">
            <text:p>85500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250">
            <text:p>2250</text:p>
          </table:table-cell>
          <table:table-cell table:formula="of:=[.A381]*[.B381]" office:value-type="float" office:value="857250">
            <text:p>857250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250">
            <text:p>2250</text:p>
          </table:table-cell>
          <table:table-cell table:formula="of:=[.A382]*[.B382]" office:value-type="float" office:value="859500">
            <text:p>859500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250">
            <text:p>2250</text:p>
          </table:table-cell>
          <table:table-cell table:formula="of:=[.A383]*[.B383]" office:value-type="float" office:value="861750">
            <text:p>861750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250">
            <text:p>2250</text:p>
          </table:table-cell>
          <table:table-cell table:formula="of:=[.A384]*[.B384]" office:value-type="float" office:value="864000">
            <text:p>864000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250">
            <text:p>2250</text:p>
          </table:table-cell>
          <table:table-cell table:formula="of:=[.A385]*[.B385]" office:value-type="float" office:value="866250">
            <text:p>866250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250">
            <text:p>2250</text:p>
          </table:table-cell>
          <table:table-cell table:formula="of:=[.A386]*[.B386]" office:value-type="float" office:value="868500">
            <text:p>868500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250">
            <text:p>2250</text:p>
          </table:table-cell>
          <table:table-cell table:formula="of:=[.A387]*[.B387]" office:value-type="float" office:value="870750">
            <text:p>870750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250">
            <text:p>2250</text:p>
          </table:table-cell>
          <table:table-cell table:formula="of:=[.A388]*[.B388]" office:value-type="float" office:value="873000">
            <text:p>873000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250">
            <text:p>2250</text:p>
          </table:table-cell>
          <table:table-cell table:formula="of:=[.A389]*[.B389]" office:value-type="float" office:value="875250">
            <text:p>875250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250">
            <text:p>2250</text:p>
          </table:table-cell>
          <table:table-cell table:formula="of:=[.A390]*[.B390]" office:value-type="float" office:value="877500">
            <text:p>87750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250">
            <text:p>2250</text:p>
          </table:table-cell>
          <table:table-cell table:formula="of:=[.A391]*[.B391]" office:value-type="float" office:value="879750">
            <text:p>879750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250">
            <text:p>2250</text:p>
          </table:table-cell>
          <table:table-cell table:formula="of:=[.A392]*[.B392]" office:value-type="float" office:value="882000">
            <text:p>882000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250">
            <text:p>2250</text:p>
          </table:table-cell>
          <table:table-cell table:formula="of:=[.A393]*[.B393]" office:value-type="float" office:value="884250">
            <text:p>884250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250">
            <text:p>2250</text:p>
          </table:table-cell>
          <table:table-cell table:formula="of:=[.A394]*[.B394]" office:value-type="float" office:value="886500">
            <text:p>886500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250">
            <text:p>2250</text:p>
          </table:table-cell>
          <table:table-cell table:formula="of:=[.A395]*[.B395]" office:value-type="float" office:value="888750">
            <text:p>888750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250">
            <text:p>2250</text:p>
          </table:table-cell>
          <table:table-cell table:formula="of:=[.A396]*[.B396]" office:value-type="float" office:value="891000">
            <text:p>891000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250">
            <text:p>2250</text:p>
          </table:table-cell>
          <table:table-cell table:formula="of:=[.A397]*[.B397]" office:value-type="float" office:value="893250">
            <text:p>893250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250">
            <text:p>2250</text:p>
          </table:table-cell>
          <table:table-cell table:formula="of:=[.A398]*[.B398]" office:value-type="float" office:value="895500">
            <text:p>895500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250">
            <text:p>2250</text:p>
          </table:table-cell>
          <table:table-cell table:formula="of:=[.A399]*[.B399]" office:value-type="float" office:value="897750">
            <text:p>897750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250">
            <text:p>2250</text:p>
          </table:table-cell>
          <table:table-cell table:formula="of:=[.A400]*[.B400]" office:value-type="float" office:value="900000">
            <text:p>90000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250">
            <text:p>2250</text:p>
          </table:table-cell>
          <table:table-cell table:formula="of:=[.A401]*[.B401]" office:value-type="float" office:value="902250">
            <text:p>902250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250">
            <text:p>2250</text:p>
          </table:table-cell>
          <table:table-cell table:formula="of:=[.A402]*[.B402]" office:value-type="float" office:value="904500">
            <text:p>904500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250">
            <text:p>2250</text:p>
          </table:table-cell>
          <table:table-cell table:formula="of:=[.A403]*[.B403]" office:value-type="float" office:value="906750">
            <text:p>906750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250">
            <text:p>2250</text:p>
          </table:table-cell>
          <table:table-cell table:formula="of:=[.A404]*[.B404]" office:value-type="float" office:value="909000">
            <text:p>909000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250">
            <text:p>2250</text:p>
          </table:table-cell>
          <table:table-cell table:formula="of:=[.A405]*[.B405]" office:value-type="float" office:value="911250">
            <text:p>911250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250">
            <text:p>2250</text:p>
          </table:table-cell>
          <table:table-cell table:formula="of:=[.A406]*[.B406]" office:value-type="float" office:value="913500">
            <text:p>913500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250">
            <text:p>2250</text:p>
          </table:table-cell>
          <table:table-cell table:formula="of:=[.A407]*[.B407]" office:value-type="float" office:value="915750">
            <text:p>915750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250">
            <text:p>2250</text:p>
          </table:table-cell>
          <table:table-cell table:formula="of:=[.A408]*[.B408]" office:value-type="float" office:value="918000">
            <text:p>918000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250">
            <text:p>2250</text:p>
          </table:table-cell>
          <table:table-cell table:formula="of:=[.A409]*[.B409]" office:value-type="float" office:value="920250">
            <text:p>920250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250">
            <text:p>2250</text:p>
          </table:table-cell>
          <table:table-cell table:formula="of:=[.A410]*[.B410]" office:value-type="float" office:value="922500">
            <text:p>92250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250">
            <text:p>2250</text:p>
          </table:table-cell>
          <table:table-cell table:formula="of:=[.A411]*[.B411]" office:value-type="float" office:value="924750">
            <text:p>924750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250">
            <text:p>2250</text:p>
          </table:table-cell>
          <table:table-cell table:formula="of:=[.A412]*[.B412]" office:value-type="float" office:value="927000">
            <text:p>927000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250">
            <text:p>2250</text:p>
          </table:table-cell>
          <table:table-cell table:formula="of:=[.A413]*[.B413]" office:value-type="float" office:value="929250">
            <text:p>929250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250">
            <text:p>2250</text:p>
          </table:table-cell>
          <table:table-cell table:formula="of:=[.A414]*[.B414]" office:value-type="float" office:value="931500">
            <text:p>931500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250">
            <text:p>2250</text:p>
          </table:table-cell>
          <table:table-cell table:formula="of:=[.A415]*[.B415]" office:value-type="float" office:value="933750">
            <text:p>933750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250">
            <text:p>2250</text:p>
          </table:table-cell>
          <table:table-cell table:formula="of:=[.A416]*[.B416]" office:value-type="float" office:value="936000">
            <text:p>936000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250">
            <text:p>2250</text:p>
          </table:table-cell>
          <table:table-cell table:formula="of:=[.A417]*[.B417]" office:value-type="float" office:value="938250">
            <text:p>938250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250">
            <text:p>2250</text:p>
          </table:table-cell>
          <table:table-cell table:formula="of:=[.A418]*[.B418]" office:value-type="float" office:value="940500">
            <text:p>940500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250">
            <text:p>2250</text:p>
          </table:table-cell>
          <table:table-cell table:formula="of:=[.A419]*[.B419]" office:value-type="float" office:value="942750">
            <text:p>942750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250">
            <text:p>2250</text:p>
          </table:table-cell>
          <table:table-cell table:formula="of:=[.A420]*[.B420]" office:value-type="float" office:value="945000">
            <text:p>94500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250">
            <text:p>2250</text:p>
          </table:table-cell>
          <table:table-cell table:formula="of:=[.A421]*[.B421]" office:value-type="float" office:value="947250">
            <text:p>947250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250">
            <text:p>2250</text:p>
          </table:table-cell>
          <table:table-cell table:formula="of:=[.A422]*[.B422]" office:value-type="float" office:value="949500">
            <text:p>949500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250">
            <text:p>2250</text:p>
          </table:table-cell>
          <table:table-cell table:formula="of:=[.A423]*[.B423]" office:value-type="float" office:value="951750">
            <text:p>951750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250">
            <text:p>2250</text:p>
          </table:table-cell>
          <table:table-cell table:formula="of:=[.A424]*[.B424]" office:value-type="float" office:value="954000">
            <text:p>954000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250">
            <text:p>2250</text:p>
          </table:table-cell>
          <table:table-cell table:formula="of:=[.A425]*[.B425]" office:value-type="float" office:value="956250">
            <text:p>95625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250">
            <text:p>2250</text:p>
          </table:table-cell>
          <table:table-cell table:formula="of:=[.A426]*[.B426]" office:value-type="float" office:value="958500">
            <text:p>958500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250">
            <text:p>2250</text:p>
          </table:table-cell>
          <table:table-cell table:formula="of:=[.A427]*[.B427]" office:value-type="float" office:value="960750">
            <text:p>960750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250">
            <text:p>2250</text:p>
          </table:table-cell>
          <table:table-cell table:formula="of:=[.A428]*[.B428]" office:value-type="float" office:value="963000">
            <text:p>963000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250">
            <text:p>2250</text:p>
          </table:table-cell>
          <table:table-cell table:formula="of:=[.A429]*[.B429]" office:value-type="float" office:value="965250">
            <text:p>965250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250">
            <text:p>2250</text:p>
          </table:table-cell>
          <table:table-cell table:formula="of:=[.A430]*[.B430]" office:value-type="float" office:value="967500">
            <text:p>96750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250">
            <text:p>2250</text:p>
          </table:table-cell>
          <table:table-cell table:formula="of:=[.A431]*[.B431]" office:value-type="float" office:value="969750">
            <text:p>969750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250">
            <text:p>2250</text:p>
          </table:table-cell>
          <table:table-cell table:formula="of:=[.A432]*[.B432]" office:value-type="float" office:value="972000">
            <text:p>972000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250">
            <text:p>2250</text:p>
          </table:table-cell>
          <table:table-cell table:formula="of:=[.A433]*[.B433]" office:value-type="float" office:value="974250">
            <text:p>974250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250">
            <text:p>2250</text:p>
          </table:table-cell>
          <table:table-cell table:formula="of:=[.A434]*[.B434]" office:value-type="float" office:value="976500">
            <text:p>976500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250">
            <text:p>2250</text:p>
          </table:table-cell>
          <table:table-cell table:formula="of:=[.A435]*[.B435]" office:value-type="float" office:value="978750">
            <text:p>978750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250">
            <text:p>2250</text:p>
          </table:table-cell>
          <table:table-cell table:formula="of:=[.A436]*[.B436]" office:value-type="float" office:value="981000">
            <text:p>981000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250">
            <text:p>2250</text:p>
          </table:table-cell>
          <table:table-cell table:formula="of:=[.A437]*[.B437]" office:value-type="float" office:value="983250">
            <text:p>983250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250">
            <text:p>2250</text:p>
          </table:table-cell>
          <table:table-cell table:formula="of:=[.A438]*[.B438]" office:value-type="float" office:value="985500">
            <text:p>985500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250">
            <text:p>2250</text:p>
          </table:table-cell>
          <table:table-cell table:formula="of:=[.A439]*[.B439]" office:value-type="float" office:value="987750">
            <text:p>987750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250">
            <text:p>2250</text:p>
          </table:table-cell>
          <table:table-cell table:formula="of:=[.A440]*[.B440]" office:value-type="float" office:value="990000">
            <text:p>99000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250">
            <text:p>2250</text:p>
          </table:table-cell>
          <table:table-cell table:formula="of:=[.A441]*[.B441]" office:value-type="float" office:value="992250">
            <text:p>992250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250">
            <text:p>2250</text:p>
          </table:table-cell>
          <table:table-cell table:formula="of:=[.A442]*[.B442]" office:value-type="float" office:value="994500">
            <text:p>994500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250">
            <text:p>2250</text:p>
          </table:table-cell>
          <table:table-cell table:formula="of:=[.A443]*[.B443]" office:value-type="float" office:value="996750">
            <text:p>996750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250">
            <text:p>2250</text:p>
          </table:table-cell>
          <table:table-cell table:formula="of:=[.A444]*[.B444]" office:value-type="float" office:value="999000">
            <text:p>999000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250">
            <text:p>2250</text:p>
          </table:table-cell>
          <table:table-cell table:formula="of:=[.A445]*[.B445]" office:value-type="float" office:value="1001250">
            <text:p>1001250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250">
            <text:p>2250</text:p>
          </table:table-cell>
          <table:table-cell table:formula="of:=[.A446]*[.B446]" office:value-type="float" office:value="1003500">
            <text:p>1003500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250">
            <text:p>2250</text:p>
          </table:table-cell>
          <table:table-cell table:formula="of:=[.A447]*[.B447]" office:value-type="float" office:value="1005750">
            <text:p>1005750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250">
            <text:p>2250</text:p>
          </table:table-cell>
          <table:table-cell table:formula="of:=[.A448]*[.B448]" office:value-type="float" office:value="1008000">
            <text:p>1008000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250">
            <text:p>2250</text:p>
          </table:table-cell>
          <table:table-cell table:formula="of:=[.A449]*[.B449]" office:value-type="float" office:value="1010250">
            <text:p>1010250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250">
            <text:p>2250</text:p>
          </table:table-cell>
          <table:table-cell table:formula="of:=[.A450]*[.B450]" office:value-type="float" office:value="1012500">
            <text:p>101250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250">
            <text:p>2250</text:p>
          </table:table-cell>
          <table:table-cell table:formula="of:=[.A451]*[.B451]" office:value-type="float" office:value="1014750">
            <text:p>1014750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250">
            <text:p>2250</text:p>
          </table:table-cell>
          <table:table-cell table:formula="of:=[.A452]*[.B452]" office:value-type="float" office:value="1017000">
            <text:p>1017000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250">
            <text:p>2250</text:p>
          </table:table-cell>
          <table:table-cell table:formula="of:=[.A453]*[.B453]" office:value-type="float" office:value="1019250">
            <text:p>1019250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250">
            <text:p>2250</text:p>
          </table:table-cell>
          <table:table-cell table:formula="of:=[.A454]*[.B454]" office:value-type="float" office:value="1021500">
            <text:p>1021500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250">
            <text:p>2250</text:p>
          </table:table-cell>
          <table:table-cell table:formula="of:=[.A455]*[.B455]" office:value-type="float" office:value="1023750">
            <text:p>1023750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250">
            <text:p>2250</text:p>
          </table:table-cell>
          <table:table-cell table:formula="of:=[.A456]*[.B456]" office:value-type="float" office:value="1026000">
            <text:p>1026000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250">
            <text:p>2250</text:p>
          </table:table-cell>
          <table:table-cell table:formula="of:=[.A457]*[.B457]" office:value-type="float" office:value="1028250">
            <text:p>1028250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250">
            <text:p>2250</text:p>
          </table:table-cell>
          <table:table-cell table:formula="of:=[.A458]*[.B458]" office:value-type="float" office:value="1030500">
            <text:p>1030500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250">
            <text:p>2250</text:p>
          </table:table-cell>
          <table:table-cell table:formula="of:=[.A459]*[.B459]" office:value-type="float" office:value="1032750">
            <text:p>1032750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250">
            <text:p>2250</text:p>
          </table:table-cell>
          <table:table-cell table:formula="of:=[.A460]*[.B460]" office:value-type="float" office:value="1035000">
            <text:p>103500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250">
            <text:p>2250</text:p>
          </table:table-cell>
          <table:table-cell table:formula="of:=[.A461]*[.B461]" office:value-type="float" office:value="1037250">
            <text:p>1037250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250">
            <text:p>2250</text:p>
          </table:table-cell>
          <table:table-cell table:formula="of:=[.A462]*[.B462]" office:value-type="float" office:value="1039500">
            <text:p>1039500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250">
            <text:p>2250</text:p>
          </table:table-cell>
          <table:table-cell table:formula="of:=[.A463]*[.B463]" office:value-type="float" office:value="1041750">
            <text:p>1041750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250">
            <text:p>2250</text:p>
          </table:table-cell>
          <table:table-cell table:formula="of:=[.A464]*[.B464]" office:value-type="float" office:value="1044000">
            <text:p>1044000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250">
            <text:p>2250</text:p>
          </table:table-cell>
          <table:table-cell table:formula="of:=[.A465]*[.B465]" office:value-type="float" office:value="1046250">
            <text:p>1046250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250">
            <text:p>2250</text:p>
          </table:table-cell>
          <table:table-cell table:formula="of:=[.A466]*[.B466]" office:value-type="float" office:value="1048500">
            <text:p>1048500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250">
            <text:p>2250</text:p>
          </table:table-cell>
          <table:table-cell table:formula="of:=[.A467]*[.B467]" office:value-type="float" office:value="1050750">
            <text:p>1050750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250">
            <text:p>2250</text:p>
          </table:table-cell>
          <table:table-cell table:formula="of:=[.A468]*[.B468]" office:value-type="float" office:value="1053000">
            <text:p>1053000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250">
            <text:p>2250</text:p>
          </table:table-cell>
          <table:table-cell table:formula="of:=[.A469]*[.B469]" office:value-type="float" office:value="1055250">
            <text:p>1055250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250">
            <text:p>2250</text:p>
          </table:table-cell>
          <table:table-cell table:formula="of:=[.A470]*[.B470]" office:value-type="float" office:value="1057500">
            <text:p>105750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250">
            <text:p>2250</text:p>
          </table:table-cell>
          <table:table-cell table:formula="of:=[.A471]*[.B471]" office:value-type="float" office:value="1059750">
            <text:p>1059750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250">
            <text:p>2250</text:p>
          </table:table-cell>
          <table:table-cell table:formula="of:=[.A472]*[.B472]" office:value-type="float" office:value="1062000">
            <text:p>1062000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250">
            <text:p>2250</text:p>
          </table:table-cell>
          <table:table-cell table:formula="of:=[.A473]*[.B473]" office:value-type="float" office:value="1064250">
            <text:p>1064250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250">
            <text:p>2250</text:p>
          </table:table-cell>
          <table:table-cell table:formula="of:=[.A474]*[.B474]" office:value-type="float" office:value="1066500">
            <text:p>1066500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250">
            <text:p>2250</text:p>
          </table:table-cell>
          <table:table-cell table:formula="of:=[.A475]*[.B475]" office:value-type="float" office:value="1068750">
            <text:p>106875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250">
            <text:p>2250</text:p>
          </table:table-cell>
          <table:table-cell table:formula="of:=[.A476]*[.B476]" office:value-type="float" office:value="1071000">
            <text:p>1071000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250">
            <text:p>2250</text:p>
          </table:table-cell>
          <table:table-cell table:formula="of:=[.A477]*[.B477]" office:value-type="float" office:value="1073250">
            <text:p>1073250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250">
            <text:p>2250</text:p>
          </table:table-cell>
          <table:table-cell table:formula="of:=[.A478]*[.B478]" office:value-type="float" office:value="1075500">
            <text:p>1075500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250">
            <text:p>2250</text:p>
          </table:table-cell>
          <table:table-cell table:formula="of:=[.A479]*[.B479]" office:value-type="float" office:value="1077750">
            <text:p>1077750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250">
            <text:p>2250</text:p>
          </table:table-cell>
          <table:table-cell table:formula="of:=[.A480]*[.B480]" office:value-type="float" office:value="1080000">
            <text:p>108000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250">
            <text:p>2250</text:p>
          </table:table-cell>
          <table:table-cell table:formula="of:=[.A481]*[.B481]" office:value-type="float" office:value="1082250">
            <text:p>1082250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250">
            <text:p>2250</text:p>
          </table:table-cell>
          <table:table-cell table:formula="of:=[.A482]*[.B482]" office:value-type="float" office:value="1084500">
            <text:p>1084500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250">
            <text:p>2250</text:p>
          </table:table-cell>
          <table:table-cell table:formula="of:=[.A483]*[.B483]" office:value-type="float" office:value="1086750">
            <text:p>1086750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250">
            <text:p>2250</text:p>
          </table:table-cell>
          <table:table-cell table:formula="of:=[.A484]*[.B484]" office:value-type="float" office:value="1089000">
            <text:p>1089000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250">
            <text:p>2250</text:p>
          </table:table-cell>
          <table:table-cell table:formula="of:=[.A485]*[.B485]" office:value-type="float" office:value="1091250">
            <text:p>1091250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250">
            <text:p>2250</text:p>
          </table:table-cell>
          <table:table-cell table:formula="of:=[.A486]*[.B486]" office:value-type="float" office:value="1093500">
            <text:p>1093500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250">
            <text:p>2250</text:p>
          </table:table-cell>
          <table:table-cell table:formula="of:=[.A487]*[.B487]" office:value-type="float" office:value="1095750">
            <text:p>1095750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250">
            <text:p>2250</text:p>
          </table:table-cell>
          <table:table-cell table:formula="of:=[.A488]*[.B488]" office:value-type="float" office:value="1098000">
            <text:p>1098000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250">
            <text:p>2250</text:p>
          </table:table-cell>
          <table:table-cell table:formula="of:=[.A489]*[.B489]" office:value-type="float" office:value="1100250">
            <text:p>1100250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250">
            <text:p>2250</text:p>
          </table:table-cell>
          <table:table-cell table:formula="of:=[.A490]*[.B490]" office:value-type="float" office:value="1102500">
            <text:p>110250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250">
            <text:p>2250</text:p>
          </table:table-cell>
          <table:table-cell table:formula="of:=[.A491]*[.B491]" office:value-type="float" office:value="1104750">
            <text:p>1104750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250">
            <text:p>2250</text:p>
          </table:table-cell>
          <table:table-cell table:formula="of:=[.A492]*[.B492]" office:value-type="float" office:value="1107000">
            <text:p>1107000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250">
            <text:p>2250</text:p>
          </table:table-cell>
          <table:table-cell table:formula="of:=[.A493]*[.B493]" office:value-type="float" office:value="1109250">
            <text:p>1109250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250">
            <text:p>2250</text:p>
          </table:table-cell>
          <table:table-cell table:formula="of:=[.A494]*[.B494]" office:value-type="float" office:value="1111500">
            <text:p>1111500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250">
            <text:p>2250</text:p>
          </table:table-cell>
          <table:table-cell table:formula="of:=[.A495]*[.B495]" office:value-type="float" office:value="1113750">
            <text:p>1113750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250">
            <text:p>2250</text:p>
          </table:table-cell>
          <table:table-cell table:formula="of:=[.A496]*[.B496]" office:value-type="float" office:value="1116000">
            <text:p>1116000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250">
            <text:p>2250</text:p>
          </table:table-cell>
          <table:table-cell table:formula="of:=[.A497]*[.B497]" office:value-type="float" office:value="1118250">
            <text:p>1118250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250">
            <text:p>2250</text:p>
          </table:table-cell>
          <table:table-cell table:formula="of:=[.A498]*[.B498]" office:value-type="float" office:value="1120500">
            <text:p>1120500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250">
            <text:p>2250</text:p>
          </table:table-cell>
          <table:table-cell table:formula="of:=[.A499]*[.B499]" office:value-type="float" office:value="1122750">
            <text:p>1122750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250">
            <text:p>2250</text:p>
          </table:table-cell>
          <table:table-cell table:formula="of:=[.A500]*[.B500]" office:value-type="float" office:value="1125000">
            <text:p>1125000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3'.E2]*1.04" office:value-type="float" office:value="2340">
            <text:p>234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340">
            <text:p>2340</text:p>
          </table:table-cell>
          <table:table-cell table:formula="of:=[.A5]*[.B5]" office:value-type="float" office:value="11700">
            <text:p>1170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340">
            <text:p>2340</text:p>
          </table:table-cell>
          <table:table-cell table:formula="of:=[.A6]*[.B6]" office:value-type="float" office:value="14040">
            <text:p>1404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340">
            <text:p>2340</text:p>
          </table:table-cell>
          <table:table-cell table:formula="of:=[.A7]*[.B7]" office:value-type="float" office:value="16380">
            <text:p>1638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340">
            <text:p>2340</text:p>
          </table:table-cell>
          <table:table-cell table:formula="of:=[.A8]*[.B8]" office:value-type="float" office:value="18720">
            <text:p>1872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340">
            <text:p>2340</text:p>
          </table:table-cell>
          <table:table-cell table:formula="of:=[.A9]*[.B9]" office:value-type="float" office:value="21060">
            <text:p>2106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340">
            <text:p>2340</text:p>
          </table:table-cell>
          <table:table-cell table:formula="of:=[.A10]*[.B10]" office:value-type="float" office:value="23400">
            <text:p>2340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340">
            <text:p>2340</text:p>
          </table:table-cell>
          <table:table-cell table:formula="of:=[.A11]*[.B11]" office:value-type="float" office:value="25740">
            <text:p>2574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340">
            <text:p>2340</text:p>
          </table:table-cell>
          <table:table-cell table:formula="of:=[.A12]*[.B12]" office:value-type="float" office:value="28080">
            <text:p>2808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340">
            <text:p>2340</text:p>
          </table:table-cell>
          <table:table-cell table:formula="of:=[.A13]*[.B13]" office:value-type="float" office:value="30420">
            <text:p>3042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340">
            <text:p>2340</text:p>
          </table:table-cell>
          <table:table-cell table:formula="of:=[.A14]*[.B14]" office:value-type="float" office:value="32760">
            <text:p>3276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340">
            <text:p>2340</text:p>
          </table:table-cell>
          <table:table-cell table:formula="of:=[.A15]*[.B15]" office:value-type="float" office:value="35100">
            <text:p>3510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340">
            <text:p>2340</text:p>
          </table:table-cell>
          <table:table-cell table:formula="of:=[.A16]*[.B16]" office:value-type="float" office:value="37440">
            <text:p>3744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340">
            <text:p>2340</text:p>
          </table:table-cell>
          <table:table-cell table:formula="of:=[.A17]*[.B17]" office:value-type="float" office:value="39780">
            <text:p>3978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340">
            <text:p>2340</text:p>
          </table:table-cell>
          <table:table-cell table:formula="of:=[.A18]*[.B18]" office:value-type="float" office:value="42120">
            <text:p>4212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340">
            <text:p>2340</text:p>
          </table:table-cell>
          <table:table-cell table:formula="of:=[.A19]*[.B19]" office:value-type="float" office:value="44460">
            <text:p>4446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340">
            <text:p>2340</text:p>
          </table:table-cell>
          <table:table-cell table:formula="of:=[.A20]*[.B20]" office:value-type="float" office:value="46800">
            <text:p>468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340">
            <text:p>2340</text:p>
          </table:table-cell>
          <table:table-cell table:formula="of:=[.A21]*[.B21]" office:value-type="float" office:value="49140">
            <text:p>4914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340">
            <text:p>2340</text:p>
          </table:table-cell>
          <table:table-cell table:formula="of:=[.A22]*[.B22]" office:value-type="float" office:value="51480">
            <text:p>5148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340">
            <text:p>2340</text:p>
          </table:table-cell>
          <table:table-cell table:formula="of:=[.A23]*[.B23]" office:value-type="float" office:value="53820">
            <text:p>5382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340">
            <text:p>2340</text:p>
          </table:table-cell>
          <table:table-cell table:formula="of:=[.A24]*[.B24]" office:value-type="float" office:value="56160">
            <text:p>5616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340">
            <text:p>2340</text:p>
          </table:table-cell>
          <table:table-cell table:formula="of:=[.A25]*[.B25]" office:value-type="float" office:value="58500">
            <text:p>5850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340">
            <text:p>2340</text:p>
          </table:table-cell>
          <table:table-cell table:formula="of:=[.A26]*[.B26]" office:value-type="float" office:value="60840">
            <text:p>6084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340">
            <text:p>2340</text:p>
          </table:table-cell>
          <table:table-cell table:formula="of:=[.A27]*[.B27]" office:value-type="float" office:value="63180">
            <text:p>6318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340">
            <text:p>2340</text:p>
          </table:table-cell>
          <table:table-cell table:formula="of:=[.A28]*[.B28]" office:value-type="float" office:value="65520">
            <text:p>6552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340">
            <text:p>2340</text:p>
          </table:table-cell>
          <table:table-cell table:formula="of:=[.A29]*[.B29]" office:value-type="float" office:value="67860">
            <text:p>6786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340">
            <text:p>2340</text:p>
          </table:table-cell>
          <table:table-cell table:formula="of:=[.A30]*[.B30]" office:value-type="float" office:value="70200">
            <text:p>702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340">
            <text:p>2340</text:p>
          </table:table-cell>
          <table:table-cell table:formula="of:=[.A31]*[.B31]" office:value-type="float" office:value="72540">
            <text:p>7254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340">
            <text:p>2340</text:p>
          </table:table-cell>
          <table:table-cell table:formula="of:=[.A32]*[.B32]" office:value-type="float" office:value="74880">
            <text:p>7488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340">
            <text:p>2340</text:p>
          </table:table-cell>
          <table:table-cell table:formula="of:=[.A33]*[.B33]" office:value-type="float" office:value="77220">
            <text:p>7722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340">
            <text:p>2340</text:p>
          </table:table-cell>
          <table:table-cell table:formula="of:=[.A34]*[.B34]" office:value-type="float" office:value="79560">
            <text:p>7956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340">
            <text:p>2340</text:p>
          </table:table-cell>
          <table:table-cell table:formula="of:=[.A35]*[.B35]" office:value-type="float" office:value="81900">
            <text:p>8190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340">
            <text:p>2340</text:p>
          </table:table-cell>
          <table:table-cell table:formula="of:=[.A36]*[.B36]" office:value-type="float" office:value="84240">
            <text:p>8424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340">
            <text:p>2340</text:p>
          </table:table-cell>
          <table:table-cell table:formula="of:=[.A37]*[.B37]" office:value-type="float" office:value="86580">
            <text:p>8658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340">
            <text:p>2340</text:p>
          </table:table-cell>
          <table:table-cell table:formula="of:=[.A38]*[.B38]" office:value-type="float" office:value="88920">
            <text:p>8892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340">
            <text:p>2340</text:p>
          </table:table-cell>
          <table:table-cell table:formula="of:=[.A39]*[.B39]" office:value-type="float" office:value="91260">
            <text:p>9126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340">
            <text:p>2340</text:p>
          </table:table-cell>
          <table:table-cell table:formula="of:=[.A40]*[.B40]" office:value-type="float" office:value="93600">
            <text:p>9360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340">
            <text:p>2340</text:p>
          </table:table-cell>
          <table:table-cell table:formula="of:=[.A41]*[.B41]" office:value-type="float" office:value="95940">
            <text:p>9594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340">
            <text:p>2340</text:p>
          </table:table-cell>
          <table:table-cell table:formula="of:=[.A42]*[.B42]" office:value-type="float" office:value="98280">
            <text:p>9828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340">
            <text:p>2340</text:p>
          </table:table-cell>
          <table:table-cell table:formula="of:=[.A43]*[.B43]" office:value-type="float" office:value="100620">
            <text:p>10062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340">
            <text:p>2340</text:p>
          </table:table-cell>
          <table:table-cell table:formula="of:=[.A44]*[.B44]" office:value-type="float" office:value="102960">
            <text:p>10296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340">
            <text:p>2340</text:p>
          </table:table-cell>
          <table:table-cell table:formula="of:=[.A45]*[.B45]" office:value-type="float" office:value="105300">
            <text:p>10530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340">
            <text:p>2340</text:p>
          </table:table-cell>
          <table:table-cell table:formula="of:=[.A46]*[.B46]" office:value-type="float" office:value="107640">
            <text:p>10764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340">
            <text:p>2340</text:p>
          </table:table-cell>
          <table:table-cell table:formula="of:=[.A47]*[.B47]" office:value-type="float" office:value="109980">
            <text:p>10998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340">
            <text:p>2340</text:p>
          </table:table-cell>
          <table:table-cell table:formula="of:=[.A48]*[.B48]" office:value-type="float" office:value="112320">
            <text:p>11232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340">
            <text:p>2340</text:p>
          </table:table-cell>
          <table:table-cell table:formula="of:=[.A49]*[.B49]" office:value-type="float" office:value="114660">
            <text:p>11466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340">
            <text:p>2340</text:p>
          </table:table-cell>
          <table:table-cell table:formula="of:=[.A50]*[.B50]" office:value-type="float" office:value="117000">
            <text:p>11700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340">
            <text:p>2340</text:p>
          </table:table-cell>
          <table:table-cell table:formula="of:=[.A51]*[.B51]" office:value-type="float" office:value="119340">
            <text:p>119340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340">
            <text:p>2340</text:p>
          </table:table-cell>
          <table:table-cell table:formula="of:=[.A52]*[.B52]" office:value-type="float" office:value="121680">
            <text:p>121680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340">
            <text:p>2340</text:p>
          </table:table-cell>
          <table:table-cell table:formula="of:=[.A53]*[.B53]" office:value-type="float" office:value="124020">
            <text:p>124020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340">
            <text:p>2340</text:p>
          </table:table-cell>
          <table:table-cell table:formula="of:=[.A54]*[.B54]" office:value-type="float" office:value="126360">
            <text:p>126360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340">
            <text:p>2340</text:p>
          </table:table-cell>
          <table:table-cell table:formula="of:=[.A55]*[.B55]" office:value-type="float" office:value="128700">
            <text:p>128700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340">
            <text:p>2340</text:p>
          </table:table-cell>
          <table:table-cell table:formula="of:=[.A56]*[.B56]" office:value-type="float" office:value="131040">
            <text:p>13104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340">
            <text:p>2340</text:p>
          </table:table-cell>
          <table:table-cell table:formula="of:=[.A57]*[.B57]" office:value-type="float" office:value="133380">
            <text:p>13338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340">
            <text:p>2340</text:p>
          </table:table-cell>
          <table:table-cell table:formula="of:=[.A58]*[.B58]" office:value-type="float" office:value="135720">
            <text:p>13572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340">
            <text:p>2340</text:p>
          </table:table-cell>
          <table:table-cell table:formula="of:=[.A59]*[.B59]" office:value-type="float" office:value="138060">
            <text:p>13806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340">
            <text:p>2340</text:p>
          </table:table-cell>
          <table:table-cell table:formula="of:=[.A60]*[.B60]" office:value-type="float" office:value="140400">
            <text:p>14040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340">
            <text:p>2340</text:p>
          </table:table-cell>
          <table:table-cell table:formula="of:=[.A61]*[.B61]" office:value-type="float" office:value="142740">
            <text:p>14274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340">
            <text:p>2340</text:p>
          </table:table-cell>
          <table:table-cell table:formula="of:=[.A62]*[.B62]" office:value-type="float" office:value="145080">
            <text:p>14508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340">
            <text:p>2340</text:p>
          </table:table-cell>
          <table:table-cell table:formula="of:=[.A63]*[.B63]" office:value-type="float" office:value="147420">
            <text:p>14742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340">
            <text:p>2340</text:p>
          </table:table-cell>
          <table:table-cell table:formula="of:=[.A64]*[.B64]" office:value-type="float" office:value="149760">
            <text:p>14976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340">
            <text:p>2340</text:p>
          </table:table-cell>
          <table:table-cell table:formula="of:=[.A65]*[.B65]" office:value-type="float" office:value="152100">
            <text:p>15210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340">
            <text:p>2340</text:p>
          </table:table-cell>
          <table:table-cell table:formula="of:=[.A66]*[.B66]" office:value-type="float" office:value="154440">
            <text:p>15444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340">
            <text:p>2340</text:p>
          </table:table-cell>
          <table:table-cell table:formula="of:=[.A67]*[.B67]" office:value-type="float" office:value="156780">
            <text:p>15678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340">
            <text:p>2340</text:p>
          </table:table-cell>
          <table:table-cell table:formula="of:=[.A68]*[.B68]" office:value-type="float" office:value="159120">
            <text:p>15912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340">
            <text:p>2340</text:p>
          </table:table-cell>
          <table:table-cell table:formula="of:=[.A69]*[.B69]" office:value-type="float" office:value="161460">
            <text:p>16146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340">
            <text:p>2340</text:p>
          </table:table-cell>
          <table:table-cell table:formula="of:=[.A70]*[.B70]" office:value-type="float" office:value="163800">
            <text:p>16380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340">
            <text:p>2340</text:p>
          </table:table-cell>
          <table:table-cell table:formula="of:=[.A71]*[.B71]" office:value-type="float" office:value="166140">
            <text:p>16614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340">
            <text:p>2340</text:p>
          </table:table-cell>
          <table:table-cell table:formula="of:=[.A72]*[.B72]" office:value-type="float" office:value="168480">
            <text:p>16848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340">
            <text:p>2340</text:p>
          </table:table-cell>
          <table:table-cell table:formula="of:=[.A73]*[.B73]" office:value-type="float" office:value="170820">
            <text:p>17082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340">
            <text:p>2340</text:p>
          </table:table-cell>
          <table:table-cell table:formula="of:=[.A74]*[.B74]" office:value-type="float" office:value="173160">
            <text:p>17316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340">
            <text:p>2340</text:p>
          </table:table-cell>
          <table:table-cell table:formula="of:=[.A75]*[.B75]" office:value-type="float" office:value="175500">
            <text:p>17550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340">
            <text:p>2340</text:p>
          </table:table-cell>
          <table:table-cell table:formula="of:=[.A76]*[.B76]" office:value-type="float" office:value="177840">
            <text:p>17784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340">
            <text:p>2340</text:p>
          </table:table-cell>
          <table:table-cell table:formula="of:=[.A77]*[.B77]" office:value-type="float" office:value="180180">
            <text:p>18018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340">
            <text:p>2340</text:p>
          </table:table-cell>
          <table:table-cell table:formula="of:=[.A78]*[.B78]" office:value-type="float" office:value="182520">
            <text:p>18252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340">
            <text:p>2340</text:p>
          </table:table-cell>
          <table:table-cell table:formula="of:=[.A79]*[.B79]" office:value-type="float" office:value="184860">
            <text:p>18486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340">
            <text:p>2340</text:p>
          </table:table-cell>
          <table:table-cell table:formula="of:=[.A80]*[.B80]" office:value-type="float" office:value="187200">
            <text:p>1872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340">
            <text:p>2340</text:p>
          </table:table-cell>
          <table:table-cell table:formula="of:=[.A81]*[.B81]" office:value-type="float" office:value="189540">
            <text:p>18954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340">
            <text:p>2340</text:p>
          </table:table-cell>
          <table:table-cell table:formula="of:=[.A82]*[.B82]" office:value-type="float" office:value="191880">
            <text:p>19188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340">
            <text:p>2340</text:p>
          </table:table-cell>
          <table:table-cell table:formula="of:=[.A83]*[.B83]" office:value-type="float" office:value="194220">
            <text:p>19422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340">
            <text:p>2340</text:p>
          </table:table-cell>
          <table:table-cell table:formula="of:=[.A84]*[.B84]" office:value-type="float" office:value="196560">
            <text:p>19656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340">
            <text:p>2340</text:p>
          </table:table-cell>
          <table:table-cell table:formula="of:=[.A85]*[.B85]" office:value-type="float" office:value="198900">
            <text:p>19890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340">
            <text:p>2340</text:p>
          </table:table-cell>
          <table:table-cell table:formula="of:=[.A86]*[.B86]" office:value-type="float" office:value="201240">
            <text:p>20124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340">
            <text:p>2340</text:p>
          </table:table-cell>
          <table:table-cell table:formula="of:=[.A87]*[.B87]" office:value-type="float" office:value="203580">
            <text:p>20358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340">
            <text:p>2340</text:p>
          </table:table-cell>
          <table:table-cell table:formula="of:=[.A88]*[.B88]" office:value-type="float" office:value="205920">
            <text:p>20592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340">
            <text:p>2340</text:p>
          </table:table-cell>
          <table:table-cell table:formula="of:=[.A89]*[.B89]" office:value-type="float" office:value="208260">
            <text:p>20826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340">
            <text:p>2340</text:p>
          </table:table-cell>
          <table:table-cell table:formula="of:=[.A90]*[.B90]" office:value-type="float" office:value="210600">
            <text:p>2106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340">
            <text:p>2340</text:p>
          </table:table-cell>
          <table:table-cell table:formula="of:=[.A91]*[.B91]" office:value-type="float" office:value="212940">
            <text:p>21294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340">
            <text:p>2340</text:p>
          </table:table-cell>
          <table:table-cell table:formula="of:=[.A92]*[.B92]" office:value-type="float" office:value="215280">
            <text:p>21528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340">
            <text:p>2340</text:p>
          </table:table-cell>
          <table:table-cell table:formula="of:=[.A93]*[.B93]" office:value-type="float" office:value="217620">
            <text:p>21762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340">
            <text:p>2340</text:p>
          </table:table-cell>
          <table:table-cell table:formula="of:=[.A94]*[.B94]" office:value-type="float" office:value="219960">
            <text:p>21996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340">
            <text:p>2340</text:p>
          </table:table-cell>
          <table:table-cell table:formula="of:=[.A95]*[.B95]" office:value-type="float" office:value="222300">
            <text:p>22230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340">
            <text:p>2340</text:p>
          </table:table-cell>
          <table:table-cell table:formula="of:=[.A96]*[.B96]" office:value-type="float" office:value="224640">
            <text:p>22464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340">
            <text:p>2340</text:p>
          </table:table-cell>
          <table:table-cell table:formula="of:=[.A97]*[.B97]" office:value-type="float" office:value="226980">
            <text:p>22698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340">
            <text:p>2340</text:p>
          </table:table-cell>
          <table:table-cell table:formula="of:=[.A98]*[.B98]" office:value-type="float" office:value="229320">
            <text:p>22932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340">
            <text:p>2340</text:p>
          </table:table-cell>
          <table:table-cell table:formula="of:=[.A99]*[.B99]" office:value-type="float" office:value="231660">
            <text:p>23166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340">
            <text:p>2340</text:p>
          </table:table-cell>
          <table:table-cell table:formula="of:=[.A100]*[.B100]" office:value-type="float" office:value="234000">
            <text:p>2340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340">
            <text:p>2340</text:p>
          </table:table-cell>
          <table:table-cell table:formula="of:=[.A101]*[.B101]" office:value-type="float" office:value="236340">
            <text:p>23634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340">
            <text:p>2340</text:p>
          </table:table-cell>
          <table:table-cell table:formula="of:=[.A102]*[.B102]" office:value-type="float" office:value="238680">
            <text:p>23868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340">
            <text:p>2340</text:p>
          </table:table-cell>
          <table:table-cell table:formula="of:=[.A103]*[.B103]" office:value-type="float" office:value="241020">
            <text:p>24102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340">
            <text:p>2340</text:p>
          </table:table-cell>
          <table:table-cell table:formula="of:=[.A104]*[.B104]" office:value-type="float" office:value="243360">
            <text:p>24336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340">
            <text:p>2340</text:p>
          </table:table-cell>
          <table:table-cell table:formula="of:=[.A105]*[.B105]" office:value-type="float" office:value="245700">
            <text:p>24570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340">
            <text:p>2340</text:p>
          </table:table-cell>
          <table:table-cell table:formula="of:=[.A106]*[.B106]" office:value-type="float" office:value="248040">
            <text:p>24804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340">
            <text:p>2340</text:p>
          </table:table-cell>
          <table:table-cell table:formula="of:=[.A107]*[.B107]" office:value-type="float" office:value="250380">
            <text:p>25038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340">
            <text:p>2340</text:p>
          </table:table-cell>
          <table:table-cell table:formula="of:=[.A108]*[.B108]" office:value-type="float" office:value="252720">
            <text:p>25272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340">
            <text:p>2340</text:p>
          </table:table-cell>
          <table:table-cell table:formula="of:=[.A109]*[.B109]" office:value-type="float" office:value="255060">
            <text:p>25506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340">
            <text:p>2340</text:p>
          </table:table-cell>
          <table:table-cell table:formula="of:=[.A110]*[.B110]" office:value-type="float" office:value="257400">
            <text:p>25740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340">
            <text:p>2340</text:p>
          </table:table-cell>
          <table:table-cell table:formula="of:=[.A111]*[.B111]" office:value-type="float" office:value="259740">
            <text:p>25974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340">
            <text:p>2340</text:p>
          </table:table-cell>
          <table:table-cell table:formula="of:=[.A112]*[.B112]" office:value-type="float" office:value="262080">
            <text:p>26208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340">
            <text:p>2340</text:p>
          </table:table-cell>
          <table:table-cell table:formula="of:=[.A113]*[.B113]" office:value-type="float" office:value="264420">
            <text:p>26442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340">
            <text:p>2340</text:p>
          </table:table-cell>
          <table:table-cell table:formula="of:=[.A114]*[.B114]" office:value-type="float" office:value="266760">
            <text:p>26676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340">
            <text:p>2340</text:p>
          </table:table-cell>
          <table:table-cell table:formula="of:=[.A115]*[.B115]" office:value-type="float" office:value="269100">
            <text:p>26910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340">
            <text:p>2340</text:p>
          </table:table-cell>
          <table:table-cell table:formula="of:=[.A116]*[.B116]" office:value-type="float" office:value="271440">
            <text:p>271440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340">
            <text:p>2340</text:p>
          </table:table-cell>
          <table:table-cell table:formula="of:=[.A117]*[.B117]" office:value-type="float" office:value="273780">
            <text:p>273780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340">
            <text:p>2340</text:p>
          </table:table-cell>
          <table:table-cell table:formula="of:=[.A118]*[.B118]" office:value-type="float" office:value="276120">
            <text:p>276120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340">
            <text:p>2340</text:p>
          </table:table-cell>
          <table:table-cell table:formula="of:=[.A119]*[.B119]" office:value-type="float" office:value="278460">
            <text:p>27846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340">
            <text:p>2340</text:p>
          </table:table-cell>
          <table:table-cell table:formula="of:=[.A120]*[.B120]" office:value-type="float" office:value="280800">
            <text:p>28080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340">
            <text:p>2340</text:p>
          </table:table-cell>
          <table:table-cell table:formula="of:=[.A121]*[.B121]" office:value-type="float" office:value="283140">
            <text:p>283140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340">
            <text:p>2340</text:p>
          </table:table-cell>
          <table:table-cell table:formula="of:=[.A122]*[.B122]" office:value-type="float" office:value="285480">
            <text:p>285480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340">
            <text:p>2340</text:p>
          </table:table-cell>
          <table:table-cell table:formula="of:=[.A123]*[.B123]" office:value-type="float" office:value="287820">
            <text:p>287820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340">
            <text:p>2340</text:p>
          </table:table-cell>
          <table:table-cell table:formula="of:=[.A124]*[.B124]" office:value-type="float" office:value="290160">
            <text:p>290160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340">
            <text:p>2340</text:p>
          </table:table-cell>
          <table:table-cell table:formula="of:=[.A125]*[.B125]" office:value-type="float" office:value="292500">
            <text:p>29250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340">
            <text:p>2340</text:p>
          </table:table-cell>
          <table:table-cell table:formula="of:=[.A126]*[.B126]" office:value-type="float" office:value="294840">
            <text:p>294840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340">
            <text:p>2340</text:p>
          </table:table-cell>
          <table:table-cell table:formula="of:=[.A127]*[.B127]" office:value-type="float" office:value="297180">
            <text:p>297180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340">
            <text:p>2340</text:p>
          </table:table-cell>
          <table:table-cell table:formula="of:=[.A128]*[.B128]" office:value-type="float" office:value="299520">
            <text:p>29952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340">
            <text:p>2340</text:p>
          </table:table-cell>
          <table:table-cell table:formula="of:=[.A129]*[.B129]" office:value-type="float" office:value="301860">
            <text:p>30186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340">
            <text:p>2340</text:p>
          </table:table-cell>
          <table:table-cell table:formula="of:=[.A130]*[.B130]" office:value-type="float" office:value="304200">
            <text:p>30420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340">
            <text:p>2340</text:p>
          </table:table-cell>
          <table:table-cell table:formula="of:=[.A131]*[.B131]" office:value-type="float" office:value="306540">
            <text:p>306540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340">
            <text:p>2340</text:p>
          </table:table-cell>
          <table:table-cell table:formula="of:=[.A132]*[.B132]" office:value-type="float" office:value="308880">
            <text:p>30888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340">
            <text:p>2340</text:p>
          </table:table-cell>
          <table:table-cell table:formula="of:=[.A133]*[.B133]" office:value-type="float" office:value="311220">
            <text:p>311220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340">
            <text:p>2340</text:p>
          </table:table-cell>
          <table:table-cell table:formula="of:=[.A134]*[.B134]" office:value-type="float" office:value="313560">
            <text:p>31356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340">
            <text:p>2340</text:p>
          </table:table-cell>
          <table:table-cell table:formula="of:=[.A135]*[.B135]" office:value-type="float" office:value="315900">
            <text:p>315900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340">
            <text:p>2340</text:p>
          </table:table-cell>
          <table:table-cell table:formula="of:=[.A136]*[.B136]" office:value-type="float" office:value="318240">
            <text:p>318240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340">
            <text:p>2340</text:p>
          </table:table-cell>
          <table:table-cell table:formula="of:=[.A137]*[.B137]" office:value-type="float" office:value="320580">
            <text:p>320580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340">
            <text:p>2340</text:p>
          </table:table-cell>
          <table:table-cell table:formula="of:=[.A138]*[.B138]" office:value-type="float" office:value="322920">
            <text:p>322920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340">
            <text:p>2340</text:p>
          </table:table-cell>
          <table:table-cell table:formula="of:=[.A139]*[.B139]" office:value-type="float" office:value="325260">
            <text:p>32526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340">
            <text:p>2340</text:p>
          </table:table-cell>
          <table:table-cell table:formula="of:=[.A140]*[.B140]" office:value-type="float" office:value="327600">
            <text:p>32760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340">
            <text:p>2340</text:p>
          </table:table-cell>
          <table:table-cell table:formula="of:=[.A141]*[.B141]" office:value-type="float" office:value="329940">
            <text:p>32994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340">
            <text:p>2340</text:p>
          </table:table-cell>
          <table:table-cell table:formula="of:=[.A142]*[.B142]" office:value-type="float" office:value="332280">
            <text:p>332280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340">
            <text:p>2340</text:p>
          </table:table-cell>
          <table:table-cell table:formula="of:=[.A143]*[.B143]" office:value-type="float" office:value="334620">
            <text:p>334620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340">
            <text:p>2340</text:p>
          </table:table-cell>
          <table:table-cell table:formula="of:=[.A144]*[.B144]" office:value-type="float" office:value="336960">
            <text:p>336960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340">
            <text:p>2340</text:p>
          </table:table-cell>
          <table:table-cell table:formula="of:=[.A145]*[.B145]" office:value-type="float" office:value="339300">
            <text:p>33930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340">
            <text:p>2340</text:p>
          </table:table-cell>
          <table:table-cell table:formula="of:=[.A146]*[.B146]" office:value-type="float" office:value="341640">
            <text:p>34164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340">
            <text:p>2340</text:p>
          </table:table-cell>
          <table:table-cell table:formula="of:=[.A147]*[.B147]" office:value-type="float" office:value="343980">
            <text:p>34398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340">
            <text:p>2340</text:p>
          </table:table-cell>
          <table:table-cell table:formula="of:=[.A148]*[.B148]" office:value-type="float" office:value="346320">
            <text:p>34632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340">
            <text:p>2340</text:p>
          </table:table-cell>
          <table:table-cell table:formula="of:=[.A149]*[.B149]" office:value-type="float" office:value="348660">
            <text:p>34866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340">
            <text:p>2340</text:p>
          </table:table-cell>
          <table:table-cell table:formula="of:=[.A150]*[.B150]" office:value-type="float" office:value="351000">
            <text:p>35100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340">
            <text:p>2340</text:p>
          </table:table-cell>
          <table:table-cell table:formula="of:=[.A151]*[.B151]" office:value-type="float" office:value="353340">
            <text:p>353340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340">
            <text:p>2340</text:p>
          </table:table-cell>
          <table:table-cell table:formula="of:=[.A152]*[.B152]" office:value-type="float" office:value="355680">
            <text:p>355680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340">
            <text:p>2340</text:p>
          </table:table-cell>
          <table:table-cell table:formula="of:=[.A153]*[.B153]" office:value-type="float" office:value="358020">
            <text:p>358020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340">
            <text:p>2340</text:p>
          </table:table-cell>
          <table:table-cell table:formula="of:=[.A154]*[.B154]" office:value-type="float" office:value="360360">
            <text:p>360360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340">
            <text:p>2340</text:p>
          </table:table-cell>
          <table:table-cell table:formula="of:=[.A155]*[.B155]" office:value-type="float" office:value="362700">
            <text:p>362700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340">
            <text:p>2340</text:p>
          </table:table-cell>
          <table:table-cell table:formula="of:=[.A156]*[.B156]" office:value-type="float" office:value="365040">
            <text:p>365040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340">
            <text:p>2340</text:p>
          </table:table-cell>
          <table:table-cell table:formula="of:=[.A157]*[.B157]" office:value-type="float" office:value="367380">
            <text:p>367380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340">
            <text:p>2340</text:p>
          </table:table-cell>
          <table:table-cell table:formula="of:=[.A158]*[.B158]" office:value-type="float" office:value="369720">
            <text:p>36972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340">
            <text:p>2340</text:p>
          </table:table-cell>
          <table:table-cell table:formula="of:=[.A159]*[.B159]" office:value-type="float" office:value="372060">
            <text:p>372060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340">
            <text:p>2340</text:p>
          </table:table-cell>
          <table:table-cell table:formula="of:=[.A160]*[.B160]" office:value-type="float" office:value="374400">
            <text:p>37440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340">
            <text:p>2340</text:p>
          </table:table-cell>
          <table:table-cell table:formula="of:=[.A161]*[.B161]" office:value-type="float" office:value="376740">
            <text:p>376740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340">
            <text:p>2340</text:p>
          </table:table-cell>
          <table:table-cell table:formula="of:=[.A162]*[.B162]" office:value-type="float" office:value="379080">
            <text:p>379080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340">
            <text:p>2340</text:p>
          </table:table-cell>
          <table:table-cell table:formula="of:=[.A163]*[.B163]" office:value-type="float" office:value="381420">
            <text:p>381420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340">
            <text:p>2340</text:p>
          </table:table-cell>
          <table:table-cell table:formula="of:=[.A164]*[.B164]" office:value-type="float" office:value="383760">
            <text:p>38376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340">
            <text:p>2340</text:p>
          </table:table-cell>
          <table:table-cell table:formula="of:=[.A165]*[.B165]" office:value-type="float" office:value="386100">
            <text:p>386100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340">
            <text:p>2340</text:p>
          </table:table-cell>
          <table:table-cell table:formula="of:=[.A166]*[.B166]" office:value-type="float" office:value="388440">
            <text:p>388440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340">
            <text:p>2340</text:p>
          </table:table-cell>
          <table:table-cell table:formula="of:=[.A167]*[.B167]" office:value-type="float" office:value="390780">
            <text:p>390780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340">
            <text:p>2340</text:p>
          </table:table-cell>
          <table:table-cell table:formula="of:=[.A168]*[.B168]" office:value-type="float" office:value="393120">
            <text:p>393120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340">
            <text:p>2340</text:p>
          </table:table-cell>
          <table:table-cell table:formula="of:=[.A169]*[.B169]" office:value-type="float" office:value="395460">
            <text:p>39546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340">
            <text:p>2340</text:p>
          </table:table-cell>
          <table:table-cell table:formula="of:=[.A170]*[.B170]" office:value-type="float" office:value="397800">
            <text:p>39780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340">
            <text:p>2340</text:p>
          </table:table-cell>
          <table:table-cell table:formula="of:=[.A171]*[.B171]" office:value-type="float" office:value="400140">
            <text:p>400140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340">
            <text:p>2340</text:p>
          </table:table-cell>
          <table:table-cell table:formula="of:=[.A172]*[.B172]" office:value-type="float" office:value="402480">
            <text:p>402480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340">
            <text:p>2340</text:p>
          </table:table-cell>
          <table:table-cell table:formula="of:=[.A173]*[.B173]" office:value-type="float" office:value="404820">
            <text:p>404820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340">
            <text:p>2340</text:p>
          </table:table-cell>
          <table:table-cell table:formula="of:=[.A174]*[.B174]" office:value-type="float" office:value="407160">
            <text:p>407160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340">
            <text:p>2340</text:p>
          </table:table-cell>
          <table:table-cell table:formula="of:=[.A175]*[.B175]" office:value-type="float" office:value="409500">
            <text:p>40950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340">
            <text:p>2340</text:p>
          </table:table-cell>
          <table:table-cell table:formula="of:=[.A176]*[.B176]" office:value-type="float" office:value="411840">
            <text:p>411840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340">
            <text:p>2340</text:p>
          </table:table-cell>
          <table:table-cell table:formula="of:=[.A177]*[.B177]" office:value-type="float" office:value="414180">
            <text:p>414180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340">
            <text:p>2340</text:p>
          </table:table-cell>
          <table:table-cell table:formula="of:=[.A178]*[.B178]" office:value-type="float" office:value="416520">
            <text:p>416520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340">
            <text:p>2340</text:p>
          </table:table-cell>
          <table:table-cell table:formula="of:=[.A179]*[.B179]" office:value-type="float" office:value="418860">
            <text:p>418860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340">
            <text:p>2340</text:p>
          </table:table-cell>
          <table:table-cell table:formula="of:=[.A180]*[.B180]" office:value-type="float" office:value="421200">
            <text:p>42120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340">
            <text:p>2340</text:p>
          </table:table-cell>
          <table:table-cell table:formula="of:=[.A181]*[.B181]" office:value-type="float" office:value="423540">
            <text:p>42354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340">
            <text:p>2340</text:p>
          </table:table-cell>
          <table:table-cell table:formula="of:=[.A182]*[.B182]" office:value-type="float" office:value="425880">
            <text:p>425880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340">
            <text:p>2340</text:p>
          </table:table-cell>
          <table:table-cell table:formula="of:=[.A183]*[.B183]" office:value-type="float" office:value="428220">
            <text:p>428220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340">
            <text:p>2340</text:p>
          </table:table-cell>
          <table:table-cell table:formula="of:=[.A184]*[.B184]" office:value-type="float" office:value="430560">
            <text:p>430560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340">
            <text:p>2340</text:p>
          </table:table-cell>
          <table:table-cell table:formula="of:=[.A185]*[.B185]" office:value-type="float" office:value="432900">
            <text:p>432900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340">
            <text:p>2340</text:p>
          </table:table-cell>
          <table:table-cell table:formula="of:=[.A186]*[.B186]" office:value-type="float" office:value="435240">
            <text:p>43524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340">
            <text:p>2340</text:p>
          </table:table-cell>
          <table:table-cell table:formula="of:=[.A187]*[.B187]" office:value-type="float" office:value="437580">
            <text:p>43758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340">
            <text:p>2340</text:p>
          </table:table-cell>
          <table:table-cell table:formula="of:=[.A188]*[.B188]" office:value-type="float" office:value="439920">
            <text:p>439920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340">
            <text:p>2340</text:p>
          </table:table-cell>
          <table:table-cell table:formula="of:=[.A189]*[.B189]" office:value-type="float" office:value="442260">
            <text:p>442260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340">
            <text:p>2340</text:p>
          </table:table-cell>
          <table:table-cell table:formula="of:=[.A190]*[.B190]" office:value-type="float" office:value="444600">
            <text:p>44460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340">
            <text:p>2340</text:p>
          </table:table-cell>
          <table:table-cell table:formula="of:=[.A191]*[.B191]" office:value-type="float" office:value="446940">
            <text:p>446940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340">
            <text:p>2340</text:p>
          </table:table-cell>
          <table:table-cell table:formula="of:=[.A192]*[.B192]" office:value-type="float" office:value="449280">
            <text:p>449280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340">
            <text:p>2340</text:p>
          </table:table-cell>
          <table:table-cell table:formula="of:=[.A193]*[.B193]" office:value-type="float" office:value="451620">
            <text:p>451620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340">
            <text:p>2340</text:p>
          </table:table-cell>
          <table:table-cell table:formula="of:=[.A194]*[.B194]" office:value-type="float" office:value="453960">
            <text:p>453960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340">
            <text:p>2340</text:p>
          </table:table-cell>
          <table:table-cell table:formula="of:=[.A195]*[.B195]" office:value-type="float" office:value="456300">
            <text:p>456300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340">
            <text:p>2340</text:p>
          </table:table-cell>
          <table:table-cell table:formula="of:=[.A196]*[.B196]" office:value-type="float" office:value="458640">
            <text:p>458640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340">
            <text:p>2340</text:p>
          </table:table-cell>
          <table:table-cell table:formula="of:=[.A197]*[.B197]" office:value-type="float" office:value="460980">
            <text:p>460980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340">
            <text:p>2340</text:p>
          </table:table-cell>
          <table:table-cell table:formula="of:=[.A198]*[.B198]" office:value-type="float" office:value="463320">
            <text:p>463320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340">
            <text:p>2340</text:p>
          </table:table-cell>
          <table:table-cell table:formula="of:=[.A199]*[.B199]" office:value-type="float" office:value="465660">
            <text:p>465660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340">
            <text:p>2340</text:p>
          </table:table-cell>
          <table:table-cell table:formula="of:=[.A200]*[.B200]" office:value-type="float" office:value="468000">
            <text:p>46800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340">
            <text:p>2340</text:p>
          </table:table-cell>
          <table:table-cell table:formula="of:=[.A201]*[.B201]" office:value-type="float" office:value="470340">
            <text:p>470340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340">
            <text:p>2340</text:p>
          </table:table-cell>
          <table:table-cell table:formula="of:=[.A202]*[.B202]" office:value-type="float" office:value="472680">
            <text:p>472680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340">
            <text:p>2340</text:p>
          </table:table-cell>
          <table:table-cell table:formula="of:=[.A203]*[.B203]" office:value-type="float" office:value="475020">
            <text:p>475020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340">
            <text:p>2340</text:p>
          </table:table-cell>
          <table:table-cell table:formula="of:=[.A204]*[.B204]" office:value-type="float" office:value="477360">
            <text:p>477360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340">
            <text:p>2340</text:p>
          </table:table-cell>
          <table:table-cell table:formula="of:=[.A205]*[.B205]" office:value-type="float" office:value="479700">
            <text:p>479700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340">
            <text:p>2340</text:p>
          </table:table-cell>
          <table:table-cell table:formula="of:=[.A206]*[.B206]" office:value-type="float" office:value="482040">
            <text:p>482040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340">
            <text:p>2340</text:p>
          </table:table-cell>
          <table:table-cell table:formula="of:=[.A207]*[.B207]" office:value-type="float" office:value="484380">
            <text:p>484380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340">
            <text:p>2340</text:p>
          </table:table-cell>
          <table:table-cell table:formula="of:=[.A208]*[.B208]" office:value-type="float" office:value="486720">
            <text:p>486720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340">
            <text:p>2340</text:p>
          </table:table-cell>
          <table:table-cell table:formula="of:=[.A209]*[.B209]" office:value-type="float" office:value="489060">
            <text:p>489060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340">
            <text:p>2340</text:p>
          </table:table-cell>
          <table:table-cell table:formula="of:=[.A210]*[.B210]" office:value-type="float" office:value="491400">
            <text:p>49140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340">
            <text:p>2340</text:p>
          </table:table-cell>
          <table:table-cell table:formula="of:=[.A211]*[.B211]" office:value-type="float" office:value="493740">
            <text:p>493740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340">
            <text:p>2340</text:p>
          </table:table-cell>
          <table:table-cell table:formula="of:=[.A212]*[.B212]" office:value-type="float" office:value="496080">
            <text:p>496080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340">
            <text:p>2340</text:p>
          </table:table-cell>
          <table:table-cell table:formula="of:=[.A213]*[.B213]" office:value-type="float" office:value="498420">
            <text:p>498420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340">
            <text:p>2340</text:p>
          </table:table-cell>
          <table:table-cell table:formula="of:=[.A214]*[.B214]" office:value-type="float" office:value="500760">
            <text:p>500760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340">
            <text:p>2340</text:p>
          </table:table-cell>
          <table:table-cell table:formula="of:=[.A215]*[.B215]" office:value-type="float" office:value="503100">
            <text:p>503100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340">
            <text:p>2340</text:p>
          </table:table-cell>
          <table:table-cell table:formula="of:=[.A216]*[.B216]" office:value-type="float" office:value="505440">
            <text:p>505440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340">
            <text:p>2340</text:p>
          </table:table-cell>
          <table:table-cell table:formula="of:=[.A217]*[.B217]" office:value-type="float" office:value="507780">
            <text:p>507780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340">
            <text:p>2340</text:p>
          </table:table-cell>
          <table:table-cell table:formula="of:=[.A218]*[.B218]" office:value-type="float" office:value="510120">
            <text:p>510120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340">
            <text:p>2340</text:p>
          </table:table-cell>
          <table:table-cell table:formula="of:=[.A219]*[.B219]" office:value-type="float" office:value="512460">
            <text:p>512460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340">
            <text:p>2340</text:p>
          </table:table-cell>
          <table:table-cell table:formula="of:=[.A220]*[.B220]" office:value-type="float" office:value="514800">
            <text:p>51480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340">
            <text:p>2340</text:p>
          </table:table-cell>
          <table:table-cell table:formula="of:=[.A221]*[.B221]" office:value-type="float" office:value="517140">
            <text:p>517140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340">
            <text:p>2340</text:p>
          </table:table-cell>
          <table:table-cell table:formula="of:=[.A222]*[.B222]" office:value-type="float" office:value="519480">
            <text:p>519480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340">
            <text:p>2340</text:p>
          </table:table-cell>
          <table:table-cell table:formula="of:=[.A223]*[.B223]" office:value-type="float" office:value="521820">
            <text:p>521820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340">
            <text:p>2340</text:p>
          </table:table-cell>
          <table:table-cell table:formula="of:=[.A224]*[.B224]" office:value-type="float" office:value="524160">
            <text:p>524160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340">
            <text:p>2340</text:p>
          </table:table-cell>
          <table:table-cell table:formula="of:=[.A225]*[.B225]" office:value-type="float" office:value="526500">
            <text:p>52650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340">
            <text:p>2340</text:p>
          </table:table-cell>
          <table:table-cell table:formula="of:=[.A226]*[.B226]" office:value-type="float" office:value="528840">
            <text:p>528840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340">
            <text:p>2340</text:p>
          </table:table-cell>
          <table:table-cell table:formula="of:=[.A227]*[.B227]" office:value-type="float" office:value="531180">
            <text:p>531180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340">
            <text:p>2340</text:p>
          </table:table-cell>
          <table:table-cell table:formula="of:=[.A228]*[.B228]" office:value-type="float" office:value="533520">
            <text:p>533520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340">
            <text:p>2340</text:p>
          </table:table-cell>
          <table:table-cell table:formula="of:=[.A229]*[.B229]" office:value-type="float" office:value="535860">
            <text:p>535860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340">
            <text:p>2340</text:p>
          </table:table-cell>
          <table:table-cell table:formula="of:=[.A230]*[.B230]" office:value-type="float" office:value="538200">
            <text:p>53820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340">
            <text:p>2340</text:p>
          </table:table-cell>
          <table:table-cell table:formula="of:=[.A231]*[.B231]" office:value-type="float" office:value="540540">
            <text:p>540540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340">
            <text:p>2340</text:p>
          </table:table-cell>
          <table:table-cell table:formula="of:=[.A232]*[.B232]" office:value-type="float" office:value="542880">
            <text:p>542880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340">
            <text:p>2340</text:p>
          </table:table-cell>
          <table:table-cell table:formula="of:=[.A233]*[.B233]" office:value-type="float" office:value="545220">
            <text:p>545220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340">
            <text:p>2340</text:p>
          </table:table-cell>
          <table:table-cell table:formula="of:=[.A234]*[.B234]" office:value-type="float" office:value="547560">
            <text:p>547560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340">
            <text:p>2340</text:p>
          </table:table-cell>
          <table:table-cell table:formula="of:=[.A235]*[.B235]" office:value-type="float" office:value="549900">
            <text:p>549900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340">
            <text:p>2340</text:p>
          </table:table-cell>
          <table:table-cell table:formula="of:=[.A236]*[.B236]" office:value-type="float" office:value="552240">
            <text:p>55224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340">
            <text:p>2340</text:p>
          </table:table-cell>
          <table:table-cell table:formula="of:=[.A237]*[.B237]" office:value-type="float" office:value="554580">
            <text:p>554580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340">
            <text:p>2340</text:p>
          </table:table-cell>
          <table:table-cell table:formula="of:=[.A238]*[.B238]" office:value-type="float" office:value="556920">
            <text:p>556920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340">
            <text:p>2340</text:p>
          </table:table-cell>
          <table:table-cell table:formula="of:=[.A239]*[.B239]" office:value-type="float" office:value="559260">
            <text:p>559260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340">
            <text:p>2340</text:p>
          </table:table-cell>
          <table:table-cell table:formula="of:=[.A240]*[.B240]" office:value-type="float" office:value="561600">
            <text:p>56160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340">
            <text:p>2340</text:p>
          </table:table-cell>
          <table:table-cell table:formula="of:=[.A241]*[.B241]" office:value-type="float" office:value="563940">
            <text:p>563940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340">
            <text:p>2340</text:p>
          </table:table-cell>
          <table:table-cell table:formula="of:=[.A242]*[.B242]" office:value-type="float" office:value="566280">
            <text:p>566280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340">
            <text:p>2340</text:p>
          </table:table-cell>
          <table:table-cell table:formula="of:=[.A243]*[.B243]" office:value-type="float" office:value="568620">
            <text:p>568620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340">
            <text:p>2340</text:p>
          </table:table-cell>
          <table:table-cell table:formula="of:=[.A244]*[.B244]" office:value-type="float" office:value="570960">
            <text:p>570960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340">
            <text:p>2340</text:p>
          </table:table-cell>
          <table:table-cell table:formula="of:=[.A245]*[.B245]" office:value-type="float" office:value="573300">
            <text:p>573300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340">
            <text:p>2340</text:p>
          </table:table-cell>
          <table:table-cell table:formula="of:=[.A246]*[.B246]" office:value-type="float" office:value="575640">
            <text:p>575640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340">
            <text:p>2340</text:p>
          </table:table-cell>
          <table:table-cell table:formula="of:=[.A247]*[.B247]" office:value-type="float" office:value="577980">
            <text:p>577980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340">
            <text:p>2340</text:p>
          </table:table-cell>
          <table:table-cell table:formula="of:=[.A248]*[.B248]" office:value-type="float" office:value="580320">
            <text:p>58032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340">
            <text:p>2340</text:p>
          </table:table-cell>
          <table:table-cell table:formula="of:=[.A249]*[.B249]" office:value-type="float" office:value="582660">
            <text:p>582660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340">
            <text:p>2340</text:p>
          </table:table-cell>
          <table:table-cell table:formula="of:=[.A250]*[.B250]" office:value-type="float" office:value="585000">
            <text:p>5850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340">
            <text:p>2340</text:p>
          </table:table-cell>
          <table:table-cell table:formula="of:=[.A251]*[.B251]" office:value-type="float" office:value="587340">
            <text:p>587340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340">
            <text:p>2340</text:p>
          </table:table-cell>
          <table:table-cell table:formula="of:=[.A252]*[.B252]" office:value-type="float" office:value="589680">
            <text:p>589680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340">
            <text:p>2340</text:p>
          </table:table-cell>
          <table:table-cell table:formula="of:=[.A253]*[.B253]" office:value-type="float" office:value="592020">
            <text:p>592020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340">
            <text:p>2340</text:p>
          </table:table-cell>
          <table:table-cell table:formula="of:=[.A254]*[.B254]" office:value-type="float" office:value="594360">
            <text:p>594360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340">
            <text:p>2340</text:p>
          </table:table-cell>
          <table:table-cell table:formula="of:=[.A255]*[.B255]" office:value-type="float" office:value="596700">
            <text:p>596700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340">
            <text:p>2340</text:p>
          </table:table-cell>
          <table:table-cell table:formula="of:=[.A256]*[.B256]" office:value-type="float" office:value="599040">
            <text:p>599040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340">
            <text:p>2340</text:p>
          </table:table-cell>
          <table:table-cell table:formula="of:=[.A257]*[.B257]" office:value-type="float" office:value="601380">
            <text:p>601380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340">
            <text:p>2340</text:p>
          </table:table-cell>
          <table:table-cell table:formula="of:=[.A258]*[.B258]" office:value-type="float" office:value="603720">
            <text:p>603720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340">
            <text:p>2340</text:p>
          </table:table-cell>
          <table:table-cell table:formula="of:=[.A259]*[.B259]" office:value-type="float" office:value="606060">
            <text:p>606060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340">
            <text:p>2340</text:p>
          </table:table-cell>
          <table:table-cell table:formula="of:=[.A260]*[.B260]" office:value-type="float" office:value="608400">
            <text:p>60840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340">
            <text:p>2340</text:p>
          </table:table-cell>
          <table:table-cell table:formula="of:=[.A261]*[.B261]" office:value-type="float" office:value="610740">
            <text:p>610740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340">
            <text:p>2340</text:p>
          </table:table-cell>
          <table:table-cell table:formula="of:=[.A262]*[.B262]" office:value-type="float" office:value="613080">
            <text:p>613080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340">
            <text:p>2340</text:p>
          </table:table-cell>
          <table:table-cell table:formula="of:=[.A263]*[.B263]" office:value-type="float" office:value="615420">
            <text:p>615420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340">
            <text:p>2340</text:p>
          </table:table-cell>
          <table:table-cell table:formula="of:=[.A264]*[.B264]" office:value-type="float" office:value="617760">
            <text:p>617760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340">
            <text:p>2340</text:p>
          </table:table-cell>
          <table:table-cell table:formula="of:=[.A265]*[.B265]" office:value-type="float" office:value="620100">
            <text:p>620100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340">
            <text:p>2340</text:p>
          </table:table-cell>
          <table:table-cell table:formula="of:=[.A266]*[.B266]" office:value-type="float" office:value="622440">
            <text:p>622440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340">
            <text:p>2340</text:p>
          </table:table-cell>
          <table:table-cell table:formula="of:=[.A267]*[.B267]" office:value-type="float" office:value="624780">
            <text:p>624780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340">
            <text:p>2340</text:p>
          </table:table-cell>
          <table:table-cell table:formula="of:=[.A268]*[.B268]" office:value-type="float" office:value="627120">
            <text:p>627120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340">
            <text:p>2340</text:p>
          </table:table-cell>
          <table:table-cell table:formula="of:=[.A269]*[.B269]" office:value-type="float" office:value="629460">
            <text:p>629460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340">
            <text:p>2340</text:p>
          </table:table-cell>
          <table:table-cell table:formula="of:=[.A270]*[.B270]" office:value-type="float" office:value="631800">
            <text:p>63180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340">
            <text:p>2340</text:p>
          </table:table-cell>
          <table:table-cell table:formula="of:=[.A271]*[.B271]" office:value-type="float" office:value="634140">
            <text:p>634140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340">
            <text:p>2340</text:p>
          </table:table-cell>
          <table:table-cell table:formula="of:=[.A272]*[.B272]" office:value-type="float" office:value="636480">
            <text:p>636480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340">
            <text:p>2340</text:p>
          </table:table-cell>
          <table:table-cell table:formula="of:=[.A273]*[.B273]" office:value-type="float" office:value="638820">
            <text:p>638820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340">
            <text:p>2340</text:p>
          </table:table-cell>
          <table:table-cell table:formula="of:=[.A274]*[.B274]" office:value-type="float" office:value="641160">
            <text:p>641160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340">
            <text:p>2340</text:p>
          </table:table-cell>
          <table:table-cell table:formula="of:=[.A275]*[.B275]" office:value-type="float" office:value="643500">
            <text:p>64350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340">
            <text:p>2340</text:p>
          </table:table-cell>
          <table:table-cell table:formula="of:=[.A276]*[.B276]" office:value-type="float" office:value="645840">
            <text:p>645840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340">
            <text:p>2340</text:p>
          </table:table-cell>
          <table:table-cell table:formula="of:=[.A277]*[.B277]" office:value-type="float" office:value="648180">
            <text:p>648180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340">
            <text:p>2340</text:p>
          </table:table-cell>
          <table:table-cell table:formula="of:=[.A278]*[.B278]" office:value-type="float" office:value="650520">
            <text:p>650520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340">
            <text:p>2340</text:p>
          </table:table-cell>
          <table:table-cell table:formula="of:=[.A279]*[.B279]" office:value-type="float" office:value="652860">
            <text:p>652860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340">
            <text:p>2340</text:p>
          </table:table-cell>
          <table:table-cell table:formula="of:=[.A280]*[.B280]" office:value-type="float" office:value="655200">
            <text:p>65520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340">
            <text:p>2340</text:p>
          </table:table-cell>
          <table:table-cell table:formula="of:=[.A281]*[.B281]" office:value-type="float" office:value="657540">
            <text:p>657540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340">
            <text:p>2340</text:p>
          </table:table-cell>
          <table:table-cell table:formula="of:=[.A282]*[.B282]" office:value-type="float" office:value="659880">
            <text:p>659880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340">
            <text:p>2340</text:p>
          </table:table-cell>
          <table:table-cell table:formula="of:=[.A283]*[.B283]" office:value-type="float" office:value="662220">
            <text:p>662220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340">
            <text:p>2340</text:p>
          </table:table-cell>
          <table:table-cell table:formula="of:=[.A284]*[.B284]" office:value-type="float" office:value="664560">
            <text:p>664560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340">
            <text:p>2340</text:p>
          </table:table-cell>
          <table:table-cell table:formula="of:=[.A285]*[.B285]" office:value-type="float" office:value="666900">
            <text:p>666900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340">
            <text:p>2340</text:p>
          </table:table-cell>
          <table:table-cell table:formula="of:=[.A286]*[.B286]" office:value-type="float" office:value="669240">
            <text:p>669240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340">
            <text:p>2340</text:p>
          </table:table-cell>
          <table:table-cell table:formula="of:=[.A287]*[.B287]" office:value-type="float" office:value="671580">
            <text:p>671580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340">
            <text:p>2340</text:p>
          </table:table-cell>
          <table:table-cell table:formula="of:=[.A288]*[.B288]" office:value-type="float" office:value="673920">
            <text:p>673920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340">
            <text:p>2340</text:p>
          </table:table-cell>
          <table:table-cell table:formula="of:=[.A289]*[.B289]" office:value-type="float" office:value="676260">
            <text:p>676260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340">
            <text:p>2340</text:p>
          </table:table-cell>
          <table:table-cell table:formula="of:=[.A290]*[.B290]" office:value-type="float" office:value="678600">
            <text:p>67860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340">
            <text:p>2340</text:p>
          </table:table-cell>
          <table:table-cell table:formula="of:=[.A291]*[.B291]" office:value-type="float" office:value="680940">
            <text:p>680940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340">
            <text:p>2340</text:p>
          </table:table-cell>
          <table:table-cell table:formula="of:=[.A292]*[.B292]" office:value-type="float" office:value="683280">
            <text:p>683280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340">
            <text:p>2340</text:p>
          </table:table-cell>
          <table:table-cell table:formula="of:=[.A293]*[.B293]" office:value-type="float" office:value="685620">
            <text:p>685620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340">
            <text:p>2340</text:p>
          </table:table-cell>
          <table:table-cell table:formula="of:=[.A294]*[.B294]" office:value-type="float" office:value="687960">
            <text:p>687960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340">
            <text:p>2340</text:p>
          </table:table-cell>
          <table:table-cell table:formula="of:=[.A295]*[.B295]" office:value-type="float" office:value="690300">
            <text:p>690300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340">
            <text:p>2340</text:p>
          </table:table-cell>
          <table:table-cell table:formula="of:=[.A296]*[.B296]" office:value-type="float" office:value="692640">
            <text:p>692640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340">
            <text:p>2340</text:p>
          </table:table-cell>
          <table:table-cell table:formula="of:=[.A297]*[.B297]" office:value-type="float" office:value="694980">
            <text:p>694980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340">
            <text:p>2340</text:p>
          </table:table-cell>
          <table:table-cell table:formula="of:=[.A298]*[.B298]" office:value-type="float" office:value="697320">
            <text:p>697320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340">
            <text:p>2340</text:p>
          </table:table-cell>
          <table:table-cell table:formula="of:=[.A299]*[.B299]" office:value-type="float" office:value="699660">
            <text:p>699660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340">
            <text:p>2340</text:p>
          </table:table-cell>
          <table:table-cell table:formula="of:=[.A300]*[.B300]" office:value-type="float" office:value="702000">
            <text:p>70200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340">
            <text:p>2340</text:p>
          </table:table-cell>
          <table:table-cell table:formula="of:=[.A301]*[.B301]" office:value-type="float" office:value="704340">
            <text:p>704340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340">
            <text:p>2340</text:p>
          </table:table-cell>
          <table:table-cell table:formula="of:=[.A302]*[.B302]" office:value-type="float" office:value="706680">
            <text:p>706680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340">
            <text:p>2340</text:p>
          </table:table-cell>
          <table:table-cell table:formula="of:=[.A303]*[.B303]" office:value-type="float" office:value="709020">
            <text:p>709020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340">
            <text:p>2340</text:p>
          </table:table-cell>
          <table:table-cell table:formula="of:=[.A304]*[.B304]" office:value-type="float" office:value="711360">
            <text:p>711360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340">
            <text:p>2340</text:p>
          </table:table-cell>
          <table:table-cell table:formula="of:=[.A305]*[.B305]" office:value-type="float" office:value="713700">
            <text:p>713700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340">
            <text:p>2340</text:p>
          </table:table-cell>
          <table:table-cell table:formula="of:=[.A306]*[.B306]" office:value-type="float" office:value="716040">
            <text:p>716040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340">
            <text:p>2340</text:p>
          </table:table-cell>
          <table:table-cell table:formula="of:=[.A307]*[.B307]" office:value-type="float" office:value="718380">
            <text:p>718380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340">
            <text:p>2340</text:p>
          </table:table-cell>
          <table:table-cell table:formula="of:=[.A308]*[.B308]" office:value-type="float" office:value="720720">
            <text:p>720720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340">
            <text:p>2340</text:p>
          </table:table-cell>
          <table:table-cell table:formula="of:=[.A309]*[.B309]" office:value-type="float" office:value="723060">
            <text:p>723060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340">
            <text:p>2340</text:p>
          </table:table-cell>
          <table:table-cell table:formula="of:=[.A310]*[.B310]" office:value-type="float" office:value="725400">
            <text:p>72540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340">
            <text:p>2340</text:p>
          </table:table-cell>
          <table:table-cell table:formula="of:=[.A311]*[.B311]" office:value-type="float" office:value="727740">
            <text:p>727740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340">
            <text:p>2340</text:p>
          </table:table-cell>
          <table:table-cell table:formula="of:=[.A312]*[.B312]" office:value-type="float" office:value="730080">
            <text:p>730080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340">
            <text:p>2340</text:p>
          </table:table-cell>
          <table:table-cell table:formula="of:=[.A313]*[.B313]" office:value-type="float" office:value="732420">
            <text:p>732420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340">
            <text:p>2340</text:p>
          </table:table-cell>
          <table:table-cell table:formula="of:=[.A314]*[.B314]" office:value-type="float" office:value="734760">
            <text:p>734760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340">
            <text:p>2340</text:p>
          </table:table-cell>
          <table:table-cell table:formula="of:=[.A315]*[.B315]" office:value-type="float" office:value="737100">
            <text:p>737100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340">
            <text:p>2340</text:p>
          </table:table-cell>
          <table:table-cell table:formula="of:=[.A316]*[.B316]" office:value-type="float" office:value="739440">
            <text:p>739440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340">
            <text:p>2340</text:p>
          </table:table-cell>
          <table:table-cell table:formula="of:=[.A317]*[.B317]" office:value-type="float" office:value="741780">
            <text:p>741780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340">
            <text:p>2340</text:p>
          </table:table-cell>
          <table:table-cell table:formula="of:=[.A318]*[.B318]" office:value-type="float" office:value="744120">
            <text:p>744120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340">
            <text:p>2340</text:p>
          </table:table-cell>
          <table:table-cell table:formula="of:=[.A319]*[.B319]" office:value-type="float" office:value="746460">
            <text:p>746460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340">
            <text:p>2340</text:p>
          </table:table-cell>
          <table:table-cell table:formula="of:=[.A320]*[.B320]" office:value-type="float" office:value="748800">
            <text:p>74880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340">
            <text:p>2340</text:p>
          </table:table-cell>
          <table:table-cell table:formula="of:=[.A321]*[.B321]" office:value-type="float" office:value="751140">
            <text:p>751140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340">
            <text:p>2340</text:p>
          </table:table-cell>
          <table:table-cell table:formula="of:=[.A322]*[.B322]" office:value-type="float" office:value="753480">
            <text:p>753480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340">
            <text:p>2340</text:p>
          </table:table-cell>
          <table:table-cell table:formula="of:=[.A323]*[.B323]" office:value-type="float" office:value="755820">
            <text:p>755820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340">
            <text:p>2340</text:p>
          </table:table-cell>
          <table:table-cell table:formula="of:=[.A324]*[.B324]" office:value-type="float" office:value="758160">
            <text:p>758160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340">
            <text:p>2340</text:p>
          </table:table-cell>
          <table:table-cell table:formula="of:=[.A325]*[.B325]" office:value-type="float" office:value="760500">
            <text:p>76050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340">
            <text:p>2340</text:p>
          </table:table-cell>
          <table:table-cell table:formula="of:=[.A326]*[.B326]" office:value-type="float" office:value="762840">
            <text:p>76284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340">
            <text:p>2340</text:p>
          </table:table-cell>
          <table:table-cell table:formula="of:=[.A327]*[.B327]" office:value-type="float" office:value="765180">
            <text:p>76518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340">
            <text:p>2340</text:p>
          </table:table-cell>
          <table:table-cell table:formula="of:=[.A328]*[.B328]" office:value-type="float" office:value="767520">
            <text:p>76752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340">
            <text:p>2340</text:p>
          </table:table-cell>
          <table:table-cell table:formula="of:=[.A329]*[.B329]" office:value-type="float" office:value="769860">
            <text:p>769860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340">
            <text:p>2340</text:p>
          </table:table-cell>
          <table:table-cell table:formula="of:=[.A330]*[.B330]" office:value-type="float" office:value="772200">
            <text:p>77220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340">
            <text:p>2340</text:p>
          </table:table-cell>
          <table:table-cell table:formula="of:=[.A331]*[.B331]" office:value-type="float" office:value="774540">
            <text:p>77454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340">
            <text:p>2340</text:p>
          </table:table-cell>
          <table:table-cell table:formula="of:=[.A332]*[.B332]" office:value-type="float" office:value="776880">
            <text:p>77688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340">
            <text:p>2340</text:p>
          </table:table-cell>
          <table:table-cell table:formula="of:=[.A333]*[.B333]" office:value-type="float" office:value="779220">
            <text:p>77922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340">
            <text:p>2340</text:p>
          </table:table-cell>
          <table:table-cell table:formula="of:=[.A334]*[.B334]" office:value-type="float" office:value="781560">
            <text:p>78156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340">
            <text:p>2340</text:p>
          </table:table-cell>
          <table:table-cell table:formula="of:=[.A335]*[.B335]" office:value-type="float" office:value="783900">
            <text:p>78390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340">
            <text:p>2340</text:p>
          </table:table-cell>
          <table:table-cell table:formula="of:=[.A336]*[.B336]" office:value-type="float" office:value="786240">
            <text:p>78624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340">
            <text:p>2340</text:p>
          </table:table-cell>
          <table:table-cell table:formula="of:=[.A337]*[.B337]" office:value-type="float" office:value="788580">
            <text:p>788580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340">
            <text:p>2340</text:p>
          </table:table-cell>
          <table:table-cell table:formula="of:=[.A338]*[.B338]" office:value-type="float" office:value="790920">
            <text:p>790920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340">
            <text:p>2340</text:p>
          </table:table-cell>
          <table:table-cell table:formula="of:=[.A339]*[.B339]" office:value-type="float" office:value="793260">
            <text:p>793260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340">
            <text:p>2340</text:p>
          </table:table-cell>
          <table:table-cell table:formula="of:=[.A340]*[.B340]" office:value-type="float" office:value="795600">
            <text:p>79560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340">
            <text:p>2340</text:p>
          </table:table-cell>
          <table:table-cell table:formula="of:=[.A341]*[.B341]" office:value-type="float" office:value="797940">
            <text:p>797940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340">
            <text:p>2340</text:p>
          </table:table-cell>
          <table:table-cell table:formula="of:=[.A342]*[.B342]" office:value-type="float" office:value="800280">
            <text:p>800280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340">
            <text:p>2340</text:p>
          </table:table-cell>
          <table:table-cell table:formula="of:=[.A343]*[.B343]" office:value-type="float" office:value="802620">
            <text:p>802620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340">
            <text:p>2340</text:p>
          </table:table-cell>
          <table:table-cell table:formula="of:=[.A344]*[.B344]" office:value-type="float" office:value="804960">
            <text:p>80496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340">
            <text:p>2340</text:p>
          </table:table-cell>
          <table:table-cell table:formula="of:=[.A345]*[.B345]" office:value-type="float" office:value="807300">
            <text:p>807300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340">
            <text:p>2340</text:p>
          </table:table-cell>
          <table:table-cell table:formula="of:=[.A346]*[.B346]" office:value-type="float" office:value="809640">
            <text:p>80964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340">
            <text:p>2340</text:p>
          </table:table-cell>
          <table:table-cell table:formula="of:=[.A347]*[.B347]" office:value-type="float" office:value="811980">
            <text:p>811980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340">
            <text:p>2340</text:p>
          </table:table-cell>
          <table:table-cell table:formula="of:=[.A348]*[.B348]" office:value-type="float" office:value="814320">
            <text:p>81432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340">
            <text:p>2340</text:p>
          </table:table-cell>
          <table:table-cell table:formula="of:=[.A349]*[.B349]" office:value-type="float" office:value="816660">
            <text:p>816660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340">
            <text:p>2340</text:p>
          </table:table-cell>
          <table:table-cell table:formula="of:=[.A350]*[.B350]" office:value-type="float" office:value="819000">
            <text:p>81900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340">
            <text:p>2340</text:p>
          </table:table-cell>
          <table:table-cell table:formula="of:=[.A351]*[.B351]" office:value-type="float" office:value="821340">
            <text:p>821340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340">
            <text:p>2340</text:p>
          </table:table-cell>
          <table:table-cell table:formula="of:=[.A352]*[.B352]" office:value-type="float" office:value="823680">
            <text:p>823680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340">
            <text:p>2340</text:p>
          </table:table-cell>
          <table:table-cell table:formula="of:=[.A353]*[.B353]" office:value-type="float" office:value="826020">
            <text:p>826020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340">
            <text:p>2340</text:p>
          </table:table-cell>
          <table:table-cell table:formula="of:=[.A354]*[.B354]" office:value-type="float" office:value="828360">
            <text:p>82836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340">
            <text:p>2340</text:p>
          </table:table-cell>
          <table:table-cell table:formula="of:=[.A355]*[.B355]" office:value-type="float" office:value="830700">
            <text:p>83070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340">
            <text:p>2340</text:p>
          </table:table-cell>
          <table:table-cell table:formula="of:=[.A356]*[.B356]" office:value-type="float" office:value="833040">
            <text:p>833040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340">
            <text:p>2340</text:p>
          </table:table-cell>
          <table:table-cell table:formula="of:=[.A357]*[.B357]" office:value-type="float" office:value="835380">
            <text:p>835380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340">
            <text:p>2340</text:p>
          </table:table-cell>
          <table:table-cell table:formula="of:=[.A358]*[.B358]" office:value-type="float" office:value="837720">
            <text:p>837720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340">
            <text:p>2340</text:p>
          </table:table-cell>
          <table:table-cell table:formula="of:=[.A359]*[.B359]" office:value-type="float" office:value="840060">
            <text:p>84006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340">
            <text:p>2340</text:p>
          </table:table-cell>
          <table:table-cell table:formula="of:=[.A360]*[.B360]" office:value-type="float" office:value="842400">
            <text:p>84240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340">
            <text:p>2340</text:p>
          </table:table-cell>
          <table:table-cell table:formula="of:=[.A361]*[.B361]" office:value-type="float" office:value="844740">
            <text:p>844740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340">
            <text:p>2340</text:p>
          </table:table-cell>
          <table:table-cell table:formula="of:=[.A362]*[.B362]" office:value-type="float" office:value="847080">
            <text:p>847080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340">
            <text:p>2340</text:p>
          </table:table-cell>
          <table:table-cell table:formula="of:=[.A363]*[.B363]" office:value-type="float" office:value="849420">
            <text:p>849420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340">
            <text:p>2340</text:p>
          </table:table-cell>
          <table:table-cell table:formula="of:=[.A364]*[.B364]" office:value-type="float" office:value="851760">
            <text:p>85176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340">
            <text:p>2340</text:p>
          </table:table-cell>
          <table:table-cell table:formula="of:=[.A365]*[.B365]" office:value-type="float" office:value="854100">
            <text:p>854100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340">
            <text:p>2340</text:p>
          </table:table-cell>
          <table:table-cell table:formula="of:=[.A366]*[.B366]" office:value-type="float" office:value="856440">
            <text:p>856440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340">
            <text:p>2340</text:p>
          </table:table-cell>
          <table:table-cell table:formula="of:=[.A367]*[.B367]" office:value-type="float" office:value="858780">
            <text:p>858780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340">
            <text:p>2340</text:p>
          </table:table-cell>
          <table:table-cell table:formula="of:=[.A368]*[.B368]" office:value-type="float" office:value="861120">
            <text:p>861120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340">
            <text:p>2340</text:p>
          </table:table-cell>
          <table:table-cell table:formula="of:=[.A369]*[.B369]" office:value-type="float" office:value="863460">
            <text:p>863460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340">
            <text:p>2340</text:p>
          </table:table-cell>
          <table:table-cell table:formula="of:=[.A370]*[.B370]" office:value-type="float" office:value="865800">
            <text:p>86580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340">
            <text:p>2340</text:p>
          </table:table-cell>
          <table:table-cell table:formula="of:=[.A371]*[.B371]" office:value-type="float" office:value="868140">
            <text:p>868140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340">
            <text:p>2340</text:p>
          </table:table-cell>
          <table:table-cell table:formula="of:=[.A372]*[.B372]" office:value-type="float" office:value="870480">
            <text:p>870480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340">
            <text:p>2340</text:p>
          </table:table-cell>
          <table:table-cell table:formula="of:=[.A373]*[.B373]" office:value-type="float" office:value="872820">
            <text:p>872820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340">
            <text:p>2340</text:p>
          </table:table-cell>
          <table:table-cell table:formula="of:=[.A374]*[.B374]" office:value-type="float" office:value="875160">
            <text:p>875160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340">
            <text:p>2340</text:p>
          </table:table-cell>
          <table:table-cell table:formula="of:=[.A375]*[.B375]" office:value-type="float" office:value="877500">
            <text:p>87750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340">
            <text:p>2340</text:p>
          </table:table-cell>
          <table:table-cell table:formula="of:=[.A376]*[.B376]" office:value-type="float" office:value="879840">
            <text:p>879840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340">
            <text:p>2340</text:p>
          </table:table-cell>
          <table:table-cell table:formula="of:=[.A377]*[.B377]" office:value-type="float" office:value="882180">
            <text:p>882180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340">
            <text:p>2340</text:p>
          </table:table-cell>
          <table:table-cell table:formula="of:=[.A378]*[.B378]" office:value-type="float" office:value="884520">
            <text:p>884520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340">
            <text:p>2340</text:p>
          </table:table-cell>
          <table:table-cell table:formula="of:=[.A379]*[.B379]" office:value-type="float" office:value="886860">
            <text:p>886860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340">
            <text:p>2340</text:p>
          </table:table-cell>
          <table:table-cell table:formula="of:=[.A380]*[.B380]" office:value-type="float" office:value="889200">
            <text:p>88920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340">
            <text:p>2340</text:p>
          </table:table-cell>
          <table:table-cell table:formula="of:=[.A381]*[.B381]" office:value-type="float" office:value="891540">
            <text:p>891540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340">
            <text:p>2340</text:p>
          </table:table-cell>
          <table:table-cell table:formula="of:=[.A382]*[.B382]" office:value-type="float" office:value="893880">
            <text:p>893880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340">
            <text:p>2340</text:p>
          </table:table-cell>
          <table:table-cell table:formula="of:=[.A383]*[.B383]" office:value-type="float" office:value="896220">
            <text:p>896220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340">
            <text:p>2340</text:p>
          </table:table-cell>
          <table:table-cell table:formula="of:=[.A384]*[.B384]" office:value-type="float" office:value="898560">
            <text:p>898560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340">
            <text:p>2340</text:p>
          </table:table-cell>
          <table:table-cell table:formula="of:=[.A385]*[.B385]" office:value-type="float" office:value="900900">
            <text:p>900900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340">
            <text:p>2340</text:p>
          </table:table-cell>
          <table:table-cell table:formula="of:=[.A386]*[.B386]" office:value-type="float" office:value="903240">
            <text:p>903240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340">
            <text:p>2340</text:p>
          </table:table-cell>
          <table:table-cell table:formula="of:=[.A387]*[.B387]" office:value-type="float" office:value="905580">
            <text:p>905580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340">
            <text:p>2340</text:p>
          </table:table-cell>
          <table:table-cell table:formula="of:=[.A388]*[.B388]" office:value-type="float" office:value="907920">
            <text:p>907920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340">
            <text:p>2340</text:p>
          </table:table-cell>
          <table:table-cell table:formula="of:=[.A389]*[.B389]" office:value-type="float" office:value="910260">
            <text:p>910260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340">
            <text:p>2340</text:p>
          </table:table-cell>
          <table:table-cell table:formula="of:=[.A390]*[.B390]" office:value-type="float" office:value="912600">
            <text:p>91260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340">
            <text:p>2340</text:p>
          </table:table-cell>
          <table:table-cell table:formula="of:=[.A391]*[.B391]" office:value-type="float" office:value="914940">
            <text:p>914940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340">
            <text:p>2340</text:p>
          </table:table-cell>
          <table:table-cell table:formula="of:=[.A392]*[.B392]" office:value-type="float" office:value="917280">
            <text:p>917280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340">
            <text:p>2340</text:p>
          </table:table-cell>
          <table:table-cell table:formula="of:=[.A393]*[.B393]" office:value-type="float" office:value="919620">
            <text:p>919620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340">
            <text:p>2340</text:p>
          </table:table-cell>
          <table:table-cell table:formula="of:=[.A394]*[.B394]" office:value-type="float" office:value="921960">
            <text:p>921960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340">
            <text:p>2340</text:p>
          </table:table-cell>
          <table:table-cell table:formula="of:=[.A395]*[.B395]" office:value-type="float" office:value="924300">
            <text:p>924300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340">
            <text:p>2340</text:p>
          </table:table-cell>
          <table:table-cell table:formula="of:=[.A396]*[.B396]" office:value-type="float" office:value="926640">
            <text:p>926640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340">
            <text:p>2340</text:p>
          </table:table-cell>
          <table:table-cell table:formula="of:=[.A397]*[.B397]" office:value-type="float" office:value="928980">
            <text:p>928980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340">
            <text:p>2340</text:p>
          </table:table-cell>
          <table:table-cell table:formula="of:=[.A398]*[.B398]" office:value-type="float" office:value="931320">
            <text:p>931320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340">
            <text:p>2340</text:p>
          </table:table-cell>
          <table:table-cell table:formula="of:=[.A399]*[.B399]" office:value-type="float" office:value="933660">
            <text:p>933660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340">
            <text:p>2340</text:p>
          </table:table-cell>
          <table:table-cell table:formula="of:=[.A400]*[.B400]" office:value-type="float" office:value="936000">
            <text:p>93600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340">
            <text:p>2340</text:p>
          </table:table-cell>
          <table:table-cell table:formula="of:=[.A401]*[.B401]" office:value-type="float" office:value="938340">
            <text:p>938340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340">
            <text:p>2340</text:p>
          </table:table-cell>
          <table:table-cell table:formula="of:=[.A402]*[.B402]" office:value-type="float" office:value="940680">
            <text:p>940680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340">
            <text:p>2340</text:p>
          </table:table-cell>
          <table:table-cell table:formula="of:=[.A403]*[.B403]" office:value-type="float" office:value="943020">
            <text:p>943020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340">
            <text:p>2340</text:p>
          </table:table-cell>
          <table:table-cell table:formula="of:=[.A404]*[.B404]" office:value-type="float" office:value="945360">
            <text:p>945360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340">
            <text:p>2340</text:p>
          </table:table-cell>
          <table:table-cell table:formula="of:=[.A405]*[.B405]" office:value-type="float" office:value="947700">
            <text:p>947700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340">
            <text:p>2340</text:p>
          </table:table-cell>
          <table:table-cell table:formula="of:=[.A406]*[.B406]" office:value-type="float" office:value="950040">
            <text:p>950040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340">
            <text:p>2340</text:p>
          </table:table-cell>
          <table:table-cell table:formula="of:=[.A407]*[.B407]" office:value-type="float" office:value="952380">
            <text:p>952380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340">
            <text:p>2340</text:p>
          </table:table-cell>
          <table:table-cell table:formula="of:=[.A408]*[.B408]" office:value-type="float" office:value="954720">
            <text:p>954720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340">
            <text:p>2340</text:p>
          </table:table-cell>
          <table:table-cell table:formula="of:=[.A409]*[.B409]" office:value-type="float" office:value="957060">
            <text:p>957060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340">
            <text:p>2340</text:p>
          </table:table-cell>
          <table:table-cell table:formula="of:=[.A410]*[.B410]" office:value-type="float" office:value="959400">
            <text:p>95940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340">
            <text:p>2340</text:p>
          </table:table-cell>
          <table:table-cell table:formula="of:=[.A411]*[.B411]" office:value-type="float" office:value="961740">
            <text:p>961740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340">
            <text:p>2340</text:p>
          </table:table-cell>
          <table:table-cell table:formula="of:=[.A412]*[.B412]" office:value-type="float" office:value="964080">
            <text:p>964080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340">
            <text:p>2340</text:p>
          </table:table-cell>
          <table:table-cell table:formula="of:=[.A413]*[.B413]" office:value-type="float" office:value="966420">
            <text:p>966420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340">
            <text:p>2340</text:p>
          </table:table-cell>
          <table:table-cell table:formula="of:=[.A414]*[.B414]" office:value-type="float" office:value="968760">
            <text:p>968760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340">
            <text:p>2340</text:p>
          </table:table-cell>
          <table:table-cell table:formula="of:=[.A415]*[.B415]" office:value-type="float" office:value="971100">
            <text:p>971100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340">
            <text:p>2340</text:p>
          </table:table-cell>
          <table:table-cell table:formula="of:=[.A416]*[.B416]" office:value-type="float" office:value="973440">
            <text:p>973440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340">
            <text:p>2340</text:p>
          </table:table-cell>
          <table:table-cell table:formula="of:=[.A417]*[.B417]" office:value-type="float" office:value="975780">
            <text:p>975780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340">
            <text:p>2340</text:p>
          </table:table-cell>
          <table:table-cell table:formula="of:=[.A418]*[.B418]" office:value-type="float" office:value="978120">
            <text:p>978120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340">
            <text:p>2340</text:p>
          </table:table-cell>
          <table:table-cell table:formula="of:=[.A419]*[.B419]" office:value-type="float" office:value="980460">
            <text:p>980460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340">
            <text:p>2340</text:p>
          </table:table-cell>
          <table:table-cell table:formula="of:=[.A420]*[.B420]" office:value-type="float" office:value="982800">
            <text:p>98280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340">
            <text:p>2340</text:p>
          </table:table-cell>
          <table:table-cell table:formula="of:=[.A421]*[.B421]" office:value-type="float" office:value="985140">
            <text:p>985140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340">
            <text:p>2340</text:p>
          </table:table-cell>
          <table:table-cell table:formula="of:=[.A422]*[.B422]" office:value-type="float" office:value="987480">
            <text:p>987480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340">
            <text:p>2340</text:p>
          </table:table-cell>
          <table:table-cell table:formula="of:=[.A423]*[.B423]" office:value-type="float" office:value="989820">
            <text:p>989820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340">
            <text:p>2340</text:p>
          </table:table-cell>
          <table:table-cell table:formula="of:=[.A424]*[.B424]" office:value-type="float" office:value="992160">
            <text:p>992160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340">
            <text:p>2340</text:p>
          </table:table-cell>
          <table:table-cell table:formula="of:=[.A425]*[.B425]" office:value-type="float" office:value="994500">
            <text:p>99450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340">
            <text:p>2340</text:p>
          </table:table-cell>
          <table:table-cell table:formula="of:=[.A426]*[.B426]" office:value-type="float" office:value="996840">
            <text:p>996840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340">
            <text:p>2340</text:p>
          </table:table-cell>
          <table:table-cell table:formula="of:=[.A427]*[.B427]" office:value-type="float" office:value="999180">
            <text:p>999180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340">
            <text:p>2340</text:p>
          </table:table-cell>
          <table:table-cell table:formula="of:=[.A428]*[.B428]" office:value-type="float" office:value="1001520">
            <text:p>1001520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340">
            <text:p>2340</text:p>
          </table:table-cell>
          <table:table-cell table:formula="of:=[.A429]*[.B429]" office:value-type="float" office:value="1003860">
            <text:p>1003860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340">
            <text:p>2340</text:p>
          </table:table-cell>
          <table:table-cell table:formula="of:=[.A430]*[.B430]" office:value-type="float" office:value="1006200">
            <text:p>100620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340">
            <text:p>2340</text:p>
          </table:table-cell>
          <table:table-cell table:formula="of:=[.A431]*[.B431]" office:value-type="float" office:value="1008540">
            <text:p>1008540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340">
            <text:p>2340</text:p>
          </table:table-cell>
          <table:table-cell table:formula="of:=[.A432]*[.B432]" office:value-type="float" office:value="1010880">
            <text:p>1010880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340">
            <text:p>2340</text:p>
          </table:table-cell>
          <table:table-cell table:formula="of:=[.A433]*[.B433]" office:value-type="float" office:value="1013220">
            <text:p>1013220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340">
            <text:p>2340</text:p>
          </table:table-cell>
          <table:table-cell table:formula="of:=[.A434]*[.B434]" office:value-type="float" office:value="1015560">
            <text:p>1015560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340">
            <text:p>2340</text:p>
          </table:table-cell>
          <table:table-cell table:formula="of:=[.A435]*[.B435]" office:value-type="float" office:value="1017900">
            <text:p>1017900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340">
            <text:p>2340</text:p>
          </table:table-cell>
          <table:table-cell table:formula="of:=[.A436]*[.B436]" office:value-type="float" office:value="1020240">
            <text:p>1020240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340">
            <text:p>2340</text:p>
          </table:table-cell>
          <table:table-cell table:formula="of:=[.A437]*[.B437]" office:value-type="float" office:value="1022580">
            <text:p>1022580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340">
            <text:p>2340</text:p>
          </table:table-cell>
          <table:table-cell table:formula="of:=[.A438]*[.B438]" office:value-type="float" office:value="1024920">
            <text:p>1024920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340">
            <text:p>2340</text:p>
          </table:table-cell>
          <table:table-cell table:formula="of:=[.A439]*[.B439]" office:value-type="float" office:value="1027260">
            <text:p>1027260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340">
            <text:p>2340</text:p>
          </table:table-cell>
          <table:table-cell table:formula="of:=[.A440]*[.B440]" office:value-type="float" office:value="1029600">
            <text:p>102960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340">
            <text:p>2340</text:p>
          </table:table-cell>
          <table:table-cell table:formula="of:=[.A441]*[.B441]" office:value-type="float" office:value="1031940">
            <text:p>1031940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340">
            <text:p>2340</text:p>
          </table:table-cell>
          <table:table-cell table:formula="of:=[.A442]*[.B442]" office:value-type="float" office:value="1034280">
            <text:p>1034280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340">
            <text:p>2340</text:p>
          </table:table-cell>
          <table:table-cell table:formula="of:=[.A443]*[.B443]" office:value-type="float" office:value="1036620">
            <text:p>1036620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340">
            <text:p>2340</text:p>
          </table:table-cell>
          <table:table-cell table:formula="of:=[.A444]*[.B444]" office:value-type="float" office:value="1038960">
            <text:p>1038960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340">
            <text:p>2340</text:p>
          </table:table-cell>
          <table:table-cell table:formula="of:=[.A445]*[.B445]" office:value-type="float" office:value="1041300">
            <text:p>1041300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340">
            <text:p>2340</text:p>
          </table:table-cell>
          <table:table-cell table:formula="of:=[.A446]*[.B446]" office:value-type="float" office:value="1043640">
            <text:p>1043640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340">
            <text:p>2340</text:p>
          </table:table-cell>
          <table:table-cell table:formula="of:=[.A447]*[.B447]" office:value-type="float" office:value="1045980">
            <text:p>1045980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340">
            <text:p>2340</text:p>
          </table:table-cell>
          <table:table-cell table:formula="of:=[.A448]*[.B448]" office:value-type="float" office:value="1048320">
            <text:p>1048320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340">
            <text:p>2340</text:p>
          </table:table-cell>
          <table:table-cell table:formula="of:=[.A449]*[.B449]" office:value-type="float" office:value="1050660">
            <text:p>1050660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340">
            <text:p>2340</text:p>
          </table:table-cell>
          <table:table-cell table:formula="of:=[.A450]*[.B450]" office:value-type="float" office:value="1053000">
            <text:p>105300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340">
            <text:p>2340</text:p>
          </table:table-cell>
          <table:table-cell table:formula="of:=[.A451]*[.B451]" office:value-type="float" office:value="1055340">
            <text:p>1055340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340">
            <text:p>2340</text:p>
          </table:table-cell>
          <table:table-cell table:formula="of:=[.A452]*[.B452]" office:value-type="float" office:value="1057680">
            <text:p>1057680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340">
            <text:p>2340</text:p>
          </table:table-cell>
          <table:table-cell table:formula="of:=[.A453]*[.B453]" office:value-type="float" office:value="1060020">
            <text:p>1060020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340">
            <text:p>2340</text:p>
          </table:table-cell>
          <table:table-cell table:formula="of:=[.A454]*[.B454]" office:value-type="float" office:value="1062360">
            <text:p>1062360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340">
            <text:p>2340</text:p>
          </table:table-cell>
          <table:table-cell table:formula="of:=[.A455]*[.B455]" office:value-type="float" office:value="1064700">
            <text:p>1064700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340">
            <text:p>2340</text:p>
          </table:table-cell>
          <table:table-cell table:formula="of:=[.A456]*[.B456]" office:value-type="float" office:value="1067040">
            <text:p>1067040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340">
            <text:p>2340</text:p>
          </table:table-cell>
          <table:table-cell table:formula="of:=[.A457]*[.B457]" office:value-type="float" office:value="1069380">
            <text:p>1069380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340">
            <text:p>2340</text:p>
          </table:table-cell>
          <table:table-cell table:formula="of:=[.A458]*[.B458]" office:value-type="float" office:value="1071720">
            <text:p>1071720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340">
            <text:p>2340</text:p>
          </table:table-cell>
          <table:table-cell table:formula="of:=[.A459]*[.B459]" office:value-type="float" office:value="1074060">
            <text:p>1074060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340">
            <text:p>2340</text:p>
          </table:table-cell>
          <table:table-cell table:formula="of:=[.A460]*[.B460]" office:value-type="float" office:value="1076400">
            <text:p>107640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340">
            <text:p>2340</text:p>
          </table:table-cell>
          <table:table-cell table:formula="of:=[.A461]*[.B461]" office:value-type="float" office:value="1078740">
            <text:p>1078740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340">
            <text:p>2340</text:p>
          </table:table-cell>
          <table:table-cell table:formula="of:=[.A462]*[.B462]" office:value-type="float" office:value="1081080">
            <text:p>1081080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340">
            <text:p>2340</text:p>
          </table:table-cell>
          <table:table-cell table:formula="of:=[.A463]*[.B463]" office:value-type="float" office:value="1083420">
            <text:p>1083420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340">
            <text:p>2340</text:p>
          </table:table-cell>
          <table:table-cell table:formula="of:=[.A464]*[.B464]" office:value-type="float" office:value="1085760">
            <text:p>1085760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340">
            <text:p>2340</text:p>
          </table:table-cell>
          <table:table-cell table:formula="of:=[.A465]*[.B465]" office:value-type="float" office:value="1088100">
            <text:p>1088100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340">
            <text:p>2340</text:p>
          </table:table-cell>
          <table:table-cell table:formula="of:=[.A466]*[.B466]" office:value-type="float" office:value="1090440">
            <text:p>1090440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340">
            <text:p>2340</text:p>
          </table:table-cell>
          <table:table-cell table:formula="of:=[.A467]*[.B467]" office:value-type="float" office:value="1092780">
            <text:p>1092780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340">
            <text:p>2340</text:p>
          </table:table-cell>
          <table:table-cell table:formula="of:=[.A468]*[.B468]" office:value-type="float" office:value="1095120">
            <text:p>1095120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340">
            <text:p>2340</text:p>
          </table:table-cell>
          <table:table-cell table:formula="of:=[.A469]*[.B469]" office:value-type="float" office:value="1097460">
            <text:p>1097460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340">
            <text:p>2340</text:p>
          </table:table-cell>
          <table:table-cell table:formula="of:=[.A470]*[.B470]" office:value-type="float" office:value="1099800">
            <text:p>109980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340">
            <text:p>2340</text:p>
          </table:table-cell>
          <table:table-cell table:formula="of:=[.A471]*[.B471]" office:value-type="float" office:value="1102140">
            <text:p>1102140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340">
            <text:p>2340</text:p>
          </table:table-cell>
          <table:table-cell table:formula="of:=[.A472]*[.B472]" office:value-type="float" office:value="1104480">
            <text:p>1104480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340">
            <text:p>2340</text:p>
          </table:table-cell>
          <table:table-cell table:formula="of:=[.A473]*[.B473]" office:value-type="float" office:value="1106820">
            <text:p>1106820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340">
            <text:p>2340</text:p>
          </table:table-cell>
          <table:table-cell table:formula="of:=[.A474]*[.B474]" office:value-type="float" office:value="1109160">
            <text:p>1109160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340">
            <text:p>2340</text:p>
          </table:table-cell>
          <table:table-cell table:formula="of:=[.A475]*[.B475]" office:value-type="float" office:value="1111500">
            <text:p>111150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340">
            <text:p>2340</text:p>
          </table:table-cell>
          <table:table-cell table:formula="of:=[.A476]*[.B476]" office:value-type="float" office:value="1113840">
            <text:p>1113840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340">
            <text:p>2340</text:p>
          </table:table-cell>
          <table:table-cell table:formula="of:=[.A477]*[.B477]" office:value-type="float" office:value="1116180">
            <text:p>1116180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340">
            <text:p>2340</text:p>
          </table:table-cell>
          <table:table-cell table:formula="of:=[.A478]*[.B478]" office:value-type="float" office:value="1118520">
            <text:p>1118520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340">
            <text:p>2340</text:p>
          </table:table-cell>
          <table:table-cell table:formula="of:=[.A479]*[.B479]" office:value-type="float" office:value="1120860">
            <text:p>1120860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340">
            <text:p>2340</text:p>
          </table:table-cell>
          <table:table-cell table:formula="of:=[.A480]*[.B480]" office:value-type="float" office:value="1123200">
            <text:p>112320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340">
            <text:p>2340</text:p>
          </table:table-cell>
          <table:table-cell table:formula="of:=[.A481]*[.B481]" office:value-type="float" office:value="1125540">
            <text:p>1125540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340">
            <text:p>2340</text:p>
          </table:table-cell>
          <table:table-cell table:formula="of:=[.A482]*[.B482]" office:value-type="float" office:value="1127880">
            <text:p>1127880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340">
            <text:p>2340</text:p>
          </table:table-cell>
          <table:table-cell table:formula="of:=[.A483]*[.B483]" office:value-type="float" office:value="1130220">
            <text:p>1130220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340">
            <text:p>2340</text:p>
          </table:table-cell>
          <table:table-cell table:formula="of:=[.A484]*[.B484]" office:value-type="float" office:value="1132560">
            <text:p>1132560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340">
            <text:p>2340</text:p>
          </table:table-cell>
          <table:table-cell table:formula="of:=[.A485]*[.B485]" office:value-type="float" office:value="1134900">
            <text:p>1134900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340">
            <text:p>2340</text:p>
          </table:table-cell>
          <table:table-cell table:formula="of:=[.A486]*[.B486]" office:value-type="float" office:value="1137240">
            <text:p>1137240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340">
            <text:p>2340</text:p>
          </table:table-cell>
          <table:table-cell table:formula="of:=[.A487]*[.B487]" office:value-type="float" office:value="1139580">
            <text:p>1139580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340">
            <text:p>2340</text:p>
          </table:table-cell>
          <table:table-cell table:formula="of:=[.A488]*[.B488]" office:value-type="float" office:value="1141920">
            <text:p>1141920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340">
            <text:p>2340</text:p>
          </table:table-cell>
          <table:table-cell table:formula="of:=[.A489]*[.B489]" office:value-type="float" office:value="1144260">
            <text:p>1144260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340">
            <text:p>2340</text:p>
          </table:table-cell>
          <table:table-cell table:formula="of:=[.A490]*[.B490]" office:value-type="float" office:value="1146600">
            <text:p>114660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340">
            <text:p>2340</text:p>
          </table:table-cell>
          <table:table-cell table:formula="of:=[.A491]*[.B491]" office:value-type="float" office:value="1148940">
            <text:p>1148940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340">
            <text:p>2340</text:p>
          </table:table-cell>
          <table:table-cell table:formula="of:=[.A492]*[.B492]" office:value-type="float" office:value="1151280">
            <text:p>1151280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340">
            <text:p>2340</text:p>
          </table:table-cell>
          <table:table-cell table:formula="of:=[.A493]*[.B493]" office:value-type="float" office:value="1153620">
            <text:p>1153620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340">
            <text:p>2340</text:p>
          </table:table-cell>
          <table:table-cell table:formula="of:=[.A494]*[.B494]" office:value-type="float" office:value="1155960">
            <text:p>1155960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340">
            <text:p>2340</text:p>
          </table:table-cell>
          <table:table-cell table:formula="of:=[.A495]*[.B495]" office:value-type="float" office:value="1158300">
            <text:p>1158300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340">
            <text:p>2340</text:p>
          </table:table-cell>
          <table:table-cell table:formula="of:=[.A496]*[.B496]" office:value-type="float" office:value="1160640">
            <text:p>1160640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340">
            <text:p>2340</text:p>
          </table:table-cell>
          <table:table-cell table:formula="of:=[.A497]*[.B497]" office:value-type="float" office:value="1162980">
            <text:p>1162980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340">
            <text:p>2340</text:p>
          </table:table-cell>
          <table:table-cell table:formula="of:=[.A498]*[.B498]" office:value-type="float" office:value="1165320">
            <text:p>1165320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340">
            <text:p>2340</text:p>
          </table:table-cell>
          <table:table-cell table:formula="of:=[.A499]*[.B499]" office:value-type="float" office:value="1167660">
            <text:p>1167660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340">
            <text:p>2340</text:p>
          </table:table-cell>
          <table:table-cell table:formula="of:=[.A500]*[.B500]" office:value-type="float" office:value="1170000">
            <text:p>1170000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4'.E2]*1.04" office:value-type="float" office:value="2433.6">
            <text:p>2433,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433.6">
            <text:p>2433,6</text:p>
          </table:table-cell>
          <table:table-cell table:formula="of:=[.A5]*[.B5]" office:value-type="float" office:value="12168">
            <text:p>1216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433.6">
            <text:p>2433,6</text:p>
          </table:table-cell>
          <table:table-cell table:formula="of:=[.A6]*[.B6]" office:value-type="float" office:value="14601.6">
            <text:p>14601,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433.6">
            <text:p>2433,6</text:p>
          </table:table-cell>
          <table:table-cell table:formula="of:=[.A7]*[.B7]" office:value-type="float" office:value="17035.2">
            <text:p>17035,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433.6">
            <text:p>2433,6</text:p>
          </table:table-cell>
          <table:table-cell table:formula="of:=[.A8]*[.B8]" office:value-type="float" office:value="19468.8">
            <text:p>19468,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433.6">
            <text:p>2433,6</text:p>
          </table:table-cell>
          <table:table-cell table:formula="of:=[.A9]*[.B9]" office:value-type="float" office:value="21902.4">
            <text:p>21902,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433.6">
            <text:p>2433,6</text:p>
          </table:table-cell>
          <table:table-cell table:formula="of:=[.A10]*[.B10]" office:value-type="float" office:value="24336">
            <text:p>24336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433.6">
            <text:p>2433,6</text:p>
          </table:table-cell>
          <table:table-cell table:formula="of:=[.A11]*[.B11]" office:value-type="float" office:value="26769.6">
            <text:p>26769,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433.6">
            <text:p>2433,6</text:p>
          </table:table-cell>
          <table:table-cell table:formula="of:=[.A12]*[.B12]" office:value-type="float" office:value="29203.2">
            <text:p>29203,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433.6">
            <text:p>2433,6</text:p>
          </table:table-cell>
          <table:table-cell table:formula="of:=[.A13]*[.B13]" office:value-type="float" office:value="31636.8">
            <text:p>31636,8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433.6">
            <text:p>2433,6</text:p>
          </table:table-cell>
          <table:table-cell table:formula="of:=[.A14]*[.B14]" office:value-type="float" office:value="34070.4">
            <text:p>34070,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433.6">
            <text:p>2433,6</text:p>
          </table:table-cell>
          <table:table-cell table:formula="of:=[.A15]*[.B15]" office:value-type="float" office:value="36504">
            <text:p>3650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433.6">
            <text:p>2433,6</text:p>
          </table:table-cell>
          <table:table-cell table:formula="of:=[.A16]*[.B16]" office:value-type="float" office:value="38937.6">
            <text:p>38937,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433.6">
            <text:p>2433,6</text:p>
          </table:table-cell>
          <table:table-cell table:formula="of:=[.A17]*[.B17]" office:value-type="float" office:value="41371.2">
            <text:p>41371,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433.6">
            <text:p>2433,6</text:p>
          </table:table-cell>
          <table:table-cell table:formula="of:=[.A18]*[.B18]" office:value-type="float" office:value="43804.8">
            <text:p>43804,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433.6">
            <text:p>2433,6</text:p>
          </table:table-cell>
          <table:table-cell table:formula="of:=[.A19]*[.B19]" office:value-type="float" office:value="46238.4">
            <text:p>46238,4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433.6">
            <text:p>2433,6</text:p>
          </table:table-cell>
          <table:table-cell table:formula="of:=[.A20]*[.B20]" office:value-type="float" office:value="48672">
            <text:p>48672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433.6">
            <text:p>2433,6</text:p>
          </table:table-cell>
          <table:table-cell table:formula="of:=[.A21]*[.B21]" office:value-type="float" office:value="51105.6">
            <text:p>51105,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433.6">
            <text:p>2433,6</text:p>
          </table:table-cell>
          <table:table-cell table:formula="of:=[.A22]*[.B22]" office:value-type="float" office:value="53539.2">
            <text:p>53539,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433.6">
            <text:p>2433,6</text:p>
          </table:table-cell>
          <table:table-cell table:formula="of:=[.A23]*[.B23]" office:value-type="float" office:value="55972.8">
            <text:p>55972,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433.6">
            <text:p>2433,6</text:p>
          </table:table-cell>
          <table:table-cell table:formula="of:=[.A24]*[.B24]" office:value-type="float" office:value="58406.4">
            <text:p>58406,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433.6">
            <text:p>2433,6</text:p>
          </table:table-cell>
          <table:table-cell table:formula="of:=[.A25]*[.B25]" office:value-type="float" office:value="60840">
            <text:p>6084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433.6">
            <text:p>2433,6</text:p>
          </table:table-cell>
          <table:table-cell table:formula="of:=[.A26]*[.B26]" office:value-type="float" office:value="63273.6">
            <text:p>63273,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433.6">
            <text:p>2433,6</text:p>
          </table:table-cell>
          <table:table-cell table:formula="of:=[.A27]*[.B27]" office:value-type="float" office:value="65707.2">
            <text:p>65707,2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433.6">
            <text:p>2433,6</text:p>
          </table:table-cell>
          <table:table-cell table:formula="of:=[.A28]*[.B28]" office:value-type="float" office:value="68140.8">
            <text:p>68140,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433.6">
            <text:p>2433,6</text:p>
          </table:table-cell>
          <table:table-cell table:formula="of:=[.A29]*[.B29]" office:value-type="float" office:value="70574.4">
            <text:p>70574,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433.6">
            <text:p>2433,6</text:p>
          </table:table-cell>
          <table:table-cell table:formula="of:=[.A30]*[.B30]" office:value-type="float" office:value="73008">
            <text:p>73008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433.6">
            <text:p>2433,6</text:p>
          </table:table-cell>
          <table:table-cell table:formula="of:=[.A31]*[.B31]" office:value-type="float" office:value="75441.6">
            <text:p>75441,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433.6">
            <text:p>2433,6</text:p>
          </table:table-cell>
          <table:table-cell table:formula="of:=[.A32]*[.B32]" office:value-type="float" office:value="77875.2">
            <text:p>77875,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433.6">
            <text:p>2433,6</text:p>
          </table:table-cell>
          <table:table-cell table:formula="of:=[.A33]*[.B33]" office:value-type="float" office:value="80308.8">
            <text:p>80308,8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433.6">
            <text:p>2433,6</text:p>
          </table:table-cell>
          <table:table-cell table:formula="of:=[.A34]*[.B34]" office:value-type="float" office:value="82742.4">
            <text:p>82742,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433.6">
            <text:p>2433,6</text:p>
          </table:table-cell>
          <table:table-cell table:formula="of:=[.A35]*[.B35]" office:value-type="float" office:value="85176">
            <text:p>85176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433.6">
            <text:p>2433,6</text:p>
          </table:table-cell>
          <table:table-cell table:formula="of:=[.A36]*[.B36]" office:value-type="float" office:value="87609.6">
            <text:p>87609,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433.6">
            <text:p>2433,6</text:p>
          </table:table-cell>
          <table:table-cell table:formula="of:=[.A37]*[.B37]" office:value-type="float" office:value="90043.2">
            <text:p>90043,2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433.6">
            <text:p>2433,6</text:p>
          </table:table-cell>
          <table:table-cell table:formula="of:=[.A38]*[.B38]" office:value-type="float" office:value="92476.8">
            <text:p>92476,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433.6">
            <text:p>2433,6</text:p>
          </table:table-cell>
          <table:table-cell table:formula="of:=[.A39]*[.B39]" office:value-type="float" office:value="94910.4">
            <text:p>94910,4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433.6">
            <text:p>2433,6</text:p>
          </table:table-cell>
          <table:table-cell table:formula="of:=[.A40]*[.B40]" office:value-type="float" office:value="97344">
            <text:p>97344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433.6">
            <text:p>2433,6</text:p>
          </table:table-cell>
          <table:table-cell table:formula="of:=[.A41]*[.B41]" office:value-type="float" office:value="99777.6">
            <text:p>99777,6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433.6">
            <text:p>2433,6</text:p>
          </table:table-cell>
          <table:table-cell table:formula="of:=[.A42]*[.B42]" office:value-type="float" office:value="102211.2">
            <text:p>102211,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433.6">
            <text:p>2433,6</text:p>
          </table:table-cell>
          <table:table-cell table:formula="of:=[.A43]*[.B43]" office:value-type="float" office:value="104644.8">
            <text:p>104644,8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433.6">
            <text:p>2433,6</text:p>
          </table:table-cell>
          <table:table-cell table:formula="of:=[.A44]*[.B44]" office:value-type="float" office:value="107078.4">
            <text:p>107078,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433.6">
            <text:p>2433,6</text:p>
          </table:table-cell>
          <table:table-cell table:formula="of:=[.A45]*[.B45]" office:value-type="float" office:value="109512">
            <text:p>109512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433.6">
            <text:p>2433,6</text:p>
          </table:table-cell>
          <table:table-cell table:formula="of:=[.A46]*[.B46]" office:value-type="float" office:value="111945.6">
            <text:p>111945,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433.6">
            <text:p>2433,6</text:p>
          </table:table-cell>
          <table:table-cell table:formula="of:=[.A47]*[.B47]" office:value-type="float" office:value="114379.2">
            <text:p>114379,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433.6">
            <text:p>2433,6</text:p>
          </table:table-cell>
          <table:table-cell table:formula="of:=[.A48]*[.B48]" office:value-type="float" office:value="116812.8">
            <text:p>116812,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433.6">
            <text:p>2433,6</text:p>
          </table:table-cell>
          <table:table-cell table:formula="of:=[.A49]*[.B49]" office:value-type="float" office:value="119246.4">
            <text:p>119246,4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433.6">
            <text:p>2433,6</text:p>
          </table:table-cell>
          <table:table-cell table:formula="of:=[.A50]*[.B50]" office:value-type="float" office:value="121680">
            <text:p>12168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433.6">
            <text:p>2433,6</text:p>
          </table:table-cell>
          <table:table-cell table:formula="of:=[.A51]*[.B51]" office:value-type="float" office:value="124113.6">
            <text:p>124113,6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433.6">
            <text:p>2433,6</text:p>
          </table:table-cell>
          <table:table-cell table:formula="of:=[.A52]*[.B52]" office:value-type="float" office:value="126547.2">
            <text:p>126547,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433.6">
            <text:p>2433,6</text:p>
          </table:table-cell>
          <table:table-cell table:formula="of:=[.A53]*[.B53]" office:value-type="float" office:value="128980.8">
            <text:p>128980,8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433.6">
            <text:p>2433,6</text:p>
          </table:table-cell>
          <table:table-cell table:formula="of:=[.A54]*[.B54]" office:value-type="float" office:value="131414.4">
            <text:p>131414,4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433.6">
            <text:p>2433,6</text:p>
          </table:table-cell>
          <table:table-cell table:formula="of:=[.A55]*[.B55]" office:value-type="float" office:value="133848">
            <text:p>133848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433.6">
            <text:p>2433,6</text:p>
          </table:table-cell>
          <table:table-cell table:formula="of:=[.A56]*[.B56]" office:value-type="float" office:value="136281.6">
            <text:p>136281,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433.6">
            <text:p>2433,6</text:p>
          </table:table-cell>
          <table:table-cell table:formula="of:=[.A57]*[.B57]" office:value-type="float" office:value="138715.2">
            <text:p>138715,2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433.6">
            <text:p>2433,6</text:p>
          </table:table-cell>
          <table:table-cell table:formula="of:=[.A58]*[.B58]" office:value-type="float" office:value="141148.8">
            <text:p>141148,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433.6">
            <text:p>2433,6</text:p>
          </table:table-cell>
          <table:table-cell table:formula="of:=[.A59]*[.B59]" office:value-type="float" office:value="143582.4">
            <text:p>143582,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433.6">
            <text:p>2433,6</text:p>
          </table:table-cell>
          <table:table-cell table:formula="of:=[.A60]*[.B60]" office:value-type="float" office:value="146016">
            <text:p>146016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433.6">
            <text:p>2433,6</text:p>
          </table:table-cell>
          <table:table-cell table:formula="of:=[.A61]*[.B61]" office:value-type="float" office:value="148449.6">
            <text:p>148449,6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433.6">
            <text:p>2433,6</text:p>
          </table:table-cell>
          <table:table-cell table:formula="of:=[.A62]*[.B62]" office:value-type="float" office:value="150883.2">
            <text:p>150883,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433.6">
            <text:p>2433,6</text:p>
          </table:table-cell>
          <table:table-cell table:formula="of:=[.A63]*[.B63]" office:value-type="float" office:value="153316.8">
            <text:p>153316,8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433.6">
            <text:p>2433,6</text:p>
          </table:table-cell>
          <table:table-cell table:formula="of:=[.A64]*[.B64]" office:value-type="float" office:value="155750.4">
            <text:p>155750,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433.6">
            <text:p>2433,6</text:p>
          </table:table-cell>
          <table:table-cell table:formula="of:=[.A65]*[.B65]" office:value-type="float" office:value="158184">
            <text:p>158184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433.6">
            <text:p>2433,6</text:p>
          </table:table-cell>
          <table:table-cell table:formula="of:=[.A66]*[.B66]" office:value-type="float" office:value="160617.6">
            <text:p>160617,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433.6">
            <text:p>2433,6</text:p>
          </table:table-cell>
          <table:table-cell table:formula="of:=[.A67]*[.B67]" office:value-type="float" office:value="163051.2">
            <text:p>163051,2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433.6">
            <text:p>2433,6</text:p>
          </table:table-cell>
          <table:table-cell table:formula="of:=[.A68]*[.B68]" office:value-type="float" office:value="165484.8">
            <text:p>165484,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433.6">
            <text:p>2433,6</text:p>
          </table:table-cell>
          <table:table-cell table:formula="of:=[.A69]*[.B69]" office:value-type="float" office:value="167918.4">
            <text:p>167918,4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433.6">
            <text:p>2433,6</text:p>
          </table:table-cell>
          <table:table-cell table:formula="of:=[.A70]*[.B70]" office:value-type="float" office:value="170352">
            <text:p>170352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433.6">
            <text:p>2433,6</text:p>
          </table:table-cell>
          <table:table-cell table:formula="of:=[.A71]*[.B71]" office:value-type="float" office:value="172785.6">
            <text:p>172785,6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433.6">
            <text:p>2433,6</text:p>
          </table:table-cell>
          <table:table-cell table:formula="of:=[.A72]*[.B72]" office:value-type="float" office:value="175219.2">
            <text:p>175219,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433.6">
            <text:p>2433,6</text:p>
          </table:table-cell>
          <table:table-cell table:formula="of:=[.A73]*[.B73]" office:value-type="float" office:value="177652.8">
            <text:p>177652,8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433.6">
            <text:p>2433,6</text:p>
          </table:table-cell>
          <table:table-cell table:formula="of:=[.A74]*[.B74]" office:value-type="float" office:value="180086.4">
            <text:p>180086,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433.6">
            <text:p>2433,6</text:p>
          </table:table-cell>
          <table:table-cell table:formula="of:=[.A75]*[.B75]" office:value-type="float" office:value="182520">
            <text:p>18252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433.6">
            <text:p>2433,6</text:p>
          </table:table-cell>
          <table:table-cell table:formula="of:=[.A76]*[.B76]" office:value-type="float" office:value="184953.6">
            <text:p>184953,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433.6">
            <text:p>2433,6</text:p>
          </table:table-cell>
          <table:table-cell table:formula="of:=[.A77]*[.B77]" office:value-type="float" office:value="187387.2">
            <text:p>187387,2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433.6">
            <text:p>2433,6</text:p>
          </table:table-cell>
          <table:table-cell table:formula="of:=[.A78]*[.B78]" office:value-type="float" office:value="189820.8">
            <text:p>189820,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433.6">
            <text:p>2433,6</text:p>
          </table:table-cell>
          <table:table-cell table:formula="of:=[.A79]*[.B79]" office:value-type="float" office:value="192254.4">
            <text:p>192254,4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433.6">
            <text:p>2433,6</text:p>
          </table:table-cell>
          <table:table-cell table:formula="of:=[.A80]*[.B80]" office:value-type="float" office:value="194688">
            <text:p>194688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433.6">
            <text:p>2433,6</text:p>
          </table:table-cell>
          <table:table-cell table:formula="of:=[.A81]*[.B81]" office:value-type="float" office:value="197121.6">
            <text:p>197121,6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433.6">
            <text:p>2433,6</text:p>
          </table:table-cell>
          <table:table-cell table:formula="of:=[.A82]*[.B82]" office:value-type="float" office:value="199555.2">
            <text:p>199555,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433.6">
            <text:p>2433,6</text:p>
          </table:table-cell>
          <table:table-cell table:formula="of:=[.A83]*[.B83]" office:value-type="float" office:value="201988.8">
            <text:p>201988,8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433.6">
            <text:p>2433,6</text:p>
          </table:table-cell>
          <table:table-cell table:formula="of:=[.A84]*[.B84]" office:value-type="float" office:value="204422.4">
            <text:p>204422,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433.6">
            <text:p>2433,6</text:p>
          </table:table-cell>
          <table:table-cell table:formula="of:=[.A85]*[.B85]" office:value-type="float" office:value="206856">
            <text:p>206856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433.6">
            <text:p>2433,6</text:p>
          </table:table-cell>
          <table:table-cell table:formula="of:=[.A86]*[.B86]" office:value-type="float" office:value="209289.6">
            <text:p>209289,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433.6">
            <text:p>2433,6</text:p>
          </table:table-cell>
          <table:table-cell table:formula="of:=[.A87]*[.B87]" office:value-type="float" office:value="211723.2">
            <text:p>211723,2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433.6">
            <text:p>2433,6</text:p>
          </table:table-cell>
          <table:table-cell table:formula="of:=[.A88]*[.B88]" office:value-type="float" office:value="214156.8">
            <text:p>214156,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433.6">
            <text:p>2433,6</text:p>
          </table:table-cell>
          <table:table-cell table:formula="of:=[.A89]*[.B89]" office:value-type="float" office:value="216590.4">
            <text:p>216590,4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433.6">
            <text:p>2433,6</text:p>
          </table:table-cell>
          <table:table-cell table:formula="of:=[.A90]*[.B90]" office:value-type="float" office:value="219024">
            <text:p>219024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433.6">
            <text:p>2433,6</text:p>
          </table:table-cell>
          <table:table-cell table:formula="of:=[.A91]*[.B91]" office:value-type="float" office:value="221457.6">
            <text:p>221457,6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433.6">
            <text:p>2433,6</text:p>
          </table:table-cell>
          <table:table-cell table:formula="of:=[.A92]*[.B92]" office:value-type="float" office:value="223891.2">
            <text:p>223891,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433.6">
            <text:p>2433,6</text:p>
          </table:table-cell>
          <table:table-cell table:formula="of:=[.A93]*[.B93]" office:value-type="float" office:value="226324.8">
            <text:p>226324,8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433.6">
            <text:p>2433,6</text:p>
          </table:table-cell>
          <table:table-cell table:formula="of:=[.A94]*[.B94]" office:value-type="float" office:value="228758.4">
            <text:p>228758,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433.6">
            <text:p>2433,6</text:p>
          </table:table-cell>
          <table:table-cell table:formula="of:=[.A95]*[.B95]" office:value-type="float" office:value="231192">
            <text:p>231192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433.6">
            <text:p>2433,6</text:p>
          </table:table-cell>
          <table:table-cell table:formula="of:=[.A96]*[.B96]" office:value-type="float" office:value="233625.6">
            <text:p>233625,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433.6">
            <text:p>2433,6</text:p>
          </table:table-cell>
          <table:table-cell table:formula="of:=[.A97]*[.B97]" office:value-type="float" office:value="236059.2">
            <text:p>236059,2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433.6">
            <text:p>2433,6</text:p>
          </table:table-cell>
          <table:table-cell table:formula="of:=[.A98]*[.B98]" office:value-type="float" office:value="238492.8">
            <text:p>238492,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433.6">
            <text:p>2433,6</text:p>
          </table:table-cell>
          <table:table-cell table:formula="of:=[.A99]*[.B99]" office:value-type="float" office:value="240926.4">
            <text:p>240926,4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433.6">
            <text:p>2433,6</text:p>
          </table:table-cell>
          <table:table-cell table:formula="of:=[.A100]*[.B100]" office:value-type="float" office:value="243360">
            <text:p>24336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433.6">
            <text:p>2433,6</text:p>
          </table:table-cell>
          <table:table-cell table:formula="of:=[.A101]*[.B101]" office:value-type="float" office:value="245793.6">
            <text:p>245793,6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433.6">
            <text:p>2433,6</text:p>
          </table:table-cell>
          <table:table-cell table:formula="of:=[.A102]*[.B102]" office:value-type="float" office:value="248227.2">
            <text:p>248227,2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433.6">
            <text:p>2433,6</text:p>
          </table:table-cell>
          <table:table-cell table:formula="of:=[.A103]*[.B103]" office:value-type="float" office:value="250660.8">
            <text:p>250660,8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433.6">
            <text:p>2433,6</text:p>
          </table:table-cell>
          <table:table-cell table:formula="of:=[.A104]*[.B104]" office:value-type="float" office:value="253094.4">
            <text:p>253094,4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433.6">
            <text:p>2433,6</text:p>
          </table:table-cell>
          <table:table-cell table:formula="of:=[.A105]*[.B105]" office:value-type="float" office:value="255528">
            <text:p>255528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433.6">
            <text:p>2433,6</text:p>
          </table:table-cell>
          <table:table-cell table:formula="of:=[.A106]*[.B106]" office:value-type="float" office:value="257961.6">
            <text:p>257961,6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433.6">
            <text:p>2433,6</text:p>
          </table:table-cell>
          <table:table-cell table:formula="of:=[.A107]*[.B107]" office:value-type="float" office:value="260395.2">
            <text:p>260395,2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433.6">
            <text:p>2433,6</text:p>
          </table:table-cell>
          <table:table-cell table:formula="of:=[.A108]*[.B108]" office:value-type="float" office:value="262828.8">
            <text:p>262828,8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433.6">
            <text:p>2433,6</text:p>
          </table:table-cell>
          <table:table-cell table:formula="of:=[.A109]*[.B109]" office:value-type="float" office:value="265262.4">
            <text:p>265262,4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433.6">
            <text:p>2433,6</text:p>
          </table:table-cell>
          <table:table-cell table:formula="of:=[.A110]*[.B110]" office:value-type="float" office:value="267696">
            <text:p>267696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433.6">
            <text:p>2433,6</text:p>
          </table:table-cell>
          <table:table-cell table:formula="of:=[.A111]*[.B111]" office:value-type="float" office:value="270129.6">
            <text:p>270129,6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433.6">
            <text:p>2433,6</text:p>
          </table:table-cell>
          <table:table-cell table:formula="of:=[.A112]*[.B112]" office:value-type="float" office:value="272563.2">
            <text:p>272563,2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433.6">
            <text:p>2433,6</text:p>
          </table:table-cell>
          <table:table-cell table:formula="of:=[.A113]*[.B113]" office:value-type="float" office:value="274996.8">
            <text:p>274996,8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433.6">
            <text:p>2433,6</text:p>
          </table:table-cell>
          <table:table-cell table:formula="of:=[.A114]*[.B114]" office:value-type="float" office:value="277430.4">
            <text:p>277430,4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433.6">
            <text:p>2433,6</text:p>
          </table:table-cell>
          <table:table-cell table:formula="of:=[.A115]*[.B115]" office:value-type="float" office:value="279864">
            <text:p>279864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433.6">
            <text:p>2433,6</text:p>
          </table:table-cell>
          <table:table-cell table:formula="of:=[.A116]*[.B116]" office:value-type="float" office:value="282297.6">
            <text:p>282297,6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433.6">
            <text:p>2433,6</text:p>
          </table:table-cell>
          <table:table-cell table:formula="of:=[.A117]*[.B117]" office:value-type="float" office:value="284731.2">
            <text:p>284731,2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433.6">
            <text:p>2433,6</text:p>
          </table:table-cell>
          <table:table-cell table:formula="of:=[.A118]*[.B118]" office:value-type="float" office:value="287164.8">
            <text:p>287164,8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433.6">
            <text:p>2433,6</text:p>
          </table:table-cell>
          <table:table-cell table:formula="of:=[.A119]*[.B119]" office:value-type="float" office:value="289598.4">
            <text:p>289598,4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433.6">
            <text:p>2433,6</text:p>
          </table:table-cell>
          <table:table-cell table:formula="of:=[.A120]*[.B120]" office:value-type="float" office:value="292032">
            <text:p>292032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433.6">
            <text:p>2433,6</text:p>
          </table:table-cell>
          <table:table-cell table:formula="of:=[.A121]*[.B121]" office:value-type="float" office:value="294465.6">
            <text:p>294465,6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433.6">
            <text:p>2433,6</text:p>
          </table:table-cell>
          <table:table-cell table:formula="of:=[.A122]*[.B122]" office:value-type="float" office:value="296899.2">
            <text:p>296899,2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433.6">
            <text:p>2433,6</text:p>
          </table:table-cell>
          <table:table-cell table:formula="of:=[.A123]*[.B123]" office:value-type="float" office:value="299332.8">
            <text:p>299332,8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433.6">
            <text:p>2433,6</text:p>
          </table:table-cell>
          <table:table-cell table:formula="of:=[.A124]*[.B124]" office:value-type="float" office:value="301766.4">
            <text:p>301766,4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433.6">
            <text:p>2433,6</text:p>
          </table:table-cell>
          <table:table-cell table:formula="of:=[.A125]*[.B125]" office:value-type="float" office:value="304200">
            <text:p>30420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433.6">
            <text:p>2433,6</text:p>
          </table:table-cell>
          <table:table-cell table:formula="of:=[.A126]*[.B126]" office:value-type="float" office:value="306633.6">
            <text:p>306633,6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433.6">
            <text:p>2433,6</text:p>
          </table:table-cell>
          <table:table-cell table:formula="of:=[.A127]*[.B127]" office:value-type="float" office:value="309067.2">
            <text:p>309067,2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433.6">
            <text:p>2433,6</text:p>
          </table:table-cell>
          <table:table-cell table:formula="of:=[.A128]*[.B128]" office:value-type="float" office:value="311500.8">
            <text:p>311500,8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433.6">
            <text:p>2433,6</text:p>
          </table:table-cell>
          <table:table-cell table:formula="of:=[.A129]*[.B129]" office:value-type="float" office:value="313934.4">
            <text:p>313934,4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433.6">
            <text:p>2433,6</text:p>
          </table:table-cell>
          <table:table-cell table:formula="of:=[.A130]*[.B130]" office:value-type="float" office:value="316368">
            <text:p>316368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433.6">
            <text:p>2433,6</text:p>
          </table:table-cell>
          <table:table-cell table:formula="of:=[.A131]*[.B131]" office:value-type="float" office:value="318801.6">
            <text:p>318801,6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433.6">
            <text:p>2433,6</text:p>
          </table:table-cell>
          <table:table-cell table:formula="of:=[.A132]*[.B132]" office:value-type="float" office:value="321235.2">
            <text:p>321235,2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433.6">
            <text:p>2433,6</text:p>
          </table:table-cell>
          <table:table-cell table:formula="of:=[.A133]*[.B133]" office:value-type="float" office:value="323668.8">
            <text:p>323668,8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433.6">
            <text:p>2433,6</text:p>
          </table:table-cell>
          <table:table-cell table:formula="of:=[.A134]*[.B134]" office:value-type="float" office:value="326102.4">
            <text:p>326102,4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433.6">
            <text:p>2433,6</text:p>
          </table:table-cell>
          <table:table-cell table:formula="of:=[.A135]*[.B135]" office:value-type="float" office:value="328536">
            <text:p>328536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433.6">
            <text:p>2433,6</text:p>
          </table:table-cell>
          <table:table-cell table:formula="of:=[.A136]*[.B136]" office:value-type="float" office:value="330969.6">
            <text:p>330969,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433.6">
            <text:p>2433,6</text:p>
          </table:table-cell>
          <table:table-cell table:formula="of:=[.A137]*[.B137]" office:value-type="float" office:value="333403.2">
            <text:p>333403,2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433.6">
            <text:p>2433,6</text:p>
          </table:table-cell>
          <table:table-cell table:formula="of:=[.A138]*[.B138]" office:value-type="float" office:value="335836.8">
            <text:p>335836,8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433.6">
            <text:p>2433,6</text:p>
          </table:table-cell>
          <table:table-cell table:formula="of:=[.A139]*[.B139]" office:value-type="float" office:value="338270.4">
            <text:p>338270,4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433.6">
            <text:p>2433,6</text:p>
          </table:table-cell>
          <table:table-cell table:formula="of:=[.A140]*[.B140]" office:value-type="float" office:value="340704">
            <text:p>340704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433.6">
            <text:p>2433,6</text:p>
          </table:table-cell>
          <table:table-cell table:formula="of:=[.A141]*[.B141]" office:value-type="float" office:value="343137.6">
            <text:p>343137,6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433.6">
            <text:p>2433,6</text:p>
          </table:table-cell>
          <table:table-cell table:formula="of:=[.A142]*[.B142]" office:value-type="float" office:value="345571.2">
            <text:p>345571,2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433.6">
            <text:p>2433,6</text:p>
          </table:table-cell>
          <table:table-cell table:formula="of:=[.A143]*[.B143]" office:value-type="float" office:value="348004.8">
            <text:p>348004,8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433.6">
            <text:p>2433,6</text:p>
          </table:table-cell>
          <table:table-cell table:formula="of:=[.A144]*[.B144]" office:value-type="float" office:value="350438.4">
            <text:p>350438,4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433.6">
            <text:p>2433,6</text:p>
          </table:table-cell>
          <table:table-cell table:formula="of:=[.A145]*[.B145]" office:value-type="float" office:value="352872">
            <text:p>352872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433.6">
            <text:p>2433,6</text:p>
          </table:table-cell>
          <table:table-cell table:formula="of:=[.A146]*[.B146]" office:value-type="float" office:value="355305.6">
            <text:p>355305,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433.6">
            <text:p>2433,6</text:p>
          </table:table-cell>
          <table:table-cell table:formula="of:=[.A147]*[.B147]" office:value-type="float" office:value="357739.2">
            <text:p>357739,2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433.6">
            <text:p>2433,6</text:p>
          </table:table-cell>
          <table:table-cell table:formula="of:=[.A148]*[.B148]" office:value-type="float" office:value="360172.8">
            <text:p>360172,8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433.6">
            <text:p>2433,6</text:p>
          </table:table-cell>
          <table:table-cell table:formula="of:=[.A149]*[.B149]" office:value-type="float" office:value="362606.4">
            <text:p>362606,4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433.6">
            <text:p>2433,6</text:p>
          </table:table-cell>
          <table:table-cell table:formula="of:=[.A150]*[.B150]" office:value-type="float" office:value="365040">
            <text:p>36504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433.6">
            <text:p>2433,6</text:p>
          </table:table-cell>
          <table:table-cell table:formula="of:=[.A151]*[.B151]" office:value-type="float" office:value="367473.6">
            <text:p>367473,6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433.6">
            <text:p>2433,6</text:p>
          </table:table-cell>
          <table:table-cell table:formula="of:=[.A152]*[.B152]" office:value-type="float" office:value="369907.2">
            <text:p>369907,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433.6">
            <text:p>2433,6</text:p>
          </table:table-cell>
          <table:table-cell table:formula="of:=[.A153]*[.B153]" office:value-type="float" office:value="372340.8">
            <text:p>372340,8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433.6">
            <text:p>2433,6</text:p>
          </table:table-cell>
          <table:table-cell table:formula="of:=[.A154]*[.B154]" office:value-type="float" office:value="374774.4">
            <text:p>374774,4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433.6">
            <text:p>2433,6</text:p>
          </table:table-cell>
          <table:table-cell table:formula="of:=[.A155]*[.B155]" office:value-type="float" office:value="377208">
            <text:p>377208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433.6">
            <text:p>2433,6</text:p>
          </table:table-cell>
          <table:table-cell table:formula="of:=[.A156]*[.B156]" office:value-type="float" office:value="379641.6">
            <text:p>379641,6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433.6">
            <text:p>2433,6</text:p>
          </table:table-cell>
          <table:table-cell table:formula="of:=[.A157]*[.B157]" office:value-type="float" office:value="382075.2">
            <text:p>382075,2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433.6">
            <text:p>2433,6</text:p>
          </table:table-cell>
          <table:table-cell table:formula="of:=[.A158]*[.B158]" office:value-type="float" office:value="384508.8">
            <text:p>384508,8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433.6">
            <text:p>2433,6</text:p>
          </table:table-cell>
          <table:table-cell table:formula="of:=[.A159]*[.B159]" office:value-type="float" office:value="386942.4">
            <text:p>386942,4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433.6">
            <text:p>2433,6</text:p>
          </table:table-cell>
          <table:table-cell table:formula="of:=[.A160]*[.B160]" office:value-type="float" office:value="389376">
            <text:p>389376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433.6">
            <text:p>2433,6</text:p>
          </table:table-cell>
          <table:table-cell table:formula="of:=[.A161]*[.B161]" office:value-type="float" office:value="391809.6">
            <text:p>391809,6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433.6">
            <text:p>2433,6</text:p>
          </table:table-cell>
          <table:table-cell table:formula="of:=[.A162]*[.B162]" office:value-type="float" office:value="394243.2">
            <text:p>394243,2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433.6">
            <text:p>2433,6</text:p>
          </table:table-cell>
          <table:table-cell table:formula="of:=[.A163]*[.B163]" office:value-type="float" office:value="396676.8">
            <text:p>396676,8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433.6">
            <text:p>2433,6</text:p>
          </table:table-cell>
          <table:table-cell table:formula="of:=[.A164]*[.B164]" office:value-type="float" office:value="399110.4">
            <text:p>399110,4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433.6">
            <text:p>2433,6</text:p>
          </table:table-cell>
          <table:table-cell table:formula="of:=[.A165]*[.B165]" office:value-type="float" office:value="401544">
            <text:p>401544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433.6">
            <text:p>2433,6</text:p>
          </table:table-cell>
          <table:table-cell table:formula="of:=[.A166]*[.B166]" office:value-type="float" office:value="403977.6">
            <text:p>403977,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433.6">
            <text:p>2433,6</text:p>
          </table:table-cell>
          <table:table-cell table:formula="of:=[.A167]*[.B167]" office:value-type="float" office:value="406411.2">
            <text:p>406411,2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433.6">
            <text:p>2433,6</text:p>
          </table:table-cell>
          <table:table-cell table:formula="of:=[.A168]*[.B168]" office:value-type="float" office:value="408844.8">
            <text:p>408844,8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433.6">
            <text:p>2433,6</text:p>
          </table:table-cell>
          <table:table-cell table:formula="of:=[.A169]*[.B169]" office:value-type="float" office:value="411278.4">
            <text:p>411278,4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433.6">
            <text:p>2433,6</text:p>
          </table:table-cell>
          <table:table-cell table:formula="of:=[.A170]*[.B170]" office:value-type="float" office:value="413712">
            <text:p>413712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433.6">
            <text:p>2433,6</text:p>
          </table:table-cell>
          <table:table-cell table:formula="of:=[.A171]*[.B171]" office:value-type="float" office:value="416145.6">
            <text:p>416145,6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433.6">
            <text:p>2433,6</text:p>
          </table:table-cell>
          <table:table-cell table:formula="of:=[.A172]*[.B172]" office:value-type="float" office:value="418579.2">
            <text:p>418579,2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433.6">
            <text:p>2433,6</text:p>
          </table:table-cell>
          <table:table-cell table:formula="of:=[.A173]*[.B173]" office:value-type="float" office:value="421012.8">
            <text:p>421012,8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433.6">
            <text:p>2433,6</text:p>
          </table:table-cell>
          <table:table-cell table:formula="of:=[.A174]*[.B174]" office:value-type="float" office:value="423446.4">
            <text:p>423446,4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433.6">
            <text:p>2433,6</text:p>
          </table:table-cell>
          <table:table-cell table:formula="of:=[.A175]*[.B175]" office:value-type="float" office:value="425880">
            <text:p>42588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433.6">
            <text:p>2433,6</text:p>
          </table:table-cell>
          <table:table-cell table:formula="of:=[.A176]*[.B176]" office:value-type="float" office:value="428313.6">
            <text:p>428313,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433.6">
            <text:p>2433,6</text:p>
          </table:table-cell>
          <table:table-cell table:formula="of:=[.A177]*[.B177]" office:value-type="float" office:value="430747.2">
            <text:p>430747,2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433.6">
            <text:p>2433,6</text:p>
          </table:table-cell>
          <table:table-cell table:formula="of:=[.A178]*[.B178]" office:value-type="float" office:value="433180.8">
            <text:p>433180,8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433.6">
            <text:p>2433,6</text:p>
          </table:table-cell>
          <table:table-cell table:formula="of:=[.A179]*[.B179]" office:value-type="float" office:value="435614.4">
            <text:p>435614,4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433.6">
            <text:p>2433,6</text:p>
          </table:table-cell>
          <table:table-cell table:formula="of:=[.A180]*[.B180]" office:value-type="float" office:value="438048">
            <text:p>438048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433.6">
            <text:p>2433,6</text:p>
          </table:table-cell>
          <table:table-cell table:formula="of:=[.A181]*[.B181]" office:value-type="float" office:value="440481.6">
            <text:p>440481,6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433.6">
            <text:p>2433,6</text:p>
          </table:table-cell>
          <table:table-cell table:formula="of:=[.A182]*[.B182]" office:value-type="float" office:value="442915.2">
            <text:p>442915,2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433.6">
            <text:p>2433,6</text:p>
          </table:table-cell>
          <table:table-cell table:formula="of:=[.A183]*[.B183]" office:value-type="float" office:value="445348.8">
            <text:p>445348,8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433.6">
            <text:p>2433,6</text:p>
          </table:table-cell>
          <table:table-cell table:formula="of:=[.A184]*[.B184]" office:value-type="float" office:value="447782.4">
            <text:p>447782,4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433.6">
            <text:p>2433,6</text:p>
          </table:table-cell>
          <table:table-cell table:formula="of:=[.A185]*[.B185]" office:value-type="float" office:value="450216">
            <text:p>450216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433.6">
            <text:p>2433,6</text:p>
          </table:table-cell>
          <table:table-cell table:formula="of:=[.A186]*[.B186]" office:value-type="float" office:value="452649.6">
            <text:p>452649,6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433.6">
            <text:p>2433,6</text:p>
          </table:table-cell>
          <table:table-cell table:formula="of:=[.A187]*[.B187]" office:value-type="float" office:value="455083.2">
            <text:p>455083,2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433.6">
            <text:p>2433,6</text:p>
          </table:table-cell>
          <table:table-cell table:formula="of:=[.A188]*[.B188]" office:value-type="float" office:value="457516.8">
            <text:p>457516,8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433.6">
            <text:p>2433,6</text:p>
          </table:table-cell>
          <table:table-cell table:formula="of:=[.A189]*[.B189]" office:value-type="float" office:value="459950.4">
            <text:p>459950,4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433.6">
            <text:p>2433,6</text:p>
          </table:table-cell>
          <table:table-cell table:formula="of:=[.A190]*[.B190]" office:value-type="float" office:value="462384">
            <text:p>462384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433.6">
            <text:p>2433,6</text:p>
          </table:table-cell>
          <table:table-cell table:formula="of:=[.A191]*[.B191]" office:value-type="float" office:value="464817.6">
            <text:p>464817,6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433.6">
            <text:p>2433,6</text:p>
          </table:table-cell>
          <table:table-cell table:formula="of:=[.A192]*[.B192]" office:value-type="float" office:value="467251.2">
            <text:p>467251,2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433.6">
            <text:p>2433,6</text:p>
          </table:table-cell>
          <table:table-cell table:formula="of:=[.A193]*[.B193]" office:value-type="float" office:value="469684.8">
            <text:p>469684,8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433.6">
            <text:p>2433,6</text:p>
          </table:table-cell>
          <table:table-cell table:formula="of:=[.A194]*[.B194]" office:value-type="float" office:value="472118.4">
            <text:p>472118,4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433.6">
            <text:p>2433,6</text:p>
          </table:table-cell>
          <table:table-cell table:formula="of:=[.A195]*[.B195]" office:value-type="float" office:value="474552">
            <text:p>474552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433.6">
            <text:p>2433,6</text:p>
          </table:table-cell>
          <table:table-cell table:formula="of:=[.A196]*[.B196]" office:value-type="float" office:value="476985.6">
            <text:p>476985,6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433.6">
            <text:p>2433,6</text:p>
          </table:table-cell>
          <table:table-cell table:formula="of:=[.A197]*[.B197]" office:value-type="float" office:value="479419.2">
            <text:p>479419,2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433.6">
            <text:p>2433,6</text:p>
          </table:table-cell>
          <table:table-cell table:formula="of:=[.A198]*[.B198]" office:value-type="float" office:value="481852.8">
            <text:p>481852,8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433.6">
            <text:p>2433,6</text:p>
          </table:table-cell>
          <table:table-cell table:formula="of:=[.A199]*[.B199]" office:value-type="float" office:value="484286.4">
            <text:p>484286,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433.6">
            <text:p>2433,6</text:p>
          </table:table-cell>
          <table:table-cell table:formula="of:=[.A200]*[.B200]" office:value-type="float" office:value="486720">
            <text:p>48672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433.6">
            <text:p>2433,6</text:p>
          </table:table-cell>
          <table:table-cell table:formula="of:=[.A201]*[.B201]" office:value-type="float" office:value="489153.6">
            <text:p>489153,6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433.6">
            <text:p>2433,6</text:p>
          </table:table-cell>
          <table:table-cell table:formula="of:=[.A202]*[.B202]" office:value-type="float" office:value="491587.2">
            <text:p>491587,2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433.6">
            <text:p>2433,6</text:p>
          </table:table-cell>
          <table:table-cell table:formula="of:=[.A203]*[.B203]" office:value-type="float" office:value="494020.8">
            <text:p>494020,8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433.6">
            <text:p>2433,6</text:p>
          </table:table-cell>
          <table:table-cell table:formula="of:=[.A204]*[.B204]" office:value-type="float" office:value="496454.4">
            <text:p>496454,4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433.6">
            <text:p>2433,6</text:p>
          </table:table-cell>
          <table:table-cell table:formula="of:=[.A205]*[.B205]" office:value-type="float" office:value="498888">
            <text:p>498888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433.6">
            <text:p>2433,6</text:p>
          </table:table-cell>
          <table:table-cell table:formula="of:=[.A206]*[.B206]" office:value-type="float" office:value="501321.6">
            <text:p>501321,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433.6">
            <text:p>2433,6</text:p>
          </table:table-cell>
          <table:table-cell table:formula="of:=[.A207]*[.B207]" office:value-type="float" office:value="503755.2">
            <text:p>503755,2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433.6">
            <text:p>2433,6</text:p>
          </table:table-cell>
          <table:table-cell table:formula="of:=[.A208]*[.B208]" office:value-type="float" office:value="506188.8">
            <text:p>506188,8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433.6">
            <text:p>2433,6</text:p>
          </table:table-cell>
          <table:table-cell table:formula="of:=[.A209]*[.B209]" office:value-type="float" office:value="508622.4">
            <text:p>508622,4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433.6">
            <text:p>2433,6</text:p>
          </table:table-cell>
          <table:table-cell table:formula="of:=[.A210]*[.B210]" office:value-type="float" office:value="511056">
            <text:p>511056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433.6">
            <text:p>2433,6</text:p>
          </table:table-cell>
          <table:table-cell table:formula="of:=[.A211]*[.B211]" office:value-type="float" office:value="513489.6">
            <text:p>513489,6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433.6">
            <text:p>2433,6</text:p>
          </table:table-cell>
          <table:table-cell table:formula="of:=[.A212]*[.B212]" office:value-type="float" office:value="515923.2">
            <text:p>515923,2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433.6">
            <text:p>2433,6</text:p>
          </table:table-cell>
          <table:table-cell table:formula="of:=[.A213]*[.B213]" office:value-type="float" office:value="518356.8">
            <text:p>518356,8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433.6">
            <text:p>2433,6</text:p>
          </table:table-cell>
          <table:table-cell table:formula="of:=[.A214]*[.B214]" office:value-type="float" office:value="520790.4">
            <text:p>520790,4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433.6">
            <text:p>2433,6</text:p>
          </table:table-cell>
          <table:table-cell table:formula="of:=[.A215]*[.B215]" office:value-type="float" office:value="523224">
            <text:p>523224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433.6">
            <text:p>2433,6</text:p>
          </table:table-cell>
          <table:table-cell table:formula="of:=[.A216]*[.B216]" office:value-type="float" office:value="525657.6">
            <text:p>525657,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433.6">
            <text:p>2433,6</text:p>
          </table:table-cell>
          <table:table-cell table:formula="of:=[.A217]*[.B217]" office:value-type="float" office:value="528091.2">
            <text:p>528091,2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433.6">
            <text:p>2433,6</text:p>
          </table:table-cell>
          <table:table-cell table:formula="of:=[.A218]*[.B218]" office:value-type="float" office:value="530524.8">
            <text:p>530524,8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433.6">
            <text:p>2433,6</text:p>
          </table:table-cell>
          <table:table-cell table:formula="of:=[.A219]*[.B219]" office:value-type="float" office:value="532958.4">
            <text:p>532958,4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433.6">
            <text:p>2433,6</text:p>
          </table:table-cell>
          <table:table-cell table:formula="of:=[.A220]*[.B220]" office:value-type="float" office:value="535392">
            <text:p>535392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433.6">
            <text:p>2433,6</text:p>
          </table:table-cell>
          <table:table-cell table:formula="of:=[.A221]*[.B221]" office:value-type="float" office:value="537825.6">
            <text:p>537825,6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433.6">
            <text:p>2433,6</text:p>
          </table:table-cell>
          <table:table-cell table:formula="of:=[.A222]*[.B222]" office:value-type="float" office:value="540259.2">
            <text:p>540259,2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433.6">
            <text:p>2433,6</text:p>
          </table:table-cell>
          <table:table-cell table:formula="of:=[.A223]*[.B223]" office:value-type="float" office:value="542692.8">
            <text:p>542692,8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433.6">
            <text:p>2433,6</text:p>
          </table:table-cell>
          <table:table-cell table:formula="of:=[.A224]*[.B224]" office:value-type="float" office:value="545126.4">
            <text:p>545126,4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433.6">
            <text:p>2433,6</text:p>
          </table:table-cell>
          <table:table-cell table:formula="of:=[.A225]*[.B225]" office:value-type="float" office:value="547560">
            <text:p>54756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433.6">
            <text:p>2433,6</text:p>
          </table:table-cell>
          <table:table-cell table:formula="of:=[.A226]*[.B226]" office:value-type="float" office:value="549993.6">
            <text:p>549993,6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433.6">
            <text:p>2433,6</text:p>
          </table:table-cell>
          <table:table-cell table:formula="of:=[.A227]*[.B227]" office:value-type="float" office:value="552427.2">
            <text:p>552427,2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433.6">
            <text:p>2433,6</text:p>
          </table:table-cell>
          <table:table-cell table:formula="of:=[.A228]*[.B228]" office:value-type="float" office:value="554860.8">
            <text:p>554860,8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433.6">
            <text:p>2433,6</text:p>
          </table:table-cell>
          <table:table-cell table:formula="of:=[.A229]*[.B229]" office:value-type="float" office:value="557294.4">
            <text:p>557294,4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433.6">
            <text:p>2433,6</text:p>
          </table:table-cell>
          <table:table-cell table:formula="of:=[.A230]*[.B230]" office:value-type="float" office:value="559728">
            <text:p>559728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433.6">
            <text:p>2433,6</text:p>
          </table:table-cell>
          <table:table-cell table:formula="of:=[.A231]*[.B231]" office:value-type="float" office:value="562161.6">
            <text:p>562161,6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433.6">
            <text:p>2433,6</text:p>
          </table:table-cell>
          <table:table-cell table:formula="of:=[.A232]*[.B232]" office:value-type="float" office:value="564595.2">
            <text:p>564595,2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433.6">
            <text:p>2433,6</text:p>
          </table:table-cell>
          <table:table-cell table:formula="of:=[.A233]*[.B233]" office:value-type="float" office:value="567028.8">
            <text:p>567028,8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433.6">
            <text:p>2433,6</text:p>
          </table:table-cell>
          <table:table-cell table:formula="of:=[.A234]*[.B234]" office:value-type="float" office:value="569462.4">
            <text:p>569462,4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433.6">
            <text:p>2433,6</text:p>
          </table:table-cell>
          <table:table-cell table:formula="of:=[.A235]*[.B235]" office:value-type="float" office:value="571896">
            <text:p>571896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433.6">
            <text:p>2433,6</text:p>
          </table:table-cell>
          <table:table-cell table:formula="of:=[.A236]*[.B236]" office:value-type="float" office:value="574329.6">
            <text:p>574329,6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433.6">
            <text:p>2433,6</text:p>
          </table:table-cell>
          <table:table-cell table:formula="of:=[.A237]*[.B237]" office:value-type="float" office:value="576763.2">
            <text:p>576763,2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433.6">
            <text:p>2433,6</text:p>
          </table:table-cell>
          <table:table-cell table:formula="of:=[.A238]*[.B238]" office:value-type="float" office:value="579196.8">
            <text:p>579196,8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433.6">
            <text:p>2433,6</text:p>
          </table:table-cell>
          <table:table-cell table:formula="of:=[.A239]*[.B239]" office:value-type="float" office:value="581630.4">
            <text:p>581630,4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433.6">
            <text:p>2433,6</text:p>
          </table:table-cell>
          <table:table-cell table:formula="of:=[.A240]*[.B240]" office:value-type="float" office:value="584064">
            <text:p>584064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433.6">
            <text:p>2433,6</text:p>
          </table:table-cell>
          <table:table-cell table:formula="of:=[.A241]*[.B241]" office:value-type="float" office:value="586497.6">
            <text:p>586497,6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433.6">
            <text:p>2433,6</text:p>
          </table:table-cell>
          <table:table-cell table:formula="of:=[.A242]*[.B242]" office:value-type="float" office:value="588931.2">
            <text:p>588931,2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433.6">
            <text:p>2433,6</text:p>
          </table:table-cell>
          <table:table-cell table:formula="of:=[.A243]*[.B243]" office:value-type="float" office:value="591364.8">
            <text:p>591364,8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433.6">
            <text:p>2433,6</text:p>
          </table:table-cell>
          <table:table-cell table:formula="of:=[.A244]*[.B244]" office:value-type="float" office:value="593798.4">
            <text:p>593798,4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433.6">
            <text:p>2433,6</text:p>
          </table:table-cell>
          <table:table-cell table:formula="of:=[.A245]*[.B245]" office:value-type="float" office:value="596232">
            <text:p>596232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433.6">
            <text:p>2433,6</text:p>
          </table:table-cell>
          <table:table-cell table:formula="of:=[.A246]*[.B246]" office:value-type="float" office:value="598665.6">
            <text:p>598665,6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433.6">
            <text:p>2433,6</text:p>
          </table:table-cell>
          <table:table-cell table:formula="of:=[.A247]*[.B247]" office:value-type="float" office:value="601099.2">
            <text:p>601099,2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433.6">
            <text:p>2433,6</text:p>
          </table:table-cell>
          <table:table-cell table:formula="of:=[.A248]*[.B248]" office:value-type="float" office:value="603532.8">
            <text:p>603532,8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433.6">
            <text:p>2433,6</text:p>
          </table:table-cell>
          <table:table-cell table:formula="of:=[.A249]*[.B249]" office:value-type="float" office:value="605966.4">
            <text:p>605966,4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433.6">
            <text:p>2433,6</text:p>
          </table:table-cell>
          <table:table-cell table:formula="of:=[.A250]*[.B250]" office:value-type="float" office:value="608400">
            <text:p>6084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433.6">
            <text:p>2433,6</text:p>
          </table:table-cell>
          <table:table-cell table:formula="of:=[.A251]*[.B251]" office:value-type="float" office:value="610833.6">
            <text:p>610833,6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433.6">
            <text:p>2433,6</text:p>
          </table:table-cell>
          <table:table-cell table:formula="of:=[.A252]*[.B252]" office:value-type="float" office:value="613267.2">
            <text:p>613267,2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433.6">
            <text:p>2433,6</text:p>
          </table:table-cell>
          <table:table-cell table:formula="of:=[.A253]*[.B253]" office:value-type="float" office:value="615700.8">
            <text:p>615700,8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433.6">
            <text:p>2433,6</text:p>
          </table:table-cell>
          <table:table-cell table:formula="of:=[.A254]*[.B254]" office:value-type="float" office:value="618134.4">
            <text:p>618134,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433.6">
            <text:p>2433,6</text:p>
          </table:table-cell>
          <table:table-cell table:formula="of:=[.A255]*[.B255]" office:value-type="float" office:value="620568">
            <text:p>620568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433.6">
            <text:p>2433,6</text:p>
          </table:table-cell>
          <table:table-cell table:formula="of:=[.A256]*[.B256]" office:value-type="float" office:value="623001.6">
            <text:p>623001,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433.6">
            <text:p>2433,6</text:p>
          </table:table-cell>
          <table:table-cell table:formula="of:=[.A257]*[.B257]" office:value-type="float" office:value="625435.2">
            <text:p>625435,2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433.6">
            <text:p>2433,6</text:p>
          </table:table-cell>
          <table:table-cell table:formula="of:=[.A258]*[.B258]" office:value-type="float" office:value="627868.8">
            <text:p>627868,8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433.6">
            <text:p>2433,6</text:p>
          </table:table-cell>
          <table:table-cell table:formula="of:=[.A259]*[.B259]" office:value-type="float" office:value="630302.4">
            <text:p>630302,4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433.6">
            <text:p>2433,6</text:p>
          </table:table-cell>
          <table:table-cell table:formula="of:=[.A260]*[.B260]" office:value-type="float" office:value="632736">
            <text:p>632736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433.6">
            <text:p>2433,6</text:p>
          </table:table-cell>
          <table:table-cell table:formula="of:=[.A261]*[.B261]" office:value-type="float" office:value="635169.6">
            <text:p>635169,6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433.6">
            <text:p>2433,6</text:p>
          </table:table-cell>
          <table:table-cell table:formula="of:=[.A262]*[.B262]" office:value-type="float" office:value="637603.2">
            <text:p>637603,2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433.6">
            <text:p>2433,6</text:p>
          </table:table-cell>
          <table:table-cell table:formula="of:=[.A263]*[.B263]" office:value-type="float" office:value="640036.8">
            <text:p>640036,8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433.6">
            <text:p>2433,6</text:p>
          </table:table-cell>
          <table:table-cell table:formula="of:=[.A264]*[.B264]" office:value-type="float" office:value="642470.4">
            <text:p>642470,4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433.6">
            <text:p>2433,6</text:p>
          </table:table-cell>
          <table:table-cell table:formula="of:=[.A265]*[.B265]" office:value-type="float" office:value="644904">
            <text:p>644904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433.6">
            <text:p>2433,6</text:p>
          </table:table-cell>
          <table:table-cell table:formula="of:=[.A266]*[.B266]" office:value-type="float" office:value="647337.6">
            <text:p>647337,6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433.6">
            <text:p>2433,6</text:p>
          </table:table-cell>
          <table:table-cell table:formula="of:=[.A267]*[.B267]" office:value-type="float" office:value="649771.2">
            <text:p>649771,2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433.6">
            <text:p>2433,6</text:p>
          </table:table-cell>
          <table:table-cell table:formula="of:=[.A268]*[.B268]" office:value-type="float" office:value="652204.8">
            <text:p>652204,8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433.6">
            <text:p>2433,6</text:p>
          </table:table-cell>
          <table:table-cell table:formula="of:=[.A269]*[.B269]" office:value-type="float" office:value="654638.4">
            <text:p>654638,4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433.6">
            <text:p>2433,6</text:p>
          </table:table-cell>
          <table:table-cell table:formula="of:=[.A270]*[.B270]" office:value-type="float" office:value="657072">
            <text:p>657072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433.6">
            <text:p>2433,6</text:p>
          </table:table-cell>
          <table:table-cell table:formula="of:=[.A271]*[.B271]" office:value-type="float" office:value="659505.6">
            <text:p>659505,6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433.6">
            <text:p>2433,6</text:p>
          </table:table-cell>
          <table:table-cell table:formula="of:=[.A272]*[.B272]" office:value-type="float" office:value="661939.2">
            <text:p>661939,2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433.6">
            <text:p>2433,6</text:p>
          </table:table-cell>
          <table:table-cell table:formula="of:=[.A273]*[.B273]" office:value-type="float" office:value="664372.8">
            <text:p>664372,8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433.6">
            <text:p>2433,6</text:p>
          </table:table-cell>
          <table:table-cell table:formula="of:=[.A274]*[.B274]" office:value-type="float" office:value="666806.4">
            <text:p>666806,4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433.6">
            <text:p>2433,6</text:p>
          </table:table-cell>
          <table:table-cell table:formula="of:=[.A275]*[.B275]" office:value-type="float" office:value="669240">
            <text:p>66924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433.6">
            <text:p>2433,6</text:p>
          </table:table-cell>
          <table:table-cell table:formula="of:=[.A276]*[.B276]" office:value-type="float" office:value="671673.6">
            <text:p>671673,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433.6">
            <text:p>2433,6</text:p>
          </table:table-cell>
          <table:table-cell table:formula="of:=[.A277]*[.B277]" office:value-type="float" office:value="674107.2">
            <text:p>674107,2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433.6">
            <text:p>2433,6</text:p>
          </table:table-cell>
          <table:table-cell table:formula="of:=[.A278]*[.B278]" office:value-type="float" office:value="676540.8">
            <text:p>676540,8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433.6">
            <text:p>2433,6</text:p>
          </table:table-cell>
          <table:table-cell table:formula="of:=[.A279]*[.B279]" office:value-type="float" office:value="678974.4">
            <text:p>678974,4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433.6">
            <text:p>2433,6</text:p>
          </table:table-cell>
          <table:table-cell table:formula="of:=[.A280]*[.B280]" office:value-type="float" office:value="681408">
            <text:p>681408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433.6">
            <text:p>2433,6</text:p>
          </table:table-cell>
          <table:table-cell table:formula="of:=[.A281]*[.B281]" office:value-type="float" office:value="683841.6">
            <text:p>683841,6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433.6">
            <text:p>2433,6</text:p>
          </table:table-cell>
          <table:table-cell table:formula="of:=[.A282]*[.B282]" office:value-type="float" office:value="686275.2">
            <text:p>686275,2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433.6">
            <text:p>2433,6</text:p>
          </table:table-cell>
          <table:table-cell table:formula="of:=[.A283]*[.B283]" office:value-type="float" office:value="688708.8">
            <text:p>688708,8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433.6">
            <text:p>2433,6</text:p>
          </table:table-cell>
          <table:table-cell table:formula="of:=[.A284]*[.B284]" office:value-type="float" office:value="691142.4">
            <text:p>691142,4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433.6">
            <text:p>2433,6</text:p>
          </table:table-cell>
          <table:table-cell table:formula="of:=[.A285]*[.B285]" office:value-type="float" office:value="693576">
            <text:p>693576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433.6">
            <text:p>2433,6</text:p>
          </table:table-cell>
          <table:table-cell table:formula="of:=[.A286]*[.B286]" office:value-type="float" office:value="696009.6">
            <text:p>696009,6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433.6">
            <text:p>2433,6</text:p>
          </table:table-cell>
          <table:table-cell table:formula="of:=[.A287]*[.B287]" office:value-type="float" office:value="698443.2">
            <text:p>698443,2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433.6">
            <text:p>2433,6</text:p>
          </table:table-cell>
          <table:table-cell table:formula="of:=[.A288]*[.B288]" office:value-type="float" office:value="700876.8">
            <text:p>700876,8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433.6">
            <text:p>2433,6</text:p>
          </table:table-cell>
          <table:table-cell table:formula="of:=[.A289]*[.B289]" office:value-type="float" office:value="703310.4">
            <text:p>703310,4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433.6">
            <text:p>2433,6</text:p>
          </table:table-cell>
          <table:table-cell table:formula="of:=[.A290]*[.B290]" office:value-type="float" office:value="705744">
            <text:p>705744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433.6">
            <text:p>2433,6</text:p>
          </table:table-cell>
          <table:table-cell table:formula="of:=[.A291]*[.B291]" office:value-type="float" office:value="708177.6">
            <text:p>708177,6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433.6">
            <text:p>2433,6</text:p>
          </table:table-cell>
          <table:table-cell table:formula="of:=[.A292]*[.B292]" office:value-type="float" office:value="710611.2">
            <text:p>710611,2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433.6">
            <text:p>2433,6</text:p>
          </table:table-cell>
          <table:table-cell table:formula="of:=[.A293]*[.B293]" office:value-type="float" office:value="713044.8">
            <text:p>713044,8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433.6">
            <text:p>2433,6</text:p>
          </table:table-cell>
          <table:table-cell table:formula="of:=[.A294]*[.B294]" office:value-type="float" office:value="715478.4">
            <text:p>715478,4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433.6">
            <text:p>2433,6</text:p>
          </table:table-cell>
          <table:table-cell table:formula="of:=[.A295]*[.B295]" office:value-type="float" office:value="717912">
            <text:p>717912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433.6">
            <text:p>2433,6</text:p>
          </table:table-cell>
          <table:table-cell table:formula="of:=[.A296]*[.B296]" office:value-type="float" office:value="720345.6">
            <text:p>720345,6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433.6">
            <text:p>2433,6</text:p>
          </table:table-cell>
          <table:table-cell table:formula="of:=[.A297]*[.B297]" office:value-type="float" office:value="722779.2">
            <text:p>722779,2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433.6">
            <text:p>2433,6</text:p>
          </table:table-cell>
          <table:table-cell table:formula="of:=[.A298]*[.B298]" office:value-type="float" office:value="725212.8">
            <text:p>725212,8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433.6">
            <text:p>2433,6</text:p>
          </table:table-cell>
          <table:table-cell table:formula="of:=[.A299]*[.B299]" office:value-type="float" office:value="727646.4">
            <text:p>727646,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433.6">
            <text:p>2433,6</text:p>
          </table:table-cell>
          <table:table-cell table:formula="of:=[.A300]*[.B300]" office:value-type="float" office:value="730080">
            <text:p>73008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433.6">
            <text:p>2433,6</text:p>
          </table:table-cell>
          <table:table-cell table:formula="of:=[.A301]*[.B301]" office:value-type="float" office:value="732513.6">
            <text:p>732513,6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433.6">
            <text:p>2433,6</text:p>
          </table:table-cell>
          <table:table-cell table:formula="of:=[.A302]*[.B302]" office:value-type="float" office:value="734947.2">
            <text:p>734947,2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433.6">
            <text:p>2433,6</text:p>
          </table:table-cell>
          <table:table-cell table:formula="of:=[.A303]*[.B303]" office:value-type="float" office:value="737380.8">
            <text:p>737380,8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433.6">
            <text:p>2433,6</text:p>
          </table:table-cell>
          <table:table-cell table:formula="of:=[.A304]*[.B304]" office:value-type="float" office:value="739814.4">
            <text:p>739814,4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433.6">
            <text:p>2433,6</text:p>
          </table:table-cell>
          <table:table-cell table:formula="of:=[.A305]*[.B305]" office:value-type="float" office:value="742248">
            <text:p>742248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433.6">
            <text:p>2433,6</text:p>
          </table:table-cell>
          <table:table-cell table:formula="of:=[.A306]*[.B306]" office:value-type="float" office:value="744681.6">
            <text:p>744681,6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433.6">
            <text:p>2433,6</text:p>
          </table:table-cell>
          <table:table-cell table:formula="of:=[.A307]*[.B307]" office:value-type="float" office:value="747115.2">
            <text:p>747115,2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433.6">
            <text:p>2433,6</text:p>
          </table:table-cell>
          <table:table-cell table:formula="of:=[.A308]*[.B308]" office:value-type="float" office:value="749548.8">
            <text:p>749548,8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433.6">
            <text:p>2433,6</text:p>
          </table:table-cell>
          <table:table-cell table:formula="of:=[.A309]*[.B309]" office:value-type="float" office:value="751982.4">
            <text:p>751982,4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433.6">
            <text:p>2433,6</text:p>
          </table:table-cell>
          <table:table-cell table:formula="of:=[.A310]*[.B310]" office:value-type="float" office:value="754416">
            <text:p>754416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433.6">
            <text:p>2433,6</text:p>
          </table:table-cell>
          <table:table-cell table:formula="of:=[.A311]*[.B311]" office:value-type="float" office:value="756849.6">
            <text:p>756849,6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433.6">
            <text:p>2433,6</text:p>
          </table:table-cell>
          <table:table-cell table:formula="of:=[.A312]*[.B312]" office:value-type="float" office:value="759283.2">
            <text:p>759283,2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433.6">
            <text:p>2433,6</text:p>
          </table:table-cell>
          <table:table-cell table:formula="of:=[.A313]*[.B313]" office:value-type="float" office:value="761716.8">
            <text:p>761716,8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433.6">
            <text:p>2433,6</text:p>
          </table:table-cell>
          <table:table-cell table:formula="of:=[.A314]*[.B314]" office:value-type="float" office:value="764150.4">
            <text:p>764150,4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433.6">
            <text:p>2433,6</text:p>
          </table:table-cell>
          <table:table-cell table:formula="of:=[.A315]*[.B315]" office:value-type="float" office:value="766584">
            <text:p>766584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433.6">
            <text:p>2433,6</text:p>
          </table:table-cell>
          <table:table-cell table:formula="of:=[.A316]*[.B316]" office:value-type="float" office:value="769017.6">
            <text:p>769017,6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433.6">
            <text:p>2433,6</text:p>
          </table:table-cell>
          <table:table-cell table:formula="of:=[.A317]*[.B317]" office:value-type="float" office:value="771451.2">
            <text:p>771451,2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433.6">
            <text:p>2433,6</text:p>
          </table:table-cell>
          <table:table-cell table:formula="of:=[.A318]*[.B318]" office:value-type="float" office:value="773884.8">
            <text:p>773884,8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433.6">
            <text:p>2433,6</text:p>
          </table:table-cell>
          <table:table-cell table:formula="of:=[.A319]*[.B319]" office:value-type="float" office:value="776318.4">
            <text:p>776318,4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433.6">
            <text:p>2433,6</text:p>
          </table:table-cell>
          <table:table-cell table:formula="of:=[.A320]*[.B320]" office:value-type="float" office:value="778752">
            <text:p>778752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433.6">
            <text:p>2433,6</text:p>
          </table:table-cell>
          <table:table-cell table:formula="of:=[.A321]*[.B321]" office:value-type="float" office:value="781185.6">
            <text:p>781185,6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433.6">
            <text:p>2433,6</text:p>
          </table:table-cell>
          <table:table-cell table:formula="of:=[.A322]*[.B322]" office:value-type="float" office:value="783619.2">
            <text:p>783619,2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433.6">
            <text:p>2433,6</text:p>
          </table:table-cell>
          <table:table-cell table:formula="of:=[.A323]*[.B323]" office:value-type="float" office:value="786052.8">
            <text:p>786052,8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433.6">
            <text:p>2433,6</text:p>
          </table:table-cell>
          <table:table-cell table:formula="of:=[.A324]*[.B324]" office:value-type="float" office:value="788486.4">
            <text:p>788486,4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433.6">
            <text:p>2433,6</text:p>
          </table:table-cell>
          <table:table-cell table:formula="of:=[.A325]*[.B325]" office:value-type="float" office:value="790920">
            <text:p>79092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433.6">
            <text:p>2433,6</text:p>
          </table:table-cell>
          <table:table-cell table:formula="of:=[.A326]*[.B326]" office:value-type="float" office:value="793353.6">
            <text:p>793353,6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433.6">
            <text:p>2433,6</text:p>
          </table:table-cell>
          <table:table-cell table:formula="of:=[.A327]*[.B327]" office:value-type="float" office:value="795787.2">
            <text:p>795787,2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433.6">
            <text:p>2433,6</text:p>
          </table:table-cell>
          <table:table-cell table:formula="of:=[.A328]*[.B328]" office:value-type="float" office:value="798220.8">
            <text:p>798220,8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433.6">
            <text:p>2433,6</text:p>
          </table:table-cell>
          <table:table-cell table:formula="of:=[.A329]*[.B329]" office:value-type="float" office:value="800654.4">
            <text:p>800654,4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433.6">
            <text:p>2433,6</text:p>
          </table:table-cell>
          <table:table-cell table:formula="of:=[.A330]*[.B330]" office:value-type="float" office:value="803088">
            <text:p>803088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433.6">
            <text:p>2433,6</text:p>
          </table:table-cell>
          <table:table-cell table:formula="of:=[.A331]*[.B331]" office:value-type="float" office:value="805521.6">
            <text:p>805521,6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433.6">
            <text:p>2433,6</text:p>
          </table:table-cell>
          <table:table-cell table:formula="of:=[.A332]*[.B332]" office:value-type="float" office:value="807955.2">
            <text:p>807955,2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433.6">
            <text:p>2433,6</text:p>
          </table:table-cell>
          <table:table-cell table:formula="of:=[.A333]*[.B333]" office:value-type="float" office:value="810388.8">
            <text:p>810388,8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433.6">
            <text:p>2433,6</text:p>
          </table:table-cell>
          <table:table-cell table:formula="of:=[.A334]*[.B334]" office:value-type="float" office:value="812822.4">
            <text:p>812822,4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433.6">
            <text:p>2433,6</text:p>
          </table:table-cell>
          <table:table-cell table:formula="of:=[.A335]*[.B335]" office:value-type="float" office:value="815256">
            <text:p>815256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433.6">
            <text:p>2433,6</text:p>
          </table:table-cell>
          <table:table-cell table:formula="of:=[.A336]*[.B336]" office:value-type="float" office:value="817689.6">
            <text:p>817689,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433.6">
            <text:p>2433,6</text:p>
          </table:table-cell>
          <table:table-cell table:formula="of:=[.A337]*[.B337]" office:value-type="float" office:value="820123.2">
            <text:p>820123,2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433.6">
            <text:p>2433,6</text:p>
          </table:table-cell>
          <table:table-cell table:formula="of:=[.A338]*[.B338]" office:value-type="float" office:value="822556.8">
            <text:p>822556,8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433.6">
            <text:p>2433,6</text:p>
          </table:table-cell>
          <table:table-cell table:formula="of:=[.A339]*[.B339]" office:value-type="float" office:value="824990.4">
            <text:p>824990,4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433.6">
            <text:p>2433,6</text:p>
          </table:table-cell>
          <table:table-cell table:formula="of:=[.A340]*[.B340]" office:value-type="float" office:value="827424">
            <text:p>827424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433.6">
            <text:p>2433,6</text:p>
          </table:table-cell>
          <table:table-cell table:formula="of:=[.A341]*[.B341]" office:value-type="float" office:value="829857.6">
            <text:p>829857,6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433.6">
            <text:p>2433,6</text:p>
          </table:table-cell>
          <table:table-cell table:formula="of:=[.A342]*[.B342]" office:value-type="float" office:value="832291.2">
            <text:p>832291,2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433.6">
            <text:p>2433,6</text:p>
          </table:table-cell>
          <table:table-cell table:formula="of:=[.A343]*[.B343]" office:value-type="float" office:value="834724.8">
            <text:p>834724,8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433.6">
            <text:p>2433,6</text:p>
          </table:table-cell>
          <table:table-cell table:formula="of:=[.A344]*[.B344]" office:value-type="float" office:value="837158.4">
            <text:p>837158,4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433.6">
            <text:p>2433,6</text:p>
          </table:table-cell>
          <table:table-cell table:formula="of:=[.A345]*[.B345]" office:value-type="float" office:value="839592">
            <text:p>839592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433.6">
            <text:p>2433,6</text:p>
          </table:table-cell>
          <table:table-cell table:formula="of:=[.A346]*[.B346]" office:value-type="float" office:value="842025.6">
            <text:p>842025,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433.6">
            <text:p>2433,6</text:p>
          </table:table-cell>
          <table:table-cell table:formula="of:=[.A347]*[.B347]" office:value-type="float" office:value="844459.2">
            <text:p>844459,2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433.6">
            <text:p>2433,6</text:p>
          </table:table-cell>
          <table:table-cell table:formula="of:=[.A348]*[.B348]" office:value-type="float" office:value="846892.8">
            <text:p>846892,8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433.6">
            <text:p>2433,6</text:p>
          </table:table-cell>
          <table:table-cell table:formula="of:=[.A349]*[.B349]" office:value-type="float" office:value="849326.4">
            <text:p>849326,4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433.6">
            <text:p>2433,6</text:p>
          </table:table-cell>
          <table:table-cell table:formula="of:=[.A350]*[.B350]" office:value-type="float" office:value="851760">
            <text:p>85176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433.6">
            <text:p>2433,6</text:p>
          </table:table-cell>
          <table:table-cell table:formula="of:=[.A351]*[.B351]" office:value-type="float" office:value="854193.6">
            <text:p>854193,6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433.6">
            <text:p>2433,6</text:p>
          </table:table-cell>
          <table:table-cell table:formula="of:=[.A352]*[.B352]" office:value-type="float" office:value="856627.2">
            <text:p>856627,2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433.6">
            <text:p>2433,6</text:p>
          </table:table-cell>
          <table:table-cell table:formula="of:=[.A353]*[.B353]" office:value-type="float" office:value="859060.8">
            <text:p>859060,8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433.6">
            <text:p>2433,6</text:p>
          </table:table-cell>
          <table:table-cell table:formula="of:=[.A354]*[.B354]" office:value-type="float" office:value="861494.4">
            <text:p>861494,4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433.6">
            <text:p>2433,6</text:p>
          </table:table-cell>
          <table:table-cell table:formula="of:=[.A355]*[.B355]" office:value-type="float" office:value="863928">
            <text:p>863928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433.6">
            <text:p>2433,6</text:p>
          </table:table-cell>
          <table:table-cell table:formula="of:=[.A356]*[.B356]" office:value-type="float" office:value="866361.6">
            <text:p>866361,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433.6">
            <text:p>2433,6</text:p>
          </table:table-cell>
          <table:table-cell table:formula="of:=[.A357]*[.B357]" office:value-type="float" office:value="868795.2">
            <text:p>868795,2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433.6">
            <text:p>2433,6</text:p>
          </table:table-cell>
          <table:table-cell table:formula="of:=[.A358]*[.B358]" office:value-type="float" office:value="871228.8">
            <text:p>871228,8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433.6">
            <text:p>2433,6</text:p>
          </table:table-cell>
          <table:table-cell table:formula="of:=[.A359]*[.B359]" office:value-type="float" office:value="873662.4">
            <text:p>873662,4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433.6">
            <text:p>2433,6</text:p>
          </table:table-cell>
          <table:table-cell table:formula="of:=[.A360]*[.B360]" office:value-type="float" office:value="876096">
            <text:p>876096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433.6">
            <text:p>2433,6</text:p>
          </table:table-cell>
          <table:table-cell table:formula="of:=[.A361]*[.B361]" office:value-type="float" office:value="878529.6">
            <text:p>878529,6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433.6">
            <text:p>2433,6</text:p>
          </table:table-cell>
          <table:table-cell table:formula="of:=[.A362]*[.B362]" office:value-type="float" office:value="880963.2">
            <text:p>880963,2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433.6">
            <text:p>2433,6</text:p>
          </table:table-cell>
          <table:table-cell table:formula="of:=[.A363]*[.B363]" office:value-type="float" office:value="883396.8">
            <text:p>883396,8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433.6">
            <text:p>2433,6</text:p>
          </table:table-cell>
          <table:table-cell table:formula="of:=[.A364]*[.B364]" office:value-type="float" office:value="885830.4">
            <text:p>885830,4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433.6">
            <text:p>2433,6</text:p>
          </table:table-cell>
          <table:table-cell table:formula="of:=[.A365]*[.B365]" office:value-type="float" office:value="888264">
            <text:p>888264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433.6">
            <text:p>2433,6</text:p>
          </table:table-cell>
          <table:table-cell table:formula="of:=[.A366]*[.B366]" office:value-type="float" office:value="890697.6">
            <text:p>890697,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433.6">
            <text:p>2433,6</text:p>
          </table:table-cell>
          <table:table-cell table:formula="of:=[.A367]*[.B367]" office:value-type="float" office:value="893131.2">
            <text:p>893131,2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433.6">
            <text:p>2433,6</text:p>
          </table:table-cell>
          <table:table-cell table:formula="of:=[.A368]*[.B368]" office:value-type="float" office:value="895564.8">
            <text:p>895564,8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433.6">
            <text:p>2433,6</text:p>
          </table:table-cell>
          <table:table-cell table:formula="of:=[.A369]*[.B369]" office:value-type="float" office:value="897998.4">
            <text:p>897998,4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433.6">
            <text:p>2433,6</text:p>
          </table:table-cell>
          <table:table-cell table:formula="of:=[.A370]*[.B370]" office:value-type="float" office:value="900432">
            <text:p>900432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433.6">
            <text:p>2433,6</text:p>
          </table:table-cell>
          <table:table-cell table:formula="of:=[.A371]*[.B371]" office:value-type="float" office:value="902865.6">
            <text:p>902865,6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433.6">
            <text:p>2433,6</text:p>
          </table:table-cell>
          <table:table-cell table:formula="of:=[.A372]*[.B372]" office:value-type="float" office:value="905299.2">
            <text:p>905299,2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433.6">
            <text:p>2433,6</text:p>
          </table:table-cell>
          <table:table-cell table:formula="of:=[.A373]*[.B373]" office:value-type="float" office:value="907732.8">
            <text:p>907732,8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433.6">
            <text:p>2433,6</text:p>
          </table:table-cell>
          <table:table-cell table:formula="of:=[.A374]*[.B374]" office:value-type="float" office:value="910166.4">
            <text:p>910166,4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433.6">
            <text:p>2433,6</text:p>
          </table:table-cell>
          <table:table-cell table:formula="of:=[.A375]*[.B375]" office:value-type="float" office:value="912600">
            <text:p>91260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433.6">
            <text:p>2433,6</text:p>
          </table:table-cell>
          <table:table-cell table:formula="of:=[.A376]*[.B376]" office:value-type="float" office:value="915033.6">
            <text:p>915033,6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433.6">
            <text:p>2433,6</text:p>
          </table:table-cell>
          <table:table-cell table:formula="of:=[.A377]*[.B377]" office:value-type="float" office:value="917467.2">
            <text:p>917467,2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433.6">
            <text:p>2433,6</text:p>
          </table:table-cell>
          <table:table-cell table:formula="of:=[.A378]*[.B378]" office:value-type="float" office:value="919900.8">
            <text:p>919900,8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433.6">
            <text:p>2433,6</text:p>
          </table:table-cell>
          <table:table-cell table:formula="of:=[.A379]*[.B379]" office:value-type="float" office:value="922334.4">
            <text:p>922334,4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433.6">
            <text:p>2433,6</text:p>
          </table:table-cell>
          <table:table-cell table:formula="of:=[.A380]*[.B380]" office:value-type="float" office:value="924768">
            <text:p>924768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433.6">
            <text:p>2433,6</text:p>
          </table:table-cell>
          <table:table-cell table:formula="of:=[.A381]*[.B381]" office:value-type="float" office:value="927201.6">
            <text:p>927201,6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433.6">
            <text:p>2433,6</text:p>
          </table:table-cell>
          <table:table-cell table:formula="of:=[.A382]*[.B382]" office:value-type="float" office:value="929635.2">
            <text:p>929635,2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433.6">
            <text:p>2433,6</text:p>
          </table:table-cell>
          <table:table-cell table:formula="of:=[.A383]*[.B383]" office:value-type="float" office:value="932068.8">
            <text:p>932068,8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433.6">
            <text:p>2433,6</text:p>
          </table:table-cell>
          <table:table-cell table:formula="of:=[.A384]*[.B384]" office:value-type="float" office:value="934502.4">
            <text:p>934502,4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433.6">
            <text:p>2433,6</text:p>
          </table:table-cell>
          <table:table-cell table:formula="of:=[.A385]*[.B385]" office:value-type="float" office:value="936936">
            <text:p>936936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433.6">
            <text:p>2433,6</text:p>
          </table:table-cell>
          <table:table-cell table:formula="of:=[.A386]*[.B386]" office:value-type="float" office:value="939369.6">
            <text:p>939369,6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433.6">
            <text:p>2433,6</text:p>
          </table:table-cell>
          <table:table-cell table:formula="of:=[.A387]*[.B387]" office:value-type="float" office:value="941803.2">
            <text:p>941803,2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433.6">
            <text:p>2433,6</text:p>
          </table:table-cell>
          <table:table-cell table:formula="of:=[.A388]*[.B388]" office:value-type="float" office:value="944236.8">
            <text:p>944236,8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433.6">
            <text:p>2433,6</text:p>
          </table:table-cell>
          <table:table-cell table:formula="of:=[.A389]*[.B389]" office:value-type="float" office:value="946670.4">
            <text:p>946670,4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433.6">
            <text:p>2433,6</text:p>
          </table:table-cell>
          <table:table-cell table:formula="of:=[.A390]*[.B390]" office:value-type="float" office:value="949104">
            <text:p>949104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433.6">
            <text:p>2433,6</text:p>
          </table:table-cell>
          <table:table-cell table:formula="of:=[.A391]*[.B391]" office:value-type="float" office:value="951537.6">
            <text:p>951537,6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433.6">
            <text:p>2433,6</text:p>
          </table:table-cell>
          <table:table-cell table:formula="of:=[.A392]*[.B392]" office:value-type="float" office:value="953971.2">
            <text:p>953971,2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433.6">
            <text:p>2433,6</text:p>
          </table:table-cell>
          <table:table-cell table:formula="of:=[.A393]*[.B393]" office:value-type="float" office:value="956404.8">
            <text:p>956404,8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433.6">
            <text:p>2433,6</text:p>
          </table:table-cell>
          <table:table-cell table:formula="of:=[.A394]*[.B394]" office:value-type="float" office:value="958838.4">
            <text:p>958838,4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433.6">
            <text:p>2433,6</text:p>
          </table:table-cell>
          <table:table-cell table:formula="of:=[.A395]*[.B395]" office:value-type="float" office:value="961272">
            <text:p>961272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433.6">
            <text:p>2433,6</text:p>
          </table:table-cell>
          <table:table-cell table:formula="of:=[.A396]*[.B396]" office:value-type="float" office:value="963705.6">
            <text:p>963705,6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433.6">
            <text:p>2433,6</text:p>
          </table:table-cell>
          <table:table-cell table:formula="of:=[.A397]*[.B397]" office:value-type="float" office:value="966139.2">
            <text:p>966139,2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433.6">
            <text:p>2433,6</text:p>
          </table:table-cell>
          <table:table-cell table:formula="of:=[.A398]*[.B398]" office:value-type="float" office:value="968572.8">
            <text:p>968572,8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433.6">
            <text:p>2433,6</text:p>
          </table:table-cell>
          <table:table-cell table:formula="of:=[.A399]*[.B399]" office:value-type="float" office:value="971006.4">
            <text:p>971006,4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433.6">
            <text:p>2433,6</text:p>
          </table:table-cell>
          <table:table-cell table:formula="of:=[.A400]*[.B400]" office:value-type="float" office:value="973440">
            <text:p>97344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433.6">
            <text:p>2433,6</text:p>
          </table:table-cell>
          <table:table-cell table:formula="of:=[.A401]*[.B401]" office:value-type="float" office:value="975873.6">
            <text:p>975873,6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433.6">
            <text:p>2433,6</text:p>
          </table:table-cell>
          <table:table-cell table:formula="of:=[.A402]*[.B402]" office:value-type="float" office:value="978307.2">
            <text:p>978307,2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433.6">
            <text:p>2433,6</text:p>
          </table:table-cell>
          <table:table-cell table:formula="of:=[.A403]*[.B403]" office:value-type="float" office:value="980740.8">
            <text:p>980740,8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433.6">
            <text:p>2433,6</text:p>
          </table:table-cell>
          <table:table-cell table:formula="of:=[.A404]*[.B404]" office:value-type="float" office:value="983174.4">
            <text:p>983174,4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433.6">
            <text:p>2433,6</text:p>
          </table:table-cell>
          <table:table-cell table:formula="of:=[.A405]*[.B405]" office:value-type="float" office:value="985608">
            <text:p>985608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433.6">
            <text:p>2433,6</text:p>
          </table:table-cell>
          <table:table-cell table:formula="of:=[.A406]*[.B406]" office:value-type="float" office:value="988041.6">
            <text:p>988041,6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433.6">
            <text:p>2433,6</text:p>
          </table:table-cell>
          <table:table-cell table:formula="of:=[.A407]*[.B407]" office:value-type="float" office:value="990475.2">
            <text:p>990475,2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433.6">
            <text:p>2433,6</text:p>
          </table:table-cell>
          <table:table-cell table:formula="of:=[.A408]*[.B408]" office:value-type="float" office:value="992908.8">
            <text:p>992908,8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433.6">
            <text:p>2433,6</text:p>
          </table:table-cell>
          <table:table-cell table:formula="of:=[.A409]*[.B409]" office:value-type="float" office:value="995342.4">
            <text:p>995342,4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433.6">
            <text:p>2433,6</text:p>
          </table:table-cell>
          <table:table-cell table:formula="of:=[.A410]*[.B410]" office:value-type="float" office:value="997776">
            <text:p>997776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433.6">
            <text:p>2433,6</text:p>
          </table:table-cell>
          <table:table-cell table:formula="of:=[.A411]*[.B411]" office:value-type="float" office:value="1000209.6">
            <text:p>1000209,6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433.6">
            <text:p>2433,6</text:p>
          </table:table-cell>
          <table:table-cell table:formula="of:=[.A412]*[.B412]" office:value-type="float" office:value="1002643.2">
            <text:p>1002643,2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433.6">
            <text:p>2433,6</text:p>
          </table:table-cell>
          <table:table-cell table:formula="of:=[.A413]*[.B413]" office:value-type="float" office:value="1005076.8">
            <text:p>1005076,8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433.6">
            <text:p>2433,6</text:p>
          </table:table-cell>
          <table:table-cell table:formula="of:=[.A414]*[.B414]" office:value-type="float" office:value="1007510.4">
            <text:p>1007510,4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433.6">
            <text:p>2433,6</text:p>
          </table:table-cell>
          <table:table-cell table:formula="of:=[.A415]*[.B415]" office:value-type="float" office:value="1009944">
            <text:p>1009944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433.6">
            <text:p>2433,6</text:p>
          </table:table-cell>
          <table:table-cell table:formula="of:=[.A416]*[.B416]" office:value-type="float" office:value="1012377.6">
            <text:p>1012377,6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433.6">
            <text:p>2433,6</text:p>
          </table:table-cell>
          <table:table-cell table:formula="of:=[.A417]*[.B417]" office:value-type="float" office:value="1014811.2">
            <text:p>1014811,2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433.6">
            <text:p>2433,6</text:p>
          </table:table-cell>
          <table:table-cell table:formula="of:=[.A418]*[.B418]" office:value-type="float" office:value="1017244.8">
            <text:p>1017244,8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433.6">
            <text:p>2433,6</text:p>
          </table:table-cell>
          <table:table-cell table:formula="of:=[.A419]*[.B419]" office:value-type="float" office:value="1019678.4">
            <text:p>1019678,4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433.6">
            <text:p>2433,6</text:p>
          </table:table-cell>
          <table:table-cell table:formula="of:=[.A420]*[.B420]" office:value-type="float" office:value="1022112">
            <text:p>1022112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433.6">
            <text:p>2433,6</text:p>
          </table:table-cell>
          <table:table-cell table:formula="of:=[.A421]*[.B421]" office:value-type="float" office:value="1024545.6">
            <text:p>1024545,6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433.6">
            <text:p>2433,6</text:p>
          </table:table-cell>
          <table:table-cell table:formula="of:=[.A422]*[.B422]" office:value-type="float" office:value="1026979.2">
            <text:p>1026979,2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433.6">
            <text:p>2433,6</text:p>
          </table:table-cell>
          <table:table-cell table:formula="of:=[.A423]*[.B423]" office:value-type="float" office:value="1029412.8">
            <text:p>1029412,8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433.6">
            <text:p>2433,6</text:p>
          </table:table-cell>
          <table:table-cell table:formula="of:=[.A424]*[.B424]" office:value-type="float" office:value="1031846.4">
            <text:p>1031846,4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433.6">
            <text:p>2433,6</text:p>
          </table:table-cell>
          <table:table-cell table:formula="of:=[.A425]*[.B425]" office:value-type="float" office:value="1034280">
            <text:p>103428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433.6">
            <text:p>2433,6</text:p>
          </table:table-cell>
          <table:table-cell table:formula="of:=[.A426]*[.B426]" office:value-type="float" office:value="1036713.6">
            <text:p>1036713,6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433.6">
            <text:p>2433,6</text:p>
          </table:table-cell>
          <table:table-cell table:formula="of:=[.A427]*[.B427]" office:value-type="float" office:value="1039147.2">
            <text:p>1039147,2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433.6">
            <text:p>2433,6</text:p>
          </table:table-cell>
          <table:table-cell table:formula="of:=[.A428]*[.B428]" office:value-type="float" office:value="1041580.8">
            <text:p>1041580,8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433.6">
            <text:p>2433,6</text:p>
          </table:table-cell>
          <table:table-cell table:formula="of:=[.A429]*[.B429]" office:value-type="float" office:value="1044014.4">
            <text:p>1044014,4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433.6">
            <text:p>2433,6</text:p>
          </table:table-cell>
          <table:table-cell table:formula="of:=[.A430]*[.B430]" office:value-type="float" office:value="1046448">
            <text:p>1046448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433.6">
            <text:p>2433,6</text:p>
          </table:table-cell>
          <table:table-cell table:formula="of:=[.A431]*[.B431]" office:value-type="float" office:value="1048881.6">
            <text:p>1048881,6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433.6">
            <text:p>2433,6</text:p>
          </table:table-cell>
          <table:table-cell table:formula="of:=[.A432]*[.B432]" office:value-type="float" office:value="1051315.2">
            <text:p>1051315,2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433.6">
            <text:p>2433,6</text:p>
          </table:table-cell>
          <table:table-cell table:formula="of:=[.A433]*[.B433]" office:value-type="float" office:value="1053748.8">
            <text:p>1053748,8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433.6">
            <text:p>2433,6</text:p>
          </table:table-cell>
          <table:table-cell table:formula="of:=[.A434]*[.B434]" office:value-type="float" office:value="1056182.4">
            <text:p>1056182,4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433.6">
            <text:p>2433,6</text:p>
          </table:table-cell>
          <table:table-cell table:formula="of:=[.A435]*[.B435]" office:value-type="float" office:value="1058616">
            <text:p>1058616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433.6">
            <text:p>2433,6</text:p>
          </table:table-cell>
          <table:table-cell table:formula="of:=[.A436]*[.B436]" office:value-type="float" office:value="1061049.6">
            <text:p>1061049,6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433.6">
            <text:p>2433,6</text:p>
          </table:table-cell>
          <table:table-cell table:formula="of:=[.A437]*[.B437]" office:value-type="float" office:value="1063483.2">
            <text:p>1063483,2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433.6">
            <text:p>2433,6</text:p>
          </table:table-cell>
          <table:table-cell table:formula="of:=[.A438]*[.B438]" office:value-type="float" office:value="1065916.8">
            <text:p>1065916,8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433.6">
            <text:p>2433,6</text:p>
          </table:table-cell>
          <table:table-cell table:formula="of:=[.A439]*[.B439]" office:value-type="float" office:value="1068350.4">
            <text:p>1068350,4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433.6">
            <text:p>2433,6</text:p>
          </table:table-cell>
          <table:table-cell table:formula="of:=[.A440]*[.B440]" office:value-type="float" office:value="1070784">
            <text:p>1070784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433.6">
            <text:p>2433,6</text:p>
          </table:table-cell>
          <table:table-cell table:formula="of:=[.A441]*[.B441]" office:value-type="float" office:value="1073217.6">
            <text:p>1073217,6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433.6">
            <text:p>2433,6</text:p>
          </table:table-cell>
          <table:table-cell table:formula="of:=[.A442]*[.B442]" office:value-type="float" office:value="1075651.2">
            <text:p>1075651,2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433.6">
            <text:p>2433,6</text:p>
          </table:table-cell>
          <table:table-cell table:formula="of:=[.A443]*[.B443]" office:value-type="float" office:value="1078084.8">
            <text:p>1078084,8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433.6">
            <text:p>2433,6</text:p>
          </table:table-cell>
          <table:table-cell table:formula="of:=[.A444]*[.B444]" office:value-type="float" office:value="1080518.4">
            <text:p>1080518,4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433.6">
            <text:p>2433,6</text:p>
          </table:table-cell>
          <table:table-cell table:formula="of:=[.A445]*[.B445]" office:value-type="float" office:value="1082952">
            <text:p>1082952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433.6">
            <text:p>2433,6</text:p>
          </table:table-cell>
          <table:table-cell table:formula="of:=[.A446]*[.B446]" office:value-type="float" office:value="1085385.6">
            <text:p>1085385,6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433.6">
            <text:p>2433,6</text:p>
          </table:table-cell>
          <table:table-cell table:formula="of:=[.A447]*[.B447]" office:value-type="float" office:value="1087819.2">
            <text:p>1087819,2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433.6">
            <text:p>2433,6</text:p>
          </table:table-cell>
          <table:table-cell table:formula="of:=[.A448]*[.B448]" office:value-type="float" office:value="1090252.8">
            <text:p>1090252,8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433.6">
            <text:p>2433,6</text:p>
          </table:table-cell>
          <table:table-cell table:formula="of:=[.A449]*[.B449]" office:value-type="float" office:value="1092686.4">
            <text:p>1092686,4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433.6">
            <text:p>2433,6</text:p>
          </table:table-cell>
          <table:table-cell table:formula="of:=[.A450]*[.B450]" office:value-type="float" office:value="1095120">
            <text:p>109512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433.6">
            <text:p>2433,6</text:p>
          </table:table-cell>
          <table:table-cell table:formula="of:=[.A451]*[.B451]" office:value-type="float" office:value="1097553.6">
            <text:p>1097553,6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433.6">
            <text:p>2433,6</text:p>
          </table:table-cell>
          <table:table-cell table:formula="of:=[.A452]*[.B452]" office:value-type="float" office:value="1099987.2">
            <text:p>1099987,2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433.6">
            <text:p>2433,6</text:p>
          </table:table-cell>
          <table:table-cell table:formula="of:=[.A453]*[.B453]" office:value-type="float" office:value="1102420.8">
            <text:p>1102420,8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433.6">
            <text:p>2433,6</text:p>
          </table:table-cell>
          <table:table-cell table:formula="of:=[.A454]*[.B454]" office:value-type="float" office:value="1104854.4">
            <text:p>1104854,4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433.6">
            <text:p>2433,6</text:p>
          </table:table-cell>
          <table:table-cell table:formula="of:=[.A455]*[.B455]" office:value-type="float" office:value="1107288">
            <text:p>1107288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433.6">
            <text:p>2433,6</text:p>
          </table:table-cell>
          <table:table-cell table:formula="of:=[.A456]*[.B456]" office:value-type="float" office:value="1109721.6">
            <text:p>1109721,6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433.6">
            <text:p>2433,6</text:p>
          </table:table-cell>
          <table:table-cell table:formula="of:=[.A457]*[.B457]" office:value-type="float" office:value="1112155.2">
            <text:p>1112155,2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433.6">
            <text:p>2433,6</text:p>
          </table:table-cell>
          <table:table-cell table:formula="of:=[.A458]*[.B458]" office:value-type="float" office:value="1114588.8">
            <text:p>1114588,8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433.6">
            <text:p>2433,6</text:p>
          </table:table-cell>
          <table:table-cell table:formula="of:=[.A459]*[.B459]" office:value-type="float" office:value="1117022.4">
            <text:p>1117022,4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433.6">
            <text:p>2433,6</text:p>
          </table:table-cell>
          <table:table-cell table:formula="of:=[.A460]*[.B460]" office:value-type="float" office:value="1119456">
            <text:p>1119456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433.6">
            <text:p>2433,6</text:p>
          </table:table-cell>
          <table:table-cell table:formula="of:=[.A461]*[.B461]" office:value-type="float" office:value="1121889.6">
            <text:p>1121889,6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433.6">
            <text:p>2433,6</text:p>
          </table:table-cell>
          <table:table-cell table:formula="of:=[.A462]*[.B462]" office:value-type="float" office:value="1124323.2">
            <text:p>1124323,2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433.6">
            <text:p>2433,6</text:p>
          </table:table-cell>
          <table:table-cell table:formula="of:=[.A463]*[.B463]" office:value-type="float" office:value="1126756.8">
            <text:p>1126756,8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433.6">
            <text:p>2433,6</text:p>
          </table:table-cell>
          <table:table-cell table:formula="of:=[.A464]*[.B464]" office:value-type="float" office:value="1129190.4">
            <text:p>1129190,4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433.6">
            <text:p>2433,6</text:p>
          </table:table-cell>
          <table:table-cell table:formula="of:=[.A465]*[.B465]" office:value-type="float" office:value="1131624">
            <text:p>1131624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433.6">
            <text:p>2433,6</text:p>
          </table:table-cell>
          <table:table-cell table:formula="of:=[.A466]*[.B466]" office:value-type="float" office:value="1134057.6">
            <text:p>1134057,6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433.6">
            <text:p>2433,6</text:p>
          </table:table-cell>
          <table:table-cell table:formula="of:=[.A467]*[.B467]" office:value-type="float" office:value="1136491.2">
            <text:p>1136491,2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433.6">
            <text:p>2433,6</text:p>
          </table:table-cell>
          <table:table-cell table:formula="of:=[.A468]*[.B468]" office:value-type="float" office:value="1138924.8">
            <text:p>1138924,8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433.6">
            <text:p>2433,6</text:p>
          </table:table-cell>
          <table:table-cell table:formula="of:=[.A469]*[.B469]" office:value-type="float" office:value="1141358.4">
            <text:p>1141358,4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433.6">
            <text:p>2433,6</text:p>
          </table:table-cell>
          <table:table-cell table:formula="of:=[.A470]*[.B470]" office:value-type="float" office:value="1143792">
            <text:p>1143792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433.6">
            <text:p>2433,6</text:p>
          </table:table-cell>
          <table:table-cell table:formula="of:=[.A471]*[.B471]" office:value-type="float" office:value="1146225.6">
            <text:p>1146225,6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433.6">
            <text:p>2433,6</text:p>
          </table:table-cell>
          <table:table-cell table:formula="of:=[.A472]*[.B472]" office:value-type="float" office:value="1148659.2">
            <text:p>1148659,2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433.6">
            <text:p>2433,6</text:p>
          </table:table-cell>
          <table:table-cell table:formula="of:=[.A473]*[.B473]" office:value-type="float" office:value="1151092.8">
            <text:p>1151092,8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433.6">
            <text:p>2433,6</text:p>
          </table:table-cell>
          <table:table-cell table:formula="of:=[.A474]*[.B474]" office:value-type="float" office:value="1153526.4">
            <text:p>1153526,4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433.6">
            <text:p>2433,6</text:p>
          </table:table-cell>
          <table:table-cell table:formula="of:=[.A475]*[.B475]" office:value-type="float" office:value="1155960">
            <text:p>115596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433.6">
            <text:p>2433,6</text:p>
          </table:table-cell>
          <table:table-cell table:formula="of:=[.A476]*[.B476]" office:value-type="float" office:value="1158393.6">
            <text:p>1158393,6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433.6">
            <text:p>2433,6</text:p>
          </table:table-cell>
          <table:table-cell table:formula="of:=[.A477]*[.B477]" office:value-type="float" office:value="1160827.2">
            <text:p>1160827,2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433.6">
            <text:p>2433,6</text:p>
          </table:table-cell>
          <table:table-cell table:formula="of:=[.A478]*[.B478]" office:value-type="float" office:value="1163260.8">
            <text:p>1163260,8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433.6">
            <text:p>2433,6</text:p>
          </table:table-cell>
          <table:table-cell table:formula="of:=[.A479]*[.B479]" office:value-type="float" office:value="1165694.4">
            <text:p>1165694,4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433.6">
            <text:p>2433,6</text:p>
          </table:table-cell>
          <table:table-cell table:formula="of:=[.A480]*[.B480]" office:value-type="float" office:value="1168128">
            <text:p>1168128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433.6">
            <text:p>2433,6</text:p>
          </table:table-cell>
          <table:table-cell table:formula="of:=[.A481]*[.B481]" office:value-type="float" office:value="1170561.6">
            <text:p>1170561,6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433.6">
            <text:p>2433,6</text:p>
          </table:table-cell>
          <table:table-cell table:formula="of:=[.A482]*[.B482]" office:value-type="float" office:value="1172995.2">
            <text:p>1172995,2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433.6">
            <text:p>2433,6</text:p>
          </table:table-cell>
          <table:table-cell table:formula="of:=[.A483]*[.B483]" office:value-type="float" office:value="1175428.8">
            <text:p>1175428,8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433.6">
            <text:p>2433,6</text:p>
          </table:table-cell>
          <table:table-cell table:formula="of:=[.A484]*[.B484]" office:value-type="float" office:value="1177862.4">
            <text:p>1177862,4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433.6">
            <text:p>2433,6</text:p>
          </table:table-cell>
          <table:table-cell table:formula="of:=[.A485]*[.B485]" office:value-type="float" office:value="1180296">
            <text:p>1180296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433.6">
            <text:p>2433,6</text:p>
          </table:table-cell>
          <table:table-cell table:formula="of:=[.A486]*[.B486]" office:value-type="float" office:value="1182729.6">
            <text:p>1182729,6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433.6">
            <text:p>2433,6</text:p>
          </table:table-cell>
          <table:table-cell table:formula="of:=[.A487]*[.B487]" office:value-type="float" office:value="1185163.2">
            <text:p>1185163,2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433.6">
            <text:p>2433,6</text:p>
          </table:table-cell>
          <table:table-cell table:formula="of:=[.A488]*[.B488]" office:value-type="float" office:value="1187596.8">
            <text:p>1187596,8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433.6">
            <text:p>2433,6</text:p>
          </table:table-cell>
          <table:table-cell table:formula="of:=[.A489]*[.B489]" office:value-type="float" office:value="1190030.4">
            <text:p>1190030,4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433.6">
            <text:p>2433,6</text:p>
          </table:table-cell>
          <table:table-cell table:formula="of:=[.A490]*[.B490]" office:value-type="float" office:value="1192464">
            <text:p>1192464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433.6">
            <text:p>2433,6</text:p>
          </table:table-cell>
          <table:table-cell table:formula="of:=[.A491]*[.B491]" office:value-type="float" office:value="1194897.6">
            <text:p>1194897,6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433.6">
            <text:p>2433,6</text:p>
          </table:table-cell>
          <table:table-cell table:formula="of:=[.A492]*[.B492]" office:value-type="float" office:value="1197331.2">
            <text:p>1197331,2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433.6">
            <text:p>2433,6</text:p>
          </table:table-cell>
          <table:table-cell table:formula="of:=[.A493]*[.B493]" office:value-type="float" office:value="1199764.8">
            <text:p>1199764,8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433.6">
            <text:p>2433,6</text:p>
          </table:table-cell>
          <table:table-cell table:formula="of:=[.A494]*[.B494]" office:value-type="float" office:value="1202198.4">
            <text:p>1202198,4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433.6">
            <text:p>2433,6</text:p>
          </table:table-cell>
          <table:table-cell table:formula="of:=[.A495]*[.B495]" office:value-type="float" office:value="1204632">
            <text:p>1204632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433.6">
            <text:p>2433,6</text:p>
          </table:table-cell>
          <table:table-cell table:formula="of:=[.A496]*[.B496]" office:value-type="float" office:value="1207065.6">
            <text:p>1207065,6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433.6">
            <text:p>2433,6</text:p>
          </table:table-cell>
          <table:table-cell table:formula="of:=[.A497]*[.B497]" office:value-type="float" office:value="1209499.2">
            <text:p>1209499,2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433.6">
            <text:p>2433,6</text:p>
          </table:table-cell>
          <table:table-cell table:formula="of:=[.A498]*[.B498]" office:value-type="float" office:value="1211932.8">
            <text:p>1211932,8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433.6">
            <text:p>2433,6</text:p>
          </table:table-cell>
          <table:table-cell table:formula="of:=[.A499]*[.B499]" office:value-type="float" office:value="1214366.4">
            <text:p>1214366,4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433.6">
            <text:p>2433,6</text:p>
          </table:table-cell>
          <table:table-cell table:formula="of:=[.A500]*[.B500]" office:value-type="float" office:value="1216800">
            <text:p>1216800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5'.E2]*1.04" office:value-type="float" office:value="2530.944">
            <text:p>2530,94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530.944">
            <text:p>2530,944</text:p>
          </table:table-cell>
          <table:table-cell table:formula="of:=[.A5]*[.B5]" office:value-type="float" office:value="12654.72">
            <text:p>12654,7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530.944">
            <text:p>2530,944</text:p>
          </table:table-cell>
          <table:table-cell table:formula="of:=[.A6]*[.B6]" office:value-type="float" office:value="15185.664">
            <text:p>15185,664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530.944">
            <text:p>2530,944</text:p>
          </table:table-cell>
          <table:table-cell table:formula="of:=[.A7]*[.B7]" office:value-type="float" office:value="17716.608">
            <text:p>17716,60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530.944">
            <text:p>2530,944</text:p>
          </table:table-cell>
          <table:table-cell table:formula="of:=[.A8]*[.B8]" office:value-type="float" office:value="20247.552">
            <text:p>20247,552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530.944">
            <text:p>2530,944</text:p>
          </table:table-cell>
          <table:table-cell table:formula="of:=[.A9]*[.B9]" office:value-type="float" office:value="22778.496">
            <text:p>22778,49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530.944">
            <text:p>2530,944</text:p>
          </table:table-cell>
          <table:table-cell table:formula="of:=[.A10]*[.B10]" office:value-type="float" office:value="25309.44">
            <text:p>25309,44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530.944">
            <text:p>2530,944</text:p>
          </table:table-cell>
          <table:table-cell table:formula="of:=[.A11]*[.B11]" office:value-type="float" office:value="27840.384">
            <text:p>27840,384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530.944">
            <text:p>2530,944</text:p>
          </table:table-cell>
          <table:table-cell table:formula="of:=[.A12]*[.B12]" office:value-type="float" office:value="30371.328">
            <text:p>30371,328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530.944">
            <text:p>2530,944</text:p>
          </table:table-cell>
          <table:table-cell table:formula="of:=[.A13]*[.B13]" office:value-type="float" office:value="32902.272">
            <text:p>32902,27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530.944">
            <text:p>2530,944</text:p>
          </table:table-cell>
          <table:table-cell table:formula="of:=[.A14]*[.B14]" office:value-type="float" office:value="35433.216">
            <text:p>35433,21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530.944">
            <text:p>2530,944</text:p>
          </table:table-cell>
          <table:table-cell table:formula="of:=[.A15]*[.B15]" office:value-type="float" office:value="37964.16">
            <text:p>37964,16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530.944">
            <text:p>2530,944</text:p>
          </table:table-cell>
          <table:table-cell table:formula="of:=[.A16]*[.B16]" office:value-type="float" office:value="40495.104">
            <text:p>40495,104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530.944">
            <text:p>2530,944</text:p>
          </table:table-cell>
          <table:table-cell table:formula="of:=[.A17]*[.B17]" office:value-type="float" office:value="43026.048">
            <text:p>43026,048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530.944">
            <text:p>2530,944</text:p>
          </table:table-cell>
          <table:table-cell table:formula="of:=[.A18]*[.B18]" office:value-type="float" office:value="45556.992">
            <text:p>45556,992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530.944">
            <text:p>2530,944</text:p>
          </table:table-cell>
          <table:table-cell table:formula="of:=[.A19]*[.B19]" office:value-type="float" office:value="48087.936">
            <text:p>48087,93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530.944">
            <text:p>2530,944</text:p>
          </table:table-cell>
          <table:table-cell table:formula="of:=[.A20]*[.B20]" office:value-type="float" office:value="50618.88">
            <text:p>50618,88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530.944">
            <text:p>2530,944</text:p>
          </table:table-cell>
          <table:table-cell table:formula="of:=[.A21]*[.B21]" office:value-type="float" office:value="53149.824">
            <text:p>53149,824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530.944">
            <text:p>2530,944</text:p>
          </table:table-cell>
          <table:table-cell table:formula="of:=[.A22]*[.B22]" office:value-type="float" office:value="55680.768">
            <text:p>55680,768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530.944">
            <text:p>2530,944</text:p>
          </table:table-cell>
          <table:table-cell table:formula="of:=[.A23]*[.B23]" office:value-type="float" office:value="58211.712">
            <text:p>58211,71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530.944">
            <text:p>2530,944</text:p>
          </table:table-cell>
          <table:table-cell table:formula="of:=[.A24]*[.B24]" office:value-type="float" office:value="60742.656">
            <text:p>60742,656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530.944">
            <text:p>2530,944</text:p>
          </table:table-cell>
          <table:table-cell table:formula="of:=[.A25]*[.B25]" office:value-type="float" office:value="63273.6">
            <text:p>63273,6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530.944">
            <text:p>2530,944</text:p>
          </table:table-cell>
          <table:table-cell table:formula="of:=[.A26]*[.B26]" office:value-type="float" office:value="65804.544">
            <text:p>65804,544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530.944">
            <text:p>2530,944</text:p>
          </table:table-cell>
          <table:table-cell table:formula="of:=[.A27]*[.B27]" office:value-type="float" office:value="68335.488">
            <text:p>68335,488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530.944">
            <text:p>2530,944</text:p>
          </table:table-cell>
          <table:table-cell table:formula="of:=[.A28]*[.B28]" office:value-type="float" office:value="70866.432">
            <text:p>70866,432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530.944">
            <text:p>2530,944</text:p>
          </table:table-cell>
          <table:table-cell table:formula="of:=[.A29]*[.B29]" office:value-type="float" office:value="73397.376">
            <text:p>73397,37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530.944">
            <text:p>2530,944</text:p>
          </table:table-cell>
          <table:table-cell table:formula="of:=[.A30]*[.B30]" office:value-type="float" office:value="75928.32">
            <text:p>75928,32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530.944">
            <text:p>2530,944</text:p>
          </table:table-cell>
          <table:table-cell table:formula="of:=[.A31]*[.B31]" office:value-type="float" office:value="78459.264">
            <text:p>78459,264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530.944">
            <text:p>2530,944</text:p>
          </table:table-cell>
          <table:table-cell table:formula="of:=[.A32]*[.B32]" office:value-type="float" office:value="80990.208">
            <text:p>80990,208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530.944">
            <text:p>2530,944</text:p>
          </table:table-cell>
          <table:table-cell table:formula="of:=[.A33]*[.B33]" office:value-type="float" office:value="83521.152">
            <text:p>83521,152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530.944">
            <text:p>2530,944</text:p>
          </table:table-cell>
          <table:table-cell table:formula="of:=[.A34]*[.B34]" office:value-type="float" office:value="86052.096">
            <text:p>86052,096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530.944">
            <text:p>2530,944</text:p>
          </table:table-cell>
          <table:table-cell table:formula="of:=[.A35]*[.B35]" office:value-type="float" office:value="88583.04">
            <text:p>88583,04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530.944">
            <text:p>2530,944</text:p>
          </table:table-cell>
          <table:table-cell table:formula="of:=[.A36]*[.B36]" office:value-type="float" office:value="91113.984">
            <text:p>91113,984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530.944">
            <text:p>2530,944</text:p>
          </table:table-cell>
          <table:table-cell table:formula="of:=[.A37]*[.B37]" office:value-type="float" office:value="93644.928">
            <text:p>93644,928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530.944">
            <text:p>2530,944</text:p>
          </table:table-cell>
          <table:table-cell table:formula="of:=[.A38]*[.B38]" office:value-type="float" office:value="96175.872">
            <text:p>96175,872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530.944">
            <text:p>2530,944</text:p>
          </table:table-cell>
          <table:table-cell table:formula="of:=[.A39]*[.B39]" office:value-type="float" office:value="98706.816">
            <text:p>98706,816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530.944">
            <text:p>2530,944</text:p>
          </table:table-cell>
          <table:table-cell table:formula="of:=[.A40]*[.B40]" office:value-type="float" office:value="101237.76">
            <text:p>101237,76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530.944">
            <text:p>2530,944</text:p>
          </table:table-cell>
          <table:table-cell table:formula="of:=[.A41]*[.B41]" office:value-type="float" office:value="103768.704">
            <text:p>103768,704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530.944">
            <text:p>2530,944</text:p>
          </table:table-cell>
          <table:table-cell table:formula="of:=[.A42]*[.B42]" office:value-type="float" office:value="106299.648">
            <text:p>106299,648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530.944">
            <text:p>2530,944</text:p>
          </table:table-cell>
          <table:table-cell table:formula="of:=[.A43]*[.B43]" office:value-type="float" office:value="108830.592">
            <text:p>108830,592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530.944">
            <text:p>2530,944</text:p>
          </table:table-cell>
          <table:table-cell table:formula="of:=[.A44]*[.B44]" office:value-type="float" office:value="111361.536">
            <text:p>111361,536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530.944">
            <text:p>2530,944</text:p>
          </table:table-cell>
          <table:table-cell table:formula="of:=[.A45]*[.B45]" office:value-type="float" office:value="113892.48">
            <text:p>113892,48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530.944">
            <text:p>2530,944</text:p>
          </table:table-cell>
          <table:table-cell table:formula="of:=[.A46]*[.B46]" office:value-type="float" office:value="116423.424">
            <text:p>116423,424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530.944">
            <text:p>2530,944</text:p>
          </table:table-cell>
          <table:table-cell table:formula="of:=[.A47]*[.B47]" office:value-type="float" office:value="118954.368">
            <text:p>118954,368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530.944">
            <text:p>2530,944</text:p>
          </table:table-cell>
          <table:table-cell table:formula="of:=[.A48]*[.B48]" office:value-type="float" office:value="121485.312">
            <text:p>121485,312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530.944">
            <text:p>2530,944</text:p>
          </table:table-cell>
          <table:table-cell table:formula="of:=[.A49]*[.B49]" office:value-type="float" office:value="124016.256">
            <text:p>124016,256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530.944">
            <text:p>2530,944</text:p>
          </table:table-cell>
          <table:table-cell table:formula="of:=[.A50]*[.B50]" office:value-type="float" office:value="126547.2">
            <text:p>126547,2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530.944">
            <text:p>2530,944</text:p>
          </table:table-cell>
          <table:table-cell table:formula="of:=[.A51]*[.B51]" office:value-type="float" office:value="129078.144">
            <text:p>129078,144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530.944">
            <text:p>2530,944</text:p>
          </table:table-cell>
          <table:table-cell table:formula="of:=[.A52]*[.B52]" office:value-type="float" office:value="131609.088">
            <text:p>131609,088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530.944">
            <text:p>2530,944</text:p>
          </table:table-cell>
          <table:table-cell table:formula="of:=[.A53]*[.B53]" office:value-type="float" office:value="134140.032">
            <text:p>134140,032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530.944">
            <text:p>2530,944</text:p>
          </table:table-cell>
          <table:table-cell table:formula="of:=[.A54]*[.B54]" office:value-type="float" office:value="136670.976">
            <text:p>136670,976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530.944">
            <text:p>2530,944</text:p>
          </table:table-cell>
          <table:table-cell table:formula="of:=[.A55]*[.B55]" office:value-type="float" office:value="139201.92">
            <text:p>139201,92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530.944">
            <text:p>2530,944</text:p>
          </table:table-cell>
          <table:table-cell table:formula="of:=[.A56]*[.B56]" office:value-type="float" office:value="141732.864">
            <text:p>141732,864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530.944">
            <text:p>2530,944</text:p>
          </table:table-cell>
          <table:table-cell table:formula="of:=[.A57]*[.B57]" office:value-type="float" office:value="144263.808">
            <text:p>144263,808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530.944">
            <text:p>2530,944</text:p>
          </table:table-cell>
          <table:table-cell table:formula="of:=[.A58]*[.B58]" office:value-type="float" office:value="146794.752">
            <text:p>146794,752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530.944">
            <text:p>2530,944</text:p>
          </table:table-cell>
          <table:table-cell table:formula="of:=[.A59]*[.B59]" office:value-type="float" office:value="149325.696">
            <text:p>149325,696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530.944">
            <text:p>2530,944</text:p>
          </table:table-cell>
          <table:table-cell table:formula="of:=[.A60]*[.B60]" office:value-type="float" office:value="151856.64">
            <text:p>151856,64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530.944">
            <text:p>2530,944</text:p>
          </table:table-cell>
          <table:table-cell table:formula="of:=[.A61]*[.B61]" office:value-type="float" office:value="154387.584">
            <text:p>154387,584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530.944">
            <text:p>2530,944</text:p>
          </table:table-cell>
          <table:table-cell table:formula="of:=[.A62]*[.B62]" office:value-type="float" office:value="156918.528">
            <text:p>156918,528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530.944">
            <text:p>2530,944</text:p>
          </table:table-cell>
          <table:table-cell table:formula="of:=[.A63]*[.B63]" office:value-type="float" office:value="159449.472">
            <text:p>159449,472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530.944">
            <text:p>2530,944</text:p>
          </table:table-cell>
          <table:table-cell table:formula="of:=[.A64]*[.B64]" office:value-type="float" office:value="161980.416">
            <text:p>161980,416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530.944">
            <text:p>2530,944</text:p>
          </table:table-cell>
          <table:table-cell table:formula="of:=[.A65]*[.B65]" office:value-type="float" office:value="164511.36">
            <text:p>164511,36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530.944">
            <text:p>2530,944</text:p>
          </table:table-cell>
          <table:table-cell table:formula="of:=[.A66]*[.B66]" office:value-type="float" office:value="167042.304">
            <text:p>167042,304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530.944">
            <text:p>2530,944</text:p>
          </table:table-cell>
          <table:table-cell table:formula="of:=[.A67]*[.B67]" office:value-type="float" office:value="169573.248">
            <text:p>169573,248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530.944">
            <text:p>2530,944</text:p>
          </table:table-cell>
          <table:table-cell table:formula="of:=[.A68]*[.B68]" office:value-type="float" office:value="172104.192">
            <text:p>172104,192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530.944">
            <text:p>2530,944</text:p>
          </table:table-cell>
          <table:table-cell table:formula="of:=[.A69]*[.B69]" office:value-type="float" office:value="174635.136">
            <text:p>174635,136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530.944">
            <text:p>2530,944</text:p>
          </table:table-cell>
          <table:table-cell table:formula="of:=[.A70]*[.B70]" office:value-type="float" office:value="177166.08">
            <text:p>177166,08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530.944">
            <text:p>2530,944</text:p>
          </table:table-cell>
          <table:table-cell table:formula="of:=[.A71]*[.B71]" office:value-type="float" office:value="179697.024">
            <text:p>179697,024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530.944">
            <text:p>2530,944</text:p>
          </table:table-cell>
          <table:table-cell table:formula="of:=[.A72]*[.B72]" office:value-type="float" office:value="182227.968">
            <text:p>182227,968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530.944">
            <text:p>2530,944</text:p>
          </table:table-cell>
          <table:table-cell table:formula="of:=[.A73]*[.B73]" office:value-type="float" office:value="184758.912">
            <text:p>184758,912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530.944">
            <text:p>2530,944</text:p>
          </table:table-cell>
          <table:table-cell table:formula="of:=[.A74]*[.B74]" office:value-type="float" office:value="187289.856">
            <text:p>187289,856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530.944">
            <text:p>2530,944</text:p>
          </table:table-cell>
          <table:table-cell table:formula="of:=[.A75]*[.B75]" office:value-type="float" office:value="189820.8">
            <text:p>189820,8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530.944">
            <text:p>2530,944</text:p>
          </table:table-cell>
          <table:table-cell table:formula="of:=[.A76]*[.B76]" office:value-type="float" office:value="192351.744">
            <text:p>192351,744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530.944">
            <text:p>2530,944</text:p>
          </table:table-cell>
          <table:table-cell table:formula="of:=[.A77]*[.B77]" office:value-type="float" office:value="194882.688">
            <text:p>194882,688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530.944">
            <text:p>2530,944</text:p>
          </table:table-cell>
          <table:table-cell table:formula="of:=[.A78]*[.B78]" office:value-type="float" office:value="197413.632">
            <text:p>197413,632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530.944">
            <text:p>2530,944</text:p>
          </table:table-cell>
          <table:table-cell table:formula="of:=[.A79]*[.B79]" office:value-type="float" office:value="199944.576">
            <text:p>199944,576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530.944">
            <text:p>2530,944</text:p>
          </table:table-cell>
          <table:table-cell table:formula="of:=[.A80]*[.B80]" office:value-type="float" office:value="202475.52">
            <text:p>202475,52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530.944">
            <text:p>2530,944</text:p>
          </table:table-cell>
          <table:table-cell table:formula="of:=[.A81]*[.B81]" office:value-type="float" office:value="205006.464">
            <text:p>205006,464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530.944">
            <text:p>2530,944</text:p>
          </table:table-cell>
          <table:table-cell table:formula="of:=[.A82]*[.B82]" office:value-type="float" office:value="207537.408">
            <text:p>207537,408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530.944">
            <text:p>2530,944</text:p>
          </table:table-cell>
          <table:table-cell table:formula="of:=[.A83]*[.B83]" office:value-type="float" office:value="210068.352">
            <text:p>210068,352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530.944">
            <text:p>2530,944</text:p>
          </table:table-cell>
          <table:table-cell table:formula="of:=[.A84]*[.B84]" office:value-type="float" office:value="212599.296">
            <text:p>212599,296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530.944">
            <text:p>2530,944</text:p>
          </table:table-cell>
          <table:table-cell table:formula="of:=[.A85]*[.B85]" office:value-type="float" office:value="215130.24">
            <text:p>215130,24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530.944">
            <text:p>2530,944</text:p>
          </table:table-cell>
          <table:table-cell table:formula="of:=[.A86]*[.B86]" office:value-type="float" office:value="217661.184">
            <text:p>217661,184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530.944">
            <text:p>2530,944</text:p>
          </table:table-cell>
          <table:table-cell table:formula="of:=[.A87]*[.B87]" office:value-type="float" office:value="220192.128">
            <text:p>220192,128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530.944">
            <text:p>2530,944</text:p>
          </table:table-cell>
          <table:table-cell table:formula="of:=[.A88]*[.B88]" office:value-type="float" office:value="222723.072">
            <text:p>222723,072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530.944">
            <text:p>2530,944</text:p>
          </table:table-cell>
          <table:table-cell table:formula="of:=[.A89]*[.B89]" office:value-type="float" office:value="225254.016">
            <text:p>225254,016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530.944">
            <text:p>2530,944</text:p>
          </table:table-cell>
          <table:table-cell table:formula="of:=[.A90]*[.B90]" office:value-type="float" office:value="227784.96">
            <text:p>227784,9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530.944">
            <text:p>2530,944</text:p>
          </table:table-cell>
          <table:table-cell table:formula="of:=[.A91]*[.B91]" office:value-type="float" office:value="230315.904">
            <text:p>230315,904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530.944">
            <text:p>2530,944</text:p>
          </table:table-cell>
          <table:table-cell table:formula="of:=[.A92]*[.B92]" office:value-type="float" office:value="232846.848">
            <text:p>232846,848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530.944">
            <text:p>2530,944</text:p>
          </table:table-cell>
          <table:table-cell table:formula="of:=[.A93]*[.B93]" office:value-type="float" office:value="235377.792">
            <text:p>235377,792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530.944">
            <text:p>2530,944</text:p>
          </table:table-cell>
          <table:table-cell table:formula="of:=[.A94]*[.B94]" office:value-type="float" office:value="237908.736">
            <text:p>237908,736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530.944">
            <text:p>2530,944</text:p>
          </table:table-cell>
          <table:table-cell table:formula="of:=[.A95]*[.B95]" office:value-type="float" office:value="240439.68">
            <text:p>240439,68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530.944">
            <text:p>2530,944</text:p>
          </table:table-cell>
          <table:table-cell table:formula="of:=[.A96]*[.B96]" office:value-type="float" office:value="242970.624">
            <text:p>242970,624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530.944">
            <text:p>2530,944</text:p>
          </table:table-cell>
          <table:table-cell table:formula="of:=[.A97]*[.B97]" office:value-type="float" office:value="245501.568">
            <text:p>245501,568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530.944">
            <text:p>2530,944</text:p>
          </table:table-cell>
          <table:table-cell table:formula="of:=[.A98]*[.B98]" office:value-type="float" office:value="248032.512">
            <text:p>248032,512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530.944">
            <text:p>2530,944</text:p>
          </table:table-cell>
          <table:table-cell table:formula="of:=[.A99]*[.B99]" office:value-type="float" office:value="250563.456">
            <text:p>250563,45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530.944">
            <text:p>2530,944</text:p>
          </table:table-cell>
          <table:table-cell table:formula="of:=[.A100]*[.B100]" office:value-type="float" office:value="253094.4">
            <text:p>253094,4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530.944">
            <text:p>2530,944</text:p>
          </table:table-cell>
          <table:table-cell table:formula="of:=[.A101]*[.B101]" office:value-type="float" office:value="255625.344">
            <text:p>255625,344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530.944">
            <text:p>2530,944</text:p>
          </table:table-cell>
          <table:table-cell table:formula="of:=[.A102]*[.B102]" office:value-type="float" office:value="258156.288">
            <text:p>258156,288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530.944">
            <text:p>2530,944</text:p>
          </table:table-cell>
          <table:table-cell table:formula="of:=[.A103]*[.B103]" office:value-type="float" office:value="260687.232">
            <text:p>260687,232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530.944">
            <text:p>2530,944</text:p>
          </table:table-cell>
          <table:table-cell table:formula="of:=[.A104]*[.B104]" office:value-type="float" office:value="263218.176">
            <text:p>263218,176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530.944">
            <text:p>2530,944</text:p>
          </table:table-cell>
          <table:table-cell table:formula="of:=[.A105]*[.B105]" office:value-type="float" office:value="265749.12">
            <text:p>265749,12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530.944">
            <text:p>2530,944</text:p>
          </table:table-cell>
          <table:table-cell table:formula="of:=[.A106]*[.B106]" office:value-type="float" office:value="268280.064">
            <text:p>268280,064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530.944">
            <text:p>2530,944</text:p>
          </table:table-cell>
          <table:table-cell table:formula="of:=[.A107]*[.B107]" office:value-type="float" office:value="270811.008">
            <text:p>270811,008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530.944">
            <text:p>2530,944</text:p>
          </table:table-cell>
          <table:table-cell table:formula="of:=[.A108]*[.B108]" office:value-type="float" office:value="273341.952">
            <text:p>273341,952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530.944">
            <text:p>2530,944</text:p>
          </table:table-cell>
          <table:table-cell table:formula="of:=[.A109]*[.B109]" office:value-type="float" office:value="275872.896">
            <text:p>275872,896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530.944">
            <text:p>2530,944</text:p>
          </table:table-cell>
          <table:table-cell table:formula="of:=[.A110]*[.B110]" office:value-type="float" office:value="278403.84">
            <text:p>278403,84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530.944">
            <text:p>2530,944</text:p>
          </table:table-cell>
          <table:table-cell table:formula="of:=[.A111]*[.B111]" office:value-type="float" office:value="280934.784">
            <text:p>280934,784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530.944">
            <text:p>2530,944</text:p>
          </table:table-cell>
          <table:table-cell table:formula="of:=[.A112]*[.B112]" office:value-type="float" office:value="283465.728">
            <text:p>283465,728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530.944">
            <text:p>2530,944</text:p>
          </table:table-cell>
          <table:table-cell table:formula="of:=[.A113]*[.B113]" office:value-type="float" office:value="285996.672">
            <text:p>285996,672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530.944">
            <text:p>2530,944</text:p>
          </table:table-cell>
          <table:table-cell table:formula="of:=[.A114]*[.B114]" office:value-type="float" office:value="288527.616">
            <text:p>288527,616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530.944">
            <text:p>2530,944</text:p>
          </table:table-cell>
          <table:table-cell table:formula="of:=[.A115]*[.B115]" office:value-type="float" office:value="291058.56">
            <text:p>291058,56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530.944">
            <text:p>2530,944</text:p>
          </table:table-cell>
          <table:table-cell table:formula="of:=[.A116]*[.B116]" office:value-type="float" office:value="293589.504">
            <text:p>293589,504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530.944">
            <text:p>2530,944</text:p>
          </table:table-cell>
          <table:table-cell table:formula="of:=[.A117]*[.B117]" office:value-type="float" office:value="296120.448">
            <text:p>296120,448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530.944">
            <text:p>2530,944</text:p>
          </table:table-cell>
          <table:table-cell table:formula="of:=[.A118]*[.B118]" office:value-type="float" office:value="298651.392">
            <text:p>298651,392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530.944">
            <text:p>2530,944</text:p>
          </table:table-cell>
          <table:table-cell table:formula="of:=[.A119]*[.B119]" office:value-type="float" office:value="301182.336">
            <text:p>301182,336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530.944">
            <text:p>2530,944</text:p>
          </table:table-cell>
          <table:table-cell table:formula="of:=[.A120]*[.B120]" office:value-type="float" office:value="303713.28">
            <text:p>303713,28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530.944">
            <text:p>2530,944</text:p>
          </table:table-cell>
          <table:table-cell table:formula="of:=[.A121]*[.B121]" office:value-type="float" office:value="306244.224">
            <text:p>306244,224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530.944">
            <text:p>2530,944</text:p>
          </table:table-cell>
          <table:table-cell table:formula="of:=[.A122]*[.B122]" office:value-type="float" office:value="308775.168">
            <text:p>308775,168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530.944">
            <text:p>2530,944</text:p>
          </table:table-cell>
          <table:table-cell table:formula="of:=[.A123]*[.B123]" office:value-type="float" office:value="311306.112">
            <text:p>311306,112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530.944">
            <text:p>2530,944</text:p>
          </table:table-cell>
          <table:table-cell table:formula="of:=[.A124]*[.B124]" office:value-type="float" office:value="313837.056">
            <text:p>313837,056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530.944">
            <text:p>2530,944</text:p>
          </table:table-cell>
          <table:table-cell table:formula="of:=[.A125]*[.B125]" office:value-type="float" office:value="316368">
            <text:p>316368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530.944">
            <text:p>2530,944</text:p>
          </table:table-cell>
          <table:table-cell table:formula="of:=[.A126]*[.B126]" office:value-type="float" office:value="318898.944">
            <text:p>318898,944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530.944">
            <text:p>2530,944</text:p>
          </table:table-cell>
          <table:table-cell table:formula="of:=[.A127]*[.B127]" office:value-type="float" office:value="321429.888">
            <text:p>321429,888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530.944">
            <text:p>2530,944</text:p>
          </table:table-cell>
          <table:table-cell table:formula="of:=[.A128]*[.B128]" office:value-type="float" office:value="323960.832">
            <text:p>323960,832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530.944">
            <text:p>2530,944</text:p>
          </table:table-cell>
          <table:table-cell table:formula="of:=[.A129]*[.B129]" office:value-type="float" office:value="326491.776">
            <text:p>326491,776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530.944">
            <text:p>2530,944</text:p>
          </table:table-cell>
          <table:table-cell table:formula="of:=[.A130]*[.B130]" office:value-type="float" office:value="329022.72">
            <text:p>329022,72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530.944">
            <text:p>2530,944</text:p>
          </table:table-cell>
          <table:table-cell table:formula="of:=[.A131]*[.B131]" office:value-type="float" office:value="331553.664">
            <text:p>331553,664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530.944">
            <text:p>2530,944</text:p>
          </table:table-cell>
          <table:table-cell table:formula="of:=[.A132]*[.B132]" office:value-type="float" office:value="334084.608">
            <text:p>334084,608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530.944">
            <text:p>2530,944</text:p>
          </table:table-cell>
          <table:table-cell table:formula="of:=[.A133]*[.B133]" office:value-type="float" office:value="336615.552">
            <text:p>336615,552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530.944">
            <text:p>2530,944</text:p>
          </table:table-cell>
          <table:table-cell table:formula="of:=[.A134]*[.B134]" office:value-type="float" office:value="339146.496">
            <text:p>339146,496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530.944">
            <text:p>2530,944</text:p>
          </table:table-cell>
          <table:table-cell table:formula="of:=[.A135]*[.B135]" office:value-type="float" office:value="341677.44">
            <text:p>341677,44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530.944">
            <text:p>2530,944</text:p>
          </table:table-cell>
          <table:table-cell table:formula="of:=[.A136]*[.B136]" office:value-type="float" office:value="344208.384">
            <text:p>344208,384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530.944">
            <text:p>2530,944</text:p>
          </table:table-cell>
          <table:table-cell table:formula="of:=[.A137]*[.B137]" office:value-type="float" office:value="346739.328">
            <text:p>346739,328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530.944">
            <text:p>2530,944</text:p>
          </table:table-cell>
          <table:table-cell table:formula="of:=[.A138]*[.B138]" office:value-type="float" office:value="349270.272">
            <text:p>349270,272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530.944">
            <text:p>2530,944</text:p>
          </table:table-cell>
          <table:table-cell table:formula="of:=[.A139]*[.B139]" office:value-type="float" office:value="351801.216">
            <text:p>351801,216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530.944">
            <text:p>2530,944</text:p>
          </table:table-cell>
          <table:table-cell table:formula="of:=[.A140]*[.B140]" office:value-type="float" office:value="354332.16">
            <text:p>354332,16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530.944">
            <text:p>2530,944</text:p>
          </table:table-cell>
          <table:table-cell table:formula="of:=[.A141]*[.B141]" office:value-type="float" office:value="356863.104">
            <text:p>356863,104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530.944">
            <text:p>2530,944</text:p>
          </table:table-cell>
          <table:table-cell table:formula="of:=[.A142]*[.B142]" office:value-type="float" office:value="359394.048">
            <text:p>359394,048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530.944">
            <text:p>2530,944</text:p>
          </table:table-cell>
          <table:table-cell table:formula="of:=[.A143]*[.B143]" office:value-type="float" office:value="361924.992">
            <text:p>361924,992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530.944">
            <text:p>2530,944</text:p>
          </table:table-cell>
          <table:table-cell table:formula="of:=[.A144]*[.B144]" office:value-type="float" office:value="364455.936">
            <text:p>364455,936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530.944">
            <text:p>2530,944</text:p>
          </table:table-cell>
          <table:table-cell table:formula="of:=[.A145]*[.B145]" office:value-type="float" office:value="366986.88">
            <text:p>366986,88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530.944">
            <text:p>2530,944</text:p>
          </table:table-cell>
          <table:table-cell table:formula="of:=[.A146]*[.B146]" office:value-type="float" office:value="369517.824">
            <text:p>369517,824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530.944">
            <text:p>2530,944</text:p>
          </table:table-cell>
          <table:table-cell table:formula="of:=[.A147]*[.B147]" office:value-type="float" office:value="372048.768">
            <text:p>372048,768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530.944">
            <text:p>2530,944</text:p>
          </table:table-cell>
          <table:table-cell table:formula="of:=[.A148]*[.B148]" office:value-type="float" office:value="374579.712">
            <text:p>374579,712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530.944">
            <text:p>2530,944</text:p>
          </table:table-cell>
          <table:table-cell table:formula="of:=[.A149]*[.B149]" office:value-type="float" office:value="377110.656">
            <text:p>377110,65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530.944">
            <text:p>2530,944</text:p>
          </table:table-cell>
          <table:table-cell table:formula="of:=[.A150]*[.B150]" office:value-type="float" office:value="379641.6">
            <text:p>379641,6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530.944">
            <text:p>2530,944</text:p>
          </table:table-cell>
          <table:table-cell table:formula="of:=[.A151]*[.B151]" office:value-type="float" office:value="382172.544">
            <text:p>382172,544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530.944">
            <text:p>2530,944</text:p>
          </table:table-cell>
          <table:table-cell table:formula="of:=[.A152]*[.B152]" office:value-type="float" office:value="384703.488">
            <text:p>384703,488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530.944">
            <text:p>2530,944</text:p>
          </table:table-cell>
          <table:table-cell table:formula="of:=[.A153]*[.B153]" office:value-type="float" office:value="387234.432">
            <text:p>387234,432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530.944">
            <text:p>2530,944</text:p>
          </table:table-cell>
          <table:table-cell table:formula="of:=[.A154]*[.B154]" office:value-type="float" office:value="389765.376">
            <text:p>389765,376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530.944">
            <text:p>2530,944</text:p>
          </table:table-cell>
          <table:table-cell table:formula="of:=[.A155]*[.B155]" office:value-type="float" office:value="392296.32">
            <text:p>392296,32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530.944">
            <text:p>2530,944</text:p>
          </table:table-cell>
          <table:table-cell table:formula="of:=[.A156]*[.B156]" office:value-type="float" office:value="394827.264">
            <text:p>394827,264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530.944">
            <text:p>2530,944</text:p>
          </table:table-cell>
          <table:table-cell table:formula="of:=[.A157]*[.B157]" office:value-type="float" office:value="397358.208">
            <text:p>397358,208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530.944">
            <text:p>2530,944</text:p>
          </table:table-cell>
          <table:table-cell table:formula="of:=[.A158]*[.B158]" office:value-type="float" office:value="399889.152">
            <text:p>399889,152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530.944">
            <text:p>2530,944</text:p>
          </table:table-cell>
          <table:table-cell table:formula="of:=[.A159]*[.B159]" office:value-type="float" office:value="402420.096">
            <text:p>402420,096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530.944">
            <text:p>2530,944</text:p>
          </table:table-cell>
          <table:table-cell table:formula="of:=[.A160]*[.B160]" office:value-type="float" office:value="404951.04">
            <text:p>404951,04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530.944">
            <text:p>2530,944</text:p>
          </table:table-cell>
          <table:table-cell table:formula="of:=[.A161]*[.B161]" office:value-type="float" office:value="407481.984">
            <text:p>407481,984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530.944">
            <text:p>2530,944</text:p>
          </table:table-cell>
          <table:table-cell table:formula="of:=[.A162]*[.B162]" office:value-type="float" office:value="410012.928">
            <text:p>410012,928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530.944">
            <text:p>2530,944</text:p>
          </table:table-cell>
          <table:table-cell table:formula="of:=[.A163]*[.B163]" office:value-type="float" office:value="412543.872">
            <text:p>412543,872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530.944">
            <text:p>2530,944</text:p>
          </table:table-cell>
          <table:table-cell table:formula="of:=[.A164]*[.B164]" office:value-type="float" office:value="415074.816">
            <text:p>415074,816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530.944">
            <text:p>2530,944</text:p>
          </table:table-cell>
          <table:table-cell table:formula="of:=[.A165]*[.B165]" office:value-type="float" office:value="417605.76">
            <text:p>417605,76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530.944">
            <text:p>2530,944</text:p>
          </table:table-cell>
          <table:table-cell table:formula="of:=[.A166]*[.B166]" office:value-type="float" office:value="420136.704">
            <text:p>420136,704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530.944">
            <text:p>2530,944</text:p>
          </table:table-cell>
          <table:table-cell table:formula="of:=[.A167]*[.B167]" office:value-type="float" office:value="422667.648">
            <text:p>422667,648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530.944">
            <text:p>2530,944</text:p>
          </table:table-cell>
          <table:table-cell table:formula="of:=[.A168]*[.B168]" office:value-type="float" office:value="425198.592">
            <text:p>425198,592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530.944">
            <text:p>2530,944</text:p>
          </table:table-cell>
          <table:table-cell table:formula="of:=[.A169]*[.B169]" office:value-type="float" office:value="427729.536">
            <text:p>427729,536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530.944">
            <text:p>2530,944</text:p>
          </table:table-cell>
          <table:table-cell table:formula="of:=[.A170]*[.B170]" office:value-type="float" office:value="430260.48">
            <text:p>430260,48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530.944">
            <text:p>2530,944</text:p>
          </table:table-cell>
          <table:table-cell table:formula="of:=[.A171]*[.B171]" office:value-type="float" office:value="432791.424">
            <text:p>432791,424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530.944">
            <text:p>2530,944</text:p>
          </table:table-cell>
          <table:table-cell table:formula="of:=[.A172]*[.B172]" office:value-type="float" office:value="435322.368">
            <text:p>435322,368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530.944">
            <text:p>2530,944</text:p>
          </table:table-cell>
          <table:table-cell table:formula="of:=[.A173]*[.B173]" office:value-type="float" office:value="437853.312">
            <text:p>437853,312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530.944">
            <text:p>2530,944</text:p>
          </table:table-cell>
          <table:table-cell table:formula="of:=[.A174]*[.B174]" office:value-type="float" office:value="440384.256">
            <text:p>440384,256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530.944">
            <text:p>2530,944</text:p>
          </table:table-cell>
          <table:table-cell table:formula="of:=[.A175]*[.B175]" office:value-type="float" office:value="442915.2">
            <text:p>442915,2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530.944">
            <text:p>2530,944</text:p>
          </table:table-cell>
          <table:table-cell table:formula="of:=[.A176]*[.B176]" office:value-type="float" office:value="445446.144">
            <text:p>445446,144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530.944">
            <text:p>2530,944</text:p>
          </table:table-cell>
          <table:table-cell table:formula="of:=[.A177]*[.B177]" office:value-type="float" office:value="447977.088">
            <text:p>447977,088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530.944">
            <text:p>2530,944</text:p>
          </table:table-cell>
          <table:table-cell table:formula="of:=[.A178]*[.B178]" office:value-type="float" office:value="450508.032">
            <text:p>450508,032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530.944">
            <text:p>2530,944</text:p>
          </table:table-cell>
          <table:table-cell table:formula="of:=[.A179]*[.B179]" office:value-type="float" office:value="453038.976">
            <text:p>453038,976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530.944">
            <text:p>2530,944</text:p>
          </table:table-cell>
          <table:table-cell table:formula="of:=[.A180]*[.B180]" office:value-type="float" office:value="455569.92">
            <text:p>455569,92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530.944">
            <text:p>2530,944</text:p>
          </table:table-cell>
          <table:table-cell table:formula="of:=[.A181]*[.B181]" office:value-type="float" office:value="458100.864">
            <text:p>458100,864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530.944">
            <text:p>2530,944</text:p>
          </table:table-cell>
          <table:table-cell table:formula="of:=[.A182]*[.B182]" office:value-type="float" office:value="460631.808">
            <text:p>460631,808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530.944">
            <text:p>2530,944</text:p>
          </table:table-cell>
          <table:table-cell table:formula="of:=[.A183]*[.B183]" office:value-type="float" office:value="463162.752">
            <text:p>463162,752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530.944">
            <text:p>2530,944</text:p>
          </table:table-cell>
          <table:table-cell table:formula="of:=[.A184]*[.B184]" office:value-type="float" office:value="465693.696">
            <text:p>465693,696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530.944">
            <text:p>2530,944</text:p>
          </table:table-cell>
          <table:table-cell table:formula="of:=[.A185]*[.B185]" office:value-type="float" office:value="468224.64">
            <text:p>468224,64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530.944">
            <text:p>2530,944</text:p>
          </table:table-cell>
          <table:table-cell table:formula="of:=[.A186]*[.B186]" office:value-type="float" office:value="470755.584">
            <text:p>470755,584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530.944">
            <text:p>2530,944</text:p>
          </table:table-cell>
          <table:table-cell table:formula="of:=[.A187]*[.B187]" office:value-type="float" office:value="473286.528">
            <text:p>473286,528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530.944">
            <text:p>2530,944</text:p>
          </table:table-cell>
          <table:table-cell table:formula="of:=[.A188]*[.B188]" office:value-type="float" office:value="475817.472">
            <text:p>475817,472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530.944">
            <text:p>2530,944</text:p>
          </table:table-cell>
          <table:table-cell table:formula="of:=[.A189]*[.B189]" office:value-type="float" office:value="478348.416">
            <text:p>478348,416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530.944">
            <text:p>2530,944</text:p>
          </table:table-cell>
          <table:table-cell table:formula="of:=[.A190]*[.B190]" office:value-type="float" office:value="480879.36">
            <text:p>480879,36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530.944">
            <text:p>2530,944</text:p>
          </table:table-cell>
          <table:table-cell table:formula="of:=[.A191]*[.B191]" office:value-type="float" office:value="483410.304">
            <text:p>483410,304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530.944">
            <text:p>2530,944</text:p>
          </table:table-cell>
          <table:table-cell table:formula="of:=[.A192]*[.B192]" office:value-type="float" office:value="485941.248">
            <text:p>485941,248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530.944">
            <text:p>2530,944</text:p>
          </table:table-cell>
          <table:table-cell table:formula="of:=[.A193]*[.B193]" office:value-type="float" office:value="488472.192">
            <text:p>488472,192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530.944">
            <text:p>2530,944</text:p>
          </table:table-cell>
          <table:table-cell table:formula="of:=[.A194]*[.B194]" office:value-type="float" office:value="491003.136">
            <text:p>491003,136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530.944">
            <text:p>2530,944</text:p>
          </table:table-cell>
          <table:table-cell table:formula="of:=[.A195]*[.B195]" office:value-type="float" office:value="493534.08">
            <text:p>493534,08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530.944">
            <text:p>2530,944</text:p>
          </table:table-cell>
          <table:table-cell table:formula="of:=[.A196]*[.B196]" office:value-type="float" office:value="496065.024">
            <text:p>496065,024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530.944">
            <text:p>2530,944</text:p>
          </table:table-cell>
          <table:table-cell table:formula="of:=[.A197]*[.B197]" office:value-type="float" office:value="498595.968">
            <text:p>498595,968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530.944">
            <text:p>2530,944</text:p>
          </table:table-cell>
          <table:table-cell table:formula="of:=[.A198]*[.B198]" office:value-type="float" office:value="501126.912">
            <text:p>501126,912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530.944">
            <text:p>2530,944</text:p>
          </table:table-cell>
          <table:table-cell table:formula="of:=[.A199]*[.B199]" office:value-type="float" office:value="503657.856">
            <text:p>503657,856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530.944">
            <text:p>2530,944</text:p>
          </table:table-cell>
          <table:table-cell table:formula="of:=[.A200]*[.B200]" office:value-type="float" office:value="506188.8">
            <text:p>506188,8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530.944">
            <text:p>2530,944</text:p>
          </table:table-cell>
          <table:table-cell table:formula="of:=[.A201]*[.B201]" office:value-type="float" office:value="508719.744">
            <text:p>508719,744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530.944">
            <text:p>2530,944</text:p>
          </table:table-cell>
          <table:table-cell table:formula="of:=[.A202]*[.B202]" office:value-type="float" office:value="511250.688">
            <text:p>511250,688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530.944">
            <text:p>2530,944</text:p>
          </table:table-cell>
          <table:table-cell table:formula="of:=[.A203]*[.B203]" office:value-type="float" office:value="513781.632">
            <text:p>513781,632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530.944">
            <text:p>2530,944</text:p>
          </table:table-cell>
          <table:table-cell table:formula="of:=[.A204]*[.B204]" office:value-type="float" office:value="516312.576">
            <text:p>516312,576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530.944">
            <text:p>2530,944</text:p>
          </table:table-cell>
          <table:table-cell table:formula="of:=[.A205]*[.B205]" office:value-type="float" office:value="518843.52">
            <text:p>518843,52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530.944">
            <text:p>2530,944</text:p>
          </table:table-cell>
          <table:table-cell table:formula="of:=[.A206]*[.B206]" office:value-type="float" office:value="521374.464">
            <text:p>521374,464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530.944">
            <text:p>2530,944</text:p>
          </table:table-cell>
          <table:table-cell table:formula="of:=[.A207]*[.B207]" office:value-type="float" office:value="523905.408">
            <text:p>523905,408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530.944">
            <text:p>2530,944</text:p>
          </table:table-cell>
          <table:table-cell table:formula="of:=[.A208]*[.B208]" office:value-type="float" office:value="526436.352">
            <text:p>526436,352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530.944">
            <text:p>2530,944</text:p>
          </table:table-cell>
          <table:table-cell table:formula="of:=[.A209]*[.B209]" office:value-type="float" office:value="528967.296">
            <text:p>528967,296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530.944">
            <text:p>2530,944</text:p>
          </table:table-cell>
          <table:table-cell table:formula="of:=[.A210]*[.B210]" office:value-type="float" office:value="531498.24">
            <text:p>531498,24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530.944">
            <text:p>2530,944</text:p>
          </table:table-cell>
          <table:table-cell table:formula="of:=[.A211]*[.B211]" office:value-type="float" office:value="534029.184">
            <text:p>534029,184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530.944">
            <text:p>2530,944</text:p>
          </table:table-cell>
          <table:table-cell table:formula="of:=[.A212]*[.B212]" office:value-type="float" office:value="536560.128">
            <text:p>536560,128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530.944">
            <text:p>2530,944</text:p>
          </table:table-cell>
          <table:table-cell table:formula="of:=[.A213]*[.B213]" office:value-type="float" office:value="539091.072">
            <text:p>539091,072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530.944">
            <text:p>2530,944</text:p>
          </table:table-cell>
          <table:table-cell table:formula="of:=[.A214]*[.B214]" office:value-type="float" office:value="541622.016">
            <text:p>541622,016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530.944">
            <text:p>2530,944</text:p>
          </table:table-cell>
          <table:table-cell table:formula="of:=[.A215]*[.B215]" office:value-type="float" office:value="544152.96">
            <text:p>544152,96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530.944">
            <text:p>2530,944</text:p>
          </table:table-cell>
          <table:table-cell table:formula="of:=[.A216]*[.B216]" office:value-type="float" office:value="546683.904">
            <text:p>546683,904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530.944">
            <text:p>2530,944</text:p>
          </table:table-cell>
          <table:table-cell table:formula="of:=[.A217]*[.B217]" office:value-type="float" office:value="549214.848">
            <text:p>549214,848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530.944">
            <text:p>2530,944</text:p>
          </table:table-cell>
          <table:table-cell table:formula="of:=[.A218]*[.B218]" office:value-type="float" office:value="551745.792">
            <text:p>551745,792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530.944">
            <text:p>2530,944</text:p>
          </table:table-cell>
          <table:table-cell table:formula="of:=[.A219]*[.B219]" office:value-type="float" office:value="554276.736">
            <text:p>554276,736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530.944">
            <text:p>2530,944</text:p>
          </table:table-cell>
          <table:table-cell table:formula="of:=[.A220]*[.B220]" office:value-type="float" office:value="556807.68">
            <text:p>556807,68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530.944">
            <text:p>2530,944</text:p>
          </table:table-cell>
          <table:table-cell table:formula="of:=[.A221]*[.B221]" office:value-type="float" office:value="559338.624">
            <text:p>559338,624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530.944">
            <text:p>2530,944</text:p>
          </table:table-cell>
          <table:table-cell table:formula="of:=[.A222]*[.B222]" office:value-type="float" office:value="561869.568">
            <text:p>561869,568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530.944">
            <text:p>2530,944</text:p>
          </table:table-cell>
          <table:table-cell table:formula="of:=[.A223]*[.B223]" office:value-type="float" office:value="564400.512">
            <text:p>564400,512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530.944">
            <text:p>2530,944</text:p>
          </table:table-cell>
          <table:table-cell table:formula="of:=[.A224]*[.B224]" office:value-type="float" office:value="566931.456">
            <text:p>566931,456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530.944">
            <text:p>2530,944</text:p>
          </table:table-cell>
          <table:table-cell table:formula="of:=[.A225]*[.B225]" office:value-type="float" office:value="569462.4">
            <text:p>569462,4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530.944">
            <text:p>2530,944</text:p>
          </table:table-cell>
          <table:table-cell table:formula="of:=[.A226]*[.B226]" office:value-type="float" office:value="571993.344">
            <text:p>571993,344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530.944">
            <text:p>2530,944</text:p>
          </table:table-cell>
          <table:table-cell table:formula="of:=[.A227]*[.B227]" office:value-type="float" office:value="574524.288">
            <text:p>574524,288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530.944">
            <text:p>2530,944</text:p>
          </table:table-cell>
          <table:table-cell table:formula="of:=[.A228]*[.B228]" office:value-type="float" office:value="577055.232">
            <text:p>577055,232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530.944">
            <text:p>2530,944</text:p>
          </table:table-cell>
          <table:table-cell table:formula="of:=[.A229]*[.B229]" office:value-type="float" office:value="579586.176">
            <text:p>579586,176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530.944">
            <text:p>2530,944</text:p>
          </table:table-cell>
          <table:table-cell table:formula="of:=[.A230]*[.B230]" office:value-type="float" office:value="582117.12">
            <text:p>582117,12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530.944">
            <text:p>2530,944</text:p>
          </table:table-cell>
          <table:table-cell table:formula="of:=[.A231]*[.B231]" office:value-type="float" office:value="584648.064">
            <text:p>584648,064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530.944">
            <text:p>2530,944</text:p>
          </table:table-cell>
          <table:table-cell table:formula="of:=[.A232]*[.B232]" office:value-type="float" office:value="587179.008">
            <text:p>587179,008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530.944">
            <text:p>2530,944</text:p>
          </table:table-cell>
          <table:table-cell table:formula="of:=[.A233]*[.B233]" office:value-type="float" office:value="589709.952">
            <text:p>589709,952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530.944">
            <text:p>2530,944</text:p>
          </table:table-cell>
          <table:table-cell table:formula="of:=[.A234]*[.B234]" office:value-type="float" office:value="592240.896">
            <text:p>592240,896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530.944">
            <text:p>2530,944</text:p>
          </table:table-cell>
          <table:table-cell table:formula="of:=[.A235]*[.B235]" office:value-type="float" office:value="594771.84">
            <text:p>594771,84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530.944">
            <text:p>2530,944</text:p>
          </table:table-cell>
          <table:table-cell table:formula="of:=[.A236]*[.B236]" office:value-type="float" office:value="597302.784">
            <text:p>597302,784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530.944">
            <text:p>2530,944</text:p>
          </table:table-cell>
          <table:table-cell table:formula="of:=[.A237]*[.B237]" office:value-type="float" office:value="599833.728">
            <text:p>599833,728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530.944">
            <text:p>2530,944</text:p>
          </table:table-cell>
          <table:table-cell table:formula="of:=[.A238]*[.B238]" office:value-type="float" office:value="602364.672">
            <text:p>602364,672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530.944">
            <text:p>2530,944</text:p>
          </table:table-cell>
          <table:table-cell table:formula="of:=[.A239]*[.B239]" office:value-type="float" office:value="604895.616">
            <text:p>604895,616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530.944">
            <text:p>2530,944</text:p>
          </table:table-cell>
          <table:table-cell table:formula="of:=[.A240]*[.B240]" office:value-type="float" office:value="607426.56">
            <text:p>607426,56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530.944">
            <text:p>2530,944</text:p>
          </table:table-cell>
          <table:table-cell table:formula="of:=[.A241]*[.B241]" office:value-type="float" office:value="609957.504">
            <text:p>609957,504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530.944">
            <text:p>2530,944</text:p>
          </table:table-cell>
          <table:table-cell table:formula="of:=[.A242]*[.B242]" office:value-type="float" office:value="612488.448">
            <text:p>612488,448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530.944">
            <text:p>2530,944</text:p>
          </table:table-cell>
          <table:table-cell table:formula="of:=[.A243]*[.B243]" office:value-type="float" office:value="615019.392">
            <text:p>615019,392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530.944">
            <text:p>2530,944</text:p>
          </table:table-cell>
          <table:table-cell table:formula="of:=[.A244]*[.B244]" office:value-type="float" office:value="617550.336">
            <text:p>617550,336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530.944">
            <text:p>2530,944</text:p>
          </table:table-cell>
          <table:table-cell table:formula="of:=[.A245]*[.B245]" office:value-type="float" office:value="620081.28">
            <text:p>620081,28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530.944">
            <text:p>2530,944</text:p>
          </table:table-cell>
          <table:table-cell table:formula="of:=[.A246]*[.B246]" office:value-type="float" office:value="622612.224">
            <text:p>622612,224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530.944">
            <text:p>2530,944</text:p>
          </table:table-cell>
          <table:table-cell table:formula="of:=[.A247]*[.B247]" office:value-type="float" office:value="625143.168">
            <text:p>625143,168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530.944">
            <text:p>2530,944</text:p>
          </table:table-cell>
          <table:table-cell table:formula="of:=[.A248]*[.B248]" office:value-type="float" office:value="627674.112">
            <text:p>627674,112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530.944">
            <text:p>2530,944</text:p>
          </table:table-cell>
          <table:table-cell table:formula="of:=[.A249]*[.B249]" office:value-type="float" office:value="630205.056">
            <text:p>630205,056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530.944">
            <text:p>2530,944</text:p>
          </table:table-cell>
          <table:table-cell table:formula="of:=[.A250]*[.B250]" office:value-type="float" office:value="632736">
            <text:p>632736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530.944">
            <text:p>2530,944</text:p>
          </table:table-cell>
          <table:table-cell table:formula="of:=[.A251]*[.B251]" office:value-type="float" office:value="635266.944">
            <text:p>635266,944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530.944">
            <text:p>2530,944</text:p>
          </table:table-cell>
          <table:table-cell table:formula="of:=[.A252]*[.B252]" office:value-type="float" office:value="637797.888">
            <text:p>637797,888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530.944">
            <text:p>2530,944</text:p>
          </table:table-cell>
          <table:table-cell table:formula="of:=[.A253]*[.B253]" office:value-type="float" office:value="640328.832">
            <text:p>640328,832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530.944">
            <text:p>2530,944</text:p>
          </table:table-cell>
          <table:table-cell table:formula="of:=[.A254]*[.B254]" office:value-type="float" office:value="642859.776">
            <text:p>642859,776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530.944">
            <text:p>2530,944</text:p>
          </table:table-cell>
          <table:table-cell table:formula="of:=[.A255]*[.B255]" office:value-type="float" office:value="645390.72">
            <text:p>645390,72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530.944">
            <text:p>2530,944</text:p>
          </table:table-cell>
          <table:table-cell table:formula="of:=[.A256]*[.B256]" office:value-type="float" office:value="647921.664">
            <text:p>647921,664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530.944">
            <text:p>2530,944</text:p>
          </table:table-cell>
          <table:table-cell table:formula="of:=[.A257]*[.B257]" office:value-type="float" office:value="650452.608">
            <text:p>650452,608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530.944">
            <text:p>2530,944</text:p>
          </table:table-cell>
          <table:table-cell table:formula="of:=[.A258]*[.B258]" office:value-type="float" office:value="652983.552">
            <text:p>652983,552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530.944">
            <text:p>2530,944</text:p>
          </table:table-cell>
          <table:table-cell table:formula="of:=[.A259]*[.B259]" office:value-type="float" office:value="655514.496">
            <text:p>655514,496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530.944">
            <text:p>2530,944</text:p>
          </table:table-cell>
          <table:table-cell table:formula="of:=[.A260]*[.B260]" office:value-type="float" office:value="658045.44">
            <text:p>658045,44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530.944">
            <text:p>2530,944</text:p>
          </table:table-cell>
          <table:table-cell table:formula="of:=[.A261]*[.B261]" office:value-type="float" office:value="660576.384">
            <text:p>660576,384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530.944">
            <text:p>2530,944</text:p>
          </table:table-cell>
          <table:table-cell table:formula="of:=[.A262]*[.B262]" office:value-type="float" office:value="663107.328">
            <text:p>663107,328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530.944">
            <text:p>2530,944</text:p>
          </table:table-cell>
          <table:table-cell table:formula="of:=[.A263]*[.B263]" office:value-type="float" office:value="665638.272">
            <text:p>665638,272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530.944">
            <text:p>2530,944</text:p>
          </table:table-cell>
          <table:table-cell table:formula="of:=[.A264]*[.B264]" office:value-type="float" office:value="668169.216">
            <text:p>668169,216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530.944">
            <text:p>2530,944</text:p>
          </table:table-cell>
          <table:table-cell table:formula="of:=[.A265]*[.B265]" office:value-type="float" office:value="670700.16">
            <text:p>670700,16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530.944">
            <text:p>2530,944</text:p>
          </table:table-cell>
          <table:table-cell table:formula="of:=[.A266]*[.B266]" office:value-type="float" office:value="673231.104">
            <text:p>673231,104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530.944">
            <text:p>2530,944</text:p>
          </table:table-cell>
          <table:table-cell table:formula="of:=[.A267]*[.B267]" office:value-type="float" office:value="675762.048">
            <text:p>675762,048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530.944">
            <text:p>2530,944</text:p>
          </table:table-cell>
          <table:table-cell table:formula="of:=[.A268]*[.B268]" office:value-type="float" office:value="678292.992">
            <text:p>678292,992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530.944">
            <text:p>2530,944</text:p>
          </table:table-cell>
          <table:table-cell table:formula="of:=[.A269]*[.B269]" office:value-type="float" office:value="680823.936">
            <text:p>680823,936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530.944">
            <text:p>2530,944</text:p>
          </table:table-cell>
          <table:table-cell table:formula="of:=[.A270]*[.B270]" office:value-type="float" office:value="683354.88">
            <text:p>683354,88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530.944">
            <text:p>2530,944</text:p>
          </table:table-cell>
          <table:table-cell table:formula="of:=[.A271]*[.B271]" office:value-type="float" office:value="685885.824">
            <text:p>685885,824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530.944">
            <text:p>2530,944</text:p>
          </table:table-cell>
          <table:table-cell table:formula="of:=[.A272]*[.B272]" office:value-type="float" office:value="688416.768">
            <text:p>688416,768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530.944">
            <text:p>2530,944</text:p>
          </table:table-cell>
          <table:table-cell table:formula="of:=[.A273]*[.B273]" office:value-type="float" office:value="690947.712">
            <text:p>690947,712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530.944">
            <text:p>2530,944</text:p>
          </table:table-cell>
          <table:table-cell table:formula="of:=[.A274]*[.B274]" office:value-type="float" office:value="693478.656">
            <text:p>693478,656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530.944">
            <text:p>2530,944</text:p>
          </table:table-cell>
          <table:table-cell table:formula="of:=[.A275]*[.B275]" office:value-type="float" office:value="696009.6">
            <text:p>696009,6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530.944">
            <text:p>2530,944</text:p>
          </table:table-cell>
          <table:table-cell table:formula="of:=[.A276]*[.B276]" office:value-type="float" office:value="698540.544">
            <text:p>698540,544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530.944">
            <text:p>2530,944</text:p>
          </table:table-cell>
          <table:table-cell table:formula="of:=[.A277]*[.B277]" office:value-type="float" office:value="701071.488">
            <text:p>701071,488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530.944">
            <text:p>2530,944</text:p>
          </table:table-cell>
          <table:table-cell table:formula="of:=[.A278]*[.B278]" office:value-type="float" office:value="703602.432">
            <text:p>703602,432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530.944">
            <text:p>2530,944</text:p>
          </table:table-cell>
          <table:table-cell table:formula="of:=[.A279]*[.B279]" office:value-type="float" office:value="706133.376">
            <text:p>706133,376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530.944">
            <text:p>2530,944</text:p>
          </table:table-cell>
          <table:table-cell table:formula="of:=[.A280]*[.B280]" office:value-type="float" office:value="708664.32">
            <text:p>708664,32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530.944">
            <text:p>2530,944</text:p>
          </table:table-cell>
          <table:table-cell table:formula="of:=[.A281]*[.B281]" office:value-type="float" office:value="711195.264">
            <text:p>711195,264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530.944">
            <text:p>2530,944</text:p>
          </table:table-cell>
          <table:table-cell table:formula="of:=[.A282]*[.B282]" office:value-type="float" office:value="713726.208">
            <text:p>713726,208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530.944">
            <text:p>2530,944</text:p>
          </table:table-cell>
          <table:table-cell table:formula="of:=[.A283]*[.B283]" office:value-type="float" office:value="716257.152">
            <text:p>716257,152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530.944">
            <text:p>2530,944</text:p>
          </table:table-cell>
          <table:table-cell table:formula="of:=[.A284]*[.B284]" office:value-type="float" office:value="718788.096">
            <text:p>718788,096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530.944">
            <text:p>2530,944</text:p>
          </table:table-cell>
          <table:table-cell table:formula="of:=[.A285]*[.B285]" office:value-type="float" office:value="721319.04">
            <text:p>721319,04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530.944">
            <text:p>2530,944</text:p>
          </table:table-cell>
          <table:table-cell table:formula="of:=[.A286]*[.B286]" office:value-type="float" office:value="723849.984">
            <text:p>723849,984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530.944">
            <text:p>2530,944</text:p>
          </table:table-cell>
          <table:table-cell table:formula="of:=[.A287]*[.B287]" office:value-type="float" office:value="726380.928">
            <text:p>726380,928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530.944">
            <text:p>2530,944</text:p>
          </table:table-cell>
          <table:table-cell table:formula="of:=[.A288]*[.B288]" office:value-type="float" office:value="728911.872">
            <text:p>728911,872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530.944">
            <text:p>2530,944</text:p>
          </table:table-cell>
          <table:table-cell table:formula="of:=[.A289]*[.B289]" office:value-type="float" office:value="731442.816">
            <text:p>731442,816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530.944">
            <text:p>2530,944</text:p>
          </table:table-cell>
          <table:table-cell table:formula="of:=[.A290]*[.B290]" office:value-type="float" office:value="733973.76">
            <text:p>733973,76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530.944">
            <text:p>2530,944</text:p>
          </table:table-cell>
          <table:table-cell table:formula="of:=[.A291]*[.B291]" office:value-type="float" office:value="736504.704">
            <text:p>736504,704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530.944">
            <text:p>2530,944</text:p>
          </table:table-cell>
          <table:table-cell table:formula="of:=[.A292]*[.B292]" office:value-type="float" office:value="739035.648">
            <text:p>739035,648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530.944">
            <text:p>2530,944</text:p>
          </table:table-cell>
          <table:table-cell table:formula="of:=[.A293]*[.B293]" office:value-type="float" office:value="741566.592">
            <text:p>741566,592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530.944">
            <text:p>2530,944</text:p>
          </table:table-cell>
          <table:table-cell table:formula="of:=[.A294]*[.B294]" office:value-type="float" office:value="744097.536">
            <text:p>744097,536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530.944">
            <text:p>2530,944</text:p>
          </table:table-cell>
          <table:table-cell table:formula="of:=[.A295]*[.B295]" office:value-type="float" office:value="746628.48">
            <text:p>746628,48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530.944">
            <text:p>2530,944</text:p>
          </table:table-cell>
          <table:table-cell table:formula="of:=[.A296]*[.B296]" office:value-type="float" office:value="749159.424">
            <text:p>749159,424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530.944">
            <text:p>2530,944</text:p>
          </table:table-cell>
          <table:table-cell table:formula="of:=[.A297]*[.B297]" office:value-type="float" office:value="751690.368">
            <text:p>751690,368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530.944">
            <text:p>2530,944</text:p>
          </table:table-cell>
          <table:table-cell table:formula="of:=[.A298]*[.B298]" office:value-type="float" office:value="754221.312">
            <text:p>754221,312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530.944">
            <text:p>2530,944</text:p>
          </table:table-cell>
          <table:table-cell table:formula="of:=[.A299]*[.B299]" office:value-type="float" office:value="756752.256">
            <text:p>756752,256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530.944">
            <text:p>2530,944</text:p>
          </table:table-cell>
          <table:table-cell table:formula="of:=[.A300]*[.B300]" office:value-type="float" office:value="759283.2">
            <text:p>759283,2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530.944">
            <text:p>2530,944</text:p>
          </table:table-cell>
          <table:table-cell table:formula="of:=[.A301]*[.B301]" office:value-type="float" office:value="761814.144">
            <text:p>761814,144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530.944">
            <text:p>2530,944</text:p>
          </table:table-cell>
          <table:table-cell table:formula="of:=[.A302]*[.B302]" office:value-type="float" office:value="764345.088">
            <text:p>764345,088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530.944">
            <text:p>2530,944</text:p>
          </table:table-cell>
          <table:table-cell table:formula="of:=[.A303]*[.B303]" office:value-type="float" office:value="766876.032">
            <text:p>766876,032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530.944">
            <text:p>2530,944</text:p>
          </table:table-cell>
          <table:table-cell table:formula="of:=[.A304]*[.B304]" office:value-type="float" office:value="769406.976">
            <text:p>769406,976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530.944">
            <text:p>2530,944</text:p>
          </table:table-cell>
          <table:table-cell table:formula="of:=[.A305]*[.B305]" office:value-type="float" office:value="771937.92">
            <text:p>771937,92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530.944">
            <text:p>2530,944</text:p>
          </table:table-cell>
          <table:table-cell table:formula="of:=[.A306]*[.B306]" office:value-type="float" office:value="774468.864">
            <text:p>774468,864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530.944">
            <text:p>2530,944</text:p>
          </table:table-cell>
          <table:table-cell table:formula="of:=[.A307]*[.B307]" office:value-type="float" office:value="776999.808">
            <text:p>776999,808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530.944">
            <text:p>2530,944</text:p>
          </table:table-cell>
          <table:table-cell table:formula="of:=[.A308]*[.B308]" office:value-type="float" office:value="779530.752">
            <text:p>779530,752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530.944">
            <text:p>2530,944</text:p>
          </table:table-cell>
          <table:table-cell table:formula="of:=[.A309]*[.B309]" office:value-type="float" office:value="782061.696">
            <text:p>782061,696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530.944">
            <text:p>2530,944</text:p>
          </table:table-cell>
          <table:table-cell table:formula="of:=[.A310]*[.B310]" office:value-type="float" office:value="784592.64">
            <text:p>784592,64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530.944">
            <text:p>2530,944</text:p>
          </table:table-cell>
          <table:table-cell table:formula="of:=[.A311]*[.B311]" office:value-type="float" office:value="787123.584">
            <text:p>787123,584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530.944">
            <text:p>2530,944</text:p>
          </table:table-cell>
          <table:table-cell table:formula="of:=[.A312]*[.B312]" office:value-type="float" office:value="789654.528">
            <text:p>789654,528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530.944">
            <text:p>2530,944</text:p>
          </table:table-cell>
          <table:table-cell table:formula="of:=[.A313]*[.B313]" office:value-type="float" office:value="792185.472">
            <text:p>792185,472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530.944">
            <text:p>2530,944</text:p>
          </table:table-cell>
          <table:table-cell table:formula="of:=[.A314]*[.B314]" office:value-type="float" office:value="794716.416">
            <text:p>794716,416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530.944">
            <text:p>2530,944</text:p>
          </table:table-cell>
          <table:table-cell table:formula="of:=[.A315]*[.B315]" office:value-type="float" office:value="797247.36">
            <text:p>797247,36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530.944">
            <text:p>2530,944</text:p>
          </table:table-cell>
          <table:table-cell table:formula="of:=[.A316]*[.B316]" office:value-type="float" office:value="799778.304">
            <text:p>799778,304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530.944">
            <text:p>2530,944</text:p>
          </table:table-cell>
          <table:table-cell table:formula="of:=[.A317]*[.B317]" office:value-type="float" office:value="802309.248">
            <text:p>802309,248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530.944">
            <text:p>2530,944</text:p>
          </table:table-cell>
          <table:table-cell table:formula="of:=[.A318]*[.B318]" office:value-type="float" office:value="804840.192">
            <text:p>804840,192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530.944">
            <text:p>2530,944</text:p>
          </table:table-cell>
          <table:table-cell table:formula="of:=[.A319]*[.B319]" office:value-type="float" office:value="807371.136">
            <text:p>807371,136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530.944">
            <text:p>2530,944</text:p>
          </table:table-cell>
          <table:table-cell table:formula="of:=[.A320]*[.B320]" office:value-type="float" office:value="809902.08">
            <text:p>809902,08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530.944">
            <text:p>2530,944</text:p>
          </table:table-cell>
          <table:table-cell table:formula="of:=[.A321]*[.B321]" office:value-type="float" office:value="812433.024">
            <text:p>812433,024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530.944">
            <text:p>2530,944</text:p>
          </table:table-cell>
          <table:table-cell table:formula="of:=[.A322]*[.B322]" office:value-type="float" office:value="814963.968">
            <text:p>814963,968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530.944">
            <text:p>2530,944</text:p>
          </table:table-cell>
          <table:table-cell table:formula="of:=[.A323]*[.B323]" office:value-type="float" office:value="817494.912">
            <text:p>817494,912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530.944">
            <text:p>2530,944</text:p>
          </table:table-cell>
          <table:table-cell table:formula="of:=[.A324]*[.B324]" office:value-type="float" office:value="820025.856">
            <text:p>820025,856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530.944">
            <text:p>2530,944</text:p>
          </table:table-cell>
          <table:table-cell table:formula="of:=[.A325]*[.B325]" office:value-type="float" office:value="822556.8">
            <text:p>822556,8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530.944">
            <text:p>2530,944</text:p>
          </table:table-cell>
          <table:table-cell table:formula="of:=[.A326]*[.B326]" office:value-type="float" office:value="825087.744">
            <text:p>825087,744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530.944">
            <text:p>2530,944</text:p>
          </table:table-cell>
          <table:table-cell table:formula="of:=[.A327]*[.B327]" office:value-type="float" office:value="827618.688">
            <text:p>827618,688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530.944">
            <text:p>2530,944</text:p>
          </table:table-cell>
          <table:table-cell table:formula="of:=[.A328]*[.B328]" office:value-type="float" office:value="830149.632">
            <text:p>830149,632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530.944">
            <text:p>2530,944</text:p>
          </table:table-cell>
          <table:table-cell table:formula="of:=[.A329]*[.B329]" office:value-type="float" office:value="832680.576">
            <text:p>832680,576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530.944">
            <text:p>2530,944</text:p>
          </table:table-cell>
          <table:table-cell table:formula="of:=[.A330]*[.B330]" office:value-type="float" office:value="835211.52">
            <text:p>835211,52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530.944">
            <text:p>2530,944</text:p>
          </table:table-cell>
          <table:table-cell table:formula="of:=[.A331]*[.B331]" office:value-type="float" office:value="837742.464">
            <text:p>837742,464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530.944">
            <text:p>2530,944</text:p>
          </table:table-cell>
          <table:table-cell table:formula="of:=[.A332]*[.B332]" office:value-type="float" office:value="840273.408">
            <text:p>840273,408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530.944">
            <text:p>2530,944</text:p>
          </table:table-cell>
          <table:table-cell table:formula="of:=[.A333]*[.B333]" office:value-type="float" office:value="842804.352">
            <text:p>842804,352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530.944">
            <text:p>2530,944</text:p>
          </table:table-cell>
          <table:table-cell table:formula="of:=[.A334]*[.B334]" office:value-type="float" office:value="845335.296">
            <text:p>845335,296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530.944">
            <text:p>2530,944</text:p>
          </table:table-cell>
          <table:table-cell table:formula="of:=[.A335]*[.B335]" office:value-type="float" office:value="847866.24">
            <text:p>847866,24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530.944">
            <text:p>2530,944</text:p>
          </table:table-cell>
          <table:table-cell table:formula="of:=[.A336]*[.B336]" office:value-type="float" office:value="850397.184">
            <text:p>850397,184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530.944">
            <text:p>2530,944</text:p>
          </table:table-cell>
          <table:table-cell table:formula="of:=[.A337]*[.B337]" office:value-type="float" office:value="852928.128">
            <text:p>852928,128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530.944">
            <text:p>2530,944</text:p>
          </table:table-cell>
          <table:table-cell table:formula="of:=[.A338]*[.B338]" office:value-type="float" office:value="855459.072">
            <text:p>855459,072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530.944">
            <text:p>2530,944</text:p>
          </table:table-cell>
          <table:table-cell table:formula="of:=[.A339]*[.B339]" office:value-type="float" office:value="857990.016">
            <text:p>857990,016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530.944">
            <text:p>2530,944</text:p>
          </table:table-cell>
          <table:table-cell table:formula="of:=[.A340]*[.B340]" office:value-type="float" office:value="860520.96">
            <text:p>860520,96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530.944">
            <text:p>2530,944</text:p>
          </table:table-cell>
          <table:table-cell table:formula="of:=[.A341]*[.B341]" office:value-type="float" office:value="863051.904">
            <text:p>863051,904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530.944">
            <text:p>2530,944</text:p>
          </table:table-cell>
          <table:table-cell table:formula="of:=[.A342]*[.B342]" office:value-type="float" office:value="865582.848">
            <text:p>865582,848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530.944">
            <text:p>2530,944</text:p>
          </table:table-cell>
          <table:table-cell table:formula="of:=[.A343]*[.B343]" office:value-type="float" office:value="868113.792">
            <text:p>868113,792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530.944">
            <text:p>2530,944</text:p>
          </table:table-cell>
          <table:table-cell table:formula="of:=[.A344]*[.B344]" office:value-type="float" office:value="870644.736">
            <text:p>870644,736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530.944">
            <text:p>2530,944</text:p>
          </table:table-cell>
          <table:table-cell table:formula="of:=[.A345]*[.B345]" office:value-type="float" office:value="873175.68">
            <text:p>873175,68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530.944">
            <text:p>2530,944</text:p>
          </table:table-cell>
          <table:table-cell table:formula="of:=[.A346]*[.B346]" office:value-type="float" office:value="875706.624">
            <text:p>875706,624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530.944">
            <text:p>2530,944</text:p>
          </table:table-cell>
          <table:table-cell table:formula="of:=[.A347]*[.B347]" office:value-type="float" office:value="878237.568">
            <text:p>878237,568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530.944">
            <text:p>2530,944</text:p>
          </table:table-cell>
          <table:table-cell table:formula="of:=[.A348]*[.B348]" office:value-type="float" office:value="880768.512">
            <text:p>880768,512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530.944">
            <text:p>2530,944</text:p>
          </table:table-cell>
          <table:table-cell table:formula="of:=[.A349]*[.B349]" office:value-type="float" office:value="883299.456">
            <text:p>883299,456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530.944">
            <text:p>2530,944</text:p>
          </table:table-cell>
          <table:table-cell table:formula="of:=[.A350]*[.B350]" office:value-type="float" office:value="885830.4">
            <text:p>885830,4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530.944">
            <text:p>2530,944</text:p>
          </table:table-cell>
          <table:table-cell table:formula="of:=[.A351]*[.B351]" office:value-type="float" office:value="888361.344">
            <text:p>888361,344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530.944">
            <text:p>2530,944</text:p>
          </table:table-cell>
          <table:table-cell table:formula="of:=[.A352]*[.B352]" office:value-type="float" office:value="890892.288">
            <text:p>890892,288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530.944">
            <text:p>2530,944</text:p>
          </table:table-cell>
          <table:table-cell table:formula="of:=[.A353]*[.B353]" office:value-type="float" office:value="893423.232">
            <text:p>893423,232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530.944">
            <text:p>2530,944</text:p>
          </table:table-cell>
          <table:table-cell table:formula="of:=[.A354]*[.B354]" office:value-type="float" office:value="895954.176">
            <text:p>895954,176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530.944">
            <text:p>2530,944</text:p>
          </table:table-cell>
          <table:table-cell table:formula="of:=[.A355]*[.B355]" office:value-type="float" office:value="898485.12">
            <text:p>898485,12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530.944">
            <text:p>2530,944</text:p>
          </table:table-cell>
          <table:table-cell table:formula="of:=[.A356]*[.B356]" office:value-type="float" office:value="901016.064">
            <text:p>901016,064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530.944">
            <text:p>2530,944</text:p>
          </table:table-cell>
          <table:table-cell table:formula="of:=[.A357]*[.B357]" office:value-type="float" office:value="903547.008">
            <text:p>903547,008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530.944">
            <text:p>2530,944</text:p>
          </table:table-cell>
          <table:table-cell table:formula="of:=[.A358]*[.B358]" office:value-type="float" office:value="906077.952">
            <text:p>906077,952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530.944">
            <text:p>2530,944</text:p>
          </table:table-cell>
          <table:table-cell table:formula="of:=[.A359]*[.B359]" office:value-type="float" office:value="908608.896">
            <text:p>908608,896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530.944">
            <text:p>2530,944</text:p>
          </table:table-cell>
          <table:table-cell table:formula="of:=[.A360]*[.B360]" office:value-type="float" office:value="911139.84">
            <text:p>911139,84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530.944">
            <text:p>2530,944</text:p>
          </table:table-cell>
          <table:table-cell table:formula="of:=[.A361]*[.B361]" office:value-type="float" office:value="913670.784">
            <text:p>913670,784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530.944">
            <text:p>2530,944</text:p>
          </table:table-cell>
          <table:table-cell table:formula="of:=[.A362]*[.B362]" office:value-type="float" office:value="916201.728">
            <text:p>916201,728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530.944">
            <text:p>2530,944</text:p>
          </table:table-cell>
          <table:table-cell table:formula="of:=[.A363]*[.B363]" office:value-type="float" office:value="918732.672">
            <text:p>918732,672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530.944">
            <text:p>2530,944</text:p>
          </table:table-cell>
          <table:table-cell table:formula="of:=[.A364]*[.B364]" office:value-type="float" office:value="921263.616">
            <text:p>921263,616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530.944">
            <text:p>2530,944</text:p>
          </table:table-cell>
          <table:table-cell table:formula="of:=[.A365]*[.B365]" office:value-type="float" office:value="923794.56">
            <text:p>923794,56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530.944">
            <text:p>2530,944</text:p>
          </table:table-cell>
          <table:table-cell table:formula="of:=[.A366]*[.B366]" office:value-type="float" office:value="926325.504">
            <text:p>926325,504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530.944">
            <text:p>2530,944</text:p>
          </table:table-cell>
          <table:table-cell table:formula="of:=[.A367]*[.B367]" office:value-type="float" office:value="928856.448">
            <text:p>928856,448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530.944">
            <text:p>2530,944</text:p>
          </table:table-cell>
          <table:table-cell table:formula="of:=[.A368]*[.B368]" office:value-type="float" office:value="931387.392">
            <text:p>931387,392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530.944">
            <text:p>2530,944</text:p>
          </table:table-cell>
          <table:table-cell table:formula="of:=[.A369]*[.B369]" office:value-type="float" office:value="933918.336">
            <text:p>933918,336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530.944">
            <text:p>2530,944</text:p>
          </table:table-cell>
          <table:table-cell table:formula="of:=[.A370]*[.B370]" office:value-type="float" office:value="936449.28">
            <text:p>936449,28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530.944">
            <text:p>2530,944</text:p>
          </table:table-cell>
          <table:table-cell table:formula="of:=[.A371]*[.B371]" office:value-type="float" office:value="938980.224">
            <text:p>938980,224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530.944">
            <text:p>2530,944</text:p>
          </table:table-cell>
          <table:table-cell table:formula="of:=[.A372]*[.B372]" office:value-type="float" office:value="941511.168">
            <text:p>941511,168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530.944">
            <text:p>2530,944</text:p>
          </table:table-cell>
          <table:table-cell table:formula="of:=[.A373]*[.B373]" office:value-type="float" office:value="944042.112">
            <text:p>944042,112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530.944">
            <text:p>2530,944</text:p>
          </table:table-cell>
          <table:table-cell table:formula="of:=[.A374]*[.B374]" office:value-type="float" office:value="946573.056">
            <text:p>946573,056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530.944">
            <text:p>2530,944</text:p>
          </table:table-cell>
          <table:table-cell table:formula="of:=[.A375]*[.B375]" office:value-type="float" office:value="949104">
            <text:p>949104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530.944">
            <text:p>2530,944</text:p>
          </table:table-cell>
          <table:table-cell table:formula="of:=[.A376]*[.B376]" office:value-type="float" office:value="951634.944">
            <text:p>951634,944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530.944">
            <text:p>2530,944</text:p>
          </table:table-cell>
          <table:table-cell table:formula="of:=[.A377]*[.B377]" office:value-type="float" office:value="954165.888">
            <text:p>954165,888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530.944">
            <text:p>2530,944</text:p>
          </table:table-cell>
          <table:table-cell table:formula="of:=[.A378]*[.B378]" office:value-type="float" office:value="956696.832">
            <text:p>956696,832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530.944">
            <text:p>2530,944</text:p>
          </table:table-cell>
          <table:table-cell table:formula="of:=[.A379]*[.B379]" office:value-type="float" office:value="959227.776">
            <text:p>959227,776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530.944">
            <text:p>2530,944</text:p>
          </table:table-cell>
          <table:table-cell table:formula="of:=[.A380]*[.B380]" office:value-type="float" office:value="961758.72">
            <text:p>961758,72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530.944">
            <text:p>2530,944</text:p>
          </table:table-cell>
          <table:table-cell table:formula="of:=[.A381]*[.B381]" office:value-type="float" office:value="964289.664">
            <text:p>964289,664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530.944">
            <text:p>2530,944</text:p>
          </table:table-cell>
          <table:table-cell table:formula="of:=[.A382]*[.B382]" office:value-type="float" office:value="966820.608">
            <text:p>966820,608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530.944">
            <text:p>2530,944</text:p>
          </table:table-cell>
          <table:table-cell table:formula="of:=[.A383]*[.B383]" office:value-type="float" office:value="969351.552">
            <text:p>969351,552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530.944">
            <text:p>2530,944</text:p>
          </table:table-cell>
          <table:table-cell table:formula="of:=[.A384]*[.B384]" office:value-type="float" office:value="971882.496">
            <text:p>971882,496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530.944">
            <text:p>2530,944</text:p>
          </table:table-cell>
          <table:table-cell table:formula="of:=[.A385]*[.B385]" office:value-type="float" office:value="974413.44">
            <text:p>974413,44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530.944">
            <text:p>2530,944</text:p>
          </table:table-cell>
          <table:table-cell table:formula="of:=[.A386]*[.B386]" office:value-type="float" office:value="976944.384">
            <text:p>976944,384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530.944">
            <text:p>2530,944</text:p>
          </table:table-cell>
          <table:table-cell table:formula="of:=[.A387]*[.B387]" office:value-type="float" office:value="979475.328">
            <text:p>979475,328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530.944">
            <text:p>2530,944</text:p>
          </table:table-cell>
          <table:table-cell table:formula="of:=[.A388]*[.B388]" office:value-type="float" office:value="982006.272">
            <text:p>982006,272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530.944">
            <text:p>2530,944</text:p>
          </table:table-cell>
          <table:table-cell table:formula="of:=[.A389]*[.B389]" office:value-type="float" office:value="984537.216">
            <text:p>984537,216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530.944">
            <text:p>2530,944</text:p>
          </table:table-cell>
          <table:table-cell table:formula="of:=[.A390]*[.B390]" office:value-type="float" office:value="987068.16">
            <text:p>987068,16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530.944">
            <text:p>2530,944</text:p>
          </table:table-cell>
          <table:table-cell table:formula="of:=[.A391]*[.B391]" office:value-type="float" office:value="989599.104">
            <text:p>989599,104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530.944">
            <text:p>2530,944</text:p>
          </table:table-cell>
          <table:table-cell table:formula="of:=[.A392]*[.B392]" office:value-type="float" office:value="992130.048">
            <text:p>992130,048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530.944">
            <text:p>2530,944</text:p>
          </table:table-cell>
          <table:table-cell table:formula="of:=[.A393]*[.B393]" office:value-type="float" office:value="994660.992">
            <text:p>994660,992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530.944">
            <text:p>2530,944</text:p>
          </table:table-cell>
          <table:table-cell table:formula="of:=[.A394]*[.B394]" office:value-type="float" office:value="997191.936">
            <text:p>997191,936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530.944">
            <text:p>2530,944</text:p>
          </table:table-cell>
          <table:table-cell table:formula="of:=[.A395]*[.B395]" office:value-type="float" office:value="999722.88">
            <text:p>999722,88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530.944">
            <text:p>2530,944</text:p>
          </table:table-cell>
          <table:table-cell table:formula="of:=[.A396]*[.B396]" office:value-type="float" office:value="1002253.824">
            <text:p>1002253,824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530.944">
            <text:p>2530,944</text:p>
          </table:table-cell>
          <table:table-cell table:formula="of:=[.A397]*[.B397]" office:value-type="float" office:value="1004784.768">
            <text:p>1004784,768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530.944">
            <text:p>2530,944</text:p>
          </table:table-cell>
          <table:table-cell table:formula="of:=[.A398]*[.B398]" office:value-type="float" office:value="1007315.712">
            <text:p>1007315,712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530.944">
            <text:p>2530,944</text:p>
          </table:table-cell>
          <table:table-cell table:formula="of:=[.A399]*[.B399]" office:value-type="float" office:value="1009846.656">
            <text:p>1009846,65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530.944">
            <text:p>2530,944</text:p>
          </table:table-cell>
          <table:table-cell table:formula="of:=[.A400]*[.B400]" office:value-type="float" office:value="1012377.6">
            <text:p>1012377,6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530.944">
            <text:p>2530,944</text:p>
          </table:table-cell>
          <table:table-cell table:formula="of:=[.A401]*[.B401]" office:value-type="float" office:value="1014908.544">
            <text:p>1014908,544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530.944">
            <text:p>2530,944</text:p>
          </table:table-cell>
          <table:table-cell table:formula="of:=[.A402]*[.B402]" office:value-type="float" office:value="1017439.488">
            <text:p>1017439,488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530.944">
            <text:p>2530,944</text:p>
          </table:table-cell>
          <table:table-cell table:formula="of:=[.A403]*[.B403]" office:value-type="float" office:value="1019970.432">
            <text:p>1019970,432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530.944">
            <text:p>2530,944</text:p>
          </table:table-cell>
          <table:table-cell table:formula="of:=[.A404]*[.B404]" office:value-type="float" office:value="1022501.376">
            <text:p>1022501,376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530.944">
            <text:p>2530,944</text:p>
          </table:table-cell>
          <table:table-cell table:formula="of:=[.A405]*[.B405]" office:value-type="float" office:value="1025032.32">
            <text:p>1025032,32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530.944">
            <text:p>2530,944</text:p>
          </table:table-cell>
          <table:table-cell table:formula="of:=[.A406]*[.B406]" office:value-type="float" office:value="1027563.264">
            <text:p>1027563,264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530.944">
            <text:p>2530,944</text:p>
          </table:table-cell>
          <table:table-cell table:formula="of:=[.A407]*[.B407]" office:value-type="float" office:value="1030094.208">
            <text:p>1030094,208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530.944">
            <text:p>2530,944</text:p>
          </table:table-cell>
          <table:table-cell table:formula="of:=[.A408]*[.B408]" office:value-type="float" office:value="1032625.152">
            <text:p>1032625,152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530.944">
            <text:p>2530,944</text:p>
          </table:table-cell>
          <table:table-cell table:formula="of:=[.A409]*[.B409]" office:value-type="float" office:value="1035156.096">
            <text:p>1035156,096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530.944">
            <text:p>2530,944</text:p>
          </table:table-cell>
          <table:table-cell table:formula="of:=[.A410]*[.B410]" office:value-type="float" office:value="1037687.04">
            <text:p>1037687,04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530.944">
            <text:p>2530,944</text:p>
          </table:table-cell>
          <table:table-cell table:formula="of:=[.A411]*[.B411]" office:value-type="float" office:value="1040217.984">
            <text:p>1040217,984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530.944">
            <text:p>2530,944</text:p>
          </table:table-cell>
          <table:table-cell table:formula="of:=[.A412]*[.B412]" office:value-type="float" office:value="1042748.928">
            <text:p>1042748,928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530.944">
            <text:p>2530,944</text:p>
          </table:table-cell>
          <table:table-cell table:formula="of:=[.A413]*[.B413]" office:value-type="float" office:value="1045279.872">
            <text:p>1045279,872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530.944">
            <text:p>2530,944</text:p>
          </table:table-cell>
          <table:table-cell table:formula="of:=[.A414]*[.B414]" office:value-type="float" office:value="1047810.816">
            <text:p>1047810,816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530.944">
            <text:p>2530,944</text:p>
          </table:table-cell>
          <table:table-cell table:formula="of:=[.A415]*[.B415]" office:value-type="float" office:value="1050341.76">
            <text:p>1050341,76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530.944">
            <text:p>2530,944</text:p>
          </table:table-cell>
          <table:table-cell table:formula="of:=[.A416]*[.B416]" office:value-type="float" office:value="1052872.704">
            <text:p>1052872,704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530.944">
            <text:p>2530,944</text:p>
          </table:table-cell>
          <table:table-cell table:formula="of:=[.A417]*[.B417]" office:value-type="float" office:value="1055403.648">
            <text:p>1055403,648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530.944">
            <text:p>2530,944</text:p>
          </table:table-cell>
          <table:table-cell table:formula="of:=[.A418]*[.B418]" office:value-type="float" office:value="1057934.592">
            <text:p>1057934,592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530.944">
            <text:p>2530,944</text:p>
          </table:table-cell>
          <table:table-cell table:formula="of:=[.A419]*[.B419]" office:value-type="float" office:value="1060465.536">
            <text:p>1060465,536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530.944">
            <text:p>2530,944</text:p>
          </table:table-cell>
          <table:table-cell table:formula="of:=[.A420]*[.B420]" office:value-type="float" office:value="1062996.48">
            <text:p>1062996,48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530.944">
            <text:p>2530,944</text:p>
          </table:table-cell>
          <table:table-cell table:formula="of:=[.A421]*[.B421]" office:value-type="float" office:value="1065527.424">
            <text:p>1065527,424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530.944">
            <text:p>2530,944</text:p>
          </table:table-cell>
          <table:table-cell table:formula="of:=[.A422]*[.B422]" office:value-type="float" office:value="1068058.368">
            <text:p>1068058,368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530.944">
            <text:p>2530,944</text:p>
          </table:table-cell>
          <table:table-cell table:formula="of:=[.A423]*[.B423]" office:value-type="float" office:value="1070589.312">
            <text:p>1070589,312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530.944">
            <text:p>2530,944</text:p>
          </table:table-cell>
          <table:table-cell table:formula="of:=[.A424]*[.B424]" office:value-type="float" office:value="1073120.256">
            <text:p>1073120,256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530.944">
            <text:p>2530,944</text:p>
          </table:table-cell>
          <table:table-cell table:formula="of:=[.A425]*[.B425]" office:value-type="float" office:value="1075651.2">
            <text:p>1075651,2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530.944">
            <text:p>2530,944</text:p>
          </table:table-cell>
          <table:table-cell table:formula="of:=[.A426]*[.B426]" office:value-type="float" office:value="1078182.144">
            <text:p>1078182,144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530.944">
            <text:p>2530,944</text:p>
          </table:table-cell>
          <table:table-cell table:formula="of:=[.A427]*[.B427]" office:value-type="float" office:value="1080713.088">
            <text:p>1080713,088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530.944">
            <text:p>2530,944</text:p>
          </table:table-cell>
          <table:table-cell table:formula="of:=[.A428]*[.B428]" office:value-type="float" office:value="1083244.032">
            <text:p>1083244,032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530.944">
            <text:p>2530,944</text:p>
          </table:table-cell>
          <table:table-cell table:formula="of:=[.A429]*[.B429]" office:value-type="float" office:value="1085774.976">
            <text:p>1085774,976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530.944">
            <text:p>2530,944</text:p>
          </table:table-cell>
          <table:table-cell table:formula="of:=[.A430]*[.B430]" office:value-type="float" office:value="1088305.92">
            <text:p>1088305,92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530.944">
            <text:p>2530,944</text:p>
          </table:table-cell>
          <table:table-cell table:formula="of:=[.A431]*[.B431]" office:value-type="float" office:value="1090836.864">
            <text:p>1090836,864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530.944">
            <text:p>2530,944</text:p>
          </table:table-cell>
          <table:table-cell table:formula="of:=[.A432]*[.B432]" office:value-type="float" office:value="1093367.808">
            <text:p>1093367,808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530.944">
            <text:p>2530,944</text:p>
          </table:table-cell>
          <table:table-cell table:formula="of:=[.A433]*[.B433]" office:value-type="float" office:value="1095898.752">
            <text:p>1095898,752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530.944">
            <text:p>2530,944</text:p>
          </table:table-cell>
          <table:table-cell table:formula="of:=[.A434]*[.B434]" office:value-type="float" office:value="1098429.696">
            <text:p>1098429,696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530.944">
            <text:p>2530,944</text:p>
          </table:table-cell>
          <table:table-cell table:formula="of:=[.A435]*[.B435]" office:value-type="float" office:value="1100960.64">
            <text:p>1100960,64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530.944">
            <text:p>2530,944</text:p>
          </table:table-cell>
          <table:table-cell table:formula="of:=[.A436]*[.B436]" office:value-type="float" office:value="1103491.584">
            <text:p>1103491,584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530.944">
            <text:p>2530,944</text:p>
          </table:table-cell>
          <table:table-cell table:formula="of:=[.A437]*[.B437]" office:value-type="float" office:value="1106022.528">
            <text:p>1106022,528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530.944">
            <text:p>2530,944</text:p>
          </table:table-cell>
          <table:table-cell table:formula="of:=[.A438]*[.B438]" office:value-type="float" office:value="1108553.472">
            <text:p>1108553,472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530.944">
            <text:p>2530,944</text:p>
          </table:table-cell>
          <table:table-cell table:formula="of:=[.A439]*[.B439]" office:value-type="float" office:value="1111084.416">
            <text:p>1111084,416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530.944">
            <text:p>2530,944</text:p>
          </table:table-cell>
          <table:table-cell table:formula="of:=[.A440]*[.B440]" office:value-type="float" office:value="1113615.36">
            <text:p>1113615,36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530.944">
            <text:p>2530,944</text:p>
          </table:table-cell>
          <table:table-cell table:formula="of:=[.A441]*[.B441]" office:value-type="float" office:value="1116146.304">
            <text:p>1116146,304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530.944">
            <text:p>2530,944</text:p>
          </table:table-cell>
          <table:table-cell table:formula="of:=[.A442]*[.B442]" office:value-type="float" office:value="1118677.248">
            <text:p>1118677,248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530.944">
            <text:p>2530,944</text:p>
          </table:table-cell>
          <table:table-cell table:formula="of:=[.A443]*[.B443]" office:value-type="float" office:value="1121208.192">
            <text:p>1121208,192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530.944">
            <text:p>2530,944</text:p>
          </table:table-cell>
          <table:table-cell table:formula="of:=[.A444]*[.B444]" office:value-type="float" office:value="1123739.136">
            <text:p>1123739,136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530.944">
            <text:p>2530,944</text:p>
          </table:table-cell>
          <table:table-cell table:formula="of:=[.A445]*[.B445]" office:value-type="float" office:value="1126270.08">
            <text:p>1126270,08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530.944">
            <text:p>2530,944</text:p>
          </table:table-cell>
          <table:table-cell table:formula="of:=[.A446]*[.B446]" office:value-type="float" office:value="1128801.024">
            <text:p>1128801,024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530.944">
            <text:p>2530,944</text:p>
          </table:table-cell>
          <table:table-cell table:formula="of:=[.A447]*[.B447]" office:value-type="float" office:value="1131331.968">
            <text:p>1131331,968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530.944">
            <text:p>2530,944</text:p>
          </table:table-cell>
          <table:table-cell table:formula="of:=[.A448]*[.B448]" office:value-type="float" office:value="1133862.912">
            <text:p>1133862,912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530.944">
            <text:p>2530,944</text:p>
          </table:table-cell>
          <table:table-cell table:formula="of:=[.A449]*[.B449]" office:value-type="float" office:value="1136393.856">
            <text:p>1136393,856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530.944">
            <text:p>2530,944</text:p>
          </table:table-cell>
          <table:table-cell table:formula="of:=[.A450]*[.B450]" office:value-type="float" office:value="1138924.8">
            <text:p>1138924,8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530.944">
            <text:p>2530,944</text:p>
          </table:table-cell>
          <table:table-cell table:formula="of:=[.A451]*[.B451]" office:value-type="float" office:value="1141455.744">
            <text:p>1141455,744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530.944">
            <text:p>2530,944</text:p>
          </table:table-cell>
          <table:table-cell table:formula="of:=[.A452]*[.B452]" office:value-type="float" office:value="1143986.688">
            <text:p>1143986,688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530.944">
            <text:p>2530,944</text:p>
          </table:table-cell>
          <table:table-cell table:formula="of:=[.A453]*[.B453]" office:value-type="float" office:value="1146517.632">
            <text:p>1146517,632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530.944">
            <text:p>2530,944</text:p>
          </table:table-cell>
          <table:table-cell table:formula="of:=[.A454]*[.B454]" office:value-type="float" office:value="1149048.576">
            <text:p>1149048,576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530.944">
            <text:p>2530,944</text:p>
          </table:table-cell>
          <table:table-cell table:formula="of:=[.A455]*[.B455]" office:value-type="float" office:value="1151579.52">
            <text:p>1151579,52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530.944">
            <text:p>2530,944</text:p>
          </table:table-cell>
          <table:table-cell table:formula="of:=[.A456]*[.B456]" office:value-type="float" office:value="1154110.464">
            <text:p>1154110,464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530.944">
            <text:p>2530,944</text:p>
          </table:table-cell>
          <table:table-cell table:formula="of:=[.A457]*[.B457]" office:value-type="float" office:value="1156641.408">
            <text:p>1156641,408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530.944">
            <text:p>2530,944</text:p>
          </table:table-cell>
          <table:table-cell table:formula="of:=[.A458]*[.B458]" office:value-type="float" office:value="1159172.352">
            <text:p>1159172,352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530.944">
            <text:p>2530,944</text:p>
          </table:table-cell>
          <table:table-cell table:formula="of:=[.A459]*[.B459]" office:value-type="float" office:value="1161703.296">
            <text:p>1161703,296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530.944">
            <text:p>2530,944</text:p>
          </table:table-cell>
          <table:table-cell table:formula="of:=[.A460]*[.B460]" office:value-type="float" office:value="1164234.24">
            <text:p>1164234,24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530.944">
            <text:p>2530,944</text:p>
          </table:table-cell>
          <table:table-cell table:formula="of:=[.A461]*[.B461]" office:value-type="float" office:value="1166765.184">
            <text:p>1166765,184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530.944">
            <text:p>2530,944</text:p>
          </table:table-cell>
          <table:table-cell table:formula="of:=[.A462]*[.B462]" office:value-type="float" office:value="1169296.128">
            <text:p>1169296,128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530.944">
            <text:p>2530,944</text:p>
          </table:table-cell>
          <table:table-cell table:formula="of:=[.A463]*[.B463]" office:value-type="float" office:value="1171827.072">
            <text:p>1171827,072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530.944">
            <text:p>2530,944</text:p>
          </table:table-cell>
          <table:table-cell table:formula="of:=[.A464]*[.B464]" office:value-type="float" office:value="1174358.016">
            <text:p>1174358,016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530.944">
            <text:p>2530,944</text:p>
          </table:table-cell>
          <table:table-cell table:formula="of:=[.A465]*[.B465]" office:value-type="float" office:value="1176888.96">
            <text:p>1176888,96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530.944">
            <text:p>2530,944</text:p>
          </table:table-cell>
          <table:table-cell table:formula="of:=[.A466]*[.B466]" office:value-type="float" office:value="1179419.904">
            <text:p>1179419,904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530.944">
            <text:p>2530,944</text:p>
          </table:table-cell>
          <table:table-cell table:formula="of:=[.A467]*[.B467]" office:value-type="float" office:value="1181950.848">
            <text:p>1181950,848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530.944">
            <text:p>2530,944</text:p>
          </table:table-cell>
          <table:table-cell table:formula="of:=[.A468]*[.B468]" office:value-type="float" office:value="1184481.792">
            <text:p>1184481,792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530.944">
            <text:p>2530,944</text:p>
          </table:table-cell>
          <table:table-cell table:formula="of:=[.A469]*[.B469]" office:value-type="float" office:value="1187012.736">
            <text:p>1187012,736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530.944">
            <text:p>2530,944</text:p>
          </table:table-cell>
          <table:table-cell table:formula="of:=[.A470]*[.B470]" office:value-type="float" office:value="1189543.68">
            <text:p>1189543,68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530.944">
            <text:p>2530,944</text:p>
          </table:table-cell>
          <table:table-cell table:formula="of:=[.A471]*[.B471]" office:value-type="float" office:value="1192074.624">
            <text:p>1192074,624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530.944">
            <text:p>2530,944</text:p>
          </table:table-cell>
          <table:table-cell table:formula="of:=[.A472]*[.B472]" office:value-type="float" office:value="1194605.568">
            <text:p>1194605,568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530.944">
            <text:p>2530,944</text:p>
          </table:table-cell>
          <table:table-cell table:formula="of:=[.A473]*[.B473]" office:value-type="float" office:value="1197136.512">
            <text:p>1197136,512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530.944">
            <text:p>2530,944</text:p>
          </table:table-cell>
          <table:table-cell table:formula="of:=[.A474]*[.B474]" office:value-type="float" office:value="1199667.456">
            <text:p>1199667,456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530.944">
            <text:p>2530,944</text:p>
          </table:table-cell>
          <table:table-cell table:formula="of:=[.A475]*[.B475]" office:value-type="float" office:value="1202198.4">
            <text:p>1202198,4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530.944">
            <text:p>2530,944</text:p>
          </table:table-cell>
          <table:table-cell table:formula="of:=[.A476]*[.B476]" office:value-type="float" office:value="1204729.344">
            <text:p>1204729,344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530.944">
            <text:p>2530,944</text:p>
          </table:table-cell>
          <table:table-cell table:formula="of:=[.A477]*[.B477]" office:value-type="float" office:value="1207260.288">
            <text:p>1207260,288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530.944">
            <text:p>2530,944</text:p>
          </table:table-cell>
          <table:table-cell table:formula="of:=[.A478]*[.B478]" office:value-type="float" office:value="1209791.232">
            <text:p>1209791,232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530.944">
            <text:p>2530,944</text:p>
          </table:table-cell>
          <table:table-cell table:formula="of:=[.A479]*[.B479]" office:value-type="float" office:value="1212322.176">
            <text:p>1212322,17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530.944">
            <text:p>2530,944</text:p>
          </table:table-cell>
          <table:table-cell table:formula="of:=[.A480]*[.B480]" office:value-type="float" office:value="1214853.12">
            <text:p>1214853,12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530.944">
            <text:p>2530,944</text:p>
          </table:table-cell>
          <table:table-cell table:formula="of:=[.A481]*[.B481]" office:value-type="float" office:value="1217384.064">
            <text:p>1217384,064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530.944">
            <text:p>2530,944</text:p>
          </table:table-cell>
          <table:table-cell table:formula="of:=[.A482]*[.B482]" office:value-type="float" office:value="1219915.008">
            <text:p>1219915,008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530.944">
            <text:p>2530,944</text:p>
          </table:table-cell>
          <table:table-cell table:formula="of:=[.A483]*[.B483]" office:value-type="float" office:value="1222445.952">
            <text:p>1222445,952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530.944">
            <text:p>2530,944</text:p>
          </table:table-cell>
          <table:table-cell table:formula="of:=[.A484]*[.B484]" office:value-type="float" office:value="1224976.896">
            <text:p>1224976,896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530.944">
            <text:p>2530,944</text:p>
          </table:table-cell>
          <table:table-cell table:formula="of:=[.A485]*[.B485]" office:value-type="float" office:value="1227507.84">
            <text:p>1227507,84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530.944">
            <text:p>2530,944</text:p>
          </table:table-cell>
          <table:table-cell table:formula="of:=[.A486]*[.B486]" office:value-type="float" office:value="1230038.784">
            <text:p>1230038,784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530.944">
            <text:p>2530,944</text:p>
          </table:table-cell>
          <table:table-cell table:formula="of:=[.A487]*[.B487]" office:value-type="float" office:value="1232569.728">
            <text:p>1232569,728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530.944">
            <text:p>2530,944</text:p>
          </table:table-cell>
          <table:table-cell table:formula="of:=[.A488]*[.B488]" office:value-type="float" office:value="1235100.672">
            <text:p>1235100,672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530.944">
            <text:p>2530,944</text:p>
          </table:table-cell>
          <table:table-cell table:formula="of:=[.A489]*[.B489]" office:value-type="float" office:value="1237631.616">
            <text:p>1237631,616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530.944">
            <text:p>2530,944</text:p>
          </table:table-cell>
          <table:table-cell table:formula="of:=[.A490]*[.B490]" office:value-type="float" office:value="1240162.56">
            <text:p>1240162,56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530.944">
            <text:p>2530,944</text:p>
          </table:table-cell>
          <table:table-cell table:formula="of:=[.A491]*[.B491]" office:value-type="float" office:value="1242693.504">
            <text:p>1242693,504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530.944">
            <text:p>2530,944</text:p>
          </table:table-cell>
          <table:table-cell table:formula="of:=[.A492]*[.B492]" office:value-type="float" office:value="1245224.448">
            <text:p>1245224,448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530.944">
            <text:p>2530,944</text:p>
          </table:table-cell>
          <table:table-cell table:formula="of:=[.A493]*[.B493]" office:value-type="float" office:value="1247755.392">
            <text:p>1247755,392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530.944">
            <text:p>2530,944</text:p>
          </table:table-cell>
          <table:table-cell table:formula="of:=[.A494]*[.B494]" office:value-type="float" office:value="1250286.336">
            <text:p>1250286,336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530.944">
            <text:p>2530,944</text:p>
          </table:table-cell>
          <table:table-cell table:formula="of:=[.A495]*[.B495]" office:value-type="float" office:value="1252817.28">
            <text:p>1252817,28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530.944">
            <text:p>2530,944</text:p>
          </table:table-cell>
          <table:table-cell table:formula="of:=[.A496]*[.B496]" office:value-type="float" office:value="1255348.224">
            <text:p>1255348,224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530.944">
            <text:p>2530,944</text:p>
          </table:table-cell>
          <table:table-cell table:formula="of:=[.A497]*[.B497]" office:value-type="float" office:value="1257879.168">
            <text:p>1257879,168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530.944">
            <text:p>2530,944</text:p>
          </table:table-cell>
          <table:table-cell table:formula="of:=[.A498]*[.B498]" office:value-type="float" office:value="1260410.112">
            <text:p>1260410,112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530.944">
            <text:p>2530,944</text:p>
          </table:table-cell>
          <table:table-cell table:formula="of:=[.A499]*[.B499]" office:value-type="float" office:value="1262941.056">
            <text:p>1262941,056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530.944">
            <text:p>2530,944</text:p>
          </table:table-cell>
          <table:table-cell table:formula="of:=[.A500]*[.B500]" office:value-type="float" office:value="1265472">
            <text:p>1265472</text:p>
          </table:table-cell>
          <table:table-cell table:number-columns-repeated="2"/>
        </table:table-row>
      </table:table>
      <table:table table:name="2017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6'.E2]*1.04" office:value-type="float" office:value="2632.18176">
            <text:p>2632,1817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632.18176">
            <text:p>2632,18176</text:p>
          </table:table-cell>
          <table:table-cell table:formula="of:=[.A5]*[.B5]" office:value-type="float" office:value="13160.9088">
            <text:p>13160,908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632.18176">
            <text:p>2632,18176</text:p>
          </table:table-cell>
          <table:table-cell table:formula="of:=[.A6]*[.B6]" office:value-type="float" office:value="15793.09056">
            <text:p>15793,0905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632.18176">
            <text:p>2632,18176</text:p>
          </table:table-cell>
          <table:table-cell table:formula="of:=[.A7]*[.B7]" office:value-type="float" office:value="18425.27232">
            <text:p>18425,2723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632.18176">
            <text:p>2632,18176</text:p>
          </table:table-cell>
          <table:table-cell table:formula="of:=[.A8]*[.B8]" office:value-type="float" office:value="21057.45408">
            <text:p>21057,4540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632.18176">
            <text:p>2632,18176</text:p>
          </table:table-cell>
          <table:table-cell table:formula="of:=[.A9]*[.B9]" office:value-type="float" office:value="23689.63584">
            <text:p>23689,6358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632.18176">
            <text:p>2632,18176</text:p>
          </table:table-cell>
          <table:table-cell table:formula="of:=[.A10]*[.B10]" office:value-type="float" office:value="26321.8176">
            <text:p>26321,8176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632.18176">
            <text:p>2632,18176</text:p>
          </table:table-cell>
          <table:table-cell table:formula="of:=[.A11]*[.B11]" office:value-type="float" office:value="28953.99936">
            <text:p>28953,9993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632.18176">
            <text:p>2632,18176</text:p>
          </table:table-cell>
          <table:table-cell table:formula="of:=[.A12]*[.B12]" office:value-type="float" office:value="31586.18112">
            <text:p>31586,181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632.18176">
            <text:p>2632,18176</text:p>
          </table:table-cell>
          <table:table-cell table:formula="of:=[.A13]*[.B13]" office:value-type="float" office:value="34218.36288">
            <text:p>34218,36288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632.18176">
            <text:p>2632,18176</text:p>
          </table:table-cell>
          <table:table-cell table:formula="of:=[.A14]*[.B14]" office:value-type="float" office:value="36850.54464">
            <text:p>36850,5446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632.18176">
            <text:p>2632,18176</text:p>
          </table:table-cell>
          <table:table-cell table:formula="of:=[.A15]*[.B15]" office:value-type="float" office:value="39482.7264">
            <text:p>39482,726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632.18176">
            <text:p>2632,18176</text:p>
          </table:table-cell>
          <table:table-cell table:formula="of:=[.A16]*[.B16]" office:value-type="float" office:value="42114.90816">
            <text:p>42114,908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632.18176">
            <text:p>2632,18176</text:p>
          </table:table-cell>
          <table:table-cell table:formula="of:=[.A17]*[.B17]" office:value-type="float" office:value="44747.08992">
            <text:p>44747,0899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632.18176">
            <text:p>2632,18176</text:p>
          </table:table-cell>
          <table:table-cell table:formula="of:=[.A18]*[.B18]" office:value-type="float" office:value="47379.27168">
            <text:p>47379,2716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632.18176">
            <text:p>2632,18176</text:p>
          </table:table-cell>
          <table:table-cell table:formula="of:=[.A19]*[.B19]" office:value-type="float" office:value="50011.45344">
            <text:p>50011,45344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632.18176">
            <text:p>2632,18176</text:p>
          </table:table-cell>
          <table:table-cell table:formula="of:=[.A20]*[.B20]" office:value-type="float" office:value="52643.6352">
            <text:p>52643,6352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632.18176">
            <text:p>2632,18176</text:p>
          </table:table-cell>
          <table:table-cell table:formula="of:=[.A21]*[.B21]" office:value-type="float" office:value="55275.81696">
            <text:p>55275,8169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632.18176">
            <text:p>2632,18176</text:p>
          </table:table-cell>
          <table:table-cell table:formula="of:=[.A22]*[.B22]" office:value-type="float" office:value="57907.99872">
            <text:p>57907,9987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632.18176">
            <text:p>2632,18176</text:p>
          </table:table-cell>
          <table:table-cell table:formula="of:=[.A23]*[.B23]" office:value-type="float" office:value="60540.18048">
            <text:p>60540,1804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632.18176">
            <text:p>2632,18176</text:p>
          </table:table-cell>
          <table:table-cell table:formula="of:=[.A24]*[.B24]" office:value-type="float" office:value="63172.36224">
            <text:p>63172,362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632.18176">
            <text:p>2632,18176</text:p>
          </table:table-cell>
          <table:table-cell table:formula="of:=[.A25]*[.B25]" office:value-type="float" office:value="65804.544">
            <text:p>65804,544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632.18176">
            <text:p>2632,18176</text:p>
          </table:table-cell>
          <table:table-cell table:formula="of:=[.A26]*[.B26]" office:value-type="float" office:value="68436.72576">
            <text:p>68436,7257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632.18176">
            <text:p>2632,18176</text:p>
          </table:table-cell>
          <table:table-cell table:formula="of:=[.A27]*[.B27]" office:value-type="float" office:value="71068.90752">
            <text:p>71068,90752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632.18176">
            <text:p>2632,18176</text:p>
          </table:table-cell>
          <table:table-cell table:formula="of:=[.A28]*[.B28]" office:value-type="float" office:value="73701.08928">
            <text:p>73701,089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632.18176">
            <text:p>2632,18176</text:p>
          </table:table-cell>
          <table:table-cell table:formula="of:=[.A29]*[.B29]" office:value-type="float" office:value="76333.27104">
            <text:p>76333,2710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632.18176">
            <text:p>2632,18176</text:p>
          </table:table-cell>
          <table:table-cell table:formula="of:=[.A30]*[.B30]" office:value-type="float" office:value="78965.4528">
            <text:p>78965,4528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632.18176">
            <text:p>2632,18176</text:p>
          </table:table-cell>
          <table:table-cell table:formula="of:=[.A31]*[.B31]" office:value-type="float" office:value="81597.63456">
            <text:p>81597,6345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632.18176">
            <text:p>2632,18176</text:p>
          </table:table-cell>
          <table:table-cell table:formula="of:=[.A32]*[.B32]" office:value-type="float" office:value="84229.81632">
            <text:p>84229,8163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632.18176">
            <text:p>2632,18176</text:p>
          </table:table-cell>
          <table:table-cell table:formula="of:=[.A33]*[.B33]" office:value-type="float" office:value="86861.99808">
            <text:p>86861,99808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632.18176">
            <text:p>2632,18176</text:p>
          </table:table-cell>
          <table:table-cell table:formula="of:=[.A34]*[.B34]" office:value-type="float" office:value="89494.17984">
            <text:p>89494,1798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632.18176">
            <text:p>2632,18176</text:p>
          </table:table-cell>
          <table:table-cell table:formula="of:=[.A35]*[.B35]" office:value-type="float" office:value="92126.3616">
            <text:p>92126,3616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632.18176">
            <text:p>2632,18176</text:p>
          </table:table-cell>
          <table:table-cell table:formula="of:=[.A36]*[.B36]" office:value-type="float" office:value="94758.54336">
            <text:p>94758,5433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632.18176">
            <text:p>2632,18176</text:p>
          </table:table-cell>
          <table:table-cell table:formula="of:=[.A37]*[.B37]" office:value-type="float" office:value="97390.72512">
            <text:p>97390,72512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632.18176">
            <text:p>2632,18176</text:p>
          </table:table-cell>
          <table:table-cell table:formula="of:=[.A38]*[.B38]" office:value-type="float" office:value="100022.90688">
            <text:p>100022,9068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632.18176">
            <text:p>2632,18176</text:p>
          </table:table-cell>
          <table:table-cell table:formula="of:=[.A39]*[.B39]" office:value-type="float" office:value="102655.08864">
            <text:p>102655,08864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632.18176">
            <text:p>2632,18176</text:p>
          </table:table-cell>
          <table:table-cell table:formula="of:=[.A40]*[.B40]" office:value-type="float" office:value="105287.2704">
            <text:p>105287,2704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632.18176">
            <text:p>2632,18176</text:p>
          </table:table-cell>
          <table:table-cell table:formula="of:=[.A41]*[.B41]" office:value-type="float" office:value="107919.45216">
            <text:p>107919,45216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632.18176">
            <text:p>2632,18176</text:p>
          </table:table-cell>
          <table:table-cell table:formula="of:=[.A42]*[.B42]" office:value-type="float" office:value="110551.63392">
            <text:p>110551,6339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632.18176">
            <text:p>2632,18176</text:p>
          </table:table-cell>
          <table:table-cell table:formula="of:=[.A43]*[.B43]" office:value-type="float" office:value="113183.81568">
            <text:p>113183,81568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632.18176">
            <text:p>2632,18176</text:p>
          </table:table-cell>
          <table:table-cell table:formula="of:=[.A44]*[.B44]" office:value-type="float" office:value="115815.99744">
            <text:p>115815,9974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632.18176">
            <text:p>2632,18176</text:p>
          </table:table-cell>
          <table:table-cell table:formula="of:=[.A45]*[.B45]" office:value-type="float" office:value="118448.1792">
            <text:p>118448,1792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632.18176">
            <text:p>2632,18176</text:p>
          </table:table-cell>
          <table:table-cell table:formula="of:=[.A46]*[.B46]" office:value-type="float" office:value="121080.36096">
            <text:p>121080,3609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632.18176">
            <text:p>2632,18176</text:p>
          </table:table-cell>
          <table:table-cell table:formula="of:=[.A47]*[.B47]" office:value-type="float" office:value="123712.54272">
            <text:p>123712,5427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632.18176">
            <text:p>2632,18176</text:p>
          </table:table-cell>
          <table:table-cell table:formula="of:=[.A48]*[.B48]" office:value-type="float" office:value="126344.72448">
            <text:p>126344,7244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632.18176">
            <text:p>2632,18176</text:p>
          </table:table-cell>
          <table:table-cell table:formula="of:=[.A49]*[.B49]" office:value-type="float" office:value="128976.90624">
            <text:p>128976,90624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632.18176">
            <text:p>2632,18176</text:p>
          </table:table-cell>
          <table:table-cell table:formula="of:=[.A50]*[.B50]" office:value-type="float" office:value="131609.088">
            <text:p>131609,088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632.18176">
            <text:p>2632,18176</text:p>
          </table:table-cell>
          <table:table-cell table:formula="of:=[.A51]*[.B51]" office:value-type="float" office:value="134241.26976">
            <text:p>134241,26976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632.18176">
            <text:p>2632,18176</text:p>
          </table:table-cell>
          <table:table-cell table:formula="of:=[.A52]*[.B52]" office:value-type="float" office:value="136873.45152">
            <text:p>136873,4515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632.18176">
            <text:p>2632,18176</text:p>
          </table:table-cell>
          <table:table-cell table:formula="of:=[.A53]*[.B53]" office:value-type="float" office:value="139505.63328">
            <text:p>139505,63328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632.18176">
            <text:p>2632,18176</text:p>
          </table:table-cell>
          <table:table-cell table:formula="of:=[.A54]*[.B54]" office:value-type="float" office:value="142137.81504">
            <text:p>142137,81504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632.18176">
            <text:p>2632,18176</text:p>
          </table:table-cell>
          <table:table-cell table:formula="of:=[.A55]*[.B55]" office:value-type="float" office:value="144769.9968">
            <text:p>144769,9968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632.18176">
            <text:p>2632,18176</text:p>
          </table:table-cell>
          <table:table-cell table:formula="of:=[.A56]*[.B56]" office:value-type="float" office:value="147402.17856">
            <text:p>147402,1785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632.18176">
            <text:p>2632,18176</text:p>
          </table:table-cell>
          <table:table-cell table:formula="of:=[.A57]*[.B57]" office:value-type="float" office:value="150034.36032">
            <text:p>150034,36032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632.18176">
            <text:p>2632,18176</text:p>
          </table:table-cell>
          <table:table-cell table:formula="of:=[.A58]*[.B58]" office:value-type="float" office:value="152666.54208">
            <text:p>152666,5420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632.18176">
            <text:p>2632,18176</text:p>
          </table:table-cell>
          <table:table-cell table:formula="of:=[.A59]*[.B59]" office:value-type="float" office:value="155298.72384">
            <text:p>155298,7238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632.18176">
            <text:p>2632,18176</text:p>
          </table:table-cell>
          <table:table-cell table:formula="of:=[.A60]*[.B60]" office:value-type="float" office:value="157930.9056">
            <text:p>157930,9056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632.18176">
            <text:p>2632,18176</text:p>
          </table:table-cell>
          <table:table-cell table:formula="of:=[.A61]*[.B61]" office:value-type="float" office:value="160563.08736">
            <text:p>160563,08736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632.18176">
            <text:p>2632,18176</text:p>
          </table:table-cell>
          <table:table-cell table:formula="of:=[.A62]*[.B62]" office:value-type="float" office:value="163195.26912">
            <text:p>163195,2691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632.18176">
            <text:p>2632,18176</text:p>
          </table:table-cell>
          <table:table-cell table:formula="of:=[.A63]*[.B63]" office:value-type="float" office:value="165827.45088">
            <text:p>165827,45088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632.18176">
            <text:p>2632,18176</text:p>
          </table:table-cell>
          <table:table-cell table:formula="of:=[.A64]*[.B64]" office:value-type="float" office:value="168459.63264">
            <text:p>168459,632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632.18176">
            <text:p>2632,18176</text:p>
          </table:table-cell>
          <table:table-cell table:formula="of:=[.A65]*[.B65]" office:value-type="float" office:value="171091.8144">
            <text:p>171091,8144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632.18176">
            <text:p>2632,18176</text:p>
          </table:table-cell>
          <table:table-cell table:formula="of:=[.A66]*[.B66]" office:value-type="float" office:value="173723.99616">
            <text:p>173723,9961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632.18176">
            <text:p>2632,18176</text:p>
          </table:table-cell>
          <table:table-cell table:formula="of:=[.A67]*[.B67]" office:value-type="float" office:value="176356.17792">
            <text:p>176356,17792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632.18176">
            <text:p>2632,18176</text:p>
          </table:table-cell>
          <table:table-cell table:formula="of:=[.A68]*[.B68]" office:value-type="float" office:value="178988.35968">
            <text:p>178988,3596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632.18176">
            <text:p>2632,18176</text:p>
          </table:table-cell>
          <table:table-cell table:formula="of:=[.A69]*[.B69]" office:value-type="float" office:value="181620.54144">
            <text:p>181620,54144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632.18176">
            <text:p>2632,18176</text:p>
          </table:table-cell>
          <table:table-cell table:formula="of:=[.A70]*[.B70]" office:value-type="float" office:value="184252.7232">
            <text:p>184252,7232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632.18176">
            <text:p>2632,18176</text:p>
          </table:table-cell>
          <table:table-cell table:formula="of:=[.A71]*[.B71]" office:value-type="float" office:value="186884.90496">
            <text:p>186884,90496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632.18176">
            <text:p>2632,18176</text:p>
          </table:table-cell>
          <table:table-cell table:formula="of:=[.A72]*[.B72]" office:value-type="float" office:value="189517.08672">
            <text:p>189517,0867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632.18176">
            <text:p>2632,18176</text:p>
          </table:table-cell>
          <table:table-cell table:formula="of:=[.A73]*[.B73]" office:value-type="float" office:value="192149.26848">
            <text:p>192149,26848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632.18176">
            <text:p>2632,18176</text:p>
          </table:table-cell>
          <table:table-cell table:formula="of:=[.A74]*[.B74]" office:value-type="float" office:value="194781.45024">
            <text:p>194781,4502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632.18176">
            <text:p>2632,18176</text:p>
          </table:table-cell>
          <table:table-cell table:formula="of:=[.A75]*[.B75]" office:value-type="float" office:value="197413.632">
            <text:p>197413,632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632.18176">
            <text:p>2632,18176</text:p>
          </table:table-cell>
          <table:table-cell table:formula="of:=[.A76]*[.B76]" office:value-type="float" office:value="200045.81376">
            <text:p>200045,8137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632.18176">
            <text:p>2632,18176</text:p>
          </table:table-cell>
          <table:table-cell table:formula="of:=[.A77]*[.B77]" office:value-type="float" office:value="202677.99552">
            <text:p>202677,99552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632.18176">
            <text:p>2632,18176</text:p>
          </table:table-cell>
          <table:table-cell table:formula="of:=[.A78]*[.B78]" office:value-type="float" office:value="205310.17728">
            <text:p>205310,1772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632.18176">
            <text:p>2632,18176</text:p>
          </table:table-cell>
          <table:table-cell table:formula="of:=[.A79]*[.B79]" office:value-type="float" office:value="207942.35904">
            <text:p>207942,35904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632.18176">
            <text:p>2632,18176</text:p>
          </table:table-cell>
          <table:table-cell table:formula="of:=[.A80]*[.B80]" office:value-type="float" office:value="210574.5408">
            <text:p>210574,5408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632.18176">
            <text:p>2632,18176</text:p>
          </table:table-cell>
          <table:table-cell table:formula="of:=[.A81]*[.B81]" office:value-type="float" office:value="213206.72256">
            <text:p>213206,72256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632.18176">
            <text:p>2632,18176</text:p>
          </table:table-cell>
          <table:table-cell table:formula="of:=[.A82]*[.B82]" office:value-type="float" office:value="215838.90432">
            <text:p>215838,9043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632.18176">
            <text:p>2632,18176</text:p>
          </table:table-cell>
          <table:table-cell table:formula="of:=[.A83]*[.B83]" office:value-type="float" office:value="218471.08608">
            <text:p>218471,08608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632.18176">
            <text:p>2632,18176</text:p>
          </table:table-cell>
          <table:table-cell table:formula="of:=[.A84]*[.B84]" office:value-type="float" office:value="221103.26784">
            <text:p>221103,2678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632.18176">
            <text:p>2632,18176</text:p>
          </table:table-cell>
          <table:table-cell table:formula="of:=[.A85]*[.B85]" office:value-type="float" office:value="223735.4496">
            <text:p>223735,4496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632.18176">
            <text:p>2632,18176</text:p>
          </table:table-cell>
          <table:table-cell table:formula="of:=[.A86]*[.B86]" office:value-type="float" office:value="226367.63136">
            <text:p>226367,6313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632.18176">
            <text:p>2632,18176</text:p>
          </table:table-cell>
          <table:table-cell table:formula="of:=[.A87]*[.B87]" office:value-type="float" office:value="228999.81312">
            <text:p>228999,81312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632.18176">
            <text:p>2632,18176</text:p>
          </table:table-cell>
          <table:table-cell table:formula="of:=[.A88]*[.B88]" office:value-type="float" office:value="231631.99488">
            <text:p>231631,9948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632.18176">
            <text:p>2632,18176</text:p>
          </table:table-cell>
          <table:table-cell table:formula="of:=[.A89]*[.B89]" office:value-type="float" office:value="234264.17664">
            <text:p>234264,17664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632.18176">
            <text:p>2632,18176</text:p>
          </table:table-cell>
          <table:table-cell table:formula="of:=[.A90]*[.B90]" office:value-type="float" office:value="236896.3584">
            <text:p>236896,3584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632.18176">
            <text:p>2632,18176</text:p>
          </table:table-cell>
          <table:table-cell table:formula="of:=[.A91]*[.B91]" office:value-type="float" office:value="239528.54016">
            <text:p>239528,54016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632.18176">
            <text:p>2632,18176</text:p>
          </table:table-cell>
          <table:table-cell table:formula="of:=[.A92]*[.B92]" office:value-type="float" office:value="242160.72192">
            <text:p>242160,7219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632.18176">
            <text:p>2632,18176</text:p>
          </table:table-cell>
          <table:table-cell table:formula="of:=[.A93]*[.B93]" office:value-type="float" office:value="244792.90368">
            <text:p>244792,90368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632.18176">
            <text:p>2632,18176</text:p>
          </table:table-cell>
          <table:table-cell table:formula="of:=[.A94]*[.B94]" office:value-type="float" office:value="247425.08544">
            <text:p>247425,0854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632.18176">
            <text:p>2632,18176</text:p>
          </table:table-cell>
          <table:table-cell table:formula="of:=[.A95]*[.B95]" office:value-type="float" office:value="250057.2672">
            <text:p>250057,2672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632.18176">
            <text:p>2632,18176</text:p>
          </table:table-cell>
          <table:table-cell table:formula="of:=[.A96]*[.B96]" office:value-type="float" office:value="252689.44896">
            <text:p>252689,4489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632.18176">
            <text:p>2632,18176</text:p>
          </table:table-cell>
          <table:table-cell table:formula="of:=[.A97]*[.B97]" office:value-type="float" office:value="255321.63072">
            <text:p>255321,63072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632.18176">
            <text:p>2632,18176</text:p>
          </table:table-cell>
          <table:table-cell table:formula="of:=[.A98]*[.B98]" office:value-type="float" office:value="257953.81248">
            <text:p>257953,8124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632.18176">
            <text:p>2632,18176</text:p>
          </table:table-cell>
          <table:table-cell table:formula="of:=[.A99]*[.B99]" office:value-type="float" office:value="260585.99424">
            <text:p>260585,99424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632.18176">
            <text:p>2632,18176</text:p>
          </table:table-cell>
          <table:table-cell table:formula="of:=[.A100]*[.B100]" office:value-type="float" office:value="263218.176">
            <text:p>263218,176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632.18176">
            <text:p>2632,18176</text:p>
          </table:table-cell>
          <table:table-cell table:formula="of:=[.A101]*[.B101]" office:value-type="float" office:value="265850.35776">
            <text:p>265850,35776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632.18176">
            <text:p>2632,18176</text:p>
          </table:table-cell>
          <table:table-cell table:formula="of:=[.A102]*[.B102]" office:value-type="float" office:value="268482.53952">
            <text:p>268482,53952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632.18176">
            <text:p>2632,18176</text:p>
          </table:table-cell>
          <table:table-cell table:formula="of:=[.A103]*[.B103]" office:value-type="float" office:value="271114.72128">
            <text:p>271114,72128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632.18176">
            <text:p>2632,18176</text:p>
          </table:table-cell>
          <table:table-cell table:formula="of:=[.A104]*[.B104]" office:value-type="float" office:value="273746.90304">
            <text:p>273746,90304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632.18176">
            <text:p>2632,18176</text:p>
          </table:table-cell>
          <table:table-cell table:formula="of:=[.A105]*[.B105]" office:value-type="float" office:value="276379.0848">
            <text:p>276379,0848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632.18176">
            <text:p>2632,18176</text:p>
          </table:table-cell>
          <table:table-cell table:formula="of:=[.A106]*[.B106]" office:value-type="float" office:value="279011.26656">
            <text:p>279011,26656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632.18176">
            <text:p>2632,18176</text:p>
          </table:table-cell>
          <table:table-cell table:formula="of:=[.A107]*[.B107]" office:value-type="float" office:value="281643.44832">
            <text:p>281643,44832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632.18176">
            <text:p>2632,18176</text:p>
          </table:table-cell>
          <table:table-cell table:formula="of:=[.A108]*[.B108]" office:value-type="float" office:value="284275.63008">
            <text:p>284275,63008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632.18176">
            <text:p>2632,18176</text:p>
          </table:table-cell>
          <table:table-cell table:formula="of:=[.A109]*[.B109]" office:value-type="float" office:value="286907.81184">
            <text:p>286907,81184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632.18176">
            <text:p>2632,18176</text:p>
          </table:table-cell>
          <table:table-cell table:formula="of:=[.A110]*[.B110]" office:value-type="float" office:value="289539.9936">
            <text:p>289539,9936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632.18176">
            <text:p>2632,18176</text:p>
          </table:table-cell>
          <table:table-cell table:formula="of:=[.A111]*[.B111]" office:value-type="float" office:value="292172.17536">
            <text:p>292172,17536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632.18176">
            <text:p>2632,18176</text:p>
          </table:table-cell>
          <table:table-cell table:formula="of:=[.A112]*[.B112]" office:value-type="float" office:value="294804.35712">
            <text:p>294804,35712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632.18176">
            <text:p>2632,18176</text:p>
          </table:table-cell>
          <table:table-cell table:formula="of:=[.A113]*[.B113]" office:value-type="float" office:value="297436.53888">
            <text:p>297436,53888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632.18176">
            <text:p>2632,18176</text:p>
          </table:table-cell>
          <table:table-cell table:formula="of:=[.A114]*[.B114]" office:value-type="float" office:value="300068.72064">
            <text:p>300068,72064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632.18176">
            <text:p>2632,18176</text:p>
          </table:table-cell>
          <table:table-cell table:formula="of:=[.A115]*[.B115]" office:value-type="float" office:value="302700.9024">
            <text:p>302700,9024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632.18176">
            <text:p>2632,18176</text:p>
          </table:table-cell>
          <table:table-cell table:formula="of:=[.A116]*[.B116]" office:value-type="float" office:value="305333.08416">
            <text:p>305333,08416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632.18176">
            <text:p>2632,18176</text:p>
          </table:table-cell>
          <table:table-cell table:formula="of:=[.A117]*[.B117]" office:value-type="float" office:value="307965.26592">
            <text:p>307965,26592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632.18176">
            <text:p>2632,18176</text:p>
          </table:table-cell>
          <table:table-cell table:formula="of:=[.A118]*[.B118]" office:value-type="float" office:value="310597.44768">
            <text:p>310597,44768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632.18176">
            <text:p>2632,18176</text:p>
          </table:table-cell>
          <table:table-cell table:formula="of:=[.A119]*[.B119]" office:value-type="float" office:value="313229.62944">
            <text:p>313229,62944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632.18176">
            <text:p>2632,18176</text:p>
          </table:table-cell>
          <table:table-cell table:formula="of:=[.A120]*[.B120]" office:value-type="float" office:value="315861.8112">
            <text:p>315861,8112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632.18176">
            <text:p>2632,18176</text:p>
          </table:table-cell>
          <table:table-cell table:formula="of:=[.A121]*[.B121]" office:value-type="float" office:value="318493.99296">
            <text:p>318493,99296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632.18176">
            <text:p>2632,18176</text:p>
          </table:table-cell>
          <table:table-cell table:formula="of:=[.A122]*[.B122]" office:value-type="float" office:value="321126.17472">
            <text:p>321126,17472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632.18176">
            <text:p>2632,18176</text:p>
          </table:table-cell>
          <table:table-cell table:formula="of:=[.A123]*[.B123]" office:value-type="float" office:value="323758.35648">
            <text:p>323758,35648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632.18176">
            <text:p>2632,18176</text:p>
          </table:table-cell>
          <table:table-cell table:formula="of:=[.A124]*[.B124]" office:value-type="float" office:value="326390.53824">
            <text:p>326390,53824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632.18176">
            <text:p>2632,18176</text:p>
          </table:table-cell>
          <table:table-cell table:formula="of:=[.A125]*[.B125]" office:value-type="float" office:value="329022.72">
            <text:p>329022,72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632.18176">
            <text:p>2632,18176</text:p>
          </table:table-cell>
          <table:table-cell table:formula="of:=[.A126]*[.B126]" office:value-type="float" office:value="331654.90176">
            <text:p>331654,90176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632.18176">
            <text:p>2632,18176</text:p>
          </table:table-cell>
          <table:table-cell table:formula="of:=[.A127]*[.B127]" office:value-type="float" office:value="334287.08352">
            <text:p>334287,08352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632.18176">
            <text:p>2632,18176</text:p>
          </table:table-cell>
          <table:table-cell table:formula="of:=[.A128]*[.B128]" office:value-type="float" office:value="336919.26528">
            <text:p>336919,26528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632.18176">
            <text:p>2632,18176</text:p>
          </table:table-cell>
          <table:table-cell table:formula="of:=[.A129]*[.B129]" office:value-type="float" office:value="339551.44704">
            <text:p>339551,44704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632.18176">
            <text:p>2632,18176</text:p>
          </table:table-cell>
          <table:table-cell table:formula="of:=[.A130]*[.B130]" office:value-type="float" office:value="342183.6288">
            <text:p>342183,6288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632.18176">
            <text:p>2632,18176</text:p>
          </table:table-cell>
          <table:table-cell table:formula="of:=[.A131]*[.B131]" office:value-type="float" office:value="344815.81056">
            <text:p>344815,81056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632.18176">
            <text:p>2632,18176</text:p>
          </table:table-cell>
          <table:table-cell table:formula="of:=[.A132]*[.B132]" office:value-type="float" office:value="347447.99232">
            <text:p>347447,99232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632.18176">
            <text:p>2632,18176</text:p>
          </table:table-cell>
          <table:table-cell table:formula="of:=[.A133]*[.B133]" office:value-type="float" office:value="350080.17408">
            <text:p>350080,17408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632.18176">
            <text:p>2632,18176</text:p>
          </table:table-cell>
          <table:table-cell table:formula="of:=[.A134]*[.B134]" office:value-type="float" office:value="352712.35584">
            <text:p>352712,35584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632.18176">
            <text:p>2632,18176</text:p>
          </table:table-cell>
          <table:table-cell table:formula="of:=[.A135]*[.B135]" office:value-type="float" office:value="355344.5376">
            <text:p>355344,5376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632.18176">
            <text:p>2632,18176</text:p>
          </table:table-cell>
          <table:table-cell table:formula="of:=[.A136]*[.B136]" office:value-type="float" office:value="357976.71936">
            <text:p>357976,7193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632.18176">
            <text:p>2632,18176</text:p>
          </table:table-cell>
          <table:table-cell table:formula="of:=[.A137]*[.B137]" office:value-type="float" office:value="360608.90112">
            <text:p>360608,90112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632.18176">
            <text:p>2632,18176</text:p>
          </table:table-cell>
          <table:table-cell table:formula="of:=[.A138]*[.B138]" office:value-type="float" office:value="363241.08288">
            <text:p>363241,08288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632.18176">
            <text:p>2632,18176</text:p>
          </table:table-cell>
          <table:table-cell table:formula="of:=[.A139]*[.B139]" office:value-type="float" office:value="365873.26464">
            <text:p>365873,26464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632.18176">
            <text:p>2632,18176</text:p>
          </table:table-cell>
          <table:table-cell table:formula="of:=[.A140]*[.B140]" office:value-type="float" office:value="368505.4464">
            <text:p>368505,4464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632.18176">
            <text:p>2632,18176</text:p>
          </table:table-cell>
          <table:table-cell table:formula="of:=[.A141]*[.B141]" office:value-type="float" office:value="371137.62816">
            <text:p>371137,62816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632.18176">
            <text:p>2632,18176</text:p>
          </table:table-cell>
          <table:table-cell table:formula="of:=[.A142]*[.B142]" office:value-type="float" office:value="373769.80992">
            <text:p>373769,80992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632.18176">
            <text:p>2632,18176</text:p>
          </table:table-cell>
          <table:table-cell table:formula="of:=[.A143]*[.B143]" office:value-type="float" office:value="376401.99168">
            <text:p>376401,99168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632.18176">
            <text:p>2632,18176</text:p>
          </table:table-cell>
          <table:table-cell table:formula="of:=[.A144]*[.B144]" office:value-type="float" office:value="379034.17344">
            <text:p>379034,17344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632.18176">
            <text:p>2632,18176</text:p>
          </table:table-cell>
          <table:table-cell table:formula="of:=[.A145]*[.B145]" office:value-type="float" office:value="381666.3552">
            <text:p>381666,3552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632.18176">
            <text:p>2632,18176</text:p>
          </table:table-cell>
          <table:table-cell table:formula="of:=[.A146]*[.B146]" office:value-type="float" office:value="384298.53696">
            <text:p>384298,5369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632.18176">
            <text:p>2632,18176</text:p>
          </table:table-cell>
          <table:table-cell table:formula="of:=[.A147]*[.B147]" office:value-type="float" office:value="386930.71872">
            <text:p>386930,71872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632.18176">
            <text:p>2632,18176</text:p>
          </table:table-cell>
          <table:table-cell table:formula="of:=[.A148]*[.B148]" office:value-type="float" office:value="389562.90048">
            <text:p>389562,90048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632.18176">
            <text:p>2632,18176</text:p>
          </table:table-cell>
          <table:table-cell table:formula="of:=[.A149]*[.B149]" office:value-type="float" office:value="392195.08224">
            <text:p>392195,08224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632.18176">
            <text:p>2632,18176</text:p>
          </table:table-cell>
          <table:table-cell table:formula="of:=[.A150]*[.B150]" office:value-type="float" office:value="394827.264">
            <text:p>394827,264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632.18176">
            <text:p>2632,18176</text:p>
          </table:table-cell>
          <table:table-cell table:formula="of:=[.A151]*[.B151]" office:value-type="float" office:value="397459.44576">
            <text:p>397459,44576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632.18176">
            <text:p>2632,18176</text:p>
          </table:table-cell>
          <table:table-cell table:formula="of:=[.A152]*[.B152]" office:value-type="float" office:value="400091.62752">
            <text:p>400091,6275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632.18176">
            <text:p>2632,18176</text:p>
          </table:table-cell>
          <table:table-cell table:formula="of:=[.A153]*[.B153]" office:value-type="float" office:value="402723.80928">
            <text:p>402723,80928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632.18176">
            <text:p>2632,18176</text:p>
          </table:table-cell>
          <table:table-cell table:formula="of:=[.A154]*[.B154]" office:value-type="float" office:value="405355.99104">
            <text:p>405355,99104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632.18176">
            <text:p>2632,18176</text:p>
          </table:table-cell>
          <table:table-cell table:formula="of:=[.A155]*[.B155]" office:value-type="float" office:value="407988.1728">
            <text:p>407988,1728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632.18176">
            <text:p>2632,18176</text:p>
          </table:table-cell>
          <table:table-cell table:formula="of:=[.A156]*[.B156]" office:value-type="float" office:value="410620.35456">
            <text:p>410620,35456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632.18176">
            <text:p>2632,18176</text:p>
          </table:table-cell>
          <table:table-cell table:formula="of:=[.A157]*[.B157]" office:value-type="float" office:value="413252.53632">
            <text:p>413252,53632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632.18176">
            <text:p>2632,18176</text:p>
          </table:table-cell>
          <table:table-cell table:formula="of:=[.A158]*[.B158]" office:value-type="float" office:value="415884.71808">
            <text:p>415884,71808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632.18176">
            <text:p>2632,18176</text:p>
          </table:table-cell>
          <table:table-cell table:formula="of:=[.A159]*[.B159]" office:value-type="float" office:value="418516.89984">
            <text:p>418516,89984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632.18176">
            <text:p>2632,18176</text:p>
          </table:table-cell>
          <table:table-cell table:formula="of:=[.A160]*[.B160]" office:value-type="float" office:value="421149.0816">
            <text:p>421149,0816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632.18176">
            <text:p>2632,18176</text:p>
          </table:table-cell>
          <table:table-cell table:formula="of:=[.A161]*[.B161]" office:value-type="float" office:value="423781.26336">
            <text:p>423781,26336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632.18176">
            <text:p>2632,18176</text:p>
          </table:table-cell>
          <table:table-cell table:formula="of:=[.A162]*[.B162]" office:value-type="float" office:value="426413.44512">
            <text:p>426413,44512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632.18176">
            <text:p>2632,18176</text:p>
          </table:table-cell>
          <table:table-cell table:formula="of:=[.A163]*[.B163]" office:value-type="float" office:value="429045.62688">
            <text:p>429045,62688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632.18176">
            <text:p>2632,18176</text:p>
          </table:table-cell>
          <table:table-cell table:formula="of:=[.A164]*[.B164]" office:value-type="float" office:value="431677.80864">
            <text:p>431677,80864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632.18176">
            <text:p>2632,18176</text:p>
          </table:table-cell>
          <table:table-cell table:formula="of:=[.A165]*[.B165]" office:value-type="float" office:value="434309.9904">
            <text:p>434309,9904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632.18176">
            <text:p>2632,18176</text:p>
          </table:table-cell>
          <table:table-cell table:formula="of:=[.A166]*[.B166]" office:value-type="float" office:value="436942.17216">
            <text:p>436942,1721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632.18176">
            <text:p>2632,18176</text:p>
          </table:table-cell>
          <table:table-cell table:formula="of:=[.A167]*[.B167]" office:value-type="float" office:value="439574.35392">
            <text:p>439574,35392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632.18176">
            <text:p>2632,18176</text:p>
          </table:table-cell>
          <table:table-cell table:formula="of:=[.A168]*[.B168]" office:value-type="float" office:value="442206.53568">
            <text:p>442206,53568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632.18176">
            <text:p>2632,18176</text:p>
          </table:table-cell>
          <table:table-cell table:formula="of:=[.A169]*[.B169]" office:value-type="float" office:value="444838.71744">
            <text:p>444838,71744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632.18176">
            <text:p>2632,18176</text:p>
          </table:table-cell>
          <table:table-cell table:formula="of:=[.A170]*[.B170]" office:value-type="float" office:value="447470.8992">
            <text:p>447470,8992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632.18176">
            <text:p>2632,18176</text:p>
          </table:table-cell>
          <table:table-cell table:formula="of:=[.A171]*[.B171]" office:value-type="float" office:value="450103.08096">
            <text:p>450103,08096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632.18176">
            <text:p>2632,18176</text:p>
          </table:table-cell>
          <table:table-cell table:formula="of:=[.A172]*[.B172]" office:value-type="float" office:value="452735.26272">
            <text:p>452735,26272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632.18176">
            <text:p>2632,18176</text:p>
          </table:table-cell>
          <table:table-cell table:formula="of:=[.A173]*[.B173]" office:value-type="float" office:value="455367.44448">
            <text:p>455367,44448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632.18176">
            <text:p>2632,18176</text:p>
          </table:table-cell>
          <table:table-cell table:formula="of:=[.A174]*[.B174]" office:value-type="float" office:value="457999.62624">
            <text:p>457999,62624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632.18176">
            <text:p>2632,18176</text:p>
          </table:table-cell>
          <table:table-cell table:formula="of:=[.A175]*[.B175]" office:value-type="float" office:value="460631.808">
            <text:p>460631,808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632.18176">
            <text:p>2632,18176</text:p>
          </table:table-cell>
          <table:table-cell table:formula="of:=[.A176]*[.B176]" office:value-type="float" office:value="463263.98976">
            <text:p>463263,9897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632.18176">
            <text:p>2632,18176</text:p>
          </table:table-cell>
          <table:table-cell table:formula="of:=[.A177]*[.B177]" office:value-type="float" office:value="465896.17152">
            <text:p>465896,17152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632.18176">
            <text:p>2632,18176</text:p>
          </table:table-cell>
          <table:table-cell table:formula="of:=[.A178]*[.B178]" office:value-type="float" office:value="468528.35328">
            <text:p>468528,35328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632.18176">
            <text:p>2632,18176</text:p>
          </table:table-cell>
          <table:table-cell table:formula="of:=[.A179]*[.B179]" office:value-type="float" office:value="471160.53504">
            <text:p>471160,53504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632.18176">
            <text:p>2632,18176</text:p>
          </table:table-cell>
          <table:table-cell table:formula="of:=[.A180]*[.B180]" office:value-type="float" office:value="473792.7168">
            <text:p>473792,7168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632.18176">
            <text:p>2632,18176</text:p>
          </table:table-cell>
          <table:table-cell table:formula="of:=[.A181]*[.B181]" office:value-type="float" office:value="476424.89856">
            <text:p>476424,89856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632.18176">
            <text:p>2632,18176</text:p>
          </table:table-cell>
          <table:table-cell table:formula="of:=[.A182]*[.B182]" office:value-type="float" office:value="479057.08032">
            <text:p>479057,08032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632.18176">
            <text:p>2632,18176</text:p>
          </table:table-cell>
          <table:table-cell table:formula="of:=[.A183]*[.B183]" office:value-type="float" office:value="481689.26208">
            <text:p>481689,26208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632.18176">
            <text:p>2632,18176</text:p>
          </table:table-cell>
          <table:table-cell table:formula="of:=[.A184]*[.B184]" office:value-type="float" office:value="484321.44384">
            <text:p>484321,44384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632.18176">
            <text:p>2632,18176</text:p>
          </table:table-cell>
          <table:table-cell table:formula="of:=[.A185]*[.B185]" office:value-type="float" office:value="486953.6256">
            <text:p>486953,6256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632.18176">
            <text:p>2632,18176</text:p>
          </table:table-cell>
          <table:table-cell table:formula="of:=[.A186]*[.B186]" office:value-type="float" office:value="489585.80736">
            <text:p>489585,80736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632.18176">
            <text:p>2632,18176</text:p>
          </table:table-cell>
          <table:table-cell table:formula="of:=[.A187]*[.B187]" office:value-type="float" office:value="492217.98912">
            <text:p>492217,98912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632.18176">
            <text:p>2632,18176</text:p>
          </table:table-cell>
          <table:table-cell table:formula="of:=[.A188]*[.B188]" office:value-type="float" office:value="494850.17088">
            <text:p>494850,17088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632.18176">
            <text:p>2632,18176</text:p>
          </table:table-cell>
          <table:table-cell table:formula="of:=[.A189]*[.B189]" office:value-type="float" office:value="497482.35264">
            <text:p>497482,35264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632.18176">
            <text:p>2632,18176</text:p>
          </table:table-cell>
          <table:table-cell table:formula="of:=[.A190]*[.B190]" office:value-type="float" office:value="500114.5344">
            <text:p>500114,5344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632.18176">
            <text:p>2632,18176</text:p>
          </table:table-cell>
          <table:table-cell table:formula="of:=[.A191]*[.B191]" office:value-type="float" office:value="502746.71616">
            <text:p>502746,71616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632.18176">
            <text:p>2632,18176</text:p>
          </table:table-cell>
          <table:table-cell table:formula="of:=[.A192]*[.B192]" office:value-type="float" office:value="505378.89792">
            <text:p>505378,89792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632.18176">
            <text:p>2632,18176</text:p>
          </table:table-cell>
          <table:table-cell table:formula="of:=[.A193]*[.B193]" office:value-type="float" office:value="508011.07968">
            <text:p>508011,07968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632.18176">
            <text:p>2632,18176</text:p>
          </table:table-cell>
          <table:table-cell table:formula="of:=[.A194]*[.B194]" office:value-type="float" office:value="510643.26144">
            <text:p>510643,26144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632.18176">
            <text:p>2632,18176</text:p>
          </table:table-cell>
          <table:table-cell table:formula="of:=[.A195]*[.B195]" office:value-type="float" office:value="513275.4432">
            <text:p>513275,4432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632.18176">
            <text:p>2632,18176</text:p>
          </table:table-cell>
          <table:table-cell table:formula="of:=[.A196]*[.B196]" office:value-type="float" office:value="515907.62496">
            <text:p>515907,62496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632.18176">
            <text:p>2632,18176</text:p>
          </table:table-cell>
          <table:table-cell table:formula="of:=[.A197]*[.B197]" office:value-type="float" office:value="518539.80672">
            <text:p>518539,80672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632.18176">
            <text:p>2632,18176</text:p>
          </table:table-cell>
          <table:table-cell table:formula="of:=[.A198]*[.B198]" office:value-type="float" office:value="521171.98848">
            <text:p>521171,98848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632.18176">
            <text:p>2632,18176</text:p>
          </table:table-cell>
          <table:table-cell table:formula="of:=[.A199]*[.B199]" office:value-type="float" office:value="523804.17024">
            <text:p>523804,1702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632.18176">
            <text:p>2632,18176</text:p>
          </table:table-cell>
          <table:table-cell table:formula="of:=[.A200]*[.B200]" office:value-type="float" office:value="526436.352">
            <text:p>526436,352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632.18176">
            <text:p>2632,18176</text:p>
          </table:table-cell>
          <table:table-cell table:formula="of:=[.A201]*[.B201]" office:value-type="float" office:value="529068.53376">
            <text:p>529068,53376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632.18176">
            <text:p>2632,18176</text:p>
          </table:table-cell>
          <table:table-cell table:formula="of:=[.A202]*[.B202]" office:value-type="float" office:value="531700.71552">
            <text:p>531700,71552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632.18176">
            <text:p>2632,18176</text:p>
          </table:table-cell>
          <table:table-cell table:formula="of:=[.A203]*[.B203]" office:value-type="float" office:value="534332.89728">
            <text:p>534332,89728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632.18176">
            <text:p>2632,18176</text:p>
          </table:table-cell>
          <table:table-cell table:formula="of:=[.A204]*[.B204]" office:value-type="float" office:value="536965.07904">
            <text:p>536965,07904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632.18176">
            <text:p>2632,18176</text:p>
          </table:table-cell>
          <table:table-cell table:formula="of:=[.A205]*[.B205]" office:value-type="float" office:value="539597.2608">
            <text:p>539597,2608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632.18176">
            <text:p>2632,18176</text:p>
          </table:table-cell>
          <table:table-cell table:formula="of:=[.A206]*[.B206]" office:value-type="float" office:value="542229.44256">
            <text:p>542229,4425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632.18176">
            <text:p>2632,18176</text:p>
          </table:table-cell>
          <table:table-cell table:formula="of:=[.A207]*[.B207]" office:value-type="float" office:value="544861.62432">
            <text:p>544861,62432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632.18176">
            <text:p>2632,18176</text:p>
          </table:table-cell>
          <table:table-cell table:formula="of:=[.A208]*[.B208]" office:value-type="float" office:value="547493.80608">
            <text:p>547493,80608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632.18176">
            <text:p>2632,18176</text:p>
          </table:table-cell>
          <table:table-cell table:formula="of:=[.A209]*[.B209]" office:value-type="float" office:value="550125.98784">
            <text:p>550125,98784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632.18176">
            <text:p>2632,18176</text:p>
          </table:table-cell>
          <table:table-cell table:formula="of:=[.A210]*[.B210]" office:value-type="float" office:value="552758.1696">
            <text:p>552758,1696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632.18176">
            <text:p>2632,18176</text:p>
          </table:table-cell>
          <table:table-cell table:formula="of:=[.A211]*[.B211]" office:value-type="float" office:value="555390.35136">
            <text:p>555390,35136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632.18176">
            <text:p>2632,18176</text:p>
          </table:table-cell>
          <table:table-cell table:formula="of:=[.A212]*[.B212]" office:value-type="float" office:value="558022.53312">
            <text:p>558022,53312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632.18176">
            <text:p>2632,18176</text:p>
          </table:table-cell>
          <table:table-cell table:formula="of:=[.A213]*[.B213]" office:value-type="float" office:value="560654.71488">
            <text:p>560654,71488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632.18176">
            <text:p>2632,18176</text:p>
          </table:table-cell>
          <table:table-cell table:formula="of:=[.A214]*[.B214]" office:value-type="float" office:value="563286.89664">
            <text:p>563286,89664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632.18176">
            <text:p>2632,18176</text:p>
          </table:table-cell>
          <table:table-cell table:formula="of:=[.A215]*[.B215]" office:value-type="float" office:value="565919.0784">
            <text:p>565919,0784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632.18176">
            <text:p>2632,18176</text:p>
          </table:table-cell>
          <table:table-cell table:formula="of:=[.A216]*[.B216]" office:value-type="float" office:value="568551.26016">
            <text:p>568551,2601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632.18176">
            <text:p>2632,18176</text:p>
          </table:table-cell>
          <table:table-cell table:formula="of:=[.A217]*[.B217]" office:value-type="float" office:value="571183.44192">
            <text:p>571183,44192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632.18176">
            <text:p>2632,18176</text:p>
          </table:table-cell>
          <table:table-cell table:formula="of:=[.A218]*[.B218]" office:value-type="float" office:value="573815.62368">
            <text:p>573815,62368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632.18176">
            <text:p>2632,18176</text:p>
          </table:table-cell>
          <table:table-cell table:formula="of:=[.A219]*[.B219]" office:value-type="float" office:value="576447.80544">
            <text:p>576447,80544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632.18176">
            <text:p>2632,18176</text:p>
          </table:table-cell>
          <table:table-cell table:formula="of:=[.A220]*[.B220]" office:value-type="float" office:value="579079.9872">
            <text:p>579079,9872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632.18176">
            <text:p>2632,18176</text:p>
          </table:table-cell>
          <table:table-cell table:formula="of:=[.A221]*[.B221]" office:value-type="float" office:value="581712.16896">
            <text:p>581712,16896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632.18176">
            <text:p>2632,18176</text:p>
          </table:table-cell>
          <table:table-cell table:formula="of:=[.A222]*[.B222]" office:value-type="float" office:value="584344.35072">
            <text:p>584344,35072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632.18176">
            <text:p>2632,18176</text:p>
          </table:table-cell>
          <table:table-cell table:formula="of:=[.A223]*[.B223]" office:value-type="float" office:value="586976.53248">
            <text:p>586976,53248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632.18176">
            <text:p>2632,18176</text:p>
          </table:table-cell>
          <table:table-cell table:formula="of:=[.A224]*[.B224]" office:value-type="float" office:value="589608.71424">
            <text:p>589608,71424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632.18176">
            <text:p>2632,18176</text:p>
          </table:table-cell>
          <table:table-cell table:formula="of:=[.A225]*[.B225]" office:value-type="float" office:value="592240.896">
            <text:p>592240,896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632.18176">
            <text:p>2632,18176</text:p>
          </table:table-cell>
          <table:table-cell table:formula="of:=[.A226]*[.B226]" office:value-type="float" office:value="594873.07776">
            <text:p>594873,07776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632.18176">
            <text:p>2632,18176</text:p>
          </table:table-cell>
          <table:table-cell table:formula="of:=[.A227]*[.B227]" office:value-type="float" office:value="597505.25952">
            <text:p>597505,25952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632.18176">
            <text:p>2632,18176</text:p>
          </table:table-cell>
          <table:table-cell table:formula="of:=[.A228]*[.B228]" office:value-type="float" office:value="600137.44128">
            <text:p>600137,44128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632.18176">
            <text:p>2632,18176</text:p>
          </table:table-cell>
          <table:table-cell table:formula="of:=[.A229]*[.B229]" office:value-type="float" office:value="602769.62304">
            <text:p>602769,62304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632.18176">
            <text:p>2632,18176</text:p>
          </table:table-cell>
          <table:table-cell table:formula="of:=[.A230]*[.B230]" office:value-type="float" office:value="605401.8048">
            <text:p>605401,8048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632.18176">
            <text:p>2632,18176</text:p>
          </table:table-cell>
          <table:table-cell table:formula="of:=[.A231]*[.B231]" office:value-type="float" office:value="608033.98656">
            <text:p>608033,98656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632.18176">
            <text:p>2632,18176</text:p>
          </table:table-cell>
          <table:table-cell table:formula="of:=[.A232]*[.B232]" office:value-type="float" office:value="610666.16832">
            <text:p>610666,16832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632.18176">
            <text:p>2632,18176</text:p>
          </table:table-cell>
          <table:table-cell table:formula="of:=[.A233]*[.B233]" office:value-type="float" office:value="613298.35008">
            <text:p>613298,35008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632.18176">
            <text:p>2632,18176</text:p>
          </table:table-cell>
          <table:table-cell table:formula="of:=[.A234]*[.B234]" office:value-type="float" office:value="615930.53184">
            <text:p>615930,53184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632.18176">
            <text:p>2632,18176</text:p>
          </table:table-cell>
          <table:table-cell table:formula="of:=[.A235]*[.B235]" office:value-type="float" office:value="618562.7136">
            <text:p>618562,7136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632.18176">
            <text:p>2632,18176</text:p>
          </table:table-cell>
          <table:table-cell table:formula="of:=[.A236]*[.B236]" office:value-type="float" office:value="621194.89536">
            <text:p>621194,89536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632.18176">
            <text:p>2632,18176</text:p>
          </table:table-cell>
          <table:table-cell table:formula="of:=[.A237]*[.B237]" office:value-type="float" office:value="623827.07712">
            <text:p>623827,07712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632.18176">
            <text:p>2632,18176</text:p>
          </table:table-cell>
          <table:table-cell table:formula="of:=[.A238]*[.B238]" office:value-type="float" office:value="626459.25888">
            <text:p>626459,25888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632.18176">
            <text:p>2632,18176</text:p>
          </table:table-cell>
          <table:table-cell table:formula="of:=[.A239]*[.B239]" office:value-type="float" office:value="629091.44064">
            <text:p>629091,44064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632.18176">
            <text:p>2632,18176</text:p>
          </table:table-cell>
          <table:table-cell table:formula="of:=[.A240]*[.B240]" office:value-type="float" office:value="631723.6224">
            <text:p>631723,6224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632.18176">
            <text:p>2632,18176</text:p>
          </table:table-cell>
          <table:table-cell table:formula="of:=[.A241]*[.B241]" office:value-type="float" office:value="634355.80416">
            <text:p>634355,80416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632.18176">
            <text:p>2632,18176</text:p>
          </table:table-cell>
          <table:table-cell table:formula="of:=[.A242]*[.B242]" office:value-type="float" office:value="636987.98592">
            <text:p>636987,98592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632.18176">
            <text:p>2632,18176</text:p>
          </table:table-cell>
          <table:table-cell table:formula="of:=[.A243]*[.B243]" office:value-type="float" office:value="639620.16768">
            <text:p>639620,16768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632.18176">
            <text:p>2632,18176</text:p>
          </table:table-cell>
          <table:table-cell table:formula="of:=[.A244]*[.B244]" office:value-type="float" office:value="642252.34944">
            <text:p>642252,34944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632.18176">
            <text:p>2632,18176</text:p>
          </table:table-cell>
          <table:table-cell table:formula="of:=[.A245]*[.B245]" office:value-type="float" office:value="644884.5312">
            <text:p>644884,5312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632.18176">
            <text:p>2632,18176</text:p>
          </table:table-cell>
          <table:table-cell table:formula="of:=[.A246]*[.B246]" office:value-type="float" office:value="647516.71296">
            <text:p>647516,71296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632.18176">
            <text:p>2632,18176</text:p>
          </table:table-cell>
          <table:table-cell table:formula="of:=[.A247]*[.B247]" office:value-type="float" office:value="650148.89472">
            <text:p>650148,89472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632.18176">
            <text:p>2632,18176</text:p>
          </table:table-cell>
          <table:table-cell table:formula="of:=[.A248]*[.B248]" office:value-type="float" office:value="652781.07648">
            <text:p>652781,07648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632.18176">
            <text:p>2632,18176</text:p>
          </table:table-cell>
          <table:table-cell table:formula="of:=[.A249]*[.B249]" office:value-type="float" office:value="655413.25824">
            <text:p>655413,25824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632.18176">
            <text:p>2632,18176</text:p>
          </table:table-cell>
          <table:table-cell table:formula="of:=[.A250]*[.B250]" office:value-type="float" office:value="658045.44">
            <text:p>658045,44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632.18176">
            <text:p>2632,18176</text:p>
          </table:table-cell>
          <table:table-cell table:formula="of:=[.A251]*[.B251]" office:value-type="float" office:value="660677.62176">
            <text:p>660677,62176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632.18176">
            <text:p>2632,18176</text:p>
          </table:table-cell>
          <table:table-cell table:formula="of:=[.A252]*[.B252]" office:value-type="float" office:value="663309.80352">
            <text:p>663309,80352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632.18176">
            <text:p>2632,18176</text:p>
          </table:table-cell>
          <table:table-cell table:formula="of:=[.A253]*[.B253]" office:value-type="float" office:value="665941.98528">
            <text:p>665941,98528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632.18176">
            <text:p>2632,18176</text:p>
          </table:table-cell>
          <table:table-cell table:formula="of:=[.A254]*[.B254]" office:value-type="float" office:value="668574.16704">
            <text:p>668574,1670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632.18176">
            <text:p>2632,18176</text:p>
          </table:table-cell>
          <table:table-cell table:formula="of:=[.A255]*[.B255]" office:value-type="float" office:value="671206.3488">
            <text:p>671206,3488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632.18176">
            <text:p>2632,18176</text:p>
          </table:table-cell>
          <table:table-cell table:formula="of:=[.A256]*[.B256]" office:value-type="float" office:value="673838.53056">
            <text:p>673838,5305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632.18176">
            <text:p>2632,18176</text:p>
          </table:table-cell>
          <table:table-cell table:formula="of:=[.A257]*[.B257]" office:value-type="float" office:value="676470.71232">
            <text:p>676470,71232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632.18176">
            <text:p>2632,18176</text:p>
          </table:table-cell>
          <table:table-cell table:formula="of:=[.A258]*[.B258]" office:value-type="float" office:value="679102.89408">
            <text:p>679102,89408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632.18176">
            <text:p>2632,18176</text:p>
          </table:table-cell>
          <table:table-cell table:formula="of:=[.A259]*[.B259]" office:value-type="float" office:value="681735.07584">
            <text:p>681735,07584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632.18176">
            <text:p>2632,18176</text:p>
          </table:table-cell>
          <table:table-cell table:formula="of:=[.A260]*[.B260]" office:value-type="float" office:value="684367.2576">
            <text:p>684367,2576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632.18176">
            <text:p>2632,18176</text:p>
          </table:table-cell>
          <table:table-cell table:formula="of:=[.A261]*[.B261]" office:value-type="float" office:value="686999.43936">
            <text:p>686999,43936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632.18176">
            <text:p>2632,18176</text:p>
          </table:table-cell>
          <table:table-cell table:formula="of:=[.A262]*[.B262]" office:value-type="float" office:value="689631.62112">
            <text:p>689631,62112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632.18176">
            <text:p>2632,18176</text:p>
          </table:table-cell>
          <table:table-cell table:formula="of:=[.A263]*[.B263]" office:value-type="float" office:value="692263.80288">
            <text:p>692263,80288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632.18176">
            <text:p>2632,18176</text:p>
          </table:table-cell>
          <table:table-cell table:formula="of:=[.A264]*[.B264]" office:value-type="float" office:value="694895.98464">
            <text:p>694895,98464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632.18176">
            <text:p>2632,18176</text:p>
          </table:table-cell>
          <table:table-cell table:formula="of:=[.A265]*[.B265]" office:value-type="float" office:value="697528.1664">
            <text:p>697528,1664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632.18176">
            <text:p>2632,18176</text:p>
          </table:table-cell>
          <table:table-cell table:formula="of:=[.A266]*[.B266]" office:value-type="float" office:value="700160.34816">
            <text:p>700160,34816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632.18176">
            <text:p>2632,18176</text:p>
          </table:table-cell>
          <table:table-cell table:formula="of:=[.A267]*[.B267]" office:value-type="float" office:value="702792.52992">
            <text:p>702792,52992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632.18176">
            <text:p>2632,18176</text:p>
          </table:table-cell>
          <table:table-cell table:formula="of:=[.A268]*[.B268]" office:value-type="float" office:value="705424.71168">
            <text:p>705424,71168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632.18176">
            <text:p>2632,18176</text:p>
          </table:table-cell>
          <table:table-cell table:formula="of:=[.A269]*[.B269]" office:value-type="float" office:value="708056.89344">
            <text:p>708056,89344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632.18176">
            <text:p>2632,18176</text:p>
          </table:table-cell>
          <table:table-cell table:formula="of:=[.A270]*[.B270]" office:value-type="float" office:value="710689.0752">
            <text:p>710689,0752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632.18176">
            <text:p>2632,18176</text:p>
          </table:table-cell>
          <table:table-cell table:formula="of:=[.A271]*[.B271]" office:value-type="float" office:value="713321.25696">
            <text:p>713321,25696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632.18176">
            <text:p>2632,18176</text:p>
          </table:table-cell>
          <table:table-cell table:formula="of:=[.A272]*[.B272]" office:value-type="float" office:value="715953.43872">
            <text:p>715953,43872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632.18176">
            <text:p>2632,18176</text:p>
          </table:table-cell>
          <table:table-cell table:formula="of:=[.A273]*[.B273]" office:value-type="float" office:value="718585.62048">
            <text:p>718585,62048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632.18176">
            <text:p>2632,18176</text:p>
          </table:table-cell>
          <table:table-cell table:formula="of:=[.A274]*[.B274]" office:value-type="float" office:value="721217.80224">
            <text:p>721217,80224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632.18176">
            <text:p>2632,18176</text:p>
          </table:table-cell>
          <table:table-cell table:formula="of:=[.A275]*[.B275]" office:value-type="float" office:value="723849.984">
            <text:p>723849,984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632.18176">
            <text:p>2632,18176</text:p>
          </table:table-cell>
          <table:table-cell table:formula="of:=[.A276]*[.B276]" office:value-type="float" office:value="726482.16576">
            <text:p>726482,1657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632.18176">
            <text:p>2632,18176</text:p>
          </table:table-cell>
          <table:table-cell table:formula="of:=[.A277]*[.B277]" office:value-type="float" office:value="729114.34752">
            <text:p>729114,34752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632.18176">
            <text:p>2632,18176</text:p>
          </table:table-cell>
          <table:table-cell table:formula="of:=[.A278]*[.B278]" office:value-type="float" office:value="731746.52928">
            <text:p>731746,52928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632.18176">
            <text:p>2632,18176</text:p>
          </table:table-cell>
          <table:table-cell table:formula="of:=[.A279]*[.B279]" office:value-type="float" office:value="734378.71104">
            <text:p>734378,71104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632.18176">
            <text:p>2632,18176</text:p>
          </table:table-cell>
          <table:table-cell table:formula="of:=[.A280]*[.B280]" office:value-type="float" office:value="737010.8928">
            <text:p>737010,8928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632.18176">
            <text:p>2632,18176</text:p>
          </table:table-cell>
          <table:table-cell table:formula="of:=[.A281]*[.B281]" office:value-type="float" office:value="739643.07456">
            <text:p>739643,07456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632.18176">
            <text:p>2632,18176</text:p>
          </table:table-cell>
          <table:table-cell table:formula="of:=[.A282]*[.B282]" office:value-type="float" office:value="742275.25632">
            <text:p>742275,25632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632.18176">
            <text:p>2632,18176</text:p>
          </table:table-cell>
          <table:table-cell table:formula="of:=[.A283]*[.B283]" office:value-type="float" office:value="744907.43808">
            <text:p>744907,43808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632.18176">
            <text:p>2632,18176</text:p>
          </table:table-cell>
          <table:table-cell table:formula="of:=[.A284]*[.B284]" office:value-type="float" office:value="747539.61984">
            <text:p>747539,61984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632.18176">
            <text:p>2632,18176</text:p>
          </table:table-cell>
          <table:table-cell table:formula="of:=[.A285]*[.B285]" office:value-type="float" office:value="750171.8016">
            <text:p>750171,8016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632.18176">
            <text:p>2632,18176</text:p>
          </table:table-cell>
          <table:table-cell table:formula="of:=[.A286]*[.B286]" office:value-type="float" office:value="752803.98336">
            <text:p>752803,98336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632.18176">
            <text:p>2632,18176</text:p>
          </table:table-cell>
          <table:table-cell table:formula="of:=[.A287]*[.B287]" office:value-type="float" office:value="755436.16512">
            <text:p>755436,16512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632.18176">
            <text:p>2632,18176</text:p>
          </table:table-cell>
          <table:table-cell table:formula="of:=[.A288]*[.B288]" office:value-type="float" office:value="758068.34688">
            <text:p>758068,34688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632.18176">
            <text:p>2632,18176</text:p>
          </table:table-cell>
          <table:table-cell table:formula="of:=[.A289]*[.B289]" office:value-type="float" office:value="760700.52864">
            <text:p>760700,52864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632.18176">
            <text:p>2632,18176</text:p>
          </table:table-cell>
          <table:table-cell table:formula="of:=[.A290]*[.B290]" office:value-type="float" office:value="763332.7104">
            <text:p>763332,7104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632.18176">
            <text:p>2632,18176</text:p>
          </table:table-cell>
          <table:table-cell table:formula="of:=[.A291]*[.B291]" office:value-type="float" office:value="765964.89216">
            <text:p>765964,89216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632.18176">
            <text:p>2632,18176</text:p>
          </table:table-cell>
          <table:table-cell table:formula="of:=[.A292]*[.B292]" office:value-type="float" office:value="768597.07392">
            <text:p>768597,07392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632.18176">
            <text:p>2632,18176</text:p>
          </table:table-cell>
          <table:table-cell table:formula="of:=[.A293]*[.B293]" office:value-type="float" office:value="771229.25568">
            <text:p>771229,25568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632.18176">
            <text:p>2632,18176</text:p>
          </table:table-cell>
          <table:table-cell table:formula="of:=[.A294]*[.B294]" office:value-type="float" office:value="773861.43744">
            <text:p>773861,43744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632.18176">
            <text:p>2632,18176</text:p>
          </table:table-cell>
          <table:table-cell table:formula="of:=[.A295]*[.B295]" office:value-type="float" office:value="776493.6192">
            <text:p>776493,6192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632.18176">
            <text:p>2632,18176</text:p>
          </table:table-cell>
          <table:table-cell table:formula="of:=[.A296]*[.B296]" office:value-type="float" office:value="779125.80096">
            <text:p>779125,80096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632.18176">
            <text:p>2632,18176</text:p>
          </table:table-cell>
          <table:table-cell table:formula="of:=[.A297]*[.B297]" office:value-type="float" office:value="781757.98272">
            <text:p>781757,98272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632.18176">
            <text:p>2632,18176</text:p>
          </table:table-cell>
          <table:table-cell table:formula="of:=[.A298]*[.B298]" office:value-type="float" office:value="784390.16448">
            <text:p>784390,16448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632.18176">
            <text:p>2632,18176</text:p>
          </table:table-cell>
          <table:table-cell table:formula="of:=[.A299]*[.B299]" office:value-type="float" office:value="787022.34624">
            <text:p>787022,3462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632.18176">
            <text:p>2632,18176</text:p>
          </table:table-cell>
          <table:table-cell table:formula="of:=[.A300]*[.B300]" office:value-type="float" office:value="789654.528">
            <text:p>789654,528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632.18176">
            <text:p>2632,18176</text:p>
          </table:table-cell>
          <table:table-cell table:formula="of:=[.A301]*[.B301]" office:value-type="float" office:value="792286.70976">
            <text:p>792286,70976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632.18176">
            <text:p>2632,18176</text:p>
          </table:table-cell>
          <table:table-cell table:formula="of:=[.A302]*[.B302]" office:value-type="float" office:value="794918.89152">
            <text:p>794918,89152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632.18176">
            <text:p>2632,18176</text:p>
          </table:table-cell>
          <table:table-cell table:formula="of:=[.A303]*[.B303]" office:value-type="float" office:value="797551.07328">
            <text:p>797551,07328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632.18176">
            <text:p>2632,18176</text:p>
          </table:table-cell>
          <table:table-cell table:formula="of:=[.A304]*[.B304]" office:value-type="float" office:value="800183.25504">
            <text:p>800183,25504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632.18176">
            <text:p>2632,18176</text:p>
          </table:table-cell>
          <table:table-cell table:formula="of:=[.A305]*[.B305]" office:value-type="float" office:value="802815.4368">
            <text:p>802815,4368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632.18176">
            <text:p>2632,18176</text:p>
          </table:table-cell>
          <table:table-cell table:formula="of:=[.A306]*[.B306]" office:value-type="float" office:value="805447.61856">
            <text:p>805447,61856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632.18176">
            <text:p>2632,18176</text:p>
          </table:table-cell>
          <table:table-cell table:formula="of:=[.A307]*[.B307]" office:value-type="float" office:value="808079.80032">
            <text:p>808079,80032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632.18176">
            <text:p>2632,18176</text:p>
          </table:table-cell>
          <table:table-cell table:formula="of:=[.A308]*[.B308]" office:value-type="float" office:value="810711.98208">
            <text:p>810711,98208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632.18176">
            <text:p>2632,18176</text:p>
          </table:table-cell>
          <table:table-cell table:formula="of:=[.A309]*[.B309]" office:value-type="float" office:value="813344.16384">
            <text:p>813344,16384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632.18176">
            <text:p>2632,18176</text:p>
          </table:table-cell>
          <table:table-cell table:formula="of:=[.A310]*[.B310]" office:value-type="float" office:value="815976.3456">
            <text:p>815976,3456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632.18176">
            <text:p>2632,18176</text:p>
          </table:table-cell>
          <table:table-cell table:formula="of:=[.A311]*[.B311]" office:value-type="float" office:value="818608.52736">
            <text:p>818608,52736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632.18176">
            <text:p>2632,18176</text:p>
          </table:table-cell>
          <table:table-cell table:formula="of:=[.A312]*[.B312]" office:value-type="float" office:value="821240.70912">
            <text:p>821240,70912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632.18176">
            <text:p>2632,18176</text:p>
          </table:table-cell>
          <table:table-cell table:formula="of:=[.A313]*[.B313]" office:value-type="float" office:value="823872.89088">
            <text:p>823872,89088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632.18176">
            <text:p>2632,18176</text:p>
          </table:table-cell>
          <table:table-cell table:formula="of:=[.A314]*[.B314]" office:value-type="float" office:value="826505.07264">
            <text:p>826505,07264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632.18176">
            <text:p>2632,18176</text:p>
          </table:table-cell>
          <table:table-cell table:formula="of:=[.A315]*[.B315]" office:value-type="float" office:value="829137.2544">
            <text:p>829137,2544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632.18176">
            <text:p>2632,18176</text:p>
          </table:table-cell>
          <table:table-cell table:formula="of:=[.A316]*[.B316]" office:value-type="float" office:value="831769.43616">
            <text:p>831769,43616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632.18176">
            <text:p>2632,18176</text:p>
          </table:table-cell>
          <table:table-cell table:formula="of:=[.A317]*[.B317]" office:value-type="float" office:value="834401.61792">
            <text:p>834401,61792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632.18176">
            <text:p>2632,18176</text:p>
          </table:table-cell>
          <table:table-cell table:formula="of:=[.A318]*[.B318]" office:value-type="float" office:value="837033.79968">
            <text:p>837033,79968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632.18176">
            <text:p>2632,18176</text:p>
          </table:table-cell>
          <table:table-cell table:formula="of:=[.A319]*[.B319]" office:value-type="float" office:value="839665.98144">
            <text:p>839665,98144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632.18176">
            <text:p>2632,18176</text:p>
          </table:table-cell>
          <table:table-cell table:formula="of:=[.A320]*[.B320]" office:value-type="float" office:value="842298.1632">
            <text:p>842298,1632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632.18176">
            <text:p>2632,18176</text:p>
          </table:table-cell>
          <table:table-cell table:formula="of:=[.A321]*[.B321]" office:value-type="float" office:value="844930.34496">
            <text:p>844930,34496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632.18176">
            <text:p>2632,18176</text:p>
          </table:table-cell>
          <table:table-cell table:formula="of:=[.A322]*[.B322]" office:value-type="float" office:value="847562.52672">
            <text:p>847562,52672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632.18176">
            <text:p>2632,18176</text:p>
          </table:table-cell>
          <table:table-cell table:formula="of:=[.A323]*[.B323]" office:value-type="float" office:value="850194.70848">
            <text:p>850194,70848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632.18176">
            <text:p>2632,18176</text:p>
          </table:table-cell>
          <table:table-cell table:formula="of:=[.A324]*[.B324]" office:value-type="float" office:value="852826.89024">
            <text:p>852826,89024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632.18176">
            <text:p>2632,18176</text:p>
          </table:table-cell>
          <table:table-cell table:formula="of:=[.A325]*[.B325]" office:value-type="float" office:value="855459.072">
            <text:p>855459,072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632.18176">
            <text:p>2632,18176</text:p>
          </table:table-cell>
          <table:table-cell table:formula="of:=[.A326]*[.B326]" office:value-type="float" office:value="858091.25376">
            <text:p>858091,25376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632.18176">
            <text:p>2632,18176</text:p>
          </table:table-cell>
          <table:table-cell table:formula="of:=[.A327]*[.B327]" office:value-type="float" office:value="860723.43552">
            <text:p>860723,43552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632.18176">
            <text:p>2632,18176</text:p>
          </table:table-cell>
          <table:table-cell table:formula="of:=[.A328]*[.B328]" office:value-type="float" office:value="863355.61728">
            <text:p>863355,61728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632.18176">
            <text:p>2632,18176</text:p>
          </table:table-cell>
          <table:table-cell table:formula="of:=[.A329]*[.B329]" office:value-type="float" office:value="865987.79904">
            <text:p>865987,79904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632.18176">
            <text:p>2632,18176</text:p>
          </table:table-cell>
          <table:table-cell table:formula="of:=[.A330]*[.B330]" office:value-type="float" office:value="868619.9808">
            <text:p>868619,9808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632.18176">
            <text:p>2632,18176</text:p>
          </table:table-cell>
          <table:table-cell table:formula="of:=[.A331]*[.B331]" office:value-type="float" office:value="871252.16256">
            <text:p>871252,16256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632.18176">
            <text:p>2632,18176</text:p>
          </table:table-cell>
          <table:table-cell table:formula="of:=[.A332]*[.B332]" office:value-type="float" office:value="873884.34432">
            <text:p>873884,34432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632.18176">
            <text:p>2632,18176</text:p>
          </table:table-cell>
          <table:table-cell table:formula="of:=[.A333]*[.B333]" office:value-type="float" office:value="876516.52608">
            <text:p>876516,52608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632.18176">
            <text:p>2632,18176</text:p>
          </table:table-cell>
          <table:table-cell table:formula="of:=[.A334]*[.B334]" office:value-type="float" office:value="879148.70784">
            <text:p>879148,70784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632.18176">
            <text:p>2632,18176</text:p>
          </table:table-cell>
          <table:table-cell table:formula="of:=[.A335]*[.B335]" office:value-type="float" office:value="881780.8896">
            <text:p>881780,8896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632.18176">
            <text:p>2632,18176</text:p>
          </table:table-cell>
          <table:table-cell table:formula="of:=[.A336]*[.B336]" office:value-type="float" office:value="884413.07136">
            <text:p>884413,0713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632.18176">
            <text:p>2632,18176</text:p>
          </table:table-cell>
          <table:table-cell table:formula="of:=[.A337]*[.B337]" office:value-type="float" office:value="887045.25312">
            <text:p>887045,25312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632.18176">
            <text:p>2632,18176</text:p>
          </table:table-cell>
          <table:table-cell table:formula="of:=[.A338]*[.B338]" office:value-type="float" office:value="889677.43488">
            <text:p>889677,43488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632.18176">
            <text:p>2632,18176</text:p>
          </table:table-cell>
          <table:table-cell table:formula="of:=[.A339]*[.B339]" office:value-type="float" office:value="892309.61664">
            <text:p>892309,61664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632.18176">
            <text:p>2632,18176</text:p>
          </table:table-cell>
          <table:table-cell table:formula="of:=[.A340]*[.B340]" office:value-type="float" office:value="894941.7984">
            <text:p>894941,7984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632.18176">
            <text:p>2632,18176</text:p>
          </table:table-cell>
          <table:table-cell table:formula="of:=[.A341]*[.B341]" office:value-type="float" office:value="897573.98016">
            <text:p>897573,98016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632.18176">
            <text:p>2632,18176</text:p>
          </table:table-cell>
          <table:table-cell table:formula="of:=[.A342]*[.B342]" office:value-type="float" office:value="900206.16192">
            <text:p>900206,16192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632.18176">
            <text:p>2632,18176</text:p>
          </table:table-cell>
          <table:table-cell table:formula="of:=[.A343]*[.B343]" office:value-type="float" office:value="902838.34368">
            <text:p>902838,34368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632.18176">
            <text:p>2632,18176</text:p>
          </table:table-cell>
          <table:table-cell table:formula="of:=[.A344]*[.B344]" office:value-type="float" office:value="905470.52544">
            <text:p>905470,52544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632.18176">
            <text:p>2632,18176</text:p>
          </table:table-cell>
          <table:table-cell table:formula="of:=[.A345]*[.B345]" office:value-type="float" office:value="908102.7072">
            <text:p>908102,7072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632.18176">
            <text:p>2632,18176</text:p>
          </table:table-cell>
          <table:table-cell table:formula="of:=[.A346]*[.B346]" office:value-type="float" office:value="910734.88896">
            <text:p>910734,8889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632.18176">
            <text:p>2632,18176</text:p>
          </table:table-cell>
          <table:table-cell table:formula="of:=[.A347]*[.B347]" office:value-type="float" office:value="913367.07072">
            <text:p>913367,07072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632.18176">
            <text:p>2632,18176</text:p>
          </table:table-cell>
          <table:table-cell table:formula="of:=[.A348]*[.B348]" office:value-type="float" office:value="915999.25248">
            <text:p>915999,25248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632.18176">
            <text:p>2632,18176</text:p>
          </table:table-cell>
          <table:table-cell table:formula="of:=[.A349]*[.B349]" office:value-type="float" office:value="918631.43424">
            <text:p>918631,43424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632.18176">
            <text:p>2632,18176</text:p>
          </table:table-cell>
          <table:table-cell table:formula="of:=[.A350]*[.B350]" office:value-type="float" office:value="921263.616">
            <text:p>921263,616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632.18176">
            <text:p>2632,18176</text:p>
          </table:table-cell>
          <table:table-cell table:formula="of:=[.A351]*[.B351]" office:value-type="float" office:value="923895.79776">
            <text:p>923895,79776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632.18176">
            <text:p>2632,18176</text:p>
          </table:table-cell>
          <table:table-cell table:formula="of:=[.A352]*[.B352]" office:value-type="float" office:value="926527.97952">
            <text:p>926527,97952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632.18176">
            <text:p>2632,18176</text:p>
          </table:table-cell>
          <table:table-cell table:formula="of:=[.A353]*[.B353]" office:value-type="float" office:value="929160.16128">
            <text:p>929160,16128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632.18176">
            <text:p>2632,18176</text:p>
          </table:table-cell>
          <table:table-cell table:formula="of:=[.A354]*[.B354]" office:value-type="float" office:value="931792.34304">
            <text:p>931792,34304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632.18176">
            <text:p>2632,18176</text:p>
          </table:table-cell>
          <table:table-cell table:formula="of:=[.A355]*[.B355]" office:value-type="float" office:value="934424.5248">
            <text:p>934424,5248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632.18176">
            <text:p>2632,18176</text:p>
          </table:table-cell>
          <table:table-cell table:formula="of:=[.A356]*[.B356]" office:value-type="float" office:value="937056.70656">
            <text:p>937056,7065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632.18176">
            <text:p>2632,18176</text:p>
          </table:table-cell>
          <table:table-cell table:formula="of:=[.A357]*[.B357]" office:value-type="float" office:value="939688.88832">
            <text:p>939688,88832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632.18176">
            <text:p>2632,18176</text:p>
          </table:table-cell>
          <table:table-cell table:formula="of:=[.A358]*[.B358]" office:value-type="float" office:value="942321.07008">
            <text:p>942321,07008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632.18176">
            <text:p>2632,18176</text:p>
          </table:table-cell>
          <table:table-cell table:formula="of:=[.A359]*[.B359]" office:value-type="float" office:value="944953.25184">
            <text:p>944953,25184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632.18176">
            <text:p>2632,18176</text:p>
          </table:table-cell>
          <table:table-cell table:formula="of:=[.A360]*[.B360]" office:value-type="float" office:value="947585.4336">
            <text:p>947585,4336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632.18176">
            <text:p>2632,18176</text:p>
          </table:table-cell>
          <table:table-cell table:formula="of:=[.A361]*[.B361]" office:value-type="float" office:value="950217.61536">
            <text:p>950217,61536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632.18176">
            <text:p>2632,18176</text:p>
          </table:table-cell>
          <table:table-cell table:formula="of:=[.A362]*[.B362]" office:value-type="float" office:value="952849.79712">
            <text:p>952849,79712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632.18176">
            <text:p>2632,18176</text:p>
          </table:table-cell>
          <table:table-cell table:formula="of:=[.A363]*[.B363]" office:value-type="float" office:value="955481.97888">
            <text:p>955481,97888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632.18176">
            <text:p>2632,18176</text:p>
          </table:table-cell>
          <table:table-cell table:formula="of:=[.A364]*[.B364]" office:value-type="float" office:value="958114.16064">
            <text:p>958114,16064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632.18176">
            <text:p>2632,18176</text:p>
          </table:table-cell>
          <table:table-cell table:formula="of:=[.A365]*[.B365]" office:value-type="float" office:value="960746.3424">
            <text:p>960746,3424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632.18176">
            <text:p>2632,18176</text:p>
          </table:table-cell>
          <table:table-cell table:formula="of:=[.A366]*[.B366]" office:value-type="float" office:value="963378.52416">
            <text:p>963378,5241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632.18176">
            <text:p>2632,18176</text:p>
          </table:table-cell>
          <table:table-cell table:formula="of:=[.A367]*[.B367]" office:value-type="float" office:value="966010.70592">
            <text:p>966010,70592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632.18176">
            <text:p>2632,18176</text:p>
          </table:table-cell>
          <table:table-cell table:formula="of:=[.A368]*[.B368]" office:value-type="float" office:value="968642.88768">
            <text:p>968642,88768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632.18176">
            <text:p>2632,18176</text:p>
          </table:table-cell>
          <table:table-cell table:formula="of:=[.A369]*[.B369]" office:value-type="float" office:value="971275.06944">
            <text:p>971275,06944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632.18176">
            <text:p>2632,18176</text:p>
          </table:table-cell>
          <table:table-cell table:formula="of:=[.A370]*[.B370]" office:value-type="float" office:value="973907.2512">
            <text:p>973907,2512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632.18176">
            <text:p>2632,18176</text:p>
          </table:table-cell>
          <table:table-cell table:formula="of:=[.A371]*[.B371]" office:value-type="float" office:value="976539.43296">
            <text:p>976539,43296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632.18176">
            <text:p>2632,18176</text:p>
          </table:table-cell>
          <table:table-cell table:formula="of:=[.A372]*[.B372]" office:value-type="float" office:value="979171.61472">
            <text:p>979171,61472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632.18176">
            <text:p>2632,18176</text:p>
          </table:table-cell>
          <table:table-cell table:formula="of:=[.A373]*[.B373]" office:value-type="float" office:value="981803.79648">
            <text:p>981803,79648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632.18176">
            <text:p>2632,18176</text:p>
          </table:table-cell>
          <table:table-cell table:formula="of:=[.A374]*[.B374]" office:value-type="float" office:value="984435.97824">
            <text:p>984435,97824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632.18176">
            <text:p>2632,18176</text:p>
          </table:table-cell>
          <table:table-cell table:formula="of:=[.A375]*[.B375]" office:value-type="float" office:value="987068.16">
            <text:p>987068,16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632.18176">
            <text:p>2632,18176</text:p>
          </table:table-cell>
          <table:table-cell table:formula="of:=[.A376]*[.B376]" office:value-type="float" office:value="989700.34176">
            <text:p>989700,34176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632.18176">
            <text:p>2632,18176</text:p>
          </table:table-cell>
          <table:table-cell table:formula="of:=[.A377]*[.B377]" office:value-type="float" office:value="992332.52352">
            <text:p>992332,52352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632.18176">
            <text:p>2632,18176</text:p>
          </table:table-cell>
          <table:table-cell table:formula="of:=[.A378]*[.B378]" office:value-type="float" office:value="994964.70528">
            <text:p>994964,70528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632.18176">
            <text:p>2632,18176</text:p>
          </table:table-cell>
          <table:table-cell table:formula="of:=[.A379]*[.B379]" office:value-type="float" office:value="997596.88704">
            <text:p>997596,88704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632.18176">
            <text:p>2632,18176</text:p>
          </table:table-cell>
          <table:table-cell table:formula="of:=[.A380]*[.B380]" office:value-type="float" office:value="1000229.0688">
            <text:p>1000229,0688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632.18176">
            <text:p>2632,18176</text:p>
          </table:table-cell>
          <table:table-cell table:formula="of:=[.A381]*[.B381]" office:value-type="float" office:value="1002861.25056">
            <text:p>1002861,25056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632.18176">
            <text:p>2632,18176</text:p>
          </table:table-cell>
          <table:table-cell table:formula="of:=[.A382]*[.B382]" office:value-type="float" office:value="1005493.43232">
            <text:p>1005493,43232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632.18176">
            <text:p>2632,18176</text:p>
          </table:table-cell>
          <table:table-cell table:formula="of:=[.A383]*[.B383]" office:value-type="float" office:value="1008125.61408">
            <text:p>1008125,61408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632.18176">
            <text:p>2632,18176</text:p>
          </table:table-cell>
          <table:table-cell table:formula="of:=[.A384]*[.B384]" office:value-type="float" office:value="1010757.79584">
            <text:p>1010757,79584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632.18176">
            <text:p>2632,18176</text:p>
          </table:table-cell>
          <table:table-cell table:formula="of:=[.A385]*[.B385]" office:value-type="float" office:value="1013389.9776">
            <text:p>1013389,9776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632.18176">
            <text:p>2632,18176</text:p>
          </table:table-cell>
          <table:table-cell table:formula="of:=[.A386]*[.B386]" office:value-type="float" office:value="1016022.15936">
            <text:p>1016022,15936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632.18176">
            <text:p>2632,18176</text:p>
          </table:table-cell>
          <table:table-cell table:formula="of:=[.A387]*[.B387]" office:value-type="float" office:value="1018654.34112">
            <text:p>1018654,34112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632.18176">
            <text:p>2632,18176</text:p>
          </table:table-cell>
          <table:table-cell table:formula="of:=[.A388]*[.B388]" office:value-type="float" office:value="1021286.52288">
            <text:p>1021286,52288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632.18176">
            <text:p>2632,18176</text:p>
          </table:table-cell>
          <table:table-cell table:formula="of:=[.A389]*[.B389]" office:value-type="float" office:value="1023918.70464">
            <text:p>1023918,70464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632.18176">
            <text:p>2632,18176</text:p>
          </table:table-cell>
          <table:table-cell table:formula="of:=[.A390]*[.B390]" office:value-type="float" office:value="1026550.8864">
            <text:p>1026550,8864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632.18176">
            <text:p>2632,18176</text:p>
          </table:table-cell>
          <table:table-cell table:formula="of:=[.A391]*[.B391]" office:value-type="float" office:value="1029183.06816">
            <text:p>1029183,06816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632.18176">
            <text:p>2632,18176</text:p>
          </table:table-cell>
          <table:table-cell table:formula="of:=[.A392]*[.B392]" office:value-type="float" office:value="1031815.24992">
            <text:p>1031815,24992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632.18176">
            <text:p>2632,18176</text:p>
          </table:table-cell>
          <table:table-cell table:formula="of:=[.A393]*[.B393]" office:value-type="float" office:value="1034447.43168">
            <text:p>1034447,43168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632.18176">
            <text:p>2632,18176</text:p>
          </table:table-cell>
          <table:table-cell table:formula="of:=[.A394]*[.B394]" office:value-type="float" office:value="1037079.61344">
            <text:p>1037079,61344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632.18176">
            <text:p>2632,18176</text:p>
          </table:table-cell>
          <table:table-cell table:formula="of:=[.A395]*[.B395]" office:value-type="float" office:value="1039711.7952">
            <text:p>1039711,7952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632.18176">
            <text:p>2632,18176</text:p>
          </table:table-cell>
          <table:table-cell table:formula="of:=[.A396]*[.B396]" office:value-type="float" office:value="1042343.97696">
            <text:p>1042343,97696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632.18176">
            <text:p>2632,18176</text:p>
          </table:table-cell>
          <table:table-cell table:formula="of:=[.A397]*[.B397]" office:value-type="float" office:value="1044976.15872">
            <text:p>1044976,15872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632.18176">
            <text:p>2632,18176</text:p>
          </table:table-cell>
          <table:table-cell table:formula="of:=[.A398]*[.B398]" office:value-type="float" office:value="1047608.34048">
            <text:p>1047608,34048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632.18176">
            <text:p>2632,18176</text:p>
          </table:table-cell>
          <table:table-cell table:formula="of:=[.A399]*[.B399]" office:value-type="float" office:value="1050240.52224">
            <text:p>1050240,52224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632.18176">
            <text:p>2632,18176</text:p>
          </table:table-cell>
          <table:table-cell table:formula="of:=[.A400]*[.B400]" office:value-type="float" office:value="1052872.704">
            <text:p>1052872,704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632.18176">
            <text:p>2632,18176</text:p>
          </table:table-cell>
          <table:table-cell table:formula="of:=[.A401]*[.B401]" office:value-type="float" office:value="1055504.88576">
            <text:p>1055504,88576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632.18176">
            <text:p>2632,18176</text:p>
          </table:table-cell>
          <table:table-cell table:formula="of:=[.A402]*[.B402]" office:value-type="float" office:value="1058137.06752">
            <text:p>1058137,06752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632.18176">
            <text:p>2632,18176</text:p>
          </table:table-cell>
          <table:table-cell table:formula="of:=[.A403]*[.B403]" office:value-type="float" office:value="1060769.24928">
            <text:p>1060769,24928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632.18176">
            <text:p>2632,18176</text:p>
          </table:table-cell>
          <table:table-cell table:formula="of:=[.A404]*[.B404]" office:value-type="float" office:value="1063401.43104">
            <text:p>1063401,43104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632.18176">
            <text:p>2632,18176</text:p>
          </table:table-cell>
          <table:table-cell table:formula="of:=[.A405]*[.B405]" office:value-type="float" office:value="1066033.6128">
            <text:p>1066033,6128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632.18176">
            <text:p>2632,18176</text:p>
          </table:table-cell>
          <table:table-cell table:formula="of:=[.A406]*[.B406]" office:value-type="float" office:value="1068665.79456">
            <text:p>1068665,79456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632.18176">
            <text:p>2632,18176</text:p>
          </table:table-cell>
          <table:table-cell table:formula="of:=[.A407]*[.B407]" office:value-type="float" office:value="1071297.97632">
            <text:p>1071297,97632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632.18176">
            <text:p>2632,18176</text:p>
          </table:table-cell>
          <table:table-cell table:formula="of:=[.A408]*[.B408]" office:value-type="float" office:value="1073930.15808">
            <text:p>1073930,15808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632.18176">
            <text:p>2632,18176</text:p>
          </table:table-cell>
          <table:table-cell table:formula="of:=[.A409]*[.B409]" office:value-type="float" office:value="1076562.33984">
            <text:p>1076562,33984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632.18176">
            <text:p>2632,18176</text:p>
          </table:table-cell>
          <table:table-cell table:formula="of:=[.A410]*[.B410]" office:value-type="float" office:value="1079194.5216">
            <text:p>1079194,5216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632.18176">
            <text:p>2632,18176</text:p>
          </table:table-cell>
          <table:table-cell table:formula="of:=[.A411]*[.B411]" office:value-type="float" office:value="1081826.70336">
            <text:p>1081826,70336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632.18176">
            <text:p>2632,18176</text:p>
          </table:table-cell>
          <table:table-cell table:formula="of:=[.A412]*[.B412]" office:value-type="float" office:value="1084458.88512">
            <text:p>1084458,88512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632.18176">
            <text:p>2632,18176</text:p>
          </table:table-cell>
          <table:table-cell table:formula="of:=[.A413]*[.B413]" office:value-type="float" office:value="1087091.06688">
            <text:p>1087091,06688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632.18176">
            <text:p>2632,18176</text:p>
          </table:table-cell>
          <table:table-cell table:formula="of:=[.A414]*[.B414]" office:value-type="float" office:value="1089723.24864">
            <text:p>1089723,24864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632.18176">
            <text:p>2632,18176</text:p>
          </table:table-cell>
          <table:table-cell table:formula="of:=[.A415]*[.B415]" office:value-type="float" office:value="1092355.4304">
            <text:p>1092355,4304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632.18176">
            <text:p>2632,18176</text:p>
          </table:table-cell>
          <table:table-cell table:formula="of:=[.A416]*[.B416]" office:value-type="float" office:value="1094987.61216">
            <text:p>1094987,61216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632.18176">
            <text:p>2632,18176</text:p>
          </table:table-cell>
          <table:table-cell table:formula="of:=[.A417]*[.B417]" office:value-type="float" office:value="1097619.79392">
            <text:p>1097619,79392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632.18176">
            <text:p>2632,18176</text:p>
          </table:table-cell>
          <table:table-cell table:formula="of:=[.A418]*[.B418]" office:value-type="float" office:value="1100251.97568">
            <text:p>1100251,97568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632.18176">
            <text:p>2632,18176</text:p>
          </table:table-cell>
          <table:table-cell table:formula="of:=[.A419]*[.B419]" office:value-type="float" office:value="1102884.15744">
            <text:p>1102884,15744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632.18176">
            <text:p>2632,18176</text:p>
          </table:table-cell>
          <table:table-cell table:formula="of:=[.A420]*[.B420]" office:value-type="float" office:value="1105516.3392">
            <text:p>1105516,3392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632.18176">
            <text:p>2632,18176</text:p>
          </table:table-cell>
          <table:table-cell table:formula="of:=[.A421]*[.B421]" office:value-type="float" office:value="1108148.52096">
            <text:p>1108148,52096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632.18176">
            <text:p>2632,18176</text:p>
          </table:table-cell>
          <table:table-cell table:formula="of:=[.A422]*[.B422]" office:value-type="float" office:value="1110780.70272">
            <text:p>1110780,70272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632.18176">
            <text:p>2632,18176</text:p>
          </table:table-cell>
          <table:table-cell table:formula="of:=[.A423]*[.B423]" office:value-type="float" office:value="1113412.88448">
            <text:p>1113412,88448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632.18176">
            <text:p>2632,18176</text:p>
          </table:table-cell>
          <table:table-cell table:formula="of:=[.A424]*[.B424]" office:value-type="float" office:value="1116045.06624">
            <text:p>1116045,06624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632.18176">
            <text:p>2632,18176</text:p>
          </table:table-cell>
          <table:table-cell table:formula="of:=[.A425]*[.B425]" office:value-type="float" office:value="1118677.248">
            <text:p>1118677,248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632.18176">
            <text:p>2632,18176</text:p>
          </table:table-cell>
          <table:table-cell table:formula="of:=[.A426]*[.B426]" office:value-type="float" office:value="1121309.42976">
            <text:p>1121309,42976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632.18176">
            <text:p>2632,18176</text:p>
          </table:table-cell>
          <table:table-cell table:formula="of:=[.A427]*[.B427]" office:value-type="float" office:value="1123941.61152">
            <text:p>1123941,61152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632.18176">
            <text:p>2632,18176</text:p>
          </table:table-cell>
          <table:table-cell table:formula="of:=[.A428]*[.B428]" office:value-type="float" office:value="1126573.79328">
            <text:p>1126573,79328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632.18176">
            <text:p>2632,18176</text:p>
          </table:table-cell>
          <table:table-cell table:formula="of:=[.A429]*[.B429]" office:value-type="float" office:value="1129205.97504">
            <text:p>1129205,97504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632.18176">
            <text:p>2632,18176</text:p>
          </table:table-cell>
          <table:table-cell table:formula="of:=[.A430]*[.B430]" office:value-type="float" office:value="1131838.1568">
            <text:p>1131838,1568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632.18176">
            <text:p>2632,18176</text:p>
          </table:table-cell>
          <table:table-cell table:formula="of:=[.A431]*[.B431]" office:value-type="float" office:value="1134470.33856">
            <text:p>1134470,33856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632.18176">
            <text:p>2632,18176</text:p>
          </table:table-cell>
          <table:table-cell table:formula="of:=[.A432]*[.B432]" office:value-type="float" office:value="1137102.52032">
            <text:p>1137102,52032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632.18176">
            <text:p>2632,18176</text:p>
          </table:table-cell>
          <table:table-cell table:formula="of:=[.A433]*[.B433]" office:value-type="float" office:value="1139734.70208">
            <text:p>1139734,70208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632.18176">
            <text:p>2632,18176</text:p>
          </table:table-cell>
          <table:table-cell table:formula="of:=[.A434]*[.B434]" office:value-type="float" office:value="1142366.88384">
            <text:p>1142366,88384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632.18176">
            <text:p>2632,18176</text:p>
          </table:table-cell>
          <table:table-cell table:formula="of:=[.A435]*[.B435]" office:value-type="float" office:value="1144999.0656">
            <text:p>1144999,0656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632.18176">
            <text:p>2632,18176</text:p>
          </table:table-cell>
          <table:table-cell table:formula="of:=[.A436]*[.B436]" office:value-type="float" office:value="1147631.24736">
            <text:p>1147631,24736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632.18176">
            <text:p>2632,18176</text:p>
          </table:table-cell>
          <table:table-cell table:formula="of:=[.A437]*[.B437]" office:value-type="float" office:value="1150263.42912">
            <text:p>1150263,42912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632.18176">
            <text:p>2632,18176</text:p>
          </table:table-cell>
          <table:table-cell table:formula="of:=[.A438]*[.B438]" office:value-type="float" office:value="1152895.61088">
            <text:p>1152895,61088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632.18176">
            <text:p>2632,18176</text:p>
          </table:table-cell>
          <table:table-cell table:formula="of:=[.A439]*[.B439]" office:value-type="float" office:value="1155527.79264">
            <text:p>1155527,79264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632.18176">
            <text:p>2632,18176</text:p>
          </table:table-cell>
          <table:table-cell table:formula="of:=[.A440]*[.B440]" office:value-type="float" office:value="1158159.9744">
            <text:p>1158159,9744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632.18176">
            <text:p>2632,18176</text:p>
          </table:table-cell>
          <table:table-cell table:formula="of:=[.A441]*[.B441]" office:value-type="float" office:value="1160792.15616">
            <text:p>1160792,15616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632.18176">
            <text:p>2632,18176</text:p>
          </table:table-cell>
          <table:table-cell table:formula="of:=[.A442]*[.B442]" office:value-type="float" office:value="1163424.33792">
            <text:p>1163424,33792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632.18176">
            <text:p>2632,18176</text:p>
          </table:table-cell>
          <table:table-cell table:formula="of:=[.A443]*[.B443]" office:value-type="float" office:value="1166056.51968">
            <text:p>1166056,51968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632.18176">
            <text:p>2632,18176</text:p>
          </table:table-cell>
          <table:table-cell table:formula="of:=[.A444]*[.B444]" office:value-type="float" office:value="1168688.70144">
            <text:p>1168688,70144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632.18176">
            <text:p>2632,18176</text:p>
          </table:table-cell>
          <table:table-cell table:formula="of:=[.A445]*[.B445]" office:value-type="float" office:value="1171320.8832">
            <text:p>1171320,8832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632.18176">
            <text:p>2632,18176</text:p>
          </table:table-cell>
          <table:table-cell table:formula="of:=[.A446]*[.B446]" office:value-type="float" office:value="1173953.06496">
            <text:p>1173953,06496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632.18176">
            <text:p>2632,18176</text:p>
          </table:table-cell>
          <table:table-cell table:formula="of:=[.A447]*[.B447]" office:value-type="float" office:value="1176585.24672">
            <text:p>1176585,24672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632.18176">
            <text:p>2632,18176</text:p>
          </table:table-cell>
          <table:table-cell table:formula="of:=[.A448]*[.B448]" office:value-type="float" office:value="1179217.42848">
            <text:p>1179217,42848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632.18176">
            <text:p>2632,18176</text:p>
          </table:table-cell>
          <table:table-cell table:formula="of:=[.A449]*[.B449]" office:value-type="float" office:value="1181849.61024">
            <text:p>1181849,61024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632.18176">
            <text:p>2632,18176</text:p>
          </table:table-cell>
          <table:table-cell table:formula="of:=[.A450]*[.B450]" office:value-type="float" office:value="1184481.792">
            <text:p>1184481,792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632.18176">
            <text:p>2632,18176</text:p>
          </table:table-cell>
          <table:table-cell table:formula="of:=[.A451]*[.B451]" office:value-type="float" office:value="1187113.97376">
            <text:p>1187113,97376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632.18176">
            <text:p>2632,18176</text:p>
          </table:table-cell>
          <table:table-cell table:formula="of:=[.A452]*[.B452]" office:value-type="float" office:value="1189746.15552">
            <text:p>1189746,15552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632.18176">
            <text:p>2632,18176</text:p>
          </table:table-cell>
          <table:table-cell table:formula="of:=[.A453]*[.B453]" office:value-type="float" office:value="1192378.33728">
            <text:p>1192378,33728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632.18176">
            <text:p>2632,18176</text:p>
          </table:table-cell>
          <table:table-cell table:formula="of:=[.A454]*[.B454]" office:value-type="float" office:value="1195010.51904">
            <text:p>1195010,51904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632.18176">
            <text:p>2632,18176</text:p>
          </table:table-cell>
          <table:table-cell table:formula="of:=[.A455]*[.B455]" office:value-type="float" office:value="1197642.7008">
            <text:p>1197642,7008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632.18176">
            <text:p>2632,18176</text:p>
          </table:table-cell>
          <table:table-cell table:formula="of:=[.A456]*[.B456]" office:value-type="float" office:value="1200274.88256">
            <text:p>1200274,88256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632.18176">
            <text:p>2632,18176</text:p>
          </table:table-cell>
          <table:table-cell table:formula="of:=[.A457]*[.B457]" office:value-type="float" office:value="1202907.06432">
            <text:p>1202907,06432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632.18176">
            <text:p>2632,18176</text:p>
          </table:table-cell>
          <table:table-cell table:formula="of:=[.A458]*[.B458]" office:value-type="float" office:value="1205539.24608">
            <text:p>1205539,24608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632.18176">
            <text:p>2632,18176</text:p>
          </table:table-cell>
          <table:table-cell table:formula="of:=[.A459]*[.B459]" office:value-type="float" office:value="1208171.42784">
            <text:p>1208171,42784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632.18176">
            <text:p>2632,18176</text:p>
          </table:table-cell>
          <table:table-cell table:formula="of:=[.A460]*[.B460]" office:value-type="float" office:value="1210803.6096">
            <text:p>1210803,6096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632.18176">
            <text:p>2632,18176</text:p>
          </table:table-cell>
          <table:table-cell table:formula="of:=[.A461]*[.B461]" office:value-type="float" office:value="1213435.79136">
            <text:p>1213435,79136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632.18176">
            <text:p>2632,18176</text:p>
          </table:table-cell>
          <table:table-cell table:formula="of:=[.A462]*[.B462]" office:value-type="float" office:value="1216067.97312">
            <text:p>1216067,97312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632.18176">
            <text:p>2632,18176</text:p>
          </table:table-cell>
          <table:table-cell table:formula="of:=[.A463]*[.B463]" office:value-type="float" office:value="1218700.15488">
            <text:p>1218700,15488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632.18176">
            <text:p>2632,18176</text:p>
          </table:table-cell>
          <table:table-cell table:formula="of:=[.A464]*[.B464]" office:value-type="float" office:value="1221332.33664">
            <text:p>1221332,33664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632.18176">
            <text:p>2632,18176</text:p>
          </table:table-cell>
          <table:table-cell table:formula="of:=[.A465]*[.B465]" office:value-type="float" office:value="1223964.5184">
            <text:p>1223964,5184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632.18176">
            <text:p>2632,18176</text:p>
          </table:table-cell>
          <table:table-cell table:formula="of:=[.A466]*[.B466]" office:value-type="float" office:value="1226596.70016">
            <text:p>1226596,70016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632.18176">
            <text:p>2632,18176</text:p>
          </table:table-cell>
          <table:table-cell table:formula="of:=[.A467]*[.B467]" office:value-type="float" office:value="1229228.88192">
            <text:p>1229228,88192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632.18176">
            <text:p>2632,18176</text:p>
          </table:table-cell>
          <table:table-cell table:formula="of:=[.A468]*[.B468]" office:value-type="float" office:value="1231861.06368">
            <text:p>1231861,06368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632.18176">
            <text:p>2632,18176</text:p>
          </table:table-cell>
          <table:table-cell table:formula="of:=[.A469]*[.B469]" office:value-type="float" office:value="1234493.24544">
            <text:p>1234493,24544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632.18176">
            <text:p>2632,18176</text:p>
          </table:table-cell>
          <table:table-cell table:formula="of:=[.A470]*[.B470]" office:value-type="float" office:value="1237125.4272">
            <text:p>1237125,4272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632.18176">
            <text:p>2632,18176</text:p>
          </table:table-cell>
          <table:table-cell table:formula="of:=[.A471]*[.B471]" office:value-type="float" office:value="1239757.60896">
            <text:p>1239757,60896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632.18176">
            <text:p>2632,18176</text:p>
          </table:table-cell>
          <table:table-cell table:formula="of:=[.A472]*[.B472]" office:value-type="float" office:value="1242389.79072">
            <text:p>1242389,79072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632.18176">
            <text:p>2632,18176</text:p>
          </table:table-cell>
          <table:table-cell table:formula="of:=[.A473]*[.B473]" office:value-type="float" office:value="1245021.97248">
            <text:p>1245021,97248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632.18176">
            <text:p>2632,18176</text:p>
          </table:table-cell>
          <table:table-cell table:formula="of:=[.A474]*[.B474]" office:value-type="float" office:value="1247654.15424">
            <text:p>1247654,15424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632.18176">
            <text:p>2632,18176</text:p>
          </table:table-cell>
          <table:table-cell table:formula="of:=[.A475]*[.B475]" office:value-type="float" office:value="1250286.336">
            <text:p>1250286,336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632.18176">
            <text:p>2632,18176</text:p>
          </table:table-cell>
          <table:table-cell table:formula="of:=[.A476]*[.B476]" office:value-type="float" office:value="1252918.51776">
            <text:p>1252918,51776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632.18176">
            <text:p>2632,18176</text:p>
          </table:table-cell>
          <table:table-cell table:formula="of:=[.A477]*[.B477]" office:value-type="float" office:value="1255550.69952">
            <text:p>1255550,69952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632.18176">
            <text:p>2632,18176</text:p>
          </table:table-cell>
          <table:table-cell table:formula="of:=[.A478]*[.B478]" office:value-type="float" office:value="1258182.88128">
            <text:p>1258182,88128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632.18176">
            <text:p>2632,18176</text:p>
          </table:table-cell>
          <table:table-cell table:formula="of:=[.A479]*[.B479]" office:value-type="float" office:value="1260815.06304">
            <text:p>1260815,06304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632.18176">
            <text:p>2632,18176</text:p>
          </table:table-cell>
          <table:table-cell table:formula="of:=[.A480]*[.B480]" office:value-type="float" office:value="1263447.2448">
            <text:p>1263447,2448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632.18176">
            <text:p>2632,18176</text:p>
          </table:table-cell>
          <table:table-cell table:formula="of:=[.A481]*[.B481]" office:value-type="float" office:value="1266079.42656">
            <text:p>1266079,42656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632.18176">
            <text:p>2632,18176</text:p>
          </table:table-cell>
          <table:table-cell table:formula="of:=[.A482]*[.B482]" office:value-type="float" office:value="1268711.60832">
            <text:p>1268711,60832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632.18176">
            <text:p>2632,18176</text:p>
          </table:table-cell>
          <table:table-cell table:formula="of:=[.A483]*[.B483]" office:value-type="float" office:value="1271343.79008">
            <text:p>1271343,79008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632.18176">
            <text:p>2632,18176</text:p>
          </table:table-cell>
          <table:table-cell table:formula="of:=[.A484]*[.B484]" office:value-type="float" office:value="1273975.97184">
            <text:p>1273975,97184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632.18176">
            <text:p>2632,18176</text:p>
          </table:table-cell>
          <table:table-cell table:formula="of:=[.A485]*[.B485]" office:value-type="float" office:value="1276608.1536">
            <text:p>1276608,1536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632.18176">
            <text:p>2632,18176</text:p>
          </table:table-cell>
          <table:table-cell table:formula="of:=[.A486]*[.B486]" office:value-type="float" office:value="1279240.33536">
            <text:p>1279240,33536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632.18176">
            <text:p>2632,18176</text:p>
          </table:table-cell>
          <table:table-cell table:formula="of:=[.A487]*[.B487]" office:value-type="float" office:value="1281872.51712">
            <text:p>1281872,51712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632.18176">
            <text:p>2632,18176</text:p>
          </table:table-cell>
          <table:table-cell table:formula="of:=[.A488]*[.B488]" office:value-type="float" office:value="1284504.69888">
            <text:p>1284504,69888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632.18176">
            <text:p>2632,18176</text:p>
          </table:table-cell>
          <table:table-cell table:formula="of:=[.A489]*[.B489]" office:value-type="float" office:value="1287136.88064">
            <text:p>1287136,88064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632.18176">
            <text:p>2632,18176</text:p>
          </table:table-cell>
          <table:table-cell table:formula="of:=[.A490]*[.B490]" office:value-type="float" office:value="1289769.0624">
            <text:p>1289769,0624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632.18176">
            <text:p>2632,18176</text:p>
          </table:table-cell>
          <table:table-cell table:formula="of:=[.A491]*[.B491]" office:value-type="float" office:value="1292401.24416">
            <text:p>1292401,24416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632.18176">
            <text:p>2632,18176</text:p>
          </table:table-cell>
          <table:table-cell table:formula="of:=[.A492]*[.B492]" office:value-type="float" office:value="1295033.42592">
            <text:p>1295033,42592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632.18176">
            <text:p>2632,18176</text:p>
          </table:table-cell>
          <table:table-cell table:formula="of:=[.A493]*[.B493]" office:value-type="float" office:value="1297665.60768">
            <text:p>1297665,60768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632.18176">
            <text:p>2632,18176</text:p>
          </table:table-cell>
          <table:table-cell table:formula="of:=[.A494]*[.B494]" office:value-type="float" office:value="1300297.78944">
            <text:p>1300297,78944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632.18176">
            <text:p>2632,18176</text:p>
          </table:table-cell>
          <table:table-cell table:formula="of:=[.A495]*[.B495]" office:value-type="float" office:value="1302929.9712">
            <text:p>1302929,9712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632.18176">
            <text:p>2632,18176</text:p>
          </table:table-cell>
          <table:table-cell table:formula="of:=[.A496]*[.B496]" office:value-type="float" office:value="1305562.15296">
            <text:p>1305562,15296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632.18176">
            <text:p>2632,18176</text:p>
          </table:table-cell>
          <table:table-cell table:formula="of:=[.A497]*[.B497]" office:value-type="float" office:value="1308194.33472">
            <text:p>1308194,33472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632.18176">
            <text:p>2632,18176</text:p>
          </table:table-cell>
          <table:table-cell table:formula="of:=[.A498]*[.B498]" office:value-type="float" office:value="1310826.51648">
            <text:p>1310826,51648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632.18176">
            <text:p>2632,18176</text:p>
          </table:table-cell>
          <table:table-cell table:formula="of:=[.A499]*[.B499]" office:value-type="float" office:value="1313458.69824">
            <text:p>1313458,69824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632.18176">
            <text:p>2632,18176</text:p>
          </table:table-cell>
          <table:table-cell table:formula="of:=[.A500]*[.B500]" office:value-type="float" office:value="1316090.88">
            <text:p>1316090,88</text:p>
          </table:table-cell>
          <table:table-cell table:number-columns-repeated="2"/>
        </table:table-row>
      </table:table>
      <table:table table:name="2018" table:style-name="ta1">
        <table:table-column table:style-name="co1" table:number-columns-repeated="5" table:default-cell-style-name="Default"/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7'.E2]*1.04" office:value-type="float" office:value="2737.4690304">
            <text:p>2737,469030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737.4690304">
            <text:p>2737,4690304</text:p>
          </table:table-cell>
          <table:table-cell table:formula="of:=[.A5]*[.B5]" office:value-type="float" office:value="13687.345152">
            <text:p>13687,34515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737.4690304">
            <text:p>2737,4690304</text:p>
          </table:table-cell>
          <table:table-cell table:formula="of:=[.A6]*[.B6]" office:value-type="float" office:value="16424.8141824">
            <text:p>16424,8141824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737.4690304">
            <text:p>2737,4690304</text:p>
          </table:table-cell>
          <table:table-cell table:formula="of:=[.A7]*[.B7]" office:value-type="float" office:value="19162.2832128">
            <text:p>19162,283212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737.4690304">
            <text:p>2737,4690304</text:p>
          </table:table-cell>
          <table:table-cell table:formula="of:=[.A8]*[.B8]" office:value-type="float" office:value="21899.7522432">
            <text:p>21899,7522432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737.4690304">
            <text:p>2737,4690304</text:p>
          </table:table-cell>
          <table:table-cell table:formula="of:=[.A9]*[.B9]" office:value-type="float" office:value="24637.2212736">
            <text:p>24637,221273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737.4690304">
            <text:p>2737,4690304</text:p>
          </table:table-cell>
          <table:table-cell table:formula="of:=[.A10]*[.B10]" office:value-type="float" office:value="27374.690304">
            <text:p>27374,690304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737.4690304">
            <text:p>2737,4690304</text:p>
          </table:table-cell>
          <table:table-cell table:formula="of:=[.A11]*[.B11]" office:value-type="float" office:value="30112.1593344">
            <text:p>30112,1593344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737.4690304">
            <text:p>2737,4690304</text:p>
          </table:table-cell>
          <table:table-cell table:formula="of:=[.A12]*[.B12]" office:value-type="float" office:value="32849.6283648">
            <text:p>32849,6283648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737.4690304">
            <text:p>2737,4690304</text:p>
          </table:table-cell>
          <table:table-cell table:formula="of:=[.A13]*[.B13]" office:value-type="float" office:value="35587.0973952">
            <text:p>35587,097395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737.4690304">
            <text:p>2737,4690304</text:p>
          </table:table-cell>
          <table:table-cell table:formula="of:=[.A14]*[.B14]" office:value-type="float" office:value="38324.5664256">
            <text:p>38324,566425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737.4690304">
            <text:p>2737,4690304</text:p>
          </table:table-cell>
          <table:table-cell table:formula="of:=[.A15]*[.B15]" office:value-type="float" office:value="41062.035456">
            <text:p>41062,035456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737.4690304">
            <text:p>2737,4690304</text:p>
          </table:table-cell>
          <table:table-cell table:formula="of:=[.A16]*[.B16]" office:value-type="float" office:value="43799.5044864">
            <text:p>43799,5044864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737.4690304">
            <text:p>2737,4690304</text:p>
          </table:table-cell>
          <table:table-cell table:formula="of:=[.A17]*[.B17]" office:value-type="float" office:value="46536.9735168">
            <text:p>46536,9735168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737.4690304">
            <text:p>2737,4690304</text:p>
          </table:table-cell>
          <table:table-cell table:formula="of:=[.A18]*[.B18]" office:value-type="float" office:value="49274.4425472">
            <text:p>49274,4425472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737.4690304">
            <text:p>2737,4690304</text:p>
          </table:table-cell>
          <table:table-cell table:formula="of:=[.A19]*[.B19]" office:value-type="float" office:value="52011.9115776">
            <text:p>52011,911577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737.4690304">
            <text:p>2737,4690304</text:p>
          </table:table-cell>
          <table:table-cell table:formula="of:=[.A20]*[.B20]" office:value-type="float" office:value="54749.380608">
            <text:p>54749,380608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737.4690304">
            <text:p>2737,4690304</text:p>
          </table:table-cell>
          <table:table-cell table:formula="of:=[.A21]*[.B21]" office:value-type="float" office:value="57486.8496384">
            <text:p>57486,8496384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737.4690304">
            <text:p>2737,4690304</text:p>
          </table:table-cell>
          <table:table-cell table:formula="of:=[.A22]*[.B22]" office:value-type="float" office:value="60224.3186688">
            <text:p>60224,3186688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737.4690304">
            <text:p>2737,4690304</text:p>
          </table:table-cell>
          <table:table-cell table:formula="of:=[.A23]*[.B23]" office:value-type="float" office:value="62961.7876992">
            <text:p>62961,787699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737.4690304">
            <text:p>2737,4690304</text:p>
          </table:table-cell>
          <table:table-cell table:formula="of:=[.A24]*[.B24]" office:value-type="float" office:value="65699.2567296">
            <text:p>65699,2567296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737.4690304">
            <text:p>2737,4690304</text:p>
          </table:table-cell>
          <table:table-cell table:formula="of:=[.A25]*[.B25]" office:value-type="float" office:value="68436.72576">
            <text:p>68436,72576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737.4690304">
            <text:p>2737,4690304</text:p>
          </table:table-cell>
          <table:table-cell table:formula="of:=[.A26]*[.B26]" office:value-type="float" office:value="71174.1947904">
            <text:p>71174,1947904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737.4690304">
            <text:p>2737,4690304</text:p>
          </table:table-cell>
          <table:table-cell table:formula="of:=[.A27]*[.B27]" office:value-type="float" office:value="73911.6638208">
            <text:p>73911,6638208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737.4690304">
            <text:p>2737,4690304</text:p>
          </table:table-cell>
          <table:table-cell table:formula="of:=[.A28]*[.B28]" office:value-type="float" office:value="76649.1328512">
            <text:p>76649,1328512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737.4690304">
            <text:p>2737,4690304</text:p>
          </table:table-cell>
          <table:table-cell table:formula="of:=[.A29]*[.B29]" office:value-type="float" office:value="79386.6018816">
            <text:p>79386,601881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737.4690304">
            <text:p>2737,4690304</text:p>
          </table:table-cell>
          <table:table-cell table:formula="of:=[.A30]*[.B30]" office:value-type="float" office:value="82124.070912">
            <text:p>82124,070912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737.4690304">
            <text:p>2737,4690304</text:p>
          </table:table-cell>
          <table:table-cell table:formula="of:=[.A31]*[.B31]" office:value-type="float" office:value="84861.5399424">
            <text:p>84861,5399424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737.4690304">
            <text:p>2737,4690304</text:p>
          </table:table-cell>
          <table:table-cell table:formula="of:=[.A32]*[.B32]" office:value-type="float" office:value="87599.0089728">
            <text:p>87599,0089728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737.4690304">
            <text:p>2737,4690304</text:p>
          </table:table-cell>
          <table:table-cell table:formula="of:=[.A33]*[.B33]" office:value-type="float" office:value="90336.4780032">
            <text:p>90336,4780032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737.4690304">
            <text:p>2737,4690304</text:p>
          </table:table-cell>
          <table:table-cell table:formula="of:=[.A34]*[.B34]" office:value-type="float" office:value="93073.9470336">
            <text:p>93073,9470336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737.4690304">
            <text:p>2737,4690304</text:p>
          </table:table-cell>
          <table:table-cell table:formula="of:=[.A35]*[.B35]" office:value-type="float" office:value="95811.416064">
            <text:p>95811,416064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737.4690304">
            <text:p>2737,4690304</text:p>
          </table:table-cell>
          <table:table-cell table:formula="of:=[.A36]*[.B36]" office:value-type="float" office:value="98548.8850944">
            <text:p>98548,8850944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737.4690304">
            <text:p>2737,4690304</text:p>
          </table:table-cell>
          <table:table-cell table:formula="of:=[.A37]*[.B37]" office:value-type="float" office:value="101286.3541248">
            <text:p>101286,3541248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737.4690304">
            <text:p>2737,4690304</text:p>
          </table:table-cell>
          <table:table-cell table:formula="of:=[.A38]*[.B38]" office:value-type="float" office:value="104023.8231552">
            <text:p>104023,8231552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737.4690304">
            <text:p>2737,4690304</text:p>
          </table:table-cell>
          <table:table-cell table:formula="of:=[.A39]*[.B39]" office:value-type="float" office:value="106761.2921856">
            <text:p>106761,2921856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737.4690304">
            <text:p>2737,4690304</text:p>
          </table:table-cell>
          <table:table-cell table:formula="of:=[.A40]*[.B40]" office:value-type="float" office:value="109498.761216">
            <text:p>109498,761216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737.4690304">
            <text:p>2737,4690304</text:p>
          </table:table-cell>
          <table:table-cell table:formula="of:=[.A41]*[.B41]" office:value-type="float" office:value="112236.2302464">
            <text:p>112236,2302464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737.4690304">
            <text:p>2737,4690304</text:p>
          </table:table-cell>
          <table:table-cell table:formula="of:=[.A42]*[.B42]" office:value-type="float" office:value="114973.6992768">
            <text:p>114973,6992768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737.4690304">
            <text:p>2737,4690304</text:p>
          </table:table-cell>
          <table:table-cell table:formula="of:=[.A43]*[.B43]" office:value-type="float" office:value="117711.1683072">
            <text:p>117711,1683072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737.4690304">
            <text:p>2737,4690304</text:p>
          </table:table-cell>
          <table:table-cell table:formula="of:=[.A44]*[.B44]" office:value-type="float" office:value="120448.6373376">
            <text:p>120448,6373376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737.4690304">
            <text:p>2737,4690304</text:p>
          </table:table-cell>
          <table:table-cell table:formula="of:=[.A45]*[.B45]" office:value-type="float" office:value="123186.106368">
            <text:p>123186,106368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737.4690304">
            <text:p>2737,4690304</text:p>
          </table:table-cell>
          <table:table-cell table:formula="of:=[.A46]*[.B46]" office:value-type="float" office:value="125923.5753984">
            <text:p>125923,5753984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737.4690304">
            <text:p>2737,4690304</text:p>
          </table:table-cell>
          <table:table-cell table:formula="of:=[.A47]*[.B47]" office:value-type="float" office:value="128661.0444288">
            <text:p>128661,0444288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737.4690304">
            <text:p>2737,4690304</text:p>
          </table:table-cell>
          <table:table-cell table:formula="of:=[.A48]*[.B48]" office:value-type="float" office:value="131398.5134592">
            <text:p>131398,5134592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737.4690304">
            <text:p>2737,4690304</text:p>
          </table:table-cell>
          <table:table-cell table:formula="of:=[.A49]*[.B49]" office:value-type="float" office:value="134135.9824896">
            <text:p>134135,9824896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737.4690304">
            <text:p>2737,4690304</text:p>
          </table:table-cell>
          <table:table-cell table:formula="of:=[.A50]*[.B50]" office:value-type="float" office:value="136873.45152">
            <text:p>136873,45152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737.4690304">
            <text:p>2737,4690304</text:p>
          </table:table-cell>
          <table:table-cell table:formula="of:=[.A51]*[.B51]" office:value-type="float" office:value="139610.9205504">
            <text:p>139610,9205504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737.4690304">
            <text:p>2737,4690304</text:p>
          </table:table-cell>
          <table:table-cell table:formula="of:=[.A52]*[.B52]" office:value-type="float" office:value="142348.3895808">
            <text:p>142348,3895808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737.4690304">
            <text:p>2737,4690304</text:p>
          </table:table-cell>
          <table:table-cell table:formula="of:=[.A53]*[.B53]" office:value-type="float" office:value="145085.8586112">
            <text:p>145085,8586112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737.4690304">
            <text:p>2737,4690304</text:p>
          </table:table-cell>
          <table:table-cell table:formula="of:=[.A54]*[.B54]" office:value-type="float" office:value="147823.3276416">
            <text:p>147823,3276416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737.4690304">
            <text:p>2737,4690304</text:p>
          </table:table-cell>
          <table:table-cell table:formula="of:=[.A55]*[.B55]" office:value-type="float" office:value="150560.796672">
            <text:p>150560,796672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737.4690304">
            <text:p>2737,4690304</text:p>
          </table:table-cell>
          <table:table-cell table:formula="of:=[.A56]*[.B56]" office:value-type="float" office:value="153298.2657024">
            <text:p>153298,2657024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737.4690304">
            <text:p>2737,4690304</text:p>
          </table:table-cell>
          <table:table-cell table:formula="of:=[.A57]*[.B57]" office:value-type="float" office:value="156035.7347328">
            <text:p>156035,7347328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737.4690304">
            <text:p>2737,4690304</text:p>
          </table:table-cell>
          <table:table-cell table:formula="of:=[.A58]*[.B58]" office:value-type="float" office:value="158773.2037632">
            <text:p>158773,2037632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737.4690304">
            <text:p>2737,4690304</text:p>
          </table:table-cell>
          <table:table-cell table:formula="of:=[.A59]*[.B59]" office:value-type="float" office:value="161510.6727936">
            <text:p>161510,6727936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737.4690304">
            <text:p>2737,4690304</text:p>
          </table:table-cell>
          <table:table-cell table:formula="of:=[.A60]*[.B60]" office:value-type="float" office:value="164248.141824">
            <text:p>164248,141824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737.4690304">
            <text:p>2737,4690304</text:p>
          </table:table-cell>
          <table:table-cell table:formula="of:=[.A61]*[.B61]" office:value-type="float" office:value="166985.6108544">
            <text:p>166985,6108544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737.4690304">
            <text:p>2737,4690304</text:p>
          </table:table-cell>
          <table:table-cell table:formula="of:=[.A62]*[.B62]" office:value-type="float" office:value="169723.0798848">
            <text:p>169723,0798848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737.4690304">
            <text:p>2737,4690304</text:p>
          </table:table-cell>
          <table:table-cell table:formula="of:=[.A63]*[.B63]" office:value-type="float" office:value="172460.5489152">
            <text:p>172460,5489152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737.4690304">
            <text:p>2737,4690304</text:p>
          </table:table-cell>
          <table:table-cell table:formula="of:=[.A64]*[.B64]" office:value-type="float" office:value="175198.0179456">
            <text:p>175198,0179456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737.4690304">
            <text:p>2737,4690304</text:p>
          </table:table-cell>
          <table:table-cell table:formula="of:=[.A65]*[.B65]" office:value-type="float" office:value="177935.486976">
            <text:p>177935,486976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737.4690304">
            <text:p>2737,4690304</text:p>
          </table:table-cell>
          <table:table-cell table:formula="of:=[.A66]*[.B66]" office:value-type="float" office:value="180672.9560064">
            <text:p>180672,9560064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737.4690304">
            <text:p>2737,4690304</text:p>
          </table:table-cell>
          <table:table-cell table:formula="of:=[.A67]*[.B67]" office:value-type="float" office:value="183410.4250368">
            <text:p>183410,4250368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737.4690304">
            <text:p>2737,4690304</text:p>
          </table:table-cell>
          <table:table-cell table:formula="of:=[.A68]*[.B68]" office:value-type="float" office:value="186147.8940672">
            <text:p>186147,8940672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737.4690304">
            <text:p>2737,4690304</text:p>
          </table:table-cell>
          <table:table-cell table:formula="of:=[.A69]*[.B69]" office:value-type="float" office:value="188885.3630976">
            <text:p>188885,3630976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737.4690304">
            <text:p>2737,4690304</text:p>
          </table:table-cell>
          <table:table-cell table:formula="of:=[.A70]*[.B70]" office:value-type="float" office:value="191622.832128">
            <text:p>191622,832128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737.4690304">
            <text:p>2737,4690304</text:p>
          </table:table-cell>
          <table:table-cell table:formula="of:=[.A71]*[.B71]" office:value-type="float" office:value="194360.3011584">
            <text:p>194360,3011584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737.4690304">
            <text:p>2737,4690304</text:p>
          </table:table-cell>
          <table:table-cell table:formula="of:=[.A72]*[.B72]" office:value-type="float" office:value="197097.7701888">
            <text:p>197097,7701888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737.4690304">
            <text:p>2737,4690304</text:p>
          </table:table-cell>
          <table:table-cell table:formula="of:=[.A73]*[.B73]" office:value-type="float" office:value="199835.2392192">
            <text:p>199835,2392192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737.4690304">
            <text:p>2737,4690304</text:p>
          </table:table-cell>
          <table:table-cell table:formula="of:=[.A74]*[.B74]" office:value-type="float" office:value="202572.7082496">
            <text:p>202572,7082496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737.4690304">
            <text:p>2737,4690304</text:p>
          </table:table-cell>
          <table:table-cell table:formula="of:=[.A75]*[.B75]" office:value-type="float" office:value="205310.17728">
            <text:p>205310,17728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737.4690304">
            <text:p>2737,4690304</text:p>
          </table:table-cell>
          <table:table-cell table:formula="of:=[.A76]*[.B76]" office:value-type="float" office:value="208047.6463104">
            <text:p>208047,6463104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737.4690304">
            <text:p>2737,4690304</text:p>
          </table:table-cell>
          <table:table-cell table:formula="of:=[.A77]*[.B77]" office:value-type="float" office:value="210785.1153408">
            <text:p>210785,1153408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737.4690304">
            <text:p>2737,4690304</text:p>
          </table:table-cell>
          <table:table-cell table:formula="of:=[.A78]*[.B78]" office:value-type="float" office:value="213522.5843712">
            <text:p>213522,5843712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737.4690304">
            <text:p>2737,4690304</text:p>
          </table:table-cell>
          <table:table-cell table:formula="of:=[.A79]*[.B79]" office:value-type="float" office:value="216260.0534016">
            <text:p>216260,0534016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737.4690304">
            <text:p>2737,4690304</text:p>
          </table:table-cell>
          <table:table-cell table:formula="of:=[.A80]*[.B80]" office:value-type="float" office:value="218997.522432">
            <text:p>218997,522432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737.4690304">
            <text:p>2737,4690304</text:p>
          </table:table-cell>
          <table:table-cell table:formula="of:=[.A81]*[.B81]" office:value-type="float" office:value="221734.9914624">
            <text:p>221734,9914624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737.4690304">
            <text:p>2737,4690304</text:p>
          </table:table-cell>
          <table:table-cell table:formula="of:=[.A82]*[.B82]" office:value-type="float" office:value="224472.4604928">
            <text:p>224472,4604928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737.4690304">
            <text:p>2737,4690304</text:p>
          </table:table-cell>
          <table:table-cell table:formula="of:=[.A83]*[.B83]" office:value-type="float" office:value="227209.9295232">
            <text:p>227209,9295232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737.4690304">
            <text:p>2737,4690304</text:p>
          </table:table-cell>
          <table:table-cell table:formula="of:=[.A84]*[.B84]" office:value-type="float" office:value="229947.3985536">
            <text:p>229947,3985536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737.4690304">
            <text:p>2737,4690304</text:p>
          </table:table-cell>
          <table:table-cell table:formula="of:=[.A85]*[.B85]" office:value-type="float" office:value="232684.867584">
            <text:p>232684,867584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737.4690304">
            <text:p>2737,4690304</text:p>
          </table:table-cell>
          <table:table-cell table:formula="of:=[.A86]*[.B86]" office:value-type="float" office:value="235422.3366144">
            <text:p>235422,3366144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737.4690304">
            <text:p>2737,4690304</text:p>
          </table:table-cell>
          <table:table-cell table:formula="of:=[.A87]*[.B87]" office:value-type="float" office:value="238159.8056448">
            <text:p>238159,8056448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737.4690304">
            <text:p>2737,4690304</text:p>
          </table:table-cell>
          <table:table-cell table:formula="of:=[.A88]*[.B88]" office:value-type="float" office:value="240897.2746752">
            <text:p>240897,2746752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737.4690304">
            <text:p>2737,4690304</text:p>
          </table:table-cell>
          <table:table-cell table:formula="of:=[.A89]*[.B89]" office:value-type="float" office:value="243634.7437056">
            <text:p>243634,7437056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737.4690304">
            <text:p>2737,4690304</text:p>
          </table:table-cell>
          <table:table-cell table:formula="of:=[.A90]*[.B90]" office:value-type="float" office:value="246372.212736">
            <text:p>246372,21273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737.4690304">
            <text:p>2737,4690304</text:p>
          </table:table-cell>
          <table:table-cell table:formula="of:=[.A91]*[.B91]" office:value-type="float" office:value="249109.6817664">
            <text:p>249109,6817664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737.4690304">
            <text:p>2737,4690304</text:p>
          </table:table-cell>
          <table:table-cell table:formula="of:=[.A92]*[.B92]" office:value-type="float" office:value="251847.1507968">
            <text:p>251847,1507968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737.4690304">
            <text:p>2737,4690304</text:p>
          </table:table-cell>
          <table:table-cell table:formula="of:=[.A93]*[.B93]" office:value-type="float" office:value="254584.6198272">
            <text:p>254584,6198272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737.4690304">
            <text:p>2737,4690304</text:p>
          </table:table-cell>
          <table:table-cell table:formula="of:=[.A94]*[.B94]" office:value-type="float" office:value="257322.0888576">
            <text:p>257322,0888576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737.4690304">
            <text:p>2737,4690304</text:p>
          </table:table-cell>
          <table:table-cell table:formula="of:=[.A95]*[.B95]" office:value-type="float" office:value="260059.557888">
            <text:p>260059,557888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737.4690304">
            <text:p>2737,4690304</text:p>
          </table:table-cell>
          <table:table-cell table:formula="of:=[.A96]*[.B96]" office:value-type="float" office:value="262797.0269184">
            <text:p>262797,0269184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737.4690304">
            <text:p>2737,4690304</text:p>
          </table:table-cell>
          <table:table-cell table:formula="of:=[.A97]*[.B97]" office:value-type="float" office:value="265534.4959488">
            <text:p>265534,4959488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737.4690304">
            <text:p>2737,4690304</text:p>
          </table:table-cell>
          <table:table-cell table:formula="of:=[.A98]*[.B98]" office:value-type="float" office:value="268271.9649792">
            <text:p>268271,9649792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737.4690304">
            <text:p>2737,4690304</text:p>
          </table:table-cell>
          <table:table-cell table:formula="of:=[.A99]*[.B99]" office:value-type="float" office:value="271009.4340096">
            <text:p>271009,434009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737.4690304">
            <text:p>2737,4690304</text:p>
          </table:table-cell>
          <table:table-cell table:formula="of:=[.A100]*[.B100]" office:value-type="float" office:value="273746.90304">
            <text:p>273746,90304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737.4690304">
            <text:p>2737,4690304</text:p>
          </table:table-cell>
          <table:table-cell table:formula="of:=[.A101]*[.B101]" office:value-type="float" office:value="276484.3720704">
            <text:p>276484,3720704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737.4690304">
            <text:p>2737,4690304</text:p>
          </table:table-cell>
          <table:table-cell table:formula="of:=[.A102]*[.B102]" office:value-type="float" office:value="279221.8411008">
            <text:p>279221,8411008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737.4690304">
            <text:p>2737,4690304</text:p>
          </table:table-cell>
          <table:table-cell table:formula="of:=[.A103]*[.B103]" office:value-type="float" office:value="281959.3101312">
            <text:p>281959,3101312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737.4690304">
            <text:p>2737,4690304</text:p>
          </table:table-cell>
          <table:table-cell table:formula="of:=[.A104]*[.B104]" office:value-type="float" office:value="284696.7791616">
            <text:p>284696,7791616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737.4690304">
            <text:p>2737,4690304</text:p>
          </table:table-cell>
          <table:table-cell table:formula="of:=[.A105]*[.B105]" office:value-type="float" office:value="287434.248192">
            <text:p>287434,248192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737.4690304">
            <text:p>2737,4690304</text:p>
          </table:table-cell>
          <table:table-cell table:formula="of:=[.A106]*[.B106]" office:value-type="float" office:value="290171.7172224">
            <text:p>290171,7172224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737.4690304">
            <text:p>2737,4690304</text:p>
          </table:table-cell>
          <table:table-cell table:formula="of:=[.A107]*[.B107]" office:value-type="float" office:value="292909.1862528">
            <text:p>292909,1862528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737.4690304">
            <text:p>2737,4690304</text:p>
          </table:table-cell>
          <table:table-cell table:formula="of:=[.A108]*[.B108]" office:value-type="float" office:value="295646.6552832">
            <text:p>295646,6552832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737.4690304">
            <text:p>2737,4690304</text:p>
          </table:table-cell>
          <table:table-cell table:formula="of:=[.A109]*[.B109]" office:value-type="float" office:value="298384.1243136">
            <text:p>298384,1243136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737.4690304">
            <text:p>2737,4690304</text:p>
          </table:table-cell>
          <table:table-cell table:formula="of:=[.A110]*[.B110]" office:value-type="float" office:value="301121.593344">
            <text:p>301121,593344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737.4690304">
            <text:p>2737,4690304</text:p>
          </table:table-cell>
          <table:table-cell table:formula="of:=[.A111]*[.B111]" office:value-type="float" office:value="303859.0623744">
            <text:p>303859,0623744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737.4690304">
            <text:p>2737,4690304</text:p>
          </table:table-cell>
          <table:table-cell table:formula="of:=[.A112]*[.B112]" office:value-type="float" office:value="306596.5314048">
            <text:p>306596,5314048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737.4690304">
            <text:p>2737,4690304</text:p>
          </table:table-cell>
          <table:table-cell table:formula="of:=[.A113]*[.B113]" office:value-type="float" office:value="309334.0004352">
            <text:p>309334,0004352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737.4690304">
            <text:p>2737,4690304</text:p>
          </table:table-cell>
          <table:table-cell table:formula="of:=[.A114]*[.B114]" office:value-type="float" office:value="312071.4694656">
            <text:p>312071,4694656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737.4690304">
            <text:p>2737,4690304</text:p>
          </table:table-cell>
          <table:table-cell table:formula="of:=[.A115]*[.B115]" office:value-type="float" office:value="314808.938496">
            <text:p>314808,938496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737.4690304">
            <text:p>2737,4690304</text:p>
          </table:table-cell>
          <table:table-cell table:formula="of:=[.A116]*[.B116]" office:value-type="float" office:value="317546.4075264">
            <text:p>317546,4075264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737.4690304">
            <text:p>2737,4690304</text:p>
          </table:table-cell>
          <table:table-cell table:formula="of:=[.A117]*[.B117]" office:value-type="float" office:value="320283.8765568">
            <text:p>320283,8765568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737.4690304">
            <text:p>2737,4690304</text:p>
          </table:table-cell>
          <table:table-cell table:formula="of:=[.A118]*[.B118]" office:value-type="float" office:value="323021.3455872">
            <text:p>323021,3455872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737.4690304">
            <text:p>2737,4690304</text:p>
          </table:table-cell>
          <table:table-cell table:formula="of:=[.A119]*[.B119]" office:value-type="float" office:value="325758.8146176">
            <text:p>325758,8146176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737.4690304">
            <text:p>2737,4690304</text:p>
          </table:table-cell>
          <table:table-cell table:formula="of:=[.A120]*[.B120]" office:value-type="float" office:value="328496.283648">
            <text:p>328496,283648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737.4690304">
            <text:p>2737,4690304</text:p>
          </table:table-cell>
          <table:table-cell table:formula="of:=[.A121]*[.B121]" office:value-type="float" office:value="331233.7526784">
            <text:p>331233,7526784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737.4690304">
            <text:p>2737,4690304</text:p>
          </table:table-cell>
          <table:table-cell table:formula="of:=[.A122]*[.B122]" office:value-type="float" office:value="333971.2217088">
            <text:p>333971,2217088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737.4690304">
            <text:p>2737,4690304</text:p>
          </table:table-cell>
          <table:table-cell table:formula="of:=[.A123]*[.B123]" office:value-type="float" office:value="336708.6907392">
            <text:p>336708,6907392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737.4690304">
            <text:p>2737,4690304</text:p>
          </table:table-cell>
          <table:table-cell table:formula="of:=[.A124]*[.B124]" office:value-type="float" office:value="339446.1597696">
            <text:p>339446,1597696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737.4690304">
            <text:p>2737,4690304</text:p>
          </table:table-cell>
          <table:table-cell table:formula="of:=[.A125]*[.B125]" office:value-type="float" office:value="342183.6288">
            <text:p>342183,6288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737.4690304">
            <text:p>2737,4690304</text:p>
          </table:table-cell>
          <table:table-cell table:formula="of:=[.A126]*[.B126]" office:value-type="float" office:value="344921.0978304">
            <text:p>344921,0978304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737.4690304">
            <text:p>2737,4690304</text:p>
          </table:table-cell>
          <table:table-cell table:formula="of:=[.A127]*[.B127]" office:value-type="float" office:value="347658.5668608">
            <text:p>347658,5668608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737.4690304">
            <text:p>2737,4690304</text:p>
          </table:table-cell>
          <table:table-cell table:formula="of:=[.A128]*[.B128]" office:value-type="float" office:value="350396.0358912">
            <text:p>350396,0358912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737.4690304">
            <text:p>2737,4690304</text:p>
          </table:table-cell>
          <table:table-cell table:formula="of:=[.A129]*[.B129]" office:value-type="float" office:value="353133.5049216">
            <text:p>353133,5049216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737.4690304">
            <text:p>2737,4690304</text:p>
          </table:table-cell>
          <table:table-cell table:formula="of:=[.A130]*[.B130]" office:value-type="float" office:value="355870.973952">
            <text:p>355870,973952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737.4690304">
            <text:p>2737,4690304</text:p>
          </table:table-cell>
          <table:table-cell table:formula="of:=[.A131]*[.B131]" office:value-type="float" office:value="358608.4429824">
            <text:p>358608,4429824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737.4690304">
            <text:p>2737,4690304</text:p>
          </table:table-cell>
          <table:table-cell table:formula="of:=[.A132]*[.B132]" office:value-type="float" office:value="361345.9120128">
            <text:p>361345,9120128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737.4690304">
            <text:p>2737,4690304</text:p>
          </table:table-cell>
          <table:table-cell table:formula="of:=[.A133]*[.B133]" office:value-type="float" office:value="364083.3810432">
            <text:p>364083,3810432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737.4690304">
            <text:p>2737,4690304</text:p>
          </table:table-cell>
          <table:table-cell table:formula="of:=[.A134]*[.B134]" office:value-type="float" office:value="366820.8500736">
            <text:p>366820,8500736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737.4690304">
            <text:p>2737,4690304</text:p>
          </table:table-cell>
          <table:table-cell table:formula="of:=[.A135]*[.B135]" office:value-type="float" office:value="369558.319104">
            <text:p>369558,319104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737.4690304">
            <text:p>2737,4690304</text:p>
          </table:table-cell>
          <table:table-cell table:formula="of:=[.A136]*[.B136]" office:value-type="float" office:value="372295.7881344">
            <text:p>372295,7881344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737.4690304">
            <text:p>2737,4690304</text:p>
          </table:table-cell>
          <table:table-cell table:formula="of:=[.A137]*[.B137]" office:value-type="float" office:value="375033.2571648">
            <text:p>375033,2571648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737.4690304">
            <text:p>2737,4690304</text:p>
          </table:table-cell>
          <table:table-cell table:formula="of:=[.A138]*[.B138]" office:value-type="float" office:value="377770.7261952">
            <text:p>377770,7261952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737.4690304">
            <text:p>2737,4690304</text:p>
          </table:table-cell>
          <table:table-cell table:formula="of:=[.A139]*[.B139]" office:value-type="float" office:value="380508.1952256">
            <text:p>380508,1952256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737.4690304">
            <text:p>2737,4690304</text:p>
          </table:table-cell>
          <table:table-cell table:formula="of:=[.A140]*[.B140]" office:value-type="float" office:value="383245.664256">
            <text:p>383245,664256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737.4690304">
            <text:p>2737,4690304</text:p>
          </table:table-cell>
          <table:table-cell table:formula="of:=[.A141]*[.B141]" office:value-type="float" office:value="385983.1332864">
            <text:p>385983,1332864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737.4690304">
            <text:p>2737,4690304</text:p>
          </table:table-cell>
          <table:table-cell table:formula="of:=[.A142]*[.B142]" office:value-type="float" office:value="388720.6023168">
            <text:p>388720,6023168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737.4690304">
            <text:p>2737,4690304</text:p>
          </table:table-cell>
          <table:table-cell table:formula="of:=[.A143]*[.B143]" office:value-type="float" office:value="391458.0713472">
            <text:p>391458,0713472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737.4690304">
            <text:p>2737,4690304</text:p>
          </table:table-cell>
          <table:table-cell table:formula="of:=[.A144]*[.B144]" office:value-type="float" office:value="394195.5403776">
            <text:p>394195,5403776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737.4690304">
            <text:p>2737,4690304</text:p>
          </table:table-cell>
          <table:table-cell table:formula="of:=[.A145]*[.B145]" office:value-type="float" office:value="396933.009408">
            <text:p>396933,009408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737.4690304">
            <text:p>2737,4690304</text:p>
          </table:table-cell>
          <table:table-cell table:formula="of:=[.A146]*[.B146]" office:value-type="float" office:value="399670.4784384">
            <text:p>399670,4784384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737.4690304">
            <text:p>2737,4690304</text:p>
          </table:table-cell>
          <table:table-cell table:formula="of:=[.A147]*[.B147]" office:value-type="float" office:value="402407.9474688">
            <text:p>402407,9474688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737.4690304">
            <text:p>2737,4690304</text:p>
          </table:table-cell>
          <table:table-cell table:formula="of:=[.A148]*[.B148]" office:value-type="float" office:value="405145.4164992">
            <text:p>405145,4164992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737.4690304">
            <text:p>2737,4690304</text:p>
          </table:table-cell>
          <table:table-cell table:formula="of:=[.A149]*[.B149]" office:value-type="float" office:value="407882.8855296">
            <text:p>407882,885529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737.4690304">
            <text:p>2737,4690304</text:p>
          </table:table-cell>
          <table:table-cell table:formula="of:=[.A150]*[.B150]" office:value-type="float" office:value="410620.35456">
            <text:p>410620,35456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737.4690304">
            <text:p>2737,4690304</text:p>
          </table:table-cell>
          <table:table-cell table:formula="of:=[.A151]*[.B151]" office:value-type="float" office:value="413357.8235904">
            <text:p>413357,8235904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737.4690304">
            <text:p>2737,4690304</text:p>
          </table:table-cell>
          <table:table-cell table:formula="of:=[.A152]*[.B152]" office:value-type="float" office:value="416095.2926208">
            <text:p>416095,2926208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737.4690304">
            <text:p>2737,4690304</text:p>
          </table:table-cell>
          <table:table-cell table:formula="of:=[.A153]*[.B153]" office:value-type="float" office:value="418832.7616512">
            <text:p>418832,7616512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737.4690304">
            <text:p>2737,4690304</text:p>
          </table:table-cell>
          <table:table-cell table:formula="of:=[.A154]*[.B154]" office:value-type="float" office:value="421570.2306816">
            <text:p>421570,2306816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737.4690304">
            <text:p>2737,4690304</text:p>
          </table:table-cell>
          <table:table-cell table:formula="of:=[.A155]*[.B155]" office:value-type="float" office:value="424307.699712">
            <text:p>424307,699712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737.4690304">
            <text:p>2737,4690304</text:p>
          </table:table-cell>
          <table:table-cell table:formula="of:=[.A156]*[.B156]" office:value-type="float" office:value="427045.1687424">
            <text:p>427045,1687424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737.4690304">
            <text:p>2737,4690304</text:p>
          </table:table-cell>
          <table:table-cell table:formula="of:=[.A157]*[.B157]" office:value-type="float" office:value="429782.6377728">
            <text:p>429782,6377728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737.4690304">
            <text:p>2737,4690304</text:p>
          </table:table-cell>
          <table:table-cell table:formula="of:=[.A158]*[.B158]" office:value-type="float" office:value="432520.1068032">
            <text:p>432520,1068032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737.4690304">
            <text:p>2737,4690304</text:p>
          </table:table-cell>
          <table:table-cell table:formula="of:=[.A159]*[.B159]" office:value-type="float" office:value="435257.5758336">
            <text:p>435257,5758336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737.4690304">
            <text:p>2737,4690304</text:p>
          </table:table-cell>
          <table:table-cell table:formula="of:=[.A160]*[.B160]" office:value-type="float" office:value="437995.044864">
            <text:p>437995,044864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737.4690304">
            <text:p>2737,4690304</text:p>
          </table:table-cell>
          <table:table-cell table:formula="of:=[.A161]*[.B161]" office:value-type="float" office:value="440732.5138944">
            <text:p>440732,5138944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737.4690304">
            <text:p>2737,4690304</text:p>
          </table:table-cell>
          <table:table-cell table:formula="of:=[.A162]*[.B162]" office:value-type="float" office:value="443469.9829248">
            <text:p>443469,9829248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737.4690304">
            <text:p>2737,4690304</text:p>
          </table:table-cell>
          <table:table-cell table:formula="of:=[.A163]*[.B163]" office:value-type="float" office:value="446207.4519552">
            <text:p>446207,4519552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737.4690304">
            <text:p>2737,4690304</text:p>
          </table:table-cell>
          <table:table-cell table:formula="of:=[.A164]*[.B164]" office:value-type="float" office:value="448944.9209856">
            <text:p>448944,9209856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737.4690304">
            <text:p>2737,4690304</text:p>
          </table:table-cell>
          <table:table-cell table:formula="of:=[.A165]*[.B165]" office:value-type="float" office:value="451682.390016">
            <text:p>451682,390016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737.4690304">
            <text:p>2737,4690304</text:p>
          </table:table-cell>
          <table:table-cell table:formula="of:=[.A166]*[.B166]" office:value-type="float" office:value="454419.8590464">
            <text:p>454419,8590464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737.4690304">
            <text:p>2737,4690304</text:p>
          </table:table-cell>
          <table:table-cell table:formula="of:=[.A167]*[.B167]" office:value-type="float" office:value="457157.3280768">
            <text:p>457157,3280768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737.4690304">
            <text:p>2737,4690304</text:p>
          </table:table-cell>
          <table:table-cell table:formula="of:=[.A168]*[.B168]" office:value-type="float" office:value="459894.7971072">
            <text:p>459894,7971072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737.4690304">
            <text:p>2737,4690304</text:p>
          </table:table-cell>
          <table:table-cell table:formula="of:=[.A169]*[.B169]" office:value-type="float" office:value="462632.2661376">
            <text:p>462632,2661376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737.4690304">
            <text:p>2737,4690304</text:p>
          </table:table-cell>
          <table:table-cell table:formula="of:=[.A170]*[.B170]" office:value-type="float" office:value="465369.735168">
            <text:p>465369,735168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737.4690304">
            <text:p>2737,4690304</text:p>
          </table:table-cell>
          <table:table-cell table:formula="of:=[.A171]*[.B171]" office:value-type="float" office:value="468107.2041984">
            <text:p>468107,2041984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737.4690304">
            <text:p>2737,4690304</text:p>
          </table:table-cell>
          <table:table-cell table:formula="of:=[.A172]*[.B172]" office:value-type="float" office:value="470844.6732288">
            <text:p>470844,6732288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737.4690304">
            <text:p>2737,4690304</text:p>
          </table:table-cell>
          <table:table-cell table:formula="of:=[.A173]*[.B173]" office:value-type="float" office:value="473582.1422592">
            <text:p>473582,1422592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737.4690304">
            <text:p>2737,4690304</text:p>
          </table:table-cell>
          <table:table-cell table:formula="of:=[.A174]*[.B174]" office:value-type="float" office:value="476319.6112896">
            <text:p>476319,6112896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737.4690304">
            <text:p>2737,4690304</text:p>
          </table:table-cell>
          <table:table-cell table:formula="of:=[.A175]*[.B175]" office:value-type="float" office:value="479057.08032">
            <text:p>479057,08032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737.4690304">
            <text:p>2737,4690304</text:p>
          </table:table-cell>
          <table:table-cell table:formula="of:=[.A176]*[.B176]" office:value-type="float" office:value="481794.5493504">
            <text:p>481794,5493504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737.4690304">
            <text:p>2737,4690304</text:p>
          </table:table-cell>
          <table:table-cell table:formula="of:=[.A177]*[.B177]" office:value-type="float" office:value="484532.0183808">
            <text:p>484532,0183808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737.4690304">
            <text:p>2737,4690304</text:p>
          </table:table-cell>
          <table:table-cell table:formula="of:=[.A178]*[.B178]" office:value-type="float" office:value="487269.4874112">
            <text:p>487269,4874112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737.4690304">
            <text:p>2737,4690304</text:p>
          </table:table-cell>
          <table:table-cell table:formula="of:=[.A179]*[.B179]" office:value-type="float" office:value="490006.9564416">
            <text:p>490006,9564416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737.4690304">
            <text:p>2737,4690304</text:p>
          </table:table-cell>
          <table:table-cell table:formula="of:=[.A180]*[.B180]" office:value-type="float" office:value="492744.425472">
            <text:p>492744,425472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737.4690304">
            <text:p>2737,4690304</text:p>
          </table:table-cell>
          <table:table-cell table:formula="of:=[.A181]*[.B181]" office:value-type="float" office:value="495481.8945024">
            <text:p>495481,8945024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737.4690304">
            <text:p>2737,4690304</text:p>
          </table:table-cell>
          <table:table-cell table:formula="of:=[.A182]*[.B182]" office:value-type="float" office:value="498219.3635328">
            <text:p>498219,3635328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737.4690304">
            <text:p>2737,4690304</text:p>
          </table:table-cell>
          <table:table-cell table:formula="of:=[.A183]*[.B183]" office:value-type="float" office:value="500956.8325632">
            <text:p>500956,8325632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737.4690304">
            <text:p>2737,4690304</text:p>
          </table:table-cell>
          <table:table-cell table:formula="of:=[.A184]*[.B184]" office:value-type="float" office:value="503694.3015936">
            <text:p>503694,3015936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737.4690304">
            <text:p>2737,4690304</text:p>
          </table:table-cell>
          <table:table-cell table:formula="of:=[.A185]*[.B185]" office:value-type="float" office:value="506431.770624">
            <text:p>506431,770624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737.4690304">
            <text:p>2737,4690304</text:p>
          </table:table-cell>
          <table:table-cell table:formula="of:=[.A186]*[.B186]" office:value-type="float" office:value="509169.2396544">
            <text:p>509169,2396544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737.4690304">
            <text:p>2737,4690304</text:p>
          </table:table-cell>
          <table:table-cell table:formula="of:=[.A187]*[.B187]" office:value-type="float" office:value="511906.7086848">
            <text:p>511906,7086848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737.4690304">
            <text:p>2737,4690304</text:p>
          </table:table-cell>
          <table:table-cell table:formula="of:=[.A188]*[.B188]" office:value-type="float" office:value="514644.1777152">
            <text:p>514644,1777152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737.4690304">
            <text:p>2737,4690304</text:p>
          </table:table-cell>
          <table:table-cell table:formula="of:=[.A189]*[.B189]" office:value-type="float" office:value="517381.6467456">
            <text:p>517381,6467456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737.4690304">
            <text:p>2737,4690304</text:p>
          </table:table-cell>
          <table:table-cell table:formula="of:=[.A190]*[.B190]" office:value-type="float" office:value="520119.115776">
            <text:p>520119,115776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737.4690304">
            <text:p>2737,4690304</text:p>
          </table:table-cell>
          <table:table-cell table:formula="of:=[.A191]*[.B191]" office:value-type="float" office:value="522856.5848064">
            <text:p>522856,5848064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737.4690304">
            <text:p>2737,4690304</text:p>
          </table:table-cell>
          <table:table-cell table:formula="of:=[.A192]*[.B192]" office:value-type="float" office:value="525594.0538368">
            <text:p>525594,0538368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737.4690304">
            <text:p>2737,4690304</text:p>
          </table:table-cell>
          <table:table-cell table:formula="of:=[.A193]*[.B193]" office:value-type="float" office:value="528331.5228672">
            <text:p>528331,5228672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737.4690304">
            <text:p>2737,4690304</text:p>
          </table:table-cell>
          <table:table-cell table:formula="of:=[.A194]*[.B194]" office:value-type="float" office:value="531068.9918976">
            <text:p>531068,9918976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737.4690304">
            <text:p>2737,4690304</text:p>
          </table:table-cell>
          <table:table-cell table:formula="of:=[.A195]*[.B195]" office:value-type="float" office:value="533806.460928">
            <text:p>533806,460928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737.4690304">
            <text:p>2737,4690304</text:p>
          </table:table-cell>
          <table:table-cell table:formula="of:=[.A196]*[.B196]" office:value-type="float" office:value="536543.9299584">
            <text:p>536543,9299584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737.4690304">
            <text:p>2737,4690304</text:p>
          </table:table-cell>
          <table:table-cell table:formula="of:=[.A197]*[.B197]" office:value-type="float" office:value="539281.3989888">
            <text:p>539281,3989888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737.4690304">
            <text:p>2737,4690304</text:p>
          </table:table-cell>
          <table:table-cell table:formula="of:=[.A198]*[.B198]" office:value-type="float" office:value="542018.8680192">
            <text:p>542018,8680192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737.4690304">
            <text:p>2737,4690304</text:p>
          </table:table-cell>
          <table:table-cell table:formula="of:=[.A199]*[.B199]" office:value-type="float" office:value="544756.3370496">
            <text:p>544756,3370496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737.4690304">
            <text:p>2737,4690304</text:p>
          </table:table-cell>
          <table:table-cell table:formula="of:=[.A200]*[.B200]" office:value-type="float" office:value="547493.80608">
            <text:p>547493,80608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737.4690304">
            <text:p>2737,4690304</text:p>
          </table:table-cell>
          <table:table-cell table:formula="of:=[.A201]*[.B201]" office:value-type="float" office:value="550231.2751104">
            <text:p>550231,2751104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737.4690304">
            <text:p>2737,4690304</text:p>
          </table:table-cell>
          <table:table-cell table:formula="of:=[.A202]*[.B202]" office:value-type="float" office:value="552968.7441408">
            <text:p>552968,7441408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737.4690304">
            <text:p>2737,4690304</text:p>
          </table:table-cell>
          <table:table-cell table:formula="of:=[.A203]*[.B203]" office:value-type="float" office:value="555706.2131712">
            <text:p>555706,2131712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737.4690304">
            <text:p>2737,4690304</text:p>
          </table:table-cell>
          <table:table-cell table:formula="of:=[.A204]*[.B204]" office:value-type="float" office:value="558443.6822016">
            <text:p>558443,6822016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737.4690304">
            <text:p>2737,4690304</text:p>
          </table:table-cell>
          <table:table-cell table:formula="of:=[.A205]*[.B205]" office:value-type="float" office:value="561181.151232">
            <text:p>561181,151232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737.4690304">
            <text:p>2737,4690304</text:p>
          </table:table-cell>
          <table:table-cell table:formula="of:=[.A206]*[.B206]" office:value-type="float" office:value="563918.6202624">
            <text:p>563918,6202624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737.4690304">
            <text:p>2737,4690304</text:p>
          </table:table-cell>
          <table:table-cell table:formula="of:=[.A207]*[.B207]" office:value-type="float" office:value="566656.0892928">
            <text:p>566656,0892928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737.4690304">
            <text:p>2737,4690304</text:p>
          </table:table-cell>
          <table:table-cell table:formula="of:=[.A208]*[.B208]" office:value-type="float" office:value="569393.5583232">
            <text:p>569393,5583232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737.4690304">
            <text:p>2737,4690304</text:p>
          </table:table-cell>
          <table:table-cell table:formula="of:=[.A209]*[.B209]" office:value-type="float" office:value="572131.0273536">
            <text:p>572131,0273536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737.4690304">
            <text:p>2737,4690304</text:p>
          </table:table-cell>
          <table:table-cell table:formula="of:=[.A210]*[.B210]" office:value-type="float" office:value="574868.496384">
            <text:p>574868,496384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737.4690304">
            <text:p>2737,4690304</text:p>
          </table:table-cell>
          <table:table-cell table:formula="of:=[.A211]*[.B211]" office:value-type="float" office:value="577605.9654144">
            <text:p>577605,9654144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737.4690304">
            <text:p>2737,4690304</text:p>
          </table:table-cell>
          <table:table-cell table:formula="of:=[.A212]*[.B212]" office:value-type="float" office:value="580343.4344448">
            <text:p>580343,4344448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737.4690304">
            <text:p>2737,4690304</text:p>
          </table:table-cell>
          <table:table-cell table:formula="of:=[.A213]*[.B213]" office:value-type="float" office:value="583080.9034752">
            <text:p>583080,9034752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737.4690304">
            <text:p>2737,4690304</text:p>
          </table:table-cell>
          <table:table-cell table:formula="of:=[.A214]*[.B214]" office:value-type="float" office:value="585818.3725056">
            <text:p>585818,3725056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737.4690304">
            <text:p>2737,4690304</text:p>
          </table:table-cell>
          <table:table-cell table:formula="of:=[.A215]*[.B215]" office:value-type="float" office:value="588555.841536">
            <text:p>588555,841536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737.4690304">
            <text:p>2737,4690304</text:p>
          </table:table-cell>
          <table:table-cell table:formula="of:=[.A216]*[.B216]" office:value-type="float" office:value="591293.3105664">
            <text:p>591293,3105664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737.4690304">
            <text:p>2737,4690304</text:p>
          </table:table-cell>
          <table:table-cell table:formula="of:=[.A217]*[.B217]" office:value-type="float" office:value="594030.7795968">
            <text:p>594030,7795968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737.4690304">
            <text:p>2737,4690304</text:p>
          </table:table-cell>
          <table:table-cell table:formula="of:=[.A218]*[.B218]" office:value-type="float" office:value="596768.2486272">
            <text:p>596768,2486272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737.4690304">
            <text:p>2737,4690304</text:p>
          </table:table-cell>
          <table:table-cell table:formula="of:=[.A219]*[.B219]" office:value-type="float" office:value="599505.7176576">
            <text:p>599505,7176576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737.4690304">
            <text:p>2737,4690304</text:p>
          </table:table-cell>
          <table:table-cell table:formula="of:=[.A220]*[.B220]" office:value-type="float" office:value="602243.186688">
            <text:p>602243,186688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737.4690304">
            <text:p>2737,4690304</text:p>
          </table:table-cell>
          <table:table-cell table:formula="of:=[.A221]*[.B221]" office:value-type="float" office:value="604980.6557184">
            <text:p>604980,6557184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737.4690304">
            <text:p>2737,4690304</text:p>
          </table:table-cell>
          <table:table-cell table:formula="of:=[.A222]*[.B222]" office:value-type="float" office:value="607718.1247488">
            <text:p>607718,1247488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737.4690304">
            <text:p>2737,4690304</text:p>
          </table:table-cell>
          <table:table-cell table:formula="of:=[.A223]*[.B223]" office:value-type="float" office:value="610455.5937792">
            <text:p>610455,5937792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737.4690304">
            <text:p>2737,4690304</text:p>
          </table:table-cell>
          <table:table-cell table:formula="of:=[.A224]*[.B224]" office:value-type="float" office:value="613193.0628096">
            <text:p>613193,0628096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737.4690304">
            <text:p>2737,4690304</text:p>
          </table:table-cell>
          <table:table-cell table:formula="of:=[.A225]*[.B225]" office:value-type="float" office:value="615930.53184">
            <text:p>615930,53184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737.4690304">
            <text:p>2737,4690304</text:p>
          </table:table-cell>
          <table:table-cell table:formula="of:=[.A226]*[.B226]" office:value-type="float" office:value="618668.0008704">
            <text:p>618668,0008704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737.4690304">
            <text:p>2737,4690304</text:p>
          </table:table-cell>
          <table:table-cell table:formula="of:=[.A227]*[.B227]" office:value-type="float" office:value="621405.4699008">
            <text:p>621405,4699008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737.4690304">
            <text:p>2737,4690304</text:p>
          </table:table-cell>
          <table:table-cell table:formula="of:=[.A228]*[.B228]" office:value-type="float" office:value="624142.9389312">
            <text:p>624142,9389312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737.4690304">
            <text:p>2737,4690304</text:p>
          </table:table-cell>
          <table:table-cell table:formula="of:=[.A229]*[.B229]" office:value-type="float" office:value="626880.4079616">
            <text:p>626880,4079616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737.4690304">
            <text:p>2737,4690304</text:p>
          </table:table-cell>
          <table:table-cell table:formula="of:=[.A230]*[.B230]" office:value-type="float" office:value="629617.876992">
            <text:p>629617,876992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737.4690304">
            <text:p>2737,4690304</text:p>
          </table:table-cell>
          <table:table-cell table:formula="of:=[.A231]*[.B231]" office:value-type="float" office:value="632355.3460224">
            <text:p>632355,3460224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737.4690304">
            <text:p>2737,4690304</text:p>
          </table:table-cell>
          <table:table-cell table:formula="of:=[.A232]*[.B232]" office:value-type="float" office:value="635092.8150528">
            <text:p>635092,8150528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737.4690304">
            <text:p>2737,4690304</text:p>
          </table:table-cell>
          <table:table-cell table:formula="of:=[.A233]*[.B233]" office:value-type="float" office:value="637830.2840832">
            <text:p>637830,2840832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737.4690304">
            <text:p>2737,4690304</text:p>
          </table:table-cell>
          <table:table-cell table:formula="of:=[.A234]*[.B234]" office:value-type="float" office:value="640567.7531136">
            <text:p>640567,7531136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737.4690304">
            <text:p>2737,4690304</text:p>
          </table:table-cell>
          <table:table-cell table:formula="of:=[.A235]*[.B235]" office:value-type="float" office:value="643305.222144">
            <text:p>643305,222144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737.4690304">
            <text:p>2737,4690304</text:p>
          </table:table-cell>
          <table:table-cell table:formula="of:=[.A236]*[.B236]" office:value-type="float" office:value="646042.6911744">
            <text:p>646042,6911744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737.4690304">
            <text:p>2737,4690304</text:p>
          </table:table-cell>
          <table:table-cell table:formula="of:=[.A237]*[.B237]" office:value-type="float" office:value="648780.1602048">
            <text:p>648780,1602048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737.4690304">
            <text:p>2737,4690304</text:p>
          </table:table-cell>
          <table:table-cell table:formula="of:=[.A238]*[.B238]" office:value-type="float" office:value="651517.6292352">
            <text:p>651517,6292352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737.4690304">
            <text:p>2737,4690304</text:p>
          </table:table-cell>
          <table:table-cell table:formula="of:=[.A239]*[.B239]" office:value-type="float" office:value="654255.0982656">
            <text:p>654255,0982656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737.4690304">
            <text:p>2737,4690304</text:p>
          </table:table-cell>
          <table:table-cell table:formula="of:=[.A240]*[.B240]" office:value-type="float" office:value="656992.567296">
            <text:p>656992,567296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737.4690304">
            <text:p>2737,4690304</text:p>
          </table:table-cell>
          <table:table-cell table:formula="of:=[.A241]*[.B241]" office:value-type="float" office:value="659730.0363264">
            <text:p>659730,0363264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737.4690304">
            <text:p>2737,4690304</text:p>
          </table:table-cell>
          <table:table-cell table:formula="of:=[.A242]*[.B242]" office:value-type="float" office:value="662467.5053568">
            <text:p>662467,5053568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737.4690304">
            <text:p>2737,4690304</text:p>
          </table:table-cell>
          <table:table-cell table:formula="of:=[.A243]*[.B243]" office:value-type="float" office:value="665204.9743872">
            <text:p>665204,9743872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737.4690304">
            <text:p>2737,4690304</text:p>
          </table:table-cell>
          <table:table-cell table:formula="of:=[.A244]*[.B244]" office:value-type="float" office:value="667942.4434176">
            <text:p>667942,4434176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737.4690304">
            <text:p>2737,4690304</text:p>
          </table:table-cell>
          <table:table-cell table:formula="of:=[.A245]*[.B245]" office:value-type="float" office:value="670679.912448">
            <text:p>670679,912448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737.4690304">
            <text:p>2737,4690304</text:p>
          </table:table-cell>
          <table:table-cell table:formula="of:=[.A246]*[.B246]" office:value-type="float" office:value="673417.3814784">
            <text:p>673417,3814784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737.4690304">
            <text:p>2737,4690304</text:p>
          </table:table-cell>
          <table:table-cell table:formula="of:=[.A247]*[.B247]" office:value-type="float" office:value="676154.8505088">
            <text:p>676154,8505088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737.4690304">
            <text:p>2737,4690304</text:p>
          </table:table-cell>
          <table:table-cell table:formula="of:=[.A248]*[.B248]" office:value-type="float" office:value="678892.3195392">
            <text:p>678892,3195392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737.4690304">
            <text:p>2737,4690304</text:p>
          </table:table-cell>
          <table:table-cell table:formula="of:=[.A249]*[.B249]" office:value-type="float" office:value="681629.7885696">
            <text:p>681629,7885696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737.4690304">
            <text:p>2737,4690304</text:p>
          </table:table-cell>
          <table:table-cell table:formula="of:=[.A250]*[.B250]" office:value-type="float" office:value="684367.2576">
            <text:p>684367,2576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737.4690304">
            <text:p>2737,4690304</text:p>
          </table:table-cell>
          <table:table-cell table:formula="of:=[.A251]*[.B251]" office:value-type="float" office:value="687104.7266304">
            <text:p>687104,7266304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737.4690304">
            <text:p>2737,4690304</text:p>
          </table:table-cell>
          <table:table-cell table:formula="of:=[.A252]*[.B252]" office:value-type="float" office:value="689842.1956608">
            <text:p>689842,1956608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737.4690304">
            <text:p>2737,4690304</text:p>
          </table:table-cell>
          <table:table-cell table:formula="of:=[.A253]*[.B253]" office:value-type="float" office:value="692579.6646912">
            <text:p>692579,6646912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737.4690304">
            <text:p>2737,4690304</text:p>
          </table:table-cell>
          <table:table-cell table:formula="of:=[.A254]*[.B254]" office:value-type="float" office:value="695317.1337216">
            <text:p>695317,1337216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737.4690304">
            <text:p>2737,4690304</text:p>
          </table:table-cell>
          <table:table-cell table:formula="of:=[.A255]*[.B255]" office:value-type="float" office:value="698054.602752">
            <text:p>698054,602752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737.4690304">
            <text:p>2737,4690304</text:p>
          </table:table-cell>
          <table:table-cell table:formula="of:=[.A256]*[.B256]" office:value-type="float" office:value="700792.0717824">
            <text:p>700792,0717824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737.4690304">
            <text:p>2737,4690304</text:p>
          </table:table-cell>
          <table:table-cell table:formula="of:=[.A257]*[.B257]" office:value-type="float" office:value="703529.5408128">
            <text:p>703529,5408128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737.4690304">
            <text:p>2737,4690304</text:p>
          </table:table-cell>
          <table:table-cell table:formula="of:=[.A258]*[.B258]" office:value-type="float" office:value="706267.0098432">
            <text:p>706267,0098432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737.4690304">
            <text:p>2737,4690304</text:p>
          </table:table-cell>
          <table:table-cell table:formula="of:=[.A259]*[.B259]" office:value-type="float" office:value="709004.4788736">
            <text:p>709004,4788736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737.4690304">
            <text:p>2737,4690304</text:p>
          </table:table-cell>
          <table:table-cell table:formula="of:=[.A260]*[.B260]" office:value-type="float" office:value="711741.947904">
            <text:p>711741,947904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737.4690304">
            <text:p>2737,4690304</text:p>
          </table:table-cell>
          <table:table-cell table:formula="of:=[.A261]*[.B261]" office:value-type="float" office:value="714479.4169344">
            <text:p>714479,4169344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737.4690304">
            <text:p>2737,4690304</text:p>
          </table:table-cell>
          <table:table-cell table:formula="of:=[.A262]*[.B262]" office:value-type="float" office:value="717216.8859648">
            <text:p>717216,8859648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737.4690304">
            <text:p>2737,4690304</text:p>
          </table:table-cell>
          <table:table-cell table:formula="of:=[.A263]*[.B263]" office:value-type="float" office:value="719954.3549952">
            <text:p>719954,3549952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737.4690304">
            <text:p>2737,4690304</text:p>
          </table:table-cell>
          <table:table-cell table:formula="of:=[.A264]*[.B264]" office:value-type="float" office:value="722691.8240256">
            <text:p>722691,8240256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737.4690304">
            <text:p>2737,4690304</text:p>
          </table:table-cell>
          <table:table-cell table:formula="of:=[.A265]*[.B265]" office:value-type="float" office:value="725429.293056">
            <text:p>725429,293056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737.4690304">
            <text:p>2737,4690304</text:p>
          </table:table-cell>
          <table:table-cell table:formula="of:=[.A266]*[.B266]" office:value-type="float" office:value="728166.7620864">
            <text:p>728166,7620864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737.4690304">
            <text:p>2737,4690304</text:p>
          </table:table-cell>
          <table:table-cell table:formula="of:=[.A267]*[.B267]" office:value-type="float" office:value="730904.2311168">
            <text:p>730904,2311168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737.4690304">
            <text:p>2737,4690304</text:p>
          </table:table-cell>
          <table:table-cell table:formula="of:=[.A268]*[.B268]" office:value-type="float" office:value="733641.7001472">
            <text:p>733641,7001472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737.4690304">
            <text:p>2737,4690304</text:p>
          </table:table-cell>
          <table:table-cell table:formula="of:=[.A269]*[.B269]" office:value-type="float" office:value="736379.1691776">
            <text:p>736379,1691776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737.4690304">
            <text:p>2737,4690304</text:p>
          </table:table-cell>
          <table:table-cell table:formula="of:=[.A270]*[.B270]" office:value-type="float" office:value="739116.638208">
            <text:p>739116,638208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737.4690304">
            <text:p>2737,4690304</text:p>
          </table:table-cell>
          <table:table-cell table:formula="of:=[.A271]*[.B271]" office:value-type="float" office:value="741854.1072384">
            <text:p>741854,1072384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737.4690304">
            <text:p>2737,4690304</text:p>
          </table:table-cell>
          <table:table-cell table:formula="of:=[.A272]*[.B272]" office:value-type="float" office:value="744591.5762688">
            <text:p>744591,5762688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737.4690304">
            <text:p>2737,4690304</text:p>
          </table:table-cell>
          <table:table-cell table:formula="of:=[.A273]*[.B273]" office:value-type="float" office:value="747329.0452992">
            <text:p>747329,0452992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737.4690304">
            <text:p>2737,4690304</text:p>
          </table:table-cell>
          <table:table-cell table:formula="of:=[.A274]*[.B274]" office:value-type="float" office:value="750066.5143296">
            <text:p>750066,5143296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737.4690304">
            <text:p>2737,4690304</text:p>
          </table:table-cell>
          <table:table-cell table:formula="of:=[.A275]*[.B275]" office:value-type="float" office:value="752803.98336">
            <text:p>752803,98336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737.4690304">
            <text:p>2737,4690304</text:p>
          </table:table-cell>
          <table:table-cell table:formula="of:=[.A276]*[.B276]" office:value-type="float" office:value="755541.4523904">
            <text:p>755541,4523904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737.4690304">
            <text:p>2737,4690304</text:p>
          </table:table-cell>
          <table:table-cell table:formula="of:=[.A277]*[.B277]" office:value-type="float" office:value="758278.9214208">
            <text:p>758278,9214208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737.4690304">
            <text:p>2737,4690304</text:p>
          </table:table-cell>
          <table:table-cell table:formula="of:=[.A278]*[.B278]" office:value-type="float" office:value="761016.3904512">
            <text:p>761016,3904512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737.4690304">
            <text:p>2737,4690304</text:p>
          </table:table-cell>
          <table:table-cell table:formula="of:=[.A279]*[.B279]" office:value-type="float" office:value="763753.8594816">
            <text:p>763753,8594816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737.4690304">
            <text:p>2737,4690304</text:p>
          </table:table-cell>
          <table:table-cell table:formula="of:=[.A280]*[.B280]" office:value-type="float" office:value="766491.328512">
            <text:p>766491,328512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737.4690304">
            <text:p>2737,4690304</text:p>
          </table:table-cell>
          <table:table-cell table:formula="of:=[.A281]*[.B281]" office:value-type="float" office:value="769228.7975424">
            <text:p>769228,7975424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737.4690304">
            <text:p>2737,4690304</text:p>
          </table:table-cell>
          <table:table-cell table:formula="of:=[.A282]*[.B282]" office:value-type="float" office:value="771966.2665728">
            <text:p>771966,2665728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737.4690304">
            <text:p>2737,4690304</text:p>
          </table:table-cell>
          <table:table-cell table:formula="of:=[.A283]*[.B283]" office:value-type="float" office:value="774703.7356032">
            <text:p>774703,7356032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737.4690304">
            <text:p>2737,4690304</text:p>
          </table:table-cell>
          <table:table-cell table:formula="of:=[.A284]*[.B284]" office:value-type="float" office:value="777441.2046336">
            <text:p>777441,2046336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737.4690304">
            <text:p>2737,4690304</text:p>
          </table:table-cell>
          <table:table-cell table:formula="of:=[.A285]*[.B285]" office:value-type="float" office:value="780178.673664">
            <text:p>780178,673664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737.4690304">
            <text:p>2737,4690304</text:p>
          </table:table-cell>
          <table:table-cell table:formula="of:=[.A286]*[.B286]" office:value-type="float" office:value="782916.1426944">
            <text:p>782916,1426944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737.4690304">
            <text:p>2737,4690304</text:p>
          </table:table-cell>
          <table:table-cell table:formula="of:=[.A287]*[.B287]" office:value-type="float" office:value="785653.6117248">
            <text:p>785653,6117248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737.4690304">
            <text:p>2737,4690304</text:p>
          </table:table-cell>
          <table:table-cell table:formula="of:=[.A288]*[.B288]" office:value-type="float" office:value="788391.0807552">
            <text:p>788391,0807552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737.4690304">
            <text:p>2737,4690304</text:p>
          </table:table-cell>
          <table:table-cell table:formula="of:=[.A289]*[.B289]" office:value-type="float" office:value="791128.5497856">
            <text:p>791128,5497856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737.4690304">
            <text:p>2737,4690304</text:p>
          </table:table-cell>
          <table:table-cell table:formula="of:=[.A290]*[.B290]" office:value-type="float" office:value="793866.018816">
            <text:p>793866,018816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737.4690304">
            <text:p>2737,4690304</text:p>
          </table:table-cell>
          <table:table-cell table:formula="of:=[.A291]*[.B291]" office:value-type="float" office:value="796603.4878464">
            <text:p>796603,4878464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737.4690304">
            <text:p>2737,4690304</text:p>
          </table:table-cell>
          <table:table-cell table:formula="of:=[.A292]*[.B292]" office:value-type="float" office:value="799340.9568768">
            <text:p>799340,9568768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737.4690304">
            <text:p>2737,4690304</text:p>
          </table:table-cell>
          <table:table-cell table:formula="of:=[.A293]*[.B293]" office:value-type="float" office:value="802078.4259072">
            <text:p>802078,4259072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737.4690304">
            <text:p>2737,4690304</text:p>
          </table:table-cell>
          <table:table-cell table:formula="of:=[.A294]*[.B294]" office:value-type="float" office:value="804815.8949376">
            <text:p>804815,8949376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737.4690304">
            <text:p>2737,4690304</text:p>
          </table:table-cell>
          <table:table-cell table:formula="of:=[.A295]*[.B295]" office:value-type="float" office:value="807553.363968">
            <text:p>807553,363968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737.4690304">
            <text:p>2737,4690304</text:p>
          </table:table-cell>
          <table:table-cell table:formula="of:=[.A296]*[.B296]" office:value-type="float" office:value="810290.8329984">
            <text:p>810290,8329984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737.4690304">
            <text:p>2737,4690304</text:p>
          </table:table-cell>
          <table:table-cell table:formula="of:=[.A297]*[.B297]" office:value-type="float" office:value="813028.3020288">
            <text:p>813028,3020288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737.4690304">
            <text:p>2737,4690304</text:p>
          </table:table-cell>
          <table:table-cell table:formula="of:=[.A298]*[.B298]" office:value-type="float" office:value="815765.7710592">
            <text:p>815765,7710592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737.4690304">
            <text:p>2737,4690304</text:p>
          </table:table-cell>
          <table:table-cell table:formula="of:=[.A299]*[.B299]" office:value-type="float" office:value="818503.2400896">
            <text:p>818503,2400896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737.4690304">
            <text:p>2737,4690304</text:p>
          </table:table-cell>
          <table:table-cell table:formula="of:=[.A300]*[.B300]" office:value-type="float" office:value="821240.70912">
            <text:p>821240,70912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737.4690304">
            <text:p>2737,4690304</text:p>
          </table:table-cell>
          <table:table-cell table:formula="of:=[.A301]*[.B301]" office:value-type="float" office:value="823978.1781504">
            <text:p>823978,1781504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737.4690304">
            <text:p>2737,4690304</text:p>
          </table:table-cell>
          <table:table-cell table:formula="of:=[.A302]*[.B302]" office:value-type="float" office:value="826715.6471808">
            <text:p>826715,6471808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737.4690304">
            <text:p>2737,4690304</text:p>
          </table:table-cell>
          <table:table-cell table:formula="of:=[.A303]*[.B303]" office:value-type="float" office:value="829453.1162112">
            <text:p>829453,1162112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737.4690304">
            <text:p>2737,4690304</text:p>
          </table:table-cell>
          <table:table-cell table:formula="of:=[.A304]*[.B304]" office:value-type="float" office:value="832190.5852416">
            <text:p>832190,5852416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737.4690304">
            <text:p>2737,4690304</text:p>
          </table:table-cell>
          <table:table-cell table:formula="of:=[.A305]*[.B305]" office:value-type="float" office:value="834928.054272">
            <text:p>834928,054272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737.4690304">
            <text:p>2737,4690304</text:p>
          </table:table-cell>
          <table:table-cell table:formula="of:=[.A306]*[.B306]" office:value-type="float" office:value="837665.5233024">
            <text:p>837665,5233024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737.4690304">
            <text:p>2737,4690304</text:p>
          </table:table-cell>
          <table:table-cell table:formula="of:=[.A307]*[.B307]" office:value-type="float" office:value="840402.9923328">
            <text:p>840402,9923328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737.4690304">
            <text:p>2737,4690304</text:p>
          </table:table-cell>
          <table:table-cell table:formula="of:=[.A308]*[.B308]" office:value-type="float" office:value="843140.4613632">
            <text:p>843140,4613632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737.4690304">
            <text:p>2737,4690304</text:p>
          </table:table-cell>
          <table:table-cell table:formula="of:=[.A309]*[.B309]" office:value-type="float" office:value="845877.9303936">
            <text:p>845877,9303936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737.4690304">
            <text:p>2737,4690304</text:p>
          </table:table-cell>
          <table:table-cell table:formula="of:=[.A310]*[.B310]" office:value-type="float" office:value="848615.399424">
            <text:p>848615,399424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737.4690304">
            <text:p>2737,4690304</text:p>
          </table:table-cell>
          <table:table-cell table:formula="of:=[.A311]*[.B311]" office:value-type="float" office:value="851352.8684544">
            <text:p>851352,8684544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737.4690304">
            <text:p>2737,4690304</text:p>
          </table:table-cell>
          <table:table-cell table:formula="of:=[.A312]*[.B312]" office:value-type="float" office:value="854090.3374848">
            <text:p>854090,3374848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737.4690304">
            <text:p>2737,4690304</text:p>
          </table:table-cell>
          <table:table-cell table:formula="of:=[.A313]*[.B313]" office:value-type="float" office:value="856827.8065152">
            <text:p>856827,8065152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737.4690304">
            <text:p>2737,4690304</text:p>
          </table:table-cell>
          <table:table-cell table:formula="of:=[.A314]*[.B314]" office:value-type="float" office:value="859565.2755456">
            <text:p>859565,2755456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737.4690304">
            <text:p>2737,4690304</text:p>
          </table:table-cell>
          <table:table-cell table:formula="of:=[.A315]*[.B315]" office:value-type="float" office:value="862302.744576">
            <text:p>862302,744576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737.4690304">
            <text:p>2737,4690304</text:p>
          </table:table-cell>
          <table:table-cell table:formula="of:=[.A316]*[.B316]" office:value-type="float" office:value="865040.2136064">
            <text:p>865040,2136064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737.4690304">
            <text:p>2737,4690304</text:p>
          </table:table-cell>
          <table:table-cell table:formula="of:=[.A317]*[.B317]" office:value-type="float" office:value="867777.6826368">
            <text:p>867777,6826368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737.4690304">
            <text:p>2737,4690304</text:p>
          </table:table-cell>
          <table:table-cell table:formula="of:=[.A318]*[.B318]" office:value-type="float" office:value="870515.1516672">
            <text:p>870515,1516672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737.4690304">
            <text:p>2737,4690304</text:p>
          </table:table-cell>
          <table:table-cell table:formula="of:=[.A319]*[.B319]" office:value-type="float" office:value="873252.6206976">
            <text:p>873252,6206976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737.4690304">
            <text:p>2737,4690304</text:p>
          </table:table-cell>
          <table:table-cell table:formula="of:=[.A320]*[.B320]" office:value-type="float" office:value="875990.089728">
            <text:p>875990,089728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737.4690304">
            <text:p>2737,4690304</text:p>
          </table:table-cell>
          <table:table-cell table:formula="of:=[.A321]*[.B321]" office:value-type="float" office:value="878727.5587584">
            <text:p>878727,5587584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737.4690304">
            <text:p>2737,4690304</text:p>
          </table:table-cell>
          <table:table-cell table:formula="of:=[.A322]*[.B322]" office:value-type="float" office:value="881465.0277888">
            <text:p>881465,0277888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737.4690304">
            <text:p>2737,4690304</text:p>
          </table:table-cell>
          <table:table-cell table:formula="of:=[.A323]*[.B323]" office:value-type="float" office:value="884202.4968192">
            <text:p>884202,4968192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737.4690304">
            <text:p>2737,4690304</text:p>
          </table:table-cell>
          <table:table-cell table:formula="of:=[.A324]*[.B324]" office:value-type="float" office:value="886939.9658496">
            <text:p>886939,9658496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737.4690304">
            <text:p>2737,4690304</text:p>
          </table:table-cell>
          <table:table-cell table:formula="of:=[.A325]*[.B325]" office:value-type="float" office:value="889677.43488">
            <text:p>889677,43488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737.4690304">
            <text:p>2737,4690304</text:p>
          </table:table-cell>
          <table:table-cell table:formula="of:=[.A326]*[.B326]" office:value-type="float" office:value="892414.9039104">
            <text:p>892414,9039104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737.4690304">
            <text:p>2737,4690304</text:p>
          </table:table-cell>
          <table:table-cell table:formula="of:=[.A327]*[.B327]" office:value-type="float" office:value="895152.3729408">
            <text:p>895152,3729408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737.4690304">
            <text:p>2737,4690304</text:p>
          </table:table-cell>
          <table:table-cell table:formula="of:=[.A328]*[.B328]" office:value-type="float" office:value="897889.8419712">
            <text:p>897889,8419712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737.4690304">
            <text:p>2737,4690304</text:p>
          </table:table-cell>
          <table:table-cell table:formula="of:=[.A329]*[.B329]" office:value-type="float" office:value="900627.3110016">
            <text:p>900627,3110016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737.4690304">
            <text:p>2737,4690304</text:p>
          </table:table-cell>
          <table:table-cell table:formula="of:=[.A330]*[.B330]" office:value-type="float" office:value="903364.780032">
            <text:p>903364,780032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737.4690304">
            <text:p>2737,4690304</text:p>
          </table:table-cell>
          <table:table-cell table:formula="of:=[.A331]*[.B331]" office:value-type="float" office:value="906102.2490624">
            <text:p>906102,2490624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737.4690304">
            <text:p>2737,4690304</text:p>
          </table:table-cell>
          <table:table-cell table:formula="of:=[.A332]*[.B332]" office:value-type="float" office:value="908839.7180928">
            <text:p>908839,7180928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737.4690304">
            <text:p>2737,4690304</text:p>
          </table:table-cell>
          <table:table-cell table:formula="of:=[.A333]*[.B333]" office:value-type="float" office:value="911577.1871232">
            <text:p>911577,1871232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737.4690304">
            <text:p>2737,4690304</text:p>
          </table:table-cell>
          <table:table-cell table:formula="of:=[.A334]*[.B334]" office:value-type="float" office:value="914314.6561536">
            <text:p>914314,6561536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737.4690304">
            <text:p>2737,4690304</text:p>
          </table:table-cell>
          <table:table-cell table:formula="of:=[.A335]*[.B335]" office:value-type="float" office:value="917052.125184">
            <text:p>917052,125184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737.4690304">
            <text:p>2737,4690304</text:p>
          </table:table-cell>
          <table:table-cell table:formula="of:=[.A336]*[.B336]" office:value-type="float" office:value="919789.5942144">
            <text:p>919789,5942144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737.4690304">
            <text:p>2737,4690304</text:p>
          </table:table-cell>
          <table:table-cell table:formula="of:=[.A337]*[.B337]" office:value-type="float" office:value="922527.0632448">
            <text:p>922527,0632448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737.4690304">
            <text:p>2737,4690304</text:p>
          </table:table-cell>
          <table:table-cell table:formula="of:=[.A338]*[.B338]" office:value-type="float" office:value="925264.5322752">
            <text:p>925264,5322752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737.4690304">
            <text:p>2737,4690304</text:p>
          </table:table-cell>
          <table:table-cell table:formula="of:=[.A339]*[.B339]" office:value-type="float" office:value="928002.0013056">
            <text:p>928002,0013056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737.4690304">
            <text:p>2737,4690304</text:p>
          </table:table-cell>
          <table:table-cell table:formula="of:=[.A340]*[.B340]" office:value-type="float" office:value="930739.470336">
            <text:p>930739,470336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737.4690304">
            <text:p>2737,4690304</text:p>
          </table:table-cell>
          <table:table-cell table:formula="of:=[.A341]*[.B341]" office:value-type="float" office:value="933476.9393664">
            <text:p>933476,9393664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737.4690304">
            <text:p>2737,4690304</text:p>
          </table:table-cell>
          <table:table-cell table:formula="of:=[.A342]*[.B342]" office:value-type="float" office:value="936214.4083968">
            <text:p>936214,4083968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737.4690304">
            <text:p>2737,4690304</text:p>
          </table:table-cell>
          <table:table-cell table:formula="of:=[.A343]*[.B343]" office:value-type="float" office:value="938951.8774272">
            <text:p>938951,8774272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737.4690304">
            <text:p>2737,4690304</text:p>
          </table:table-cell>
          <table:table-cell table:formula="of:=[.A344]*[.B344]" office:value-type="float" office:value="941689.3464576">
            <text:p>941689,3464576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737.4690304">
            <text:p>2737,4690304</text:p>
          </table:table-cell>
          <table:table-cell table:formula="of:=[.A345]*[.B345]" office:value-type="float" office:value="944426.815488">
            <text:p>944426,815488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737.4690304">
            <text:p>2737,4690304</text:p>
          </table:table-cell>
          <table:table-cell table:formula="of:=[.A346]*[.B346]" office:value-type="float" office:value="947164.2845184">
            <text:p>947164,2845184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737.4690304">
            <text:p>2737,4690304</text:p>
          </table:table-cell>
          <table:table-cell table:formula="of:=[.A347]*[.B347]" office:value-type="float" office:value="949901.7535488">
            <text:p>949901,7535488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737.4690304">
            <text:p>2737,4690304</text:p>
          </table:table-cell>
          <table:table-cell table:formula="of:=[.A348]*[.B348]" office:value-type="float" office:value="952639.2225792">
            <text:p>952639,2225792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737.4690304">
            <text:p>2737,4690304</text:p>
          </table:table-cell>
          <table:table-cell table:formula="of:=[.A349]*[.B349]" office:value-type="float" office:value="955376.6916096">
            <text:p>955376,6916096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737.4690304">
            <text:p>2737,4690304</text:p>
          </table:table-cell>
          <table:table-cell table:formula="of:=[.A350]*[.B350]" office:value-type="float" office:value="958114.16064">
            <text:p>958114,16064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737.4690304">
            <text:p>2737,4690304</text:p>
          </table:table-cell>
          <table:table-cell table:formula="of:=[.A351]*[.B351]" office:value-type="float" office:value="960851.6296704">
            <text:p>960851,6296704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737.4690304">
            <text:p>2737,4690304</text:p>
          </table:table-cell>
          <table:table-cell table:formula="of:=[.A352]*[.B352]" office:value-type="float" office:value="963589.0987008">
            <text:p>963589,0987008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737.4690304">
            <text:p>2737,4690304</text:p>
          </table:table-cell>
          <table:table-cell table:formula="of:=[.A353]*[.B353]" office:value-type="float" office:value="966326.5677312">
            <text:p>966326,5677312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737.4690304">
            <text:p>2737,4690304</text:p>
          </table:table-cell>
          <table:table-cell table:formula="of:=[.A354]*[.B354]" office:value-type="float" office:value="969064.0367616">
            <text:p>969064,0367616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737.4690304">
            <text:p>2737,4690304</text:p>
          </table:table-cell>
          <table:table-cell table:formula="of:=[.A355]*[.B355]" office:value-type="float" office:value="971801.505792">
            <text:p>971801,505792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737.4690304">
            <text:p>2737,4690304</text:p>
          </table:table-cell>
          <table:table-cell table:formula="of:=[.A356]*[.B356]" office:value-type="float" office:value="974538.9748224">
            <text:p>974538,9748224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737.4690304">
            <text:p>2737,4690304</text:p>
          </table:table-cell>
          <table:table-cell table:formula="of:=[.A357]*[.B357]" office:value-type="float" office:value="977276.4438528">
            <text:p>977276,4438528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737.4690304">
            <text:p>2737,4690304</text:p>
          </table:table-cell>
          <table:table-cell table:formula="of:=[.A358]*[.B358]" office:value-type="float" office:value="980013.9128832">
            <text:p>980013,9128832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737.4690304">
            <text:p>2737,4690304</text:p>
          </table:table-cell>
          <table:table-cell table:formula="of:=[.A359]*[.B359]" office:value-type="float" office:value="982751.3819136">
            <text:p>982751,3819136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737.4690304">
            <text:p>2737,4690304</text:p>
          </table:table-cell>
          <table:table-cell table:formula="of:=[.A360]*[.B360]" office:value-type="float" office:value="985488.850944">
            <text:p>985488,850944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737.4690304">
            <text:p>2737,4690304</text:p>
          </table:table-cell>
          <table:table-cell table:formula="of:=[.A361]*[.B361]" office:value-type="float" office:value="988226.3199744">
            <text:p>988226,3199744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737.4690304">
            <text:p>2737,4690304</text:p>
          </table:table-cell>
          <table:table-cell table:formula="of:=[.A362]*[.B362]" office:value-type="float" office:value="990963.7890048">
            <text:p>990963,7890048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737.4690304">
            <text:p>2737,4690304</text:p>
          </table:table-cell>
          <table:table-cell table:formula="of:=[.A363]*[.B363]" office:value-type="float" office:value="993701.2580352">
            <text:p>993701,2580352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737.4690304">
            <text:p>2737,4690304</text:p>
          </table:table-cell>
          <table:table-cell table:formula="of:=[.A364]*[.B364]" office:value-type="float" office:value="996438.7270656">
            <text:p>996438,7270656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737.4690304">
            <text:p>2737,4690304</text:p>
          </table:table-cell>
          <table:table-cell table:formula="of:=[.A365]*[.B365]" office:value-type="float" office:value="999176.196096">
            <text:p>999176,196096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737.4690304">
            <text:p>2737,4690304</text:p>
          </table:table-cell>
          <table:table-cell table:formula="of:=[.A366]*[.B366]" office:value-type="float" office:value="1001913.6651264">
            <text:p>1001913,6651264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737.4690304">
            <text:p>2737,4690304</text:p>
          </table:table-cell>
          <table:table-cell table:formula="of:=[.A367]*[.B367]" office:value-type="float" office:value="1004651.1341568">
            <text:p>1004651,1341568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737.4690304">
            <text:p>2737,4690304</text:p>
          </table:table-cell>
          <table:table-cell table:formula="of:=[.A368]*[.B368]" office:value-type="float" office:value="1007388.6031872">
            <text:p>1007388,6031872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737.4690304">
            <text:p>2737,4690304</text:p>
          </table:table-cell>
          <table:table-cell table:formula="of:=[.A369]*[.B369]" office:value-type="float" office:value="1010126.0722176">
            <text:p>1010126,0722176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737.4690304">
            <text:p>2737,4690304</text:p>
          </table:table-cell>
          <table:table-cell table:formula="of:=[.A370]*[.B370]" office:value-type="float" office:value="1012863.541248">
            <text:p>1012863,541248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737.4690304">
            <text:p>2737,4690304</text:p>
          </table:table-cell>
          <table:table-cell table:formula="of:=[.A371]*[.B371]" office:value-type="float" office:value="1015601.0102784">
            <text:p>1015601,0102784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737.4690304">
            <text:p>2737,4690304</text:p>
          </table:table-cell>
          <table:table-cell table:formula="of:=[.A372]*[.B372]" office:value-type="float" office:value="1018338.4793088">
            <text:p>1018338,4793088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737.4690304">
            <text:p>2737,4690304</text:p>
          </table:table-cell>
          <table:table-cell table:formula="of:=[.A373]*[.B373]" office:value-type="float" office:value="1021075.9483392">
            <text:p>1021075,9483392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737.4690304">
            <text:p>2737,4690304</text:p>
          </table:table-cell>
          <table:table-cell table:formula="of:=[.A374]*[.B374]" office:value-type="float" office:value="1023813.4173696">
            <text:p>1023813,4173696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737.4690304">
            <text:p>2737,4690304</text:p>
          </table:table-cell>
          <table:table-cell table:formula="of:=[.A375]*[.B375]" office:value-type="float" office:value="1026550.8864">
            <text:p>1026550,8864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737.4690304">
            <text:p>2737,4690304</text:p>
          </table:table-cell>
          <table:table-cell table:formula="of:=[.A376]*[.B376]" office:value-type="float" office:value="1029288.3554304">
            <text:p>1029288,3554304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737.4690304">
            <text:p>2737,4690304</text:p>
          </table:table-cell>
          <table:table-cell table:formula="of:=[.A377]*[.B377]" office:value-type="float" office:value="1032025.8244608">
            <text:p>1032025,8244608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737.4690304">
            <text:p>2737,4690304</text:p>
          </table:table-cell>
          <table:table-cell table:formula="of:=[.A378]*[.B378]" office:value-type="float" office:value="1034763.2934912">
            <text:p>1034763,2934912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737.4690304">
            <text:p>2737,4690304</text:p>
          </table:table-cell>
          <table:table-cell table:formula="of:=[.A379]*[.B379]" office:value-type="float" office:value="1037500.7625216">
            <text:p>1037500,7625216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737.4690304">
            <text:p>2737,4690304</text:p>
          </table:table-cell>
          <table:table-cell table:formula="of:=[.A380]*[.B380]" office:value-type="float" office:value="1040238.231552">
            <text:p>1040238,231552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737.4690304">
            <text:p>2737,4690304</text:p>
          </table:table-cell>
          <table:table-cell table:formula="of:=[.A381]*[.B381]" office:value-type="float" office:value="1042975.7005824">
            <text:p>1042975,7005824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737.4690304">
            <text:p>2737,4690304</text:p>
          </table:table-cell>
          <table:table-cell table:formula="of:=[.A382]*[.B382]" office:value-type="float" office:value="1045713.1696128">
            <text:p>1045713,1696128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737.4690304">
            <text:p>2737,4690304</text:p>
          </table:table-cell>
          <table:table-cell table:formula="of:=[.A383]*[.B383]" office:value-type="float" office:value="1048450.6386432">
            <text:p>1048450,6386432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737.4690304">
            <text:p>2737,4690304</text:p>
          </table:table-cell>
          <table:table-cell table:formula="of:=[.A384]*[.B384]" office:value-type="float" office:value="1051188.1076736">
            <text:p>1051188,1076736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737.4690304">
            <text:p>2737,4690304</text:p>
          </table:table-cell>
          <table:table-cell table:formula="of:=[.A385]*[.B385]" office:value-type="float" office:value="1053925.576704">
            <text:p>1053925,576704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737.4690304">
            <text:p>2737,4690304</text:p>
          </table:table-cell>
          <table:table-cell table:formula="of:=[.A386]*[.B386]" office:value-type="float" office:value="1056663.0457344">
            <text:p>1056663,0457344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737.4690304">
            <text:p>2737,4690304</text:p>
          </table:table-cell>
          <table:table-cell table:formula="of:=[.A387]*[.B387]" office:value-type="float" office:value="1059400.5147648">
            <text:p>1059400,5147648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737.4690304">
            <text:p>2737,4690304</text:p>
          </table:table-cell>
          <table:table-cell table:formula="of:=[.A388]*[.B388]" office:value-type="float" office:value="1062137.9837952">
            <text:p>1062137,9837952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737.4690304">
            <text:p>2737,4690304</text:p>
          </table:table-cell>
          <table:table-cell table:formula="of:=[.A389]*[.B389]" office:value-type="float" office:value="1064875.4528256">
            <text:p>1064875,4528256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737.4690304">
            <text:p>2737,4690304</text:p>
          </table:table-cell>
          <table:table-cell table:formula="of:=[.A390]*[.B390]" office:value-type="float" office:value="1067612.921856">
            <text:p>1067612,921856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737.4690304">
            <text:p>2737,4690304</text:p>
          </table:table-cell>
          <table:table-cell table:formula="of:=[.A391]*[.B391]" office:value-type="float" office:value="1070350.3908864">
            <text:p>1070350,3908864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737.4690304">
            <text:p>2737,4690304</text:p>
          </table:table-cell>
          <table:table-cell table:formula="of:=[.A392]*[.B392]" office:value-type="float" office:value="1073087.8599168">
            <text:p>1073087,8599168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737.4690304">
            <text:p>2737,4690304</text:p>
          </table:table-cell>
          <table:table-cell table:formula="of:=[.A393]*[.B393]" office:value-type="float" office:value="1075825.3289472">
            <text:p>1075825,3289472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737.4690304">
            <text:p>2737,4690304</text:p>
          </table:table-cell>
          <table:table-cell table:formula="of:=[.A394]*[.B394]" office:value-type="float" office:value="1078562.7979776">
            <text:p>1078562,7979776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737.4690304">
            <text:p>2737,4690304</text:p>
          </table:table-cell>
          <table:table-cell table:formula="of:=[.A395]*[.B395]" office:value-type="float" office:value="1081300.267008">
            <text:p>1081300,267008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737.4690304">
            <text:p>2737,4690304</text:p>
          </table:table-cell>
          <table:table-cell table:formula="of:=[.A396]*[.B396]" office:value-type="float" office:value="1084037.7360384">
            <text:p>1084037,7360384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737.4690304">
            <text:p>2737,4690304</text:p>
          </table:table-cell>
          <table:table-cell table:formula="of:=[.A397]*[.B397]" office:value-type="float" office:value="1086775.2050688">
            <text:p>1086775,2050688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737.4690304">
            <text:p>2737,4690304</text:p>
          </table:table-cell>
          <table:table-cell table:formula="of:=[.A398]*[.B398]" office:value-type="float" office:value="1089512.6740992">
            <text:p>1089512,6740992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737.4690304">
            <text:p>2737,4690304</text:p>
          </table:table-cell>
          <table:table-cell table:formula="of:=[.A399]*[.B399]" office:value-type="float" office:value="1092250.1431296">
            <text:p>1092250,143129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737.4690304">
            <text:p>2737,4690304</text:p>
          </table:table-cell>
          <table:table-cell table:formula="of:=[.A400]*[.B400]" office:value-type="float" office:value="1094987.61216">
            <text:p>1094987,61216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737.4690304">
            <text:p>2737,4690304</text:p>
          </table:table-cell>
          <table:table-cell table:formula="of:=[.A401]*[.B401]" office:value-type="float" office:value="1097725.0811904">
            <text:p>1097725,0811904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737.4690304">
            <text:p>2737,4690304</text:p>
          </table:table-cell>
          <table:table-cell table:formula="of:=[.A402]*[.B402]" office:value-type="float" office:value="1100462.5502208">
            <text:p>1100462,5502208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737.4690304">
            <text:p>2737,4690304</text:p>
          </table:table-cell>
          <table:table-cell table:formula="of:=[.A403]*[.B403]" office:value-type="float" office:value="1103200.0192512">
            <text:p>1103200,0192512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737.4690304">
            <text:p>2737,4690304</text:p>
          </table:table-cell>
          <table:table-cell table:formula="of:=[.A404]*[.B404]" office:value-type="float" office:value="1105937.4882816">
            <text:p>1105937,4882816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737.4690304">
            <text:p>2737,4690304</text:p>
          </table:table-cell>
          <table:table-cell table:formula="of:=[.A405]*[.B405]" office:value-type="float" office:value="1108674.957312">
            <text:p>1108674,957312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737.4690304">
            <text:p>2737,4690304</text:p>
          </table:table-cell>
          <table:table-cell table:formula="of:=[.A406]*[.B406]" office:value-type="float" office:value="1111412.4263424">
            <text:p>1111412,4263424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737.4690304">
            <text:p>2737,4690304</text:p>
          </table:table-cell>
          <table:table-cell table:formula="of:=[.A407]*[.B407]" office:value-type="float" office:value="1114149.8953728">
            <text:p>1114149,8953728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737.4690304">
            <text:p>2737,4690304</text:p>
          </table:table-cell>
          <table:table-cell table:formula="of:=[.A408]*[.B408]" office:value-type="float" office:value="1116887.3644032">
            <text:p>1116887,3644032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737.4690304">
            <text:p>2737,4690304</text:p>
          </table:table-cell>
          <table:table-cell table:formula="of:=[.A409]*[.B409]" office:value-type="float" office:value="1119624.8334336">
            <text:p>1119624,8334336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737.4690304">
            <text:p>2737,4690304</text:p>
          </table:table-cell>
          <table:table-cell table:formula="of:=[.A410]*[.B410]" office:value-type="float" office:value="1122362.302464">
            <text:p>1122362,302464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737.4690304">
            <text:p>2737,4690304</text:p>
          </table:table-cell>
          <table:table-cell table:formula="of:=[.A411]*[.B411]" office:value-type="float" office:value="1125099.7714944">
            <text:p>1125099,7714944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737.4690304">
            <text:p>2737,4690304</text:p>
          </table:table-cell>
          <table:table-cell table:formula="of:=[.A412]*[.B412]" office:value-type="float" office:value="1127837.2405248">
            <text:p>1127837,2405248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737.4690304">
            <text:p>2737,4690304</text:p>
          </table:table-cell>
          <table:table-cell table:formula="of:=[.A413]*[.B413]" office:value-type="float" office:value="1130574.7095552">
            <text:p>1130574,7095552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737.4690304">
            <text:p>2737,4690304</text:p>
          </table:table-cell>
          <table:table-cell table:formula="of:=[.A414]*[.B414]" office:value-type="float" office:value="1133312.1785856">
            <text:p>1133312,1785856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737.4690304">
            <text:p>2737,4690304</text:p>
          </table:table-cell>
          <table:table-cell table:formula="of:=[.A415]*[.B415]" office:value-type="float" office:value="1136049.647616">
            <text:p>1136049,647616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737.4690304">
            <text:p>2737,4690304</text:p>
          </table:table-cell>
          <table:table-cell table:formula="of:=[.A416]*[.B416]" office:value-type="float" office:value="1138787.1166464">
            <text:p>1138787,1166464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737.4690304">
            <text:p>2737,4690304</text:p>
          </table:table-cell>
          <table:table-cell table:formula="of:=[.A417]*[.B417]" office:value-type="float" office:value="1141524.5856768">
            <text:p>1141524,5856768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737.4690304">
            <text:p>2737,4690304</text:p>
          </table:table-cell>
          <table:table-cell table:formula="of:=[.A418]*[.B418]" office:value-type="float" office:value="1144262.0547072">
            <text:p>1144262,0547072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737.4690304">
            <text:p>2737,4690304</text:p>
          </table:table-cell>
          <table:table-cell table:formula="of:=[.A419]*[.B419]" office:value-type="float" office:value="1146999.5237376">
            <text:p>1146999,5237376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737.4690304">
            <text:p>2737,4690304</text:p>
          </table:table-cell>
          <table:table-cell table:formula="of:=[.A420]*[.B420]" office:value-type="float" office:value="1149736.992768">
            <text:p>1149736,992768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737.4690304">
            <text:p>2737,4690304</text:p>
          </table:table-cell>
          <table:table-cell table:formula="of:=[.A421]*[.B421]" office:value-type="float" office:value="1152474.4617984">
            <text:p>1152474,4617984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737.4690304">
            <text:p>2737,4690304</text:p>
          </table:table-cell>
          <table:table-cell table:formula="of:=[.A422]*[.B422]" office:value-type="float" office:value="1155211.9308288">
            <text:p>1155211,9308288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737.4690304">
            <text:p>2737,4690304</text:p>
          </table:table-cell>
          <table:table-cell table:formula="of:=[.A423]*[.B423]" office:value-type="float" office:value="1157949.3998592">
            <text:p>1157949,3998592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737.4690304">
            <text:p>2737,4690304</text:p>
          </table:table-cell>
          <table:table-cell table:formula="of:=[.A424]*[.B424]" office:value-type="float" office:value="1160686.8688896">
            <text:p>1160686,8688896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737.4690304">
            <text:p>2737,4690304</text:p>
          </table:table-cell>
          <table:table-cell table:formula="of:=[.A425]*[.B425]" office:value-type="float" office:value="1163424.33792">
            <text:p>1163424,33792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737.4690304">
            <text:p>2737,4690304</text:p>
          </table:table-cell>
          <table:table-cell table:formula="of:=[.A426]*[.B426]" office:value-type="float" office:value="1166161.8069504">
            <text:p>1166161,8069504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737.4690304">
            <text:p>2737,4690304</text:p>
          </table:table-cell>
          <table:table-cell table:formula="of:=[.A427]*[.B427]" office:value-type="float" office:value="1168899.2759808">
            <text:p>1168899,2759808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737.4690304">
            <text:p>2737,4690304</text:p>
          </table:table-cell>
          <table:table-cell table:formula="of:=[.A428]*[.B428]" office:value-type="float" office:value="1171636.7450112">
            <text:p>1171636,7450112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737.4690304">
            <text:p>2737,4690304</text:p>
          </table:table-cell>
          <table:table-cell table:formula="of:=[.A429]*[.B429]" office:value-type="float" office:value="1174374.2140416">
            <text:p>1174374,2140416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737.4690304">
            <text:p>2737,4690304</text:p>
          </table:table-cell>
          <table:table-cell table:formula="of:=[.A430]*[.B430]" office:value-type="float" office:value="1177111.683072">
            <text:p>1177111,683072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737.4690304">
            <text:p>2737,4690304</text:p>
          </table:table-cell>
          <table:table-cell table:formula="of:=[.A431]*[.B431]" office:value-type="float" office:value="1179849.1521024">
            <text:p>1179849,1521024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737.4690304">
            <text:p>2737,4690304</text:p>
          </table:table-cell>
          <table:table-cell table:formula="of:=[.A432]*[.B432]" office:value-type="float" office:value="1182586.6211328">
            <text:p>1182586,6211328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737.4690304">
            <text:p>2737,4690304</text:p>
          </table:table-cell>
          <table:table-cell table:formula="of:=[.A433]*[.B433]" office:value-type="float" office:value="1185324.0901632">
            <text:p>1185324,0901632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737.4690304">
            <text:p>2737,4690304</text:p>
          </table:table-cell>
          <table:table-cell table:formula="of:=[.A434]*[.B434]" office:value-type="float" office:value="1188061.5591936">
            <text:p>1188061,5591936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737.4690304">
            <text:p>2737,4690304</text:p>
          </table:table-cell>
          <table:table-cell table:formula="of:=[.A435]*[.B435]" office:value-type="float" office:value="1190799.028224">
            <text:p>1190799,028224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737.4690304">
            <text:p>2737,4690304</text:p>
          </table:table-cell>
          <table:table-cell table:formula="of:=[.A436]*[.B436]" office:value-type="float" office:value="1193536.4972544">
            <text:p>1193536,4972544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737.4690304">
            <text:p>2737,4690304</text:p>
          </table:table-cell>
          <table:table-cell table:formula="of:=[.A437]*[.B437]" office:value-type="float" office:value="1196273.9662848">
            <text:p>1196273,9662848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737.4690304">
            <text:p>2737,4690304</text:p>
          </table:table-cell>
          <table:table-cell table:formula="of:=[.A438]*[.B438]" office:value-type="float" office:value="1199011.4353152">
            <text:p>1199011,4353152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737.4690304">
            <text:p>2737,4690304</text:p>
          </table:table-cell>
          <table:table-cell table:formula="of:=[.A439]*[.B439]" office:value-type="float" office:value="1201748.9043456">
            <text:p>1201748,9043456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737.4690304">
            <text:p>2737,4690304</text:p>
          </table:table-cell>
          <table:table-cell table:formula="of:=[.A440]*[.B440]" office:value-type="float" office:value="1204486.373376">
            <text:p>1204486,373376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737.4690304">
            <text:p>2737,4690304</text:p>
          </table:table-cell>
          <table:table-cell table:formula="of:=[.A441]*[.B441]" office:value-type="float" office:value="1207223.8424064">
            <text:p>1207223,8424064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737.4690304">
            <text:p>2737,4690304</text:p>
          </table:table-cell>
          <table:table-cell table:formula="of:=[.A442]*[.B442]" office:value-type="float" office:value="1209961.3114368">
            <text:p>1209961,3114368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737.4690304">
            <text:p>2737,4690304</text:p>
          </table:table-cell>
          <table:table-cell table:formula="of:=[.A443]*[.B443]" office:value-type="float" office:value="1212698.7804672">
            <text:p>1212698,7804672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737.4690304">
            <text:p>2737,4690304</text:p>
          </table:table-cell>
          <table:table-cell table:formula="of:=[.A444]*[.B444]" office:value-type="float" office:value="1215436.2494976">
            <text:p>1215436,2494976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737.4690304">
            <text:p>2737,4690304</text:p>
          </table:table-cell>
          <table:table-cell table:formula="of:=[.A445]*[.B445]" office:value-type="float" office:value="1218173.718528">
            <text:p>1218173,718528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737.4690304">
            <text:p>2737,4690304</text:p>
          </table:table-cell>
          <table:table-cell table:formula="of:=[.A446]*[.B446]" office:value-type="float" office:value="1220911.1875584">
            <text:p>1220911,1875584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737.4690304">
            <text:p>2737,4690304</text:p>
          </table:table-cell>
          <table:table-cell table:formula="of:=[.A447]*[.B447]" office:value-type="float" office:value="1223648.6565888">
            <text:p>1223648,6565888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737.4690304">
            <text:p>2737,4690304</text:p>
          </table:table-cell>
          <table:table-cell table:formula="of:=[.A448]*[.B448]" office:value-type="float" office:value="1226386.1256192">
            <text:p>1226386,1256192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737.4690304">
            <text:p>2737,4690304</text:p>
          </table:table-cell>
          <table:table-cell table:formula="of:=[.A449]*[.B449]" office:value-type="float" office:value="1229123.5946496">
            <text:p>1229123,5946496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737.4690304">
            <text:p>2737,4690304</text:p>
          </table:table-cell>
          <table:table-cell table:formula="of:=[.A450]*[.B450]" office:value-type="float" office:value="1231861.06368">
            <text:p>1231861,06368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737.4690304">
            <text:p>2737,4690304</text:p>
          </table:table-cell>
          <table:table-cell table:formula="of:=[.A451]*[.B451]" office:value-type="float" office:value="1234598.5327104">
            <text:p>1234598,5327104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737.4690304">
            <text:p>2737,4690304</text:p>
          </table:table-cell>
          <table:table-cell table:formula="of:=[.A452]*[.B452]" office:value-type="float" office:value="1237336.0017408">
            <text:p>1237336,0017408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737.4690304">
            <text:p>2737,4690304</text:p>
          </table:table-cell>
          <table:table-cell table:formula="of:=[.A453]*[.B453]" office:value-type="float" office:value="1240073.4707712">
            <text:p>1240073,4707712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737.4690304">
            <text:p>2737,4690304</text:p>
          </table:table-cell>
          <table:table-cell table:formula="of:=[.A454]*[.B454]" office:value-type="float" office:value="1242810.9398016">
            <text:p>1242810,9398016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737.4690304">
            <text:p>2737,4690304</text:p>
          </table:table-cell>
          <table:table-cell table:formula="of:=[.A455]*[.B455]" office:value-type="float" office:value="1245548.408832">
            <text:p>1245548,408832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737.4690304">
            <text:p>2737,4690304</text:p>
          </table:table-cell>
          <table:table-cell table:formula="of:=[.A456]*[.B456]" office:value-type="float" office:value="1248285.8778624">
            <text:p>1248285,8778624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737.4690304">
            <text:p>2737,4690304</text:p>
          </table:table-cell>
          <table:table-cell table:formula="of:=[.A457]*[.B457]" office:value-type="float" office:value="1251023.3468928">
            <text:p>1251023,3468928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737.4690304">
            <text:p>2737,4690304</text:p>
          </table:table-cell>
          <table:table-cell table:formula="of:=[.A458]*[.B458]" office:value-type="float" office:value="1253760.8159232">
            <text:p>1253760,8159232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737.4690304">
            <text:p>2737,4690304</text:p>
          </table:table-cell>
          <table:table-cell table:formula="of:=[.A459]*[.B459]" office:value-type="float" office:value="1256498.2849536">
            <text:p>1256498,2849536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737.4690304">
            <text:p>2737,4690304</text:p>
          </table:table-cell>
          <table:table-cell table:formula="of:=[.A460]*[.B460]" office:value-type="float" office:value="1259235.753984">
            <text:p>1259235,753984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737.4690304">
            <text:p>2737,4690304</text:p>
          </table:table-cell>
          <table:table-cell table:formula="of:=[.A461]*[.B461]" office:value-type="float" office:value="1261973.2230144">
            <text:p>1261973,2230144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737.4690304">
            <text:p>2737,4690304</text:p>
          </table:table-cell>
          <table:table-cell table:formula="of:=[.A462]*[.B462]" office:value-type="float" office:value="1264710.6920448">
            <text:p>1264710,6920448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737.4690304">
            <text:p>2737,4690304</text:p>
          </table:table-cell>
          <table:table-cell table:formula="of:=[.A463]*[.B463]" office:value-type="float" office:value="1267448.1610752">
            <text:p>1267448,1610752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737.4690304">
            <text:p>2737,4690304</text:p>
          </table:table-cell>
          <table:table-cell table:formula="of:=[.A464]*[.B464]" office:value-type="float" office:value="1270185.6301056">
            <text:p>1270185,6301056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737.4690304">
            <text:p>2737,4690304</text:p>
          </table:table-cell>
          <table:table-cell table:formula="of:=[.A465]*[.B465]" office:value-type="float" office:value="1272923.099136">
            <text:p>1272923,099136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737.4690304">
            <text:p>2737,4690304</text:p>
          </table:table-cell>
          <table:table-cell table:formula="of:=[.A466]*[.B466]" office:value-type="float" office:value="1275660.5681664">
            <text:p>1275660,5681664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737.4690304">
            <text:p>2737,4690304</text:p>
          </table:table-cell>
          <table:table-cell table:formula="of:=[.A467]*[.B467]" office:value-type="float" office:value="1278398.0371968">
            <text:p>1278398,0371968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737.4690304">
            <text:p>2737,4690304</text:p>
          </table:table-cell>
          <table:table-cell table:formula="of:=[.A468]*[.B468]" office:value-type="float" office:value="1281135.5062272">
            <text:p>1281135,5062272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737.4690304">
            <text:p>2737,4690304</text:p>
          </table:table-cell>
          <table:table-cell table:formula="of:=[.A469]*[.B469]" office:value-type="float" office:value="1283872.9752576">
            <text:p>1283872,9752576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737.4690304">
            <text:p>2737,4690304</text:p>
          </table:table-cell>
          <table:table-cell table:formula="of:=[.A470]*[.B470]" office:value-type="float" office:value="1286610.444288">
            <text:p>1286610,444288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737.4690304">
            <text:p>2737,4690304</text:p>
          </table:table-cell>
          <table:table-cell table:formula="of:=[.A471]*[.B471]" office:value-type="float" office:value="1289347.9133184">
            <text:p>1289347,9133184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737.4690304">
            <text:p>2737,4690304</text:p>
          </table:table-cell>
          <table:table-cell table:formula="of:=[.A472]*[.B472]" office:value-type="float" office:value="1292085.3823488">
            <text:p>1292085,3823488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737.4690304">
            <text:p>2737,4690304</text:p>
          </table:table-cell>
          <table:table-cell table:formula="of:=[.A473]*[.B473]" office:value-type="float" office:value="1294822.8513792">
            <text:p>1294822,8513792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737.4690304">
            <text:p>2737,4690304</text:p>
          </table:table-cell>
          <table:table-cell table:formula="of:=[.A474]*[.B474]" office:value-type="float" office:value="1297560.3204096">
            <text:p>1297560,3204096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737.4690304">
            <text:p>2737,4690304</text:p>
          </table:table-cell>
          <table:table-cell table:formula="of:=[.A475]*[.B475]" office:value-type="float" office:value="1300297.78944">
            <text:p>1300297,78944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737.4690304">
            <text:p>2737,4690304</text:p>
          </table:table-cell>
          <table:table-cell table:formula="of:=[.A476]*[.B476]" office:value-type="float" office:value="1303035.2584704">
            <text:p>1303035,2584704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737.4690304">
            <text:p>2737,4690304</text:p>
          </table:table-cell>
          <table:table-cell table:formula="of:=[.A477]*[.B477]" office:value-type="float" office:value="1305772.7275008">
            <text:p>1305772,7275008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737.4690304">
            <text:p>2737,4690304</text:p>
          </table:table-cell>
          <table:table-cell table:formula="of:=[.A478]*[.B478]" office:value-type="float" office:value="1308510.1965312">
            <text:p>1308510,1965312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737.4690304">
            <text:p>2737,4690304</text:p>
          </table:table-cell>
          <table:table-cell table:formula="of:=[.A479]*[.B479]" office:value-type="float" office:value="1311247.6655616">
            <text:p>1311247,665561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737.4690304">
            <text:p>2737,4690304</text:p>
          </table:table-cell>
          <table:table-cell table:formula="of:=[.A480]*[.B480]" office:value-type="float" office:value="1313985.134592">
            <text:p>1313985,134592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737.4690304">
            <text:p>2737,4690304</text:p>
          </table:table-cell>
          <table:table-cell table:formula="of:=[.A481]*[.B481]" office:value-type="float" office:value="1316722.6036224">
            <text:p>1316722,6036224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737.4690304">
            <text:p>2737,4690304</text:p>
          </table:table-cell>
          <table:table-cell table:formula="of:=[.A482]*[.B482]" office:value-type="float" office:value="1319460.0726528">
            <text:p>1319460,0726528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737.4690304">
            <text:p>2737,4690304</text:p>
          </table:table-cell>
          <table:table-cell table:formula="of:=[.A483]*[.B483]" office:value-type="float" office:value="1322197.5416832">
            <text:p>1322197,5416832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737.4690304">
            <text:p>2737,4690304</text:p>
          </table:table-cell>
          <table:table-cell table:formula="of:=[.A484]*[.B484]" office:value-type="float" office:value="1324935.0107136">
            <text:p>1324935,0107136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737.4690304">
            <text:p>2737,4690304</text:p>
          </table:table-cell>
          <table:table-cell table:formula="of:=[.A485]*[.B485]" office:value-type="float" office:value="1327672.479744">
            <text:p>1327672,479744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737.4690304">
            <text:p>2737,4690304</text:p>
          </table:table-cell>
          <table:table-cell table:formula="of:=[.A486]*[.B486]" office:value-type="float" office:value="1330409.9487744">
            <text:p>1330409,9487744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737.4690304">
            <text:p>2737,4690304</text:p>
          </table:table-cell>
          <table:table-cell table:formula="of:=[.A487]*[.B487]" office:value-type="float" office:value="1333147.4178048">
            <text:p>1333147,4178048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737.4690304">
            <text:p>2737,4690304</text:p>
          </table:table-cell>
          <table:table-cell table:formula="of:=[.A488]*[.B488]" office:value-type="float" office:value="1335884.8868352">
            <text:p>1335884,8868352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737.4690304">
            <text:p>2737,4690304</text:p>
          </table:table-cell>
          <table:table-cell table:formula="of:=[.A489]*[.B489]" office:value-type="float" office:value="1338622.3558656">
            <text:p>1338622,3558656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737.4690304">
            <text:p>2737,4690304</text:p>
          </table:table-cell>
          <table:table-cell table:formula="of:=[.A490]*[.B490]" office:value-type="float" office:value="1341359.824896">
            <text:p>1341359,824896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737.4690304">
            <text:p>2737,4690304</text:p>
          </table:table-cell>
          <table:table-cell table:formula="of:=[.A491]*[.B491]" office:value-type="float" office:value="1344097.2939264">
            <text:p>1344097,2939264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737.4690304">
            <text:p>2737,4690304</text:p>
          </table:table-cell>
          <table:table-cell table:formula="of:=[.A492]*[.B492]" office:value-type="float" office:value="1346834.7629568">
            <text:p>1346834,7629568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737.4690304">
            <text:p>2737,4690304</text:p>
          </table:table-cell>
          <table:table-cell table:formula="of:=[.A493]*[.B493]" office:value-type="float" office:value="1349572.2319872">
            <text:p>1349572,2319872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737.4690304">
            <text:p>2737,4690304</text:p>
          </table:table-cell>
          <table:table-cell table:formula="of:=[.A494]*[.B494]" office:value-type="float" office:value="1352309.7010176">
            <text:p>1352309,7010176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737.4690304">
            <text:p>2737,4690304</text:p>
          </table:table-cell>
          <table:table-cell table:formula="of:=[.A495]*[.B495]" office:value-type="float" office:value="1355047.170048">
            <text:p>1355047,170048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737.4690304">
            <text:p>2737,4690304</text:p>
          </table:table-cell>
          <table:table-cell table:formula="of:=[.A496]*[.B496]" office:value-type="float" office:value="1357784.6390784">
            <text:p>1357784,6390784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737.4690304">
            <text:p>2737,4690304</text:p>
          </table:table-cell>
          <table:table-cell table:formula="of:=[.A497]*[.B497]" office:value-type="float" office:value="1360522.1081088">
            <text:p>1360522,1081088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737.4690304">
            <text:p>2737,4690304</text:p>
          </table:table-cell>
          <table:table-cell table:formula="of:=[.A498]*[.B498]" office:value-type="float" office:value="1363259.5771392">
            <text:p>1363259,5771392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737.4690304">
            <text:p>2737,4690304</text:p>
          </table:table-cell>
          <table:table-cell table:formula="of:=[.A499]*[.B499]" office:value-type="float" office:value="1365997.0461696">
            <text:p>1365997,0461696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737.4690304">
            <text:p>2737,4690304</text:p>
          </table:table-cell>
          <table:table-cell table:formula="of:=[.A500]*[.B500]" office:value-type="float" office:value="1368734.5152">
            <text:p>1368734,51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4:50:36.26</meta:creation-date>
    <dc:date>2013-04-11T16:14:19.50</dc:date>
    <meta:editing-duration>PT1M34S</meta:editing-duration>
    <meta:editing-cycles>7</meta:editing-cycles>
    <meta:generator>LibreOffice/3.5$Windows_x86 LibreOffice_project/7e68ba2-a744ebf-1f241b7-c506db1-7d53735</meta:generator>
    <meta:document-statistic meta:table-count="6" meta:cell-count="9012" meta:object-count="0"/>
  </office:meta>
</office:document-meta>
</file>